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4.7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so2.png" table:style-name="ta1">
        <table:shapes>
          <draw:frame draw:z-index="0" draw:style-name="gr1" draw:text-style-name="P1" svg:width="453.51pt" svg:height="255.09pt" svg:x="654.49pt" svg:y="38560.2pt">
            <loext:p draw:notify-on-update-of-ranges="'peso2.png'.B2041:'peso2.png'.B30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port-plots data (NetLogo 5.3.1)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imulacionRanas.nlogo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1/10/2016 21:49:10:001 -06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robpesoporhora</text:p>
          </table:table-cell>
          <table:table-cell office:value-type="string" calcext:value-type="string">
            <text:p>probconflicto</text:p>
          </table:table-cell>
          <table:table-cell office:value-type="string" calcext:value-type="string">
            <text:p>probconflictocontinue</text:p>
          </table:table-cell>
          <table:table-cell table:style-name="Default" office:value-type="string" calcext:value-type="string">
            <text:p>movimiento-por-tic</text:p>
          </table:table-cell>
          <table:table-cell office:value-type="string" calcext:value-type="string">
            <text:p>tiempo-vida-marca</text:p>
          </table:table-cell>
          <table:table-cell office:value-type="string" calcext:value-type="string">
            <text:p>ticsmax</text:p>
          </table:table-cell>
          <table:table-cell office:value-type="string" calcext:value-type="string">
            <text:p>radiodeteccionconflicto</text:p>
          </table:table-cell>
          <table:table-cell office:value-type="string" calcext:value-type="string">
            <text:p>cantidad-ranas</text:p>
          </table:table-cell>
          <table:table-cell office:value-type="string" calcext:value-type="string">
            <text:p>costomovportic</text:p>
          </table:table-cell>
          <table:table-cell office:value-type="string" calcext:value-type="string">
            <text:p>prob-exploracion</text:p>
          </table:table-cell>
          <table:table-cell office:value-type="string" calcext:value-type="string">
            <text:p>umbraldesnutricion</text:p>
          </table:table-cell>
          <table:table-cell office:value-type="string" calcext:value-type="string">
            <text:p>umbralrecuperac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1000"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.6" calcext:value-type="float">
            <text:p>1.6</text:p>
          </table:table-cell>
          <table:table-cell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Peso promedio de las ranas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07819829697" calcext:value-type="float">
            <text:p>1.030781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6028363005606" calcext:value-type="float">
            <text:p>0.986028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9305830553251" calcext:value-type="float">
            <text:p>0.9493058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9304407140336" calcext:value-type="float">
            <text:p>0.9193044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6502183881055" calcext:value-type="float">
            <text:p>0.8965021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2158148938959" calcext:value-type="float">
            <text:p>0.8821581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2948799369478" calcext:value-type="float">
            <text:p>0.8429487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096437909012" calcext:value-type="float">
            <text:p>0.8209643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93355272383502" calcext:value-type="float">
            <text:p>0.7933552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3844795319183" calcext:value-type="float">
            <text:p>0.7738447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4727510063381" calcext:value-type="float">
            <text:p>0.7547275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7274971547818" calcext:value-type="float">
            <text:p>0.8472749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3851569175081" calcext:value-type="float">
            <text:p>0.8238515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98023572477015" calcext:value-type="float">
            <text:p>0.7980235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78700002192529" calcext:value-type="float">
            <text:p>0.7787000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2369568271948" calcext:value-type="float">
            <text:p>0.7523695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34251266081822" calcext:value-type="float">
            <text:p>0.7342512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7167613913857" calcext:value-type="float">
            <text:p>0.7171676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99984434008272" calcext:value-type="float">
            <text:p>0.699984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1504183954949" calcext:value-type="float">
            <text:p>0.681504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60707329793137" calcext:value-type="float">
            <text:p>0.6607073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47074408252969" calcext:value-type="float">
            <text:p>0.7470744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0410403508663" calcext:value-type="float">
            <text:p>0.7304104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10986314709569" calcext:value-type="float">
            <text:p>0.7109863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91343253274351" calcext:value-type="float">
            <text:p>0.6913432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7877254669315" calcext:value-type="float">
            <text:p>0.6778772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62016696296195" calcext:value-type="float">
            <text:p>0.6620166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45112847316003" calcext:value-type="float">
            <text:p>0.6451128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32764655069321" calcext:value-type="float">
            <text:p>0.6327646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18249397448416" calcext:value-type="float">
            <text:p>0.6182493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02372317621561" calcext:value-type="float">
            <text:p>0.6023723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165727807762" calcext:value-type="float">
            <text:p>0.7016572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81768504011907" calcext:value-type="float">
            <text:p>0.681768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65074128587935" calcext:value-type="float">
            <text:p>0.6650741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4845409924293" calcext:value-type="float">
            <text:p>0.6484540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36645323081218" calcext:value-type="float">
            <text:p>0.6366453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2402921776435" calcext:value-type="float">
            <text:p>0.6240292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08580995794152" calcext:value-type="float">
            <text:p>0.6085809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94476500503495" calcext:value-type="float">
            <text:p>0.5944765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82007413634288" calcext:value-type="float">
            <text:p>0.5820074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68243554018989" calcext:value-type="float">
            <text:p>0.568243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62940483062831" calcext:value-type="float">
            <text:p>0.6629404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49126021834888" calcext:value-type="float">
            <text:p>0.6491260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508209217353" calcext:value-type="float">
            <text:p>0.6350820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1025928410615" calcext:value-type="float">
            <text:p>0.6210259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1474425626916" calcext:value-type="float">
            <text:p>0.6014744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87173269071593" calcext:value-type="float">
            <text:p>0.5871732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73652797853115" calcext:value-type="float">
            <text:p>0.5736527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661865699325" calcext:value-type="float">
            <text:p>0.556618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43931654696742" calcext:value-type="float">
            <text:p>0.5439316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5228748221594" calcext:value-type="float">
            <text:p>0.5352287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41366164603228" calcext:value-type="float">
            <text:p>0.6413661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28134649428834" calcext:value-type="float">
            <text:p>0.6281346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13240117261605" calcext:value-type="float">
            <text:p>0.6132401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02423525929064" calcext:value-type="float">
            <text:p>0.6024235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89118940716981" calcext:value-type="float">
            <text:p>0.5891189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643174104475" calcext:value-type="float">
            <text:p>0.576431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4365626216312" calcext:value-type="float">
            <text:p>0.5643656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4732955211423" calcext:value-type="float">
            <text:p>0.5547329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43317644617852" calcext:value-type="float">
            <text:p>0.5433176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3669208894192" calcext:value-type="float">
            <text:p>0.5336692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39148226938312" calcext:value-type="float">
            <text:p>0.6391482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27648463418772" calcext:value-type="float">
            <text:p>0.6276484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6192460493675" calcext:value-type="float">
            <text:p>0.6161924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3637365181011" calcext:value-type="float">
            <text:p>0.6036373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3342559314811" calcext:value-type="float">
            <text:p>0.5933425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80284729308862" calcext:value-type="float">
            <text:p>0.5802847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67289240113" calcext:value-type="float">
            <text:p>0.5672892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55915786489004" calcext:value-type="float">
            <text:p>0.5559157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46012082529731" calcext:value-type="float">
            <text:p>0.5460120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32903719214833" calcext:value-type="float">
            <text:p>0.5329037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749845298996" calcext:value-type="float">
            <text:p>0.627498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802556698699" calcext:value-type="float">
            <text:p>0.6128025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94158532189532" calcext:value-type="float">
            <text:p>0.5941585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82931236526775" calcext:value-type="float">
            <text:p>0.5829312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72211630201646" calcext:value-type="float">
            <text:p>0.5722116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59200781833104" calcext:value-type="float">
            <text:p>0.5592007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45361881354326" calcext:value-type="float">
            <text:p>0.5453618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30397733803592" calcext:value-type="float">
            <text:p>0.5303977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19775806839745" calcext:value-type="float">
            <text:p>0.5197758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0874217676412" calcext:value-type="float">
            <text:p>0.508742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8192969904427" calcext:value-type="float">
            <text:p>0.581929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70629882566977" calcext:value-type="float">
            <text:p>0.5706298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60574272752027" calcext:value-type="float">
            <text:p>0.5605742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50781472253643" calcext:value-type="float">
            <text:p>0.5507814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40663732990349" calcext:value-type="float">
            <text:p>0.540663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29110881904597" calcext:value-type="float">
            <text:p>0.5291108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20057040048008" calcext:value-type="float">
            <text:p>0.52005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08786746814426" calcext:value-type="float">
            <text:p>0.5087867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8739387258427" calcext:value-type="float">
            <text:p>0.4987393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88858639149782" calcext:value-type="float">
            <text:p>0.4888586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76923996252658" calcext:value-type="float">
            <text:p>0.576923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668293495474" calcext:value-type="float">
            <text:p>0.566829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57760079954641" calcext:value-type="float">
            <text:p>0.55776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47657614266912" calcext:value-type="float">
            <text:p>0.5476576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4356790816831" calcext:value-type="float">
            <text:p>0.5343567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24085210991729" calcext:value-type="float">
            <text:p>0.524085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4051089181127" calcext:value-type="float">
            <text:p>0.5140510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05826271754229" calcext:value-type="float">
            <text:p>0.5058262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96223689934426" calcext:value-type="float">
            <text:p>0.4962236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7482828286504" calcext:value-type="float">
            <text:p>0.4874828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95427137383318" calcext:value-type="float">
            <text:p>0.5954271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82303425038885" calcext:value-type="float">
            <text:p>0.582303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72196902509925" calcext:value-type="float">
            <text:p>0.5721969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1456235244182" calcext:value-type="float">
            <text:p>0.5614562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50918801573683" calcext:value-type="float">
            <text:p>0.5509188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37746755955605" calcext:value-type="float">
            <text:p>0.537746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27193018141942" calcext:value-type="float">
            <text:p>0.5271930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15888835961857" calcext:value-type="float">
            <text:p>0.515888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06359976364006" calcext:value-type="float">
            <text:p>0.5063599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95685951363706" calcext:value-type="float">
            <text:p>0.4956859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76410772248098" calcext:value-type="float">
            <text:p>0.5764107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66126986383833" calcext:value-type="float">
            <text:p>0.5661269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52199209513309" calcext:value-type="float">
            <text:p>0.5521992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38896829394782" calcext:value-type="float">
            <text:p>0.5388968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2959148460434" calcext:value-type="float">
            <text:p>0.5295914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18838698166969" calcext:value-type="float">
            <text:p>0.5188386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05207928910078" calcext:value-type="float">
            <text:p>0.5052079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96266130832518" calcext:value-type="float">
            <text:p>0.4962661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86177906246123" calcext:value-type="float">
            <text:p>0.4861779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75561557476872" calcext:value-type="float">
            <text:p>0.4755615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82805648011646" calcext:value-type="float">
            <text:p>0.582805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69610060526781" calcext:value-type="float">
            <text:p>0.5696100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57832976976061" calcext:value-type="float">
            <text:p>0.557832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46881413135418" calcext:value-type="float">
            <text:p>0.5468814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36060260784382" calcext:value-type="float">
            <text:p>0.5360602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26336719318628" calcext:value-type="float">
            <text:p>0.5263367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16393476633068" calcext:value-type="float">
            <text:p>0.5163934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5165791773959" calcext:value-type="float">
            <text:p>0.5051657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94461635496122" calcext:value-type="float">
            <text:p>0.4944616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84003561148043" calcext:value-type="float">
            <text:p>0.4840035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74085887713426" calcext:value-type="float">
            <text:p>0.574085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622199624121" calcext:value-type="float">
            <text:p>0.5622199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51347492842607" calcext:value-type="float">
            <text:p>0.5513474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38520187865337" calcext:value-type="float">
            <text:p>0.5385201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27721566991842" calcext:value-type="float">
            <text:p>0.527721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18457340872424" calcext:value-type="float">
            <text:p>0.5184573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07670316084738" calcext:value-type="float">
            <text:p>0.5076703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95151626776636" calcext:value-type="float">
            <text:p>0.4951516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86431117628057" calcext:value-type="float">
            <text:p>0.486431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76634660522034" calcext:value-type="float">
            <text:p>0.4766346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56563204285171" calcext:value-type="float">
            <text:p>0.5565632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46139351657923" calcext:value-type="float">
            <text:p>0.5461393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33229614817246" calcext:value-type="float">
            <text:p>0.5332296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22533199356719" calcext:value-type="float">
            <text:p>0.5225331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12794520351194" calcext:value-type="float">
            <text:p>0.5127945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02583405512288" calcext:value-type="float">
            <text:p>0.5025834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93544491972631" calcext:value-type="float">
            <text:p>0.493544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84143085267938" calcext:value-type="float">
            <text:p>0.4841430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73928367244243" calcext:value-type="float">
            <text:p>0.473928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65504316346032" calcext:value-type="float">
            <text:p>0.4655043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68439577459905" calcext:value-type="float">
            <text:p>0.5684395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57597806252932" calcext:value-type="float">
            <text:p>0.5575978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807034008421" calcext:value-type="float">
            <text:p>0.546807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34487802476724" calcext:value-type="float">
            <text:p>0.5344878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23676528599204" calcext:value-type="float">
            <text:p>0.5236765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12534720423915" calcext:value-type="float">
            <text:p>0.5125347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3406987246027" calcext:value-type="float">
            <text:p>0.5034069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93688815732596" calcext:value-type="float">
            <text:p>0.4936888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81610801366311" calcext:value-type="float">
            <text:p>0.4816108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73368985068591" calcext:value-type="float">
            <text:p>0.4733689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71714297472593" calcext:value-type="float">
            <text:p>0.5717142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61775092468831" calcext:value-type="float">
            <text:p>0.5617750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48328144821025" calcext:value-type="float">
            <text:p>0.5483281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38911078980307" calcext:value-type="float">
            <text:p>0.538911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28853198241916" calcext:value-type="float">
            <text:p>0.5288531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18557194129479" calcext:value-type="float">
            <text:p>0.5185571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08033420554292" calcext:value-type="float">
            <text:p>0.5080334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99090305978688" calcext:value-type="float">
            <text:p>0.499090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88838551503217" calcext:value-type="float">
            <text:p>0.4888385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80351719731172" calcext:value-type="float">
            <text:p>0.4803517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64500314646059" calcext:value-type="float">
            <text:p>0.5645003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54460085735292" calcext:value-type="float">
            <text:p>0.5544600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44089640837813" calcext:value-type="float">
            <text:p>0.5440896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34512065266577" calcext:value-type="float">
            <text:p>0.5345120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24113268123289" calcext:value-type="float">
            <text:p>0.5241132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15114228192351" calcext:value-type="float">
            <text:p>0.5151142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06018782503631" calcext:value-type="float">
            <text:p>0.5060187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96724926384737" calcext:value-type="float">
            <text:p>0.4967249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88146802619944" calcext:value-type="float">
            <text:p>0.4881468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80336453778025" calcext:value-type="float">
            <text:p>0.4803364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80305851234498" calcext:value-type="float">
            <text:p>0.5803058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67428204096364" calcext:value-type="float">
            <text:p>0.5674282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56755669100333" calcext:value-type="float">
            <text:p>0.5567556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4672579029968" calcext:value-type="float">
            <text:p>0.5467257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36836106628886" calcext:value-type="float">
            <text:p>0.5368361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27250173601116" calcext:value-type="float">
            <text:p>0.5272501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18814170823498" calcext:value-type="float">
            <text:p>0.5188141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08874788440299" calcext:value-type="float">
            <text:p>0.5088747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00282995543045" calcext:value-type="float">
            <text:p>0.5002829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8998285444922" calcext:value-type="float">
            <text:p>0.4899828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87448797737218" calcext:value-type="float">
            <text:p>0.5874487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76799727948978" calcext:value-type="float">
            <text:p>0.5767997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66886721199145" calcext:value-type="float">
            <text:p>0.5668867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56436604667286" calcext:value-type="float">
            <text:p>0.5564366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47533618992609" calcext:value-type="float">
            <text:p>0.54753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37938342161362" calcext:value-type="float">
            <text:p>0.5379383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27834604445084" calcext:value-type="float">
            <text:p>0.52783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15447185761232" calcext:value-type="float">
            <text:p>0.5154471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0449475145589" calcext:value-type="float">
            <text:p>0.5044947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95435899868747" calcext:value-type="float">
            <text:p>0.4954358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90174963938297" calcext:value-type="float">
            <text:p>0.5901749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78825717066052" calcext:value-type="float">
            <text:p>0.5788257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6715730812934" calcext:value-type="float">
            <text:p>0.567157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55964102643859" calcext:value-type="float">
            <text:p>0.555964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44396207518729" calcext:value-type="float">
            <text:p>0.5443962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31246685140834" calcext:value-type="float">
            <text:p>0.5312466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2274673817858" calcext:value-type="float">
            <text:p>0.5227467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10468740803407" calcext:value-type="float">
            <text:p>0.5104687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99762262042877" calcext:value-type="float">
            <text:p>0.499762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90198294562687" calcext:value-type="float">
            <text:p>0.4901982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65676919159805" calcext:value-type="float">
            <text:p>0.565676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5376571865" calcext:value-type="float">
            <text:p>0.5537657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43409529242843" calcext:value-type="float">
            <text:p>0.543409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27564813886212" calcext:value-type="float">
            <text:p>0.5275648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16978369328911" calcext:value-type="float">
            <text:p>0.5169783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06145886088575" calcext:value-type="float">
            <text:p>0.506145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94528599223974" calcext:value-type="float">
            <text:p>0.4945285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84809535950567" calcext:value-type="float">
            <text:p>0.48480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72263295060548" calcext:value-type="float">
            <text:p>0.4722632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63737542416027" calcext:value-type="float">
            <text:p>0.4637375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54939123051419" calcext:value-type="float">
            <text:p>0.5549391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41626476898031" calcext:value-type="float">
            <text:p>0.5416264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30423941485409" calcext:value-type="float">
            <text:p>0.5304239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18929796399039" calcext:value-type="float">
            <text:p>0.5189297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07986108359184" calcext:value-type="float">
            <text:p>0.5079861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98119751603583" calcext:value-type="float">
            <text:p>0.4981197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48946474631308" calcext:value-type="float">
            <text:p>0.4894647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7991580548376" calcext:value-type="float">
            <text:p>0.4799158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70643605515226" calcext:value-type="float">
            <text:p>0.4706436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62306596583827" calcext:value-type="float">
            <text:p>0.4623065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55647048254961" calcext:value-type="float">
            <text:p>0.5556470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46756695482882" calcext:value-type="float">
            <text:p>0.5467566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3533239890823" calcext:value-type="float">
            <text:p>0.5353323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24799139414553" calcext:value-type="float">
            <text:p>0.5247991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1601742813801" calcext:value-type="float">
            <text:p>0.5160174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02719066144412" calcext:value-type="float">
            <text:p>0.5027190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90264830297244" calcext:value-type="float">
            <text:p>0.4902648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80598003911688" calcext:value-type="float">
            <text:p>0.4805980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70683953238027" calcext:value-type="float">
            <text:p>0.4706839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59595454873064" calcext:value-type="float">
            <text:p>0.4595954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6595510461421" calcext:value-type="float">
            <text:p>0.565955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54796053779132" calcext:value-type="float">
            <text:p>0.5547960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44107804259947" calcext:value-type="float">
            <text:p>0.5441078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34018701142193" calcext:value-type="float">
            <text:p>0.5340187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25474401923918" calcext:value-type="float">
            <text:p>0.5254744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15340580436003" calcext:value-type="float">
            <text:p>0.5153405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04510767172184" calcext:value-type="float">
            <text:p>0.5045107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93692154576778" calcext:value-type="float">
            <text:p>0.4936921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85793080103549" calcext:value-type="float">
            <text:p>0.4857930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77316709781296" calcext:value-type="float">
            <text:p>0.4773167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81005771141081" calcext:value-type="float">
            <text:p>0.5810057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70307957747797" calcext:value-type="float">
            <text:p>0.5703079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58648411421078" calcext:value-type="float">
            <text:p>0.5586484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4763207470456" calcext:value-type="float">
            <text:p>0.5476320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38008586565524" calcext:value-type="float">
            <text:p>0.5380085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29400449180475" calcext:value-type="float">
            <text:p>0.5294004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20930041993588" calcext:value-type="float">
            <text:p>0.520930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12595161321691" calcext:value-type="float">
            <text:p>0.5125951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03050998842348" calcext:value-type="float">
            <text:p>0.5030509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1192540464358" calcext:value-type="float">
            <text:p>0.4911925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83760988190146" calcext:value-type="float">
            <text:p>0.5837609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74501414965779" calcext:value-type="float">
            <text:p>0.574501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65389994913002" calcext:value-type="float">
            <text:p>0.5653899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56424357581069" calcext:value-type="float">
            <text:p>0.5564243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46573603099602" calcext:value-type="float">
            <text:p>0.5465736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37329878420216" calcext:value-type="float">
            <text:p>0.537329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27618877856254" calcext:value-type="float">
            <text:p>0.5276188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15370688340434" calcext:value-type="float">
            <text:p>0.5153706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07198046564791" calcext:value-type="float">
            <text:p>0.5071980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96797070585674" calcext:value-type="float">
            <text:p>0.4967970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90628293112758" calcext:value-type="float">
            <text:p>0.5906282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81281573121374" calcext:value-type="float">
            <text:p>0.5812815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72084400649852" calcext:value-type="float">
            <text:p>0.5720844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6051694689528" calcext:value-type="float">
            <text:p>0.5605169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47432372843122" calcext:value-type="float">
            <text:p>0.5474323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36594890725182" calcext:value-type="float">
            <text:p>0.536594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23789433200162" calcext:value-type="float">
            <text:p>0.5237894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1540880226896" calcext:value-type="float">
            <text:p>0.5154088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07162261432656" calcext:value-type="float">
            <text:p>0.5071622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97843331534752" calcext:value-type="float">
            <text:p>0.4978433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8985376957891" calcext:value-type="float">
            <text:p>0.5898537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77561210029058" calcext:value-type="float">
            <text:p>0.57756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68320230668593" calcext:value-type="float">
            <text:p>0.5683202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58270661795752" calcext:value-type="float">
            <text:p>0.5582706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47052114149428" calcext:value-type="float">
            <text:p>0.5470521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33579057629337" calcext:value-type="float">
            <text:p>0.5335790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1999120342627" calcext:value-type="float">
            <text:p>0.5199912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11671344171449" calcext:value-type="float">
            <text:p>0.5116713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02093974854402" calcext:value-type="float">
            <text:p>0.5020939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93091157949097" calcext:value-type="float">
            <text:p>0.4930911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99169720227685" calcext:value-type="float">
            <text:p>0.5991697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86407949639195" calcext:value-type="float">
            <text:p>0.5864079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73409140994034" calcext:value-type="float">
            <text:p>0.573409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62845840143751" calcext:value-type="float">
            <text:p>0.5628458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5384030670145" calcext:value-type="float">
            <text:p>0.553840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43676417670881" calcext:value-type="float">
            <text:p>0.5436764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34977594988147" calcext:value-type="float">
            <text:p>0.534977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2368623049163" calcext:value-type="float">
            <text:p>0.5236862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14068077175977" calcext:value-type="float">
            <text:p>0.5140680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99775846857535" calcext:value-type="float">
            <text:p>0.4997758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69747923229127" calcext:value-type="float">
            <text:p>0.5697479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58584602033583" calcext:value-type="float">
            <text:p>0.558584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49647248401046" calcext:value-type="float">
            <text:p>0.5496472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39259948151908" calcext:value-type="float">
            <text:p>0.5392599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530631788981478" calcext:value-type="float">
            <text:p>0.53063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2099044027592" calcext:value-type="float">
            <text:p>0.5209904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10517814037845" calcext:value-type="float">
            <text:p>0.510517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00932922306635" calcext:value-type="float">
            <text:p>0.5009329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92216615701578" calcext:value-type="float">
            <text:p>0.4922166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82501101968741" calcext:value-type="float">
            <text:p>0.482501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72198701088583" calcext:value-type="float">
            <text:p>0.5721987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62467228186728" calcext:value-type="float">
            <text:p>0.5624672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552360138802944" calcext:value-type="float">
            <text:p>0.5523601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542399970855312" calcext:value-type="float">
            <text:p>0.5423999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31099808434151" calcext:value-type="float">
            <text:p>0.5310998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21517136774442" calcext:value-type="float">
            <text:p>0.521517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512566755951123" calcext:value-type="float">
            <text:p>0.512566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503411063461209" calcext:value-type="float">
            <text:p>0.5034110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95356486445829" calcext:value-type="float">
            <text:p>0.4953564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87430782662696" calcext:value-type="float">
            <text:p>0.4874307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86058098850247" calcext:value-type="float">
            <text:p>0.5860580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75415030222312" calcext:value-type="float">
            <text:p>0.5754150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66208389738755" calcext:value-type="float">
            <text:p>0.5662083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54809355991116" calcext:value-type="float">
            <text:p>0.554809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45932406295259" calcext:value-type="float">
            <text:p>0.5459324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35328345130085" calcext:value-type="float">
            <text:p>0.5353283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24912362134634" calcext:value-type="float">
            <text:p>0.5249123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51651376434048" calcext:value-type="float">
            <text:p>0.5165137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507645918548904" calcext:value-type="float">
            <text:p>0.5076459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9871514946031" calcext:value-type="float">
            <text:p>0.4987151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94797672796884" calcext:value-type="float">
            <text:p>0.5947976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585280910032134" calcext:value-type="float">
            <text:p>0.58528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74802057405926" calcext:value-type="float">
            <text:p>0.5748020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64592998906816" calcext:value-type="float">
            <text:p>0.5645929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53310791732977" calcext:value-type="float">
            <text:p>0.5533107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42086949163262" calcext:value-type="float">
            <text:p>0.5420869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53341355797665" calcext:value-type="float">
            <text:p>0.533413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523977347160973" calcext:value-type="float">
            <text:p>0.5239773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513075841944145" calcext:value-type="float">
            <text:p>0.5130758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03888386319632" calcext:value-type="float">
            <text:p>0.5038883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9986763681418" calcext:value-type="float">
            <text:p>0.5998676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85785468294909" calcext:value-type="float">
            <text:p>0.5857854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73432614000837" calcext:value-type="float">
            <text:p>0.573432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61667627567604" calcext:value-type="float">
            <text:p>0.5616676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550862873873021" calcext:value-type="float">
            <text:p>0.5508628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542049067891052" calcext:value-type="float">
            <text:p>0.5420490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32716932560098" calcext:value-type="float">
            <text:p>0.5327169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524193461639136" calcext:value-type="float">
            <text:p>0.5241934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51580636625291" calcext:value-type="float">
            <text:p>0.5158063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07553464392863" calcext:value-type="float">
            <text:p>0.5075534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91968214297008" calcext:value-type="float">
            <text:p>0.5919682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80539902781099" calcext:value-type="float">
            <text:p>0.580539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70367639500816" calcext:value-type="float">
            <text:p>0.5703676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561241757268803" calcext:value-type="float">
            <text:p>0.5612417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52261889152502" calcext:value-type="float">
            <text:p>0.552261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542607504243548" calcext:value-type="float">
            <text:p>0.5426075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532569066790858" calcext:value-type="float">
            <text:p>0.5325690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522937821013165" calcext:value-type="float">
            <text:p>0.522937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514570815876954" calcext:value-type="float">
            <text:p>0.5145708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505336627867566" calcext:value-type="float">
            <text:p>0.5053366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02417522302775" calcext:value-type="float">
            <text:p>0.6024175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592778841945931" calcext:value-type="float">
            <text:p>0.5927788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81732374394101" calcext:value-type="float">
            <text:p>0.5817323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569885428912421" calcext:value-type="float">
            <text:p>0.5698854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60767262049823" calcext:value-type="float">
            <text:p>0.560767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551794985857025" calcext:value-type="float">
            <text:p>0.5517949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54233471944935" calcext:value-type="float">
            <text:p>0.5423347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30883420348106" calcext:value-type="float">
            <text:p>0.5308834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521077759116113" calcext:value-type="float">
            <text:p>0.5210777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11363420878221" calcext:value-type="float">
            <text:p>0.5113634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02101583064228" calcext:value-type="float">
            <text:p>0.6021015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91091007653244" calcext:value-type="float">
            <text:p>0.5910910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579340809003839" calcext:value-type="float">
            <text:p>0.579340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570071356059778" calcext:value-type="float">
            <text:p>0.5700713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560239333624534" calcext:value-type="float">
            <text:p>0.5602393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50807526293862" calcext:value-type="float">
            <text:p>0.5508075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4199460587316" calcext:value-type="float">
            <text:p>0.5419946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32105083119816" calcext:value-type="float">
            <text:p>0.5321050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21871731390813" calcext:value-type="float">
            <text:p>0.5218717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1352178368856" calcext:value-type="float">
            <text:p>0.5135217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2918167680467" calcext:value-type="float">
            <text:p>0.602918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92291010623551" calcext:value-type="float">
            <text:p>0.5922910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80349486000014" calcext:value-type="float">
            <text:p>0.580349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571063894224013" calcext:value-type="float">
            <text:p>0.5710638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55919005168502" calcext:value-type="float">
            <text:p>0.5591900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55024301085806" calcext:value-type="float">
            <text:p>0.5502430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540518917839044" calcext:value-type="float">
            <text:p>0.5405189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29855638894497" calcext:value-type="float">
            <text:p>0.5298556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20470399803294" calcext:value-type="float">
            <text:p>0.5204703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1111520066101" calcext:value-type="float">
            <text:p>0.511115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01541802158945" calcext:value-type="float">
            <text:p>0.6015418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591917133324402" calcext:value-type="float">
            <text:p>0.5919171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582446459191211" calcext:value-type="float">
            <text:p>0.5824464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573127315844152" calcext:value-type="float">
            <text:p>0.5731273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563957278790645" calcext:value-type="float">
            <text:p>0.5639572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553957101432016" calcext:value-type="float">
            <text:p>0.553957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45093787809104" calcext:value-type="float">
            <text:p>0.5450937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36372287204158" calcext:value-type="float">
            <text:p>0.5363722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527790330608892" calcext:value-type="float">
            <text:p>0.5277903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17743301236199" calcext:value-type="float">
            <text:p>0.5177433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01203078246461" calcext:value-type="float">
            <text:p>0.6012030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589371270273582" calcext:value-type="float">
            <text:p>0.5893712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579941329949205" calcext:value-type="float">
            <text:p>0.5799413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569594415201812" calcext:value-type="float">
            <text:p>0.5695944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58831250249431" calcext:value-type="float">
            <text:p>0.5588312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48718306845395" calcext:value-type="float">
            <text:p>0.5487183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538535886981661" calcext:value-type="float">
            <text:p>0.538535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29919312789955" calcext:value-type="float">
            <text:p>0.5299193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520348699279585" calcext:value-type="float">
            <text:p>0.5203486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11495341920587" calcext:value-type="float">
            <text:p>0.5114953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597294624893933" calcext:value-type="float">
            <text:p>0.5972946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58773791089563" calcext:value-type="float">
            <text:p>0.5877379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5783341043213" calcext:value-type="float">
            <text:p>0.5783341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568410165984672" calcext:value-type="float">
            <text:p>0.568410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59315603328917" calcext:value-type="float">
            <text:p>0.5593156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50366553675654" calcext:value-type="float">
            <text:p>0.5503665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541560688816844" calcext:value-type="float">
            <text:p>0.5415606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32895717795775" calcext:value-type="float">
            <text:p>0.5328957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524369386311042" calcext:value-type="float">
            <text:p>0.5243693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515979476130066" calcext:value-type="float">
            <text:p>0.5159794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4072182913273" calcext:value-type="float">
            <text:p>0.6140721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2428333743324" calcext:value-type="float">
            <text:p>0.6024283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592789480403431" calcext:value-type="float">
            <text:p>0.5927894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8224257086141" calcext:value-type="float">
            <text:p>0.5822425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572926689727628" calcext:value-type="float">
            <text:p>0.5729266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563759862691986" calcext:value-type="float">
            <text:p>0.5637598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554739704888914" calcext:value-type="float">
            <text:p>0.5547397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545863869610691" calcext:value-type="float">
            <text:p>0.5458638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3624739148532" calcext:value-type="float">
            <text:p>0.5362473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26658775606743" calcext:value-type="float">
            <text:p>0.5266587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29107722675327" calcext:value-type="float">
            <text:p>0.6291077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19041999112522" calcext:value-type="float">
            <text:p>0.6190419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07757538066495" calcext:value-type="float">
            <text:p>0.6077575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59699956320334" calcext:value-type="float">
            <text:p>0.5969995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587447570192087" calcext:value-type="float">
            <text:p>0.5874475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575936650124166" calcext:value-type="float">
            <text:p>0.5759366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565003421090226" calcext:value-type="float">
            <text:p>0.5650034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55963366352782" calcext:value-type="float">
            <text:p>0.5559633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547067952491137" calcext:value-type="float">
            <text:p>0.5470679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38314865251279" calcext:value-type="float">
            <text:p>0.5383148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37823516549939" calcext:value-type="float">
            <text:p>0.6378235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2761834028514" calcext:value-type="float">
            <text:p>0.6276183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7576446840578" calcext:value-type="float">
            <text:p>0.6175764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7695223691128" calcext:value-type="float">
            <text:p>0.6076952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597171765877789" calcext:value-type="float">
            <text:p>0.5971717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587617017623744" calcext:value-type="float">
            <text:p>0.5876170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578215145341765" calcext:value-type="float">
            <text:p>0.5782151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568246216609052" calcext:value-type="float">
            <text:p>0.5682462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559154277143307" calcext:value-type="float">
            <text:p>0.5591542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46682777531288" calcext:value-type="float">
            <text:p>0.5466827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4070932569694" calcext:value-type="float">
            <text:p>0.6407093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30457976485789" calcext:value-type="float">
            <text:p>0.6304579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17420918507885" calcext:value-type="float">
            <text:p>0.6174209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7542183811758" calcext:value-type="float">
            <text:p>0.6075421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96746720136814" calcext:value-type="float">
            <text:p>0.5967467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8541651377257" calcext:value-type="float">
            <text:p>0.5854165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76049849552209" calcext:value-type="float">
            <text:p>0.5760498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566833051959374" calcext:value-type="float">
            <text:p>0.566833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556956948359626" calcext:value-type="float">
            <text:p>0.5569569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5266092088229" calcext:value-type="float">
            <text:p>0.5452660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27038203769688" calcext:value-type="float">
            <text:p>0.6270382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1596997829588" calcext:value-type="float">
            <text:p>0.6159699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04743721077818" calcext:value-type="float">
            <text:p>0.6047437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595067821540572" calcext:value-type="float">
            <text:p>0.5950678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585546736395923" calcext:value-type="float">
            <text:p>0.5855467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74954704195517" calcext:value-type="float">
            <text:p>0.5749547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565755428928389" calcext:value-type="float">
            <text:p>0.5657554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556703342065535" calcext:value-type="float">
            <text:p>0.5567033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47796088592486" calcext:value-type="float">
            <text:p>0.5477960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39031351175007" calcext:value-type="float">
            <text:p>0.5390313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24089626975889" calcext:value-type="float">
            <text:p>0.624089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14104192944275" calcext:value-type="float">
            <text:p>0.6141041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04278525857167" calcext:value-type="float">
            <text:p>0.6042785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594610069443452" calcext:value-type="float">
            <text:p>0.5946100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585096308332357" calcext:value-type="float">
            <text:p>0.5850963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575734767399039" calcext:value-type="float">
            <text:p>0.5757347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566523011120654" calcext:value-type="float">
            <text:p>0.5665230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56709944765804" calcext:value-type="float">
            <text:p>0.5567099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547802585649551" calcext:value-type="float">
            <text:p>0.5478025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37234801914544" calcext:value-type="float">
            <text:p>0.5372348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14021615058084" calcext:value-type="float">
            <text:p>0.6140216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4197269217155" calcext:value-type="float">
            <text:p>0.6041972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59453011290968" calcext:value-type="float">
            <text:p>0.5945301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583683388743387" calcext:value-type="float">
            <text:p>0.5836833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572445447409904" calcext:value-type="float">
            <text:p>0.5724454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561551927397155" calcext:value-type="float">
            <text:p>0.5615519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525670965588" calcext:value-type="float">
            <text:p>0.5525670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543726023013859" calcext:value-type="float">
            <text:p>0.543726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533828942032384" calcext:value-type="float">
            <text:p>0.533828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24514714110617" calcext:value-type="float">
            <text:p>0.5245147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8826075156029" calcext:value-type="float">
            <text:p>0.6088260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597891247099329" calcext:value-type="float">
            <text:p>0.5978912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58832498714574" calcext:value-type="float">
            <text:p>0.5883249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578911787351409" calcext:value-type="float">
            <text:p>0.5789117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69649198753786" calcext:value-type="float">
            <text:p>0.569649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60534811573725" calcext:value-type="float">
            <text:p>0.560534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551566254588546" calcext:value-type="float">
            <text:p>0.5515662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542741194515129" calcext:value-type="float">
            <text:p>0.542741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533095391859384" calcext:value-type="float">
            <text:p>0.5330953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23782762618984" calcext:value-type="float">
            <text:p>0.5237827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2342155807679" calcext:value-type="float">
            <text:p>0.6234215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989272015828" calcext:value-type="float">
            <text:p>0.608989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599245443663575" calcext:value-type="float">
            <text:p>0.5992454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589657516564958" calcext:value-type="float">
            <text:p>0.5896575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80222996299919" calcext:value-type="float">
            <text:p>0.580222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570213910097745" calcext:value-type="float">
            <text:p>0.5702139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560215187186449" calcext:value-type="float">
            <text:p>0.5602151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50517573868938" calcext:value-type="float">
            <text:p>0.5505175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541709292687035" calcext:value-type="float">
            <text:p>0.5417092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33041944004042" calcext:value-type="float">
            <text:p>0.53304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30383865129517" calcext:value-type="float">
            <text:p>0.6303838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20297723287445" calcext:value-type="float">
            <text:p>0.6202977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10372959714846" calcext:value-type="float">
            <text:p>0.6103729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0606992359408" calcext:value-type="float">
            <text:p>0.6006069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590190945873147" calcext:value-type="float">
            <text:p>0.5901909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580119480595744" calcext:value-type="float">
            <text:p>0.5801194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570837568906213" calcext:value-type="float">
            <text:p>0.5708375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561704167803713" calcext:value-type="float">
            <text:p>0.561704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551042641869233" calcext:value-type="float">
            <text:p>0.5510426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542225959599326" calcext:value-type="float">
            <text:p>0.5422259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30506945395218" calcext:value-type="float">
            <text:p>0.6305069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18105403251025" calcext:value-type="float">
            <text:p>0.6181054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08215716799009" calcext:value-type="float">
            <text:p>0.608215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597795705845231" calcext:value-type="float">
            <text:p>0.5977957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588230974551708" calcext:value-type="float">
            <text:p>0.5882309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577668901207472" calcext:value-type="float">
            <text:p>0.5776689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567469991599623" calcext:value-type="float">
            <text:p>0.5674699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558390471734028" calcext:value-type="float">
            <text:p>0.5583904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549456224186284" calcext:value-type="float">
            <text:p>0.5494562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40664924599303" calcext:value-type="float">
            <text:p>0.5406649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25998635357733" calcext:value-type="float">
            <text:p>0.6259986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1598265719201" calcext:value-type="float">
            <text:p>0.6159826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5037446575955" calcext:value-type="float">
            <text:p>0.6050374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595356847430739" calcext:value-type="float">
            <text:p>0.5953568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585831137871848" calcext:value-type="float">
            <text:p>0.5858311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576457839665898" calcext:value-type="float">
            <text:p>0.5764578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567234514231244" calcext:value-type="float">
            <text:p>0.5672345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58158762003544" calcext:value-type="float">
            <text:p>0.558158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549228221811487" calcext:value-type="float">
            <text:p>0.5492282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540440570262503" calcext:value-type="float">
            <text:p>0.5404405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31883973989661" calcext:value-type="float">
            <text:p>0.631883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21773830405826" calcext:value-type="float">
            <text:p>0.6217738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11825449119333" calcext:value-type="float">
            <text:p>0.6118254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2036241933424" calcext:value-type="float">
            <text:p>0.6020362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59147507663266" calcext:value-type="float">
            <text:p>0.5914750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581076413805013" calcext:value-type="float">
            <text:p>0.5810764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571779191184133" calcext:value-type="float">
            <text:p>0.571779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561351917831627" calcext:value-type="float">
            <text:p>0.5613519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551276440025955" calcext:value-type="float">
            <text:p>0.55127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41461174113209" calcext:value-type="float">
            <text:p>0.5414611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34028441901297" calcext:value-type="float">
            <text:p>0.6340284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23883986830876" calcext:value-type="float">
            <text:p>0.6238839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11424604505407" calcext:value-type="float">
            <text:p>0.6114246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597989489749434" calcext:value-type="float">
            <text:p>0.5979894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88421657913443" calcext:value-type="float">
            <text:p>0.5884216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79006911386828" calcext:value-type="float">
            <text:p>0.5790069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69742800804638" calcext:value-type="float">
            <text:p>0.5697428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60626915991764" calcext:value-type="float">
            <text:p>0.560626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51656885335896" calcext:value-type="float">
            <text:p>0.5516568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42830375170522" calcext:value-type="float">
            <text:p>0.542830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32936990024386" calcext:value-type="float">
            <text:p>0.63293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22809998183996" calcext:value-type="float">
            <text:p>0.6228099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12845038213052" calcext:value-type="float">
            <text:p>0.6128450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2156160868462" calcext:value-type="float">
            <text:p>0.602156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592521662294567" calcext:value-type="float">
            <text:p>0.5925216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582192059621163" calcext:value-type="float">
            <text:p>0.5821920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572876986667224" calcext:value-type="float">
            <text:p>0.572876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62858890249197" calcext:value-type="float">
            <text:p>0.5628588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55385314800521" calcext:value-type="float">
            <text:p>0.553853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544991497637127" calcext:value-type="float">
            <text:p>0.544991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42287132635239" calcext:value-type="float">
            <text:p>0.6422871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32010538513075" calcext:value-type="float">
            <text:p>0.6320105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2074444570226" calcext:value-type="float">
            <text:p>0.6207444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9770243275989" calcext:value-type="float">
            <text:p>0.6097702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599037820797338" calcext:value-type="float">
            <text:p>0.5990378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58841783330978" calcext:value-type="float">
            <text:p>0.5884178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578081362544903" calcext:value-type="float">
            <text:p>0.5780813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568832060744185" calcext:value-type="float">
            <text:p>0.5688320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559730747772278" calcext:value-type="float">
            <text:p>0.5597307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550775055807921" calcext:value-type="float">
            <text:p>0.5507750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43331171625007" calcext:value-type="float">
            <text:p>0.643331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33037872879006" calcext:value-type="float">
            <text:p>0.6330378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22909266912942" calcext:value-type="float">
            <text:p>0.6229092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12942718642335" calcext:value-type="float">
            <text:p>0.6129427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3135635144058" calcext:value-type="float">
            <text:p>0.6031356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9249900277964" calcext:value-type="float">
            <text:p>0.592499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581824901194722" calcext:value-type="float">
            <text:p>0.5818249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572515702775606" calcext:value-type="float">
            <text:p>0.5725157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563355451531196" calcext:value-type="float">
            <text:p>0.5633554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553581431361645" calcext:value-type="float">
            <text:p>0.5535814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2774085050318" calcext:value-type="float">
            <text:p>0.6277408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16473483402509" calcext:value-type="float">
            <text:p>0.616473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6001868263553" calcext:value-type="float">
            <text:p>0.6060018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596305838371336" calcext:value-type="float">
            <text:p>0.5963058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85678208774041" calcext:value-type="float">
            <text:p>0.5856782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576307357433656" calcext:value-type="float">
            <text:p>0.5763073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566419048445745" calcext:value-type="float">
            <text:p>0.5664190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556555230511549" calcext:value-type="float">
            <text:p>0.5565552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546673111402324" calcext:value-type="float">
            <text:p>0.5466731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37006504930689" calcext:value-type="float">
            <text:p>0.5370065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33746851511931" calcext:value-type="float">
            <text:p>0.6337468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2360690188774" calcext:value-type="float">
            <text:p>0.6236069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13629191457536" calcext:value-type="float">
            <text:p>0.613629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3811124394216" calcext:value-type="float">
            <text:p>0.6038111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592288309428956" calcext:value-type="float">
            <text:p>0.5922883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582811696478093" calcext:value-type="float">
            <text:p>0.5828116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573486709334443" calcext:value-type="float">
            <text:p>0.5734867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564310921985092" calcext:value-type="float">
            <text:p>0.564310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55439548629539" calcext:value-type="float">
            <text:p>0.5543954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44800470570513" calcext:value-type="float">
            <text:p>0.544800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43107974354536" calcext:value-type="float">
            <text:p>0.6431079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312922430221" calcext:value-type="float">
            <text:p>0.631292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21191567133746" calcext:value-type="float">
            <text:p>0.6211915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47694867539" calcext:value-type="float">
            <text:p>0.6094769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599725317496584" calcext:value-type="float">
            <text:p>0.5997253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590129712416638" calcext:value-type="float">
            <text:p>0.5901297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580687637017972" calcext:value-type="float">
            <text:p>0.580687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571396634825685" calcext:value-type="float">
            <text:p>0.5713966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562254288668474" calcext:value-type="float">
            <text:p>0.5622542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553258220049778" calcext:value-type="float">
            <text:p>0.55325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52441498813548" calcext:value-type="float">
            <text:p>0.6524414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42002434832532" calcext:value-type="float">
            <text:p>0.6420024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30791543991129" calcext:value-type="float">
            <text:p>0.630791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20698879287271" calcext:value-type="float">
            <text:p>0.6206988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872534842967" calcext:value-type="float">
            <text:p>0.6098725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0114574285479" calcext:value-type="float">
            <text:p>0.6001145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589483950798954" calcext:value-type="float">
            <text:p>0.5894839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57923909350061" calcext:value-type="float">
            <text:p>0.5792390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5699712680046" calcext:value-type="float">
            <text:p>0.569971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560851727716527" calcext:value-type="float">
            <text:p>0.5608517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43633618532636" calcext:value-type="float">
            <text:p>0.6436336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32488865226614" calcext:value-type="float">
            <text:p>0.632488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20750397433097" calcext:value-type="float">
            <text:p>0.6207503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9167605974732" calcext:value-type="float">
            <text:p>0.609167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599420924279137" calcext:value-type="float">
            <text:p>0.5994209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58983018949067" calcext:value-type="float">
            <text:p>0.5898301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79457068285023" calcext:value-type="float">
            <text:p>0.5794570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570185755192462" calcext:value-type="float">
            <text:p>0.5701857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560172617987946" calcext:value-type="float">
            <text:p>0.560172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51209856100139" calcext:value-type="float">
            <text:p>0.5512098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46828728057653" calcext:value-type="float">
            <text:p>0.6468287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36479468408731" calcext:value-type="float">
            <text:p>0.6364794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26295796914192" calcext:value-type="float">
            <text:p>0.6262957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16275064163564" calcext:value-type="float">
            <text:p>0.6162750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5553814273842" calcext:value-type="float">
            <text:p>0.6055538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595864953245461" calcext:value-type="float">
            <text:p>0.5958649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586331113993534" calcext:value-type="float">
            <text:p>0.586331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576949816169637" calcext:value-type="float">
            <text:p>0.5769498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67718619110923" calcext:value-type="float">
            <text:p>0.5677186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58635121205148" calcext:value-type="float">
            <text:p>0.5586351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70678608747689" calcext:value-type="float">
            <text:p>0.6706786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58770051845476" calcext:value-type="float">
            <text:p>0.6587700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48229731015949" calcext:value-type="float">
            <text:p>0.648229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37858055319694" calcext:value-type="float">
            <text:p>0.6378580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24370866611253" calcext:value-type="float">
            <text:p>0.6243708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14380932745473" calcext:value-type="float">
            <text:p>0.6143809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4550837821545" calcext:value-type="float">
            <text:p>0.6045508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948780244164" calcext:value-type="float">
            <text:p>0.5948780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585359976025738" calcext:value-type="float">
            <text:p>0.585359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575994216409326" calcext:value-type="float">
            <text:p>0.5759942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7140573282174" calcext:value-type="float">
            <text:p>0.6714057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60663241096592" calcext:value-type="float">
            <text:p>0.660663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49172995326092" calcext:value-type="float">
            <text:p>0.6491729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38786227400874" calcext:value-type="float">
            <text:p>0.6387862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2856564776246" calcext:value-type="float">
            <text:p>0.6285656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17360835707725" calcext:value-type="float">
            <text:p>0.6173608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7483062336401" calcext:value-type="float">
            <text:p>0.6074830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597763333339019" calcext:value-type="float">
            <text:p>0.59776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588199120005595" calcext:value-type="float">
            <text:p>0.58819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578787934085505" calcext:value-type="float">
            <text:p>0.5787879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73431675299779" calcext:value-type="float">
            <text:p>0.6734316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62656768494983" calcext:value-type="float">
            <text:p>0.6626567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512657939883" calcext:value-type="float">
            <text:p>0.65126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40845541284487" calcext:value-type="float">
            <text:p>0.6408455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29441174999554" calcext:value-type="float">
            <text:p>0.629441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17975600615268" calcext:value-type="float">
            <text:p>0.6179756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7143212665096" calcext:value-type="float">
            <text:p>0.6071432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597428921262454" calcext:value-type="float">
            <text:p>0.5974289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587870058522255" calcext:value-type="float">
            <text:p>0.587870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578464137585899" calcext:value-type="float">
            <text:p>0.5784641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90483182249268" calcext:value-type="float">
            <text:p>0.6904831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7943545133328" calcext:value-type="float">
            <text:p>0.6794354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8564484111948" calcext:value-type="float">
            <text:p>0.6685644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56882759455471" calcext:value-type="float">
            <text:p>0.6568827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46372635304183" calcext:value-type="float">
            <text:p>0.6463726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36030673139316" calcext:value-type="float">
            <text:p>0.6360306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25203727161758" calcext:value-type="float">
            <text:p>0.6252037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15200467527169" calcext:value-type="float">
            <text:p>0.6152004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393150175961" calcext:value-type="float">
            <text:p>0.6039315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593513390826947" calcext:value-type="float">
            <text:p>0.5935133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94484403108624" calcext:value-type="float">
            <text:p>0.6944844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83372652658886" calcext:value-type="float">
            <text:p>0.6833726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72438690216343" calcext:value-type="float">
            <text:p>0.6724386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61679671172882" calcext:value-type="float">
            <text:p>0.6616796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51092796434116" calcext:value-type="float">
            <text:p>0.6510927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4067531169117" calcext:value-type="float">
            <text:p>0.6406753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30424506704111" calcext:value-type="float">
            <text:p>0.6304245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19223373884867" calcext:value-type="float">
            <text:p>0.6192233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9315799902709" calcext:value-type="float">
            <text:p>0.6093157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99566747104266" calcext:value-type="float">
            <text:p>0.5995667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704590155318226" calcext:value-type="float">
            <text:p>0.7045901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93316712833134" calcext:value-type="float">
            <text:p>0.6933167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82223645427804" calcext:value-type="float">
            <text:p>0.6822236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71308067100959" calcext:value-type="float">
            <text:p>0.6713080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60567138027344" calcext:value-type="float">
            <text:p>0.660567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49113334055188" calcext:value-type="float">
            <text:p>0.6491133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38727520710305" calcext:value-type="float">
            <text:p>0.6387275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2850788037894" calcext:value-type="float">
            <text:p>0.6285078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18451754292877" calcext:value-type="float">
            <text:p>0.6184517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556526224191" calcext:value-type="float">
            <text:p>0.6085565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86826319085729" calcext:value-type="float">
            <text:p>0.686826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75837097980357" calcext:value-type="float">
            <text:p>0.675837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65023704412671" calcext:value-type="float">
            <text:p>0.6650237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54383325142069" calcext:value-type="float">
            <text:p>0.6543833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43913191939795" calcext:value-type="float">
            <text:p>0.643913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33610580868759" calcext:value-type="float">
            <text:p>0.6336105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23472811574859" calcext:value-type="float">
            <text:p>0.623472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11466746028654" calcext:value-type="float">
            <text:p>0.611466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1683278092195" calcext:value-type="float">
            <text:p>0.6016832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59205634564272" calcext:value-type="float">
            <text:p>0.5920563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85627873678077" calcext:value-type="float">
            <text:p>0.6856278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74657827699228" calcext:value-type="float">
            <text:p>0.6746578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61528793705173" calcext:value-type="float">
            <text:p>0.6615287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49657415128083" calcext:value-type="float">
            <text:p>0.6496574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39262896486034" calcext:value-type="float">
            <text:p>0.6392628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29034690142257" calcext:value-type="float">
            <text:p>0.6290346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18970135099981" calcext:value-type="float">
            <text:p>0.6189701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9066612938381" calcext:value-type="float">
            <text:p>0.6090666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599321547131367" calcext:value-type="float">
            <text:p>0.5993215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89732402377265" calcext:value-type="float">
            <text:p>0.5897324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79165829003421" calcext:value-type="float">
            <text:p>0.679165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68299175739366" calcext:value-type="float">
            <text:p>0.668299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57606388927536" calcext:value-type="float">
            <text:p>0.6576063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47084686704696" calcext:value-type="float">
            <text:p>0.6470846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36731331717421" calcext:value-type="float">
            <text:p>0.6367313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26543630409942" calcext:value-type="float">
            <text:p>0.6265436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16518932323383" calcext:value-type="float">
            <text:p>0.6165189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6654629406209" calcext:value-type="float">
            <text:p>0.6066546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96948155335709" calcext:value-type="float">
            <text:p>0.5969481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587396984850338" calcext:value-type="float">
            <text:p>0.5873969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78720977067344" calcext:value-type="float">
            <text:p>0.6787209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67861441434266" calcext:value-type="float">
            <text:p>0.6678614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57175658371318" calcext:value-type="float">
            <text:p>0.6571756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46660847837377" calcext:value-type="float">
            <text:p>0.6466608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36314274271979" calcext:value-type="float">
            <text:p>0.6363142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26133245883627" calcext:value-type="float">
            <text:p>0.6261332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16115113949489" calcext:value-type="float">
            <text:p>0.6161151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6257272126297" calcext:value-type="float">
            <text:p>0.6062572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596557155772276" calcext:value-type="float">
            <text:p>0.5965571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586120659625063" calcext:value-type="float">
            <text:p>0.5861206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83101491936214" calcext:value-type="float">
            <text:p>0.6831014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72171868065234" calcext:value-type="float">
            <text:p>0.6721718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6141711817619" calcext:value-type="float">
            <text:p>0.661417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50834444285371" calcext:value-type="float">
            <text:p>0.6508344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40421093176806" calcext:value-type="float">
            <text:p>0.6404210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30174355685977" calcext:value-type="float">
            <text:p>0.6301743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20091565995001" calcext:value-type="float">
            <text:p>0.620091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10170100939081" calcext:value-type="float">
            <text:p>0.6101701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0407379324056" calcext:value-type="float">
            <text:p>0.6004073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590800861254871" calcext:value-type="float">
            <text:p>0.5908008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78125273407277" calcext:value-type="float">
            <text:p>0.6781252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67275269032761" calcext:value-type="float">
            <text:p>0.667275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56598864728236" calcext:value-type="float">
            <text:p>0.6565988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46093282892585" calcext:value-type="float">
            <text:p>0.6460932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34711173620445" calcext:value-type="float">
            <text:p>0.6347111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24555794842518" calcext:value-type="float">
            <text:p>0.6245557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14562902125038" calcext:value-type="float">
            <text:p>0.6145629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4729895691037" calcext:value-type="float">
            <text:p>0.6047298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594083912195507" calcext:value-type="float">
            <text:p>0.5940839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584578569600379" calcext:value-type="float">
            <text:p>0.5845785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79186065217135" calcext:value-type="float">
            <text:p>0.6791860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68319088173661" calcext:value-type="float">
            <text:p>0.6683190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57625982762883" calcext:value-type="float">
            <text:p>0.6576259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47103967038676" calcext:value-type="float">
            <text:p>0.647103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36750303566058" calcext:value-type="float">
            <text:p>0.636750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26562298709001" calcext:value-type="float">
            <text:p>0.6265622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16537301929657" calcext:value-type="float">
            <text:p>0.6165373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6672705098782" calcext:value-type="float">
            <text:p>0.6066727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596244896602691" calcext:value-type="float">
            <text:p>0.5962448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586704978257048" calcext:value-type="float">
            <text:p>0.5867049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8087858661027" calcext:value-type="float">
            <text:p>0.6808785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69282901972245" calcext:value-type="float">
            <text:p>0.669282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58574375540689" calcext:value-type="float">
            <text:p>0.6585743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8037185532038" calcext:value-type="float">
            <text:p>0.6480371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36652697837686" calcext:value-type="float">
            <text:p>0.6366526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26466254672283" calcext:value-type="float">
            <text:p>0.6264662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16442794597526" calcext:value-type="float">
            <text:p>0.6164427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6579709883966" calcext:value-type="float">
            <text:p>0.6065797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596874434525823" calcext:value-type="float">
            <text:p>0.5968744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587324443573409" calcext:value-type="float">
            <text:p>0.5873244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79392331641156" calcext:value-type="float">
            <text:p>0.6793923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68522054334898" calcext:value-type="float">
            <text:p>0.6685220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7825701465539" calcext:value-type="float">
            <text:p>0.6578257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4730049024209" calcext:value-type="float">
            <text:p>0.6473004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36943682398217" calcext:value-type="float">
            <text:p>0.6369436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26752583479846" calcext:value-type="float">
            <text:p>0.6267525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16724542144168" calcext:value-type="float">
            <text:p>0.6167245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6856949469861" calcext:value-type="float">
            <text:p>0.6068569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596128991344377" calcext:value-type="float">
            <text:p>0.5961289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86590927482867" calcext:value-type="float">
            <text:p>0.5865909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88512413920784" calcext:value-type="float">
            <text:p>0.6885124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77496215298052" calcext:value-type="float">
            <text:p>0.677496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66656275853283" calcext:value-type="float">
            <text:p>0.6666562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5598977543963" calcext:value-type="float">
            <text:p>0.6559897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43932574600995" calcext:value-type="float">
            <text:p>0.6439325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33629653407379" calcext:value-type="float">
            <text:p>0.6336296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23491578952861" calcext:value-type="float">
            <text:p>0.623491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13515713689615" calcext:value-type="float">
            <text:p>0.6135157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2857744621449" calcext:value-type="float">
            <text:p>0.6028577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591180723273536" calcext:value-type="float">
            <text:p>0.5911807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77174737680971" calcext:value-type="float">
            <text:p>0.6771747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66339941878075" calcext:value-type="float">
            <text:p>0.6663399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55678502808026" calcext:value-type="float">
            <text:p>0.655678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44192266147142" calcext:value-type="float">
            <text:p>0.6441922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33885189888788" calcext:value-type="float">
            <text:p>0.6338851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23743026850567" calcext:value-type="float">
            <text:p>0.6237430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13763138420958" calcext:value-type="float">
            <text:p>0.6137631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3942928206223" calcext:value-type="float">
            <text:p>0.6039429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594279841354923" calcext:value-type="float">
            <text:p>0.5942798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84771363893244" calcext:value-type="float">
            <text:p>0.5847713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6393318151817" calcext:value-type="float">
            <text:p>0.6639331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53310250613879" calcext:value-type="float">
            <text:p>0.6533102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42857286604057" calcext:value-type="float">
            <text:p>0.6428572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32571570018392" calcext:value-type="float">
            <text:p>0.63257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22450424898098" calcext:value-type="float">
            <text:p>0.6224504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12491218099728" calcext:value-type="float">
            <text:p>0.6124912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2691358610132" calcext:value-type="float">
            <text:p>0.6026913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592404062626829" calcext:value-type="float">
            <text:p>0.5924040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829255976248" calcext:value-type="float">
            <text:p>0.5829255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573598788062803" calcext:value-type="float">
            <text:p>0.5735987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69641690683991" calcext:value-type="float">
            <text:p>0.6696416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58927423633047" calcext:value-type="float">
            <text:p>0.6589274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48384584854918" calcext:value-type="float">
            <text:p>0.6483845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37195748143559" calcext:value-type="float">
            <text:p>0.6371957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27000616173262" calcext:value-type="float">
            <text:p>0.6270006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1696860631449" calcext:value-type="float">
            <text:p>0.616968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7097108613458" calcext:value-type="float">
            <text:p>0.6070971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97383554875642" calcext:value-type="float">
            <text:p>0.5973835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587825417997632" calcext:value-type="float">
            <text:p>0.587825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57842021130967" calcext:value-type="float">
            <text:p>0.5784202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78392813510214" calcext:value-type="float">
            <text:p>0.6783928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6753852849405" calcext:value-type="float">
            <text:p>0.6675385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56857912038146" calcext:value-type="float">
            <text:p>0.656857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46348185445536" calcext:value-type="float">
            <text:p>0.646348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36006614478407" calcext:value-type="float">
            <text:p>0.6360066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25830508646752" calcext:value-type="float">
            <text:p>0.6258305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15817220508404" calcext:value-type="float">
            <text:p>0.6158172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596414498027" calcext:value-type="float">
            <text:p>0.605964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596268718660586" calcext:value-type="float">
            <text:p>0.5962687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586728419162016" calcext:value-type="float">
            <text:p>0.586728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76674036205102" calcext:value-type="float">
            <text:p>0.6766740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6584725162582" calcext:value-type="float">
            <text:p>0.6658472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55193695599807" calcext:value-type="float">
            <text:p>0.6551936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4471059647021" calcext:value-type="float">
            <text:p>0.6447105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34395226926687" calcext:value-type="float">
            <text:p>0.6343952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2424490329586" calcext:value-type="float">
            <text:p>0.6242449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14256984843126" calcext:value-type="float">
            <text:p>0.6142569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4428873085636" calcext:value-type="float">
            <text:p>0.6044288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594758011116266" calcext:value-type="float">
            <text:p>0.5947580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585241882938406" calcext:value-type="float">
            <text:p>0.5852418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71718704654281" calcext:value-type="float">
            <text:p>0.6717187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0971205379812" calcext:value-type="float">
            <text:p>0.6609712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50395666093735" calcext:value-type="float">
            <text:p>0.6503956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38890524071291" calcext:value-type="float">
            <text:p>0.6388905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2866827568615" calcext:value-type="float">
            <text:p>0.6286682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18609583275171" calcext:value-type="float">
            <text:p>0.6186095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11829942769" calcext:value-type="float">
            <text:p>0.6087118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598972440663685" calcext:value-type="float">
            <text:p>0.5989724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589388881613066" calcext:value-type="float">
            <text:p>0.5893888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579958659507257" calcext:value-type="float">
            <text:p>0.5799586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91875492756661" calcext:value-type="float">
            <text:p>0.6918754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80805484872554" calcext:value-type="float">
            <text:p>0.6808054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69912597114594" calcext:value-type="float">
            <text:p>0.6699125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5919399556076" calcext:value-type="float">
            <text:p>0.6591939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48646891631788" calcext:value-type="float">
            <text:p>0.648646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38268541365679" calcext:value-type="float">
            <text:p>0.6382685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28056244703829" calcext:value-type="float">
            <text:p>0.6280562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18007344788567" calcext:value-type="float">
            <text:p>0.6180073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11922727195" calcext:value-type="float">
            <text:p>0.6081192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598389319635599" calcext:value-type="float">
            <text:p>0.5983893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701007138641173" calcext:value-type="float">
            <text:p>0.7010071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89791024422915" calcext:value-type="float">
            <text:p>0.6897910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78754368032148" calcext:value-type="float">
            <text:p>0.678754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67894298143633" calcext:value-type="float">
            <text:p>0.6678942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57207989373335" calcext:value-type="float">
            <text:p>0.6572079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46692661543362" calcext:value-type="float">
            <text:p>0.6466926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36345578958668" calcext:value-type="float">
            <text:p>0.636345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26164049695329" calcext:value-type="float">
            <text:p>0.6261640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16145424900204" calcext:value-type="float">
            <text:p>0.6161454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6287098101801" calcext:value-type="float">
            <text:p>0.6062870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95321067343898" calcext:value-type="float">
            <text:p>0.6953210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84195930266396" calcext:value-type="float">
            <text:p>0.6841959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73248795382134" calcext:value-type="float">
            <text:p>0.6732487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62476814656019" calcext:value-type="float">
            <text:p>0.6624768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51877185621523" calcext:value-type="float">
            <text:p>0.651877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41447150651579" calcext:value-type="float">
            <text:p>0.6414471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30105863311053" calcext:value-type="float">
            <text:p>0.6301058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17584846564092" calcext:value-type="float">
            <text:p>0.6175848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7703489019067" calcext:value-type="float">
            <text:p>0.607703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97980233194762" calcext:value-type="float">
            <text:p>0.5979802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74725411429278" calcext:value-type="float">
            <text:p>0.6747254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63929804846409" calcext:value-type="float">
            <text:p>0.6639298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53306927968866" calcext:value-type="float">
            <text:p>0.65330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42854017121365" calcext:value-type="float">
            <text:p>0.6428540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32568352847423" calcext:value-type="float">
            <text:p>0.6325683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22447259201864" calcext:value-type="float">
            <text:p>0.6224472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12488103054635" calcext:value-type="float">
            <text:p>0.6124881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268829340576" calcext:value-type="float">
            <text:p>0.6026882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592009411612636" calcext:value-type="float">
            <text:p>0.5920094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582537261026834" calcext:value-type="float">
            <text:p>0.582537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7437145638969" calcext:value-type="float">
            <text:p>0.6874371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76438151308745" calcext:value-type="float">
            <text:p>0.6764381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64725118529664" calcext:value-type="float">
            <text:p>0.6647251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54089516633189" calcext:value-type="float">
            <text:p>0.6540895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43624084367058" calcext:value-type="float">
            <text:p>0.6436240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33326099017186" calcext:value-type="float">
            <text:p>0.633326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22218268052523" calcext:value-type="float">
            <text:p>0.6222182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11460690418261" calcext:value-type="float">
            <text:p>0.6114606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1677319371568" calcext:value-type="float">
            <text:p>0.6016773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592050482261623" calcext:value-type="float">
            <text:p>0.5920504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85485491230981" calcext:value-type="float">
            <text:p>0.6854854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74517723371286" calcext:value-type="float">
            <text:p>0.6745177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63725439797345" calcext:value-type="float">
            <text:p>0.6637254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53105832760588" calcext:value-type="float">
            <text:p>0.6531058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42656139436418" calcext:value-type="float">
            <text:p>0.6426561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32373641205435" calcext:value-type="float">
            <text:p>0.6323736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22255662946148" calcext:value-type="float">
            <text:p>0.6222556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1229957233901" calcext:value-type="float">
            <text:p>0.6122995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2502779181586" calcext:value-type="float">
            <text:p>0.6025027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592862734714681" calcext:value-type="float">
            <text:p>0.5928627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74254794749933" calcext:value-type="float">
            <text:p>0.6742547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63466718033934" calcext:value-type="float">
            <text:p>0.663466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52851250545391" calcext:value-type="float">
            <text:p>0.652851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42405630536665" calcext:value-type="float">
            <text:p>0.6424056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32127140448078" calcext:value-type="float">
            <text:p>0.6321271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22013106200909" calcext:value-type="float">
            <text:p>0.6220131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12060896501694" calcext:value-type="float">
            <text:p>0.6120608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2267922157667" calcext:value-type="float">
            <text:p>0.6022679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592631635403145" calcext:value-type="float">
            <text:p>0.5926316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583149529236694" calcext:value-type="float">
            <text:p>0.583149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7343812857756" calcext:value-type="float">
            <text:p>0.6773438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66506311852032" calcext:value-type="float">
            <text:p>0.6665063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55842210862399" calcext:value-type="float">
            <text:p>0.6558422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45348735488601" calcext:value-type="float">
            <text:p>0.6453487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35023155720783" calcext:value-type="float">
            <text:p>0.6350231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24862785229251" calcext:value-type="float">
            <text:p>0.6248627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14864980665583" calcext:value-type="float">
            <text:p>0.6148649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5027140974934" calcext:value-type="float">
            <text:p>0.605027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595346706719335" calcext:value-type="float">
            <text:p>0.595346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585821159411825" calcext:value-type="float">
            <text:p>0.5858211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68951729259652" calcext:value-type="float">
            <text:p>0.6689517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58248501591497" calcext:value-type="float">
            <text:p>0.6582485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47716525566034" calcext:value-type="float">
            <text:p>0.6477165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37353061156977" calcext:value-type="float">
            <text:p>0.6373530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27155412178465" calcext:value-type="float">
            <text:p>0.6271554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1712092558361" calcext:value-type="float">
            <text:p>0.6171209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7246990774272" calcext:value-type="float">
            <text:p>0.6072469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597531038921884" calcext:value-type="float">
            <text:p>0.5975310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587970542299133" calcext:value-type="float">
            <text:p>0.5879705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578563013622347" calcext:value-type="float">
            <text:p>0.5785630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62505867235236" calcext:value-type="float">
            <text:p>0.662505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51905773359472" calcext:value-type="float">
            <text:p>0.6519057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4147528098572" calcext:value-type="float">
            <text:p>0.641475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31211676489949" calcext:value-type="float">
            <text:p>0.6312116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20272293262287" calcext:value-type="float">
            <text:p>0.6202722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10347936570091" calcext:value-type="float">
            <text:p>0.6103479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0582369584969" calcext:value-type="float">
            <text:p>0.6005823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59097305167161" calcext:value-type="float">
            <text:p>0.5909730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581517482844864" calcext:value-type="float">
            <text:p>0.5815174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571325765559341" calcext:value-type="float">
            <text:p>0.5713257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62996889884093" calcext:value-type="float">
            <text:p>0.662996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52388939645948" calcext:value-type="float">
            <text:p>0.6523889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41950716611613" calcext:value-type="float">
            <text:p>0.6419507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31679505145827" calcext:value-type="float">
            <text:p>0.6316795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21572633063493" calcext:value-type="float">
            <text:p>0.6215726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11627470934478" calcext:value-type="float">
            <text:p>0.6116274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1841431399526" calcext:value-type="float">
            <text:p>0.6018414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592211968497134" calcext:value-type="float">
            <text:p>0.5922119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58273657700118" calcext:value-type="float">
            <text:p>0.582736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573412791769161" calcext:value-type="float">
            <text:p>0.5734127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62555475136522" calcext:value-type="float">
            <text:p>0.6625554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51954587534338" calcext:value-type="float">
            <text:p>0.6519545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41523314133788" calcext:value-type="float">
            <text:p>0.6415233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31258941107648" calcext:value-type="float">
            <text:p>0.6312589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21158798049925" calcext:value-type="float">
            <text:p>0.621158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11220257281127" calcext:value-type="float">
            <text:p>0.6112202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1440733164629" calcext:value-type="float">
            <text:p>0.601440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591817681433995" calcext:value-type="float">
            <text:p>0.5918176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580009515115898" calcext:value-type="float">
            <text:p>0.5800095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570074590204988" calcext:value-type="float">
            <text:p>0.5700745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73590969894624" calcext:value-type="float">
            <text:p>0.6735909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6281351437631" calcext:value-type="float">
            <text:p>0.6628135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52208498146289" calcext:value-type="float">
            <text:p>0.6522084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41773162175948" calcext:value-type="float">
            <text:p>0.6417731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31504791581133" calcext:value-type="float">
            <text:p>0.6315047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21400714915835" calcext:value-type="float">
            <text:p>0.6214007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11458303477181" calcext:value-type="float">
            <text:p>0.6114583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1674970621547" calcext:value-type="float">
            <text:p>0.6016749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592048171091602" calcext:value-type="float">
            <text:p>0.5920481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82575400354136" calcext:value-type="float">
            <text:p>0.5825754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Peso máximo y mínimo de las Ranas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pen-1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office:value-type="string" calcext:value-type="string">
            <text:p>"pen-1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en down?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328646554494" calcext:value-type="float">
            <text:p>1.26328646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862602285555746" calcext:value-type="float">
            <text:p>0.86260228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307388209622" calcext:value-type="float">
            <text:p>1.243073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816496986002747" calcext:value-type="float">
            <text:p>0.8164969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852755245569" calcext:value-type="float">
            <text:p>1.16852755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76305344840367" calcext:value-type="float">
            <text:p>0.76305344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98311116164" calcext:value-type="float">
            <text:p>1.1498311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750844593229211" calcext:value-type="float">
            <text:p>0.75084459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3143381383054" calcext:value-type="float">
            <text:p>1.13143381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.716101271783991" calcext:value-type="float">
            <text:p>0.71610127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333087280925" calcext:value-type="float">
            <text:p>1.11333087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.704643651435447" calcext:value-type="float">
            <text:p>0.70464365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4588117193799" calcext:value-type="float">
            <text:p>1.04588117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.672220701085039" calcext:value-type="float">
            <text:p>0.67222070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2914707318698" calcext:value-type="float">
            <text:p>1.02914707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0.661465169867678" calcext:value-type="float">
            <text:p>0.66146516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1268072001599" calcext:value-type="float">
            <text:p>1.012680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62241038874845" calcext:value-type="float">
            <text:p>0.62241038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6477828495734" calcext:value-type="float">
            <text:p>0.99647782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.580676728894561" calcext:value-type="float">
            <text:p>0.58067672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1984238227638" calcext:value-type="float">
            <text:p>0.95198423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.571385901232248" calcext:value-type="float">
            <text:p>0.5713859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5006434917791" calcext:value-type="float">
            <text:p>1.05006434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0.61686181195633" calcext:value-type="float">
            <text:p>0.6168618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3326331959107" calcext:value-type="float">
            <text:p>1.03326331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0.606992022965029" calcext:value-type="float">
            <text:p>0.6069920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1673110647761" calcext:value-type="float">
            <text:p>1.01673110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.597280150597588" calcext:value-type="float">
            <text:p>0.59728015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0046340877397" calcext:value-type="float">
            <text:p>1.00046340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0.587723668188027" calcext:value-type="float">
            <text:p>0.58772366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1843549816599" calcext:value-type="float">
            <text:p>0.95184354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550420196040376" calcext:value-type="float">
            <text:p>0.5504201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6614053019533" calcext:value-type="float">
            <text:p>0.9366140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0.54161347290373" calcext:value-type="float">
            <text:p>0.54161347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1628228171221" calcext:value-type="float">
            <text:p>0.92162822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0.53294765733727" calcext:value-type="float">
            <text:p>0.53294765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06882176520481" calcext:value-type="float">
            <text:p>0.90688217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0.524420494819874" calcext:value-type="float">
            <text:p>0.52442049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92372061696154" calcext:value-type="float">
            <text:p>0.89237206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0.485281815932908" calcext:value-type="float">
            <text:p>0.48528181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78094108709015" calcext:value-type="float">
            <text:p>0.8780941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453826312661198" calcext:value-type="float">
            <text:p>0.45382631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58535280920567" calcext:value-type="float">
            <text:p>0.95853528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0.517630384467478" calcext:value-type="float">
            <text:p>0.51763038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43198716425838" calcext:value-type="float">
            <text:p>0.94319871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0.509348298315998" calcext:value-type="float">
            <text:p>0.50934829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28107536963025" calcext:value-type="float">
            <text:p>0.9281075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0.501198725542942" calcext:value-type="float">
            <text:p>0.50119872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92897582559175" calcext:value-type="float">
            <text:p>0.89289758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0.470036944354316" calcext:value-type="float">
            <text:p>0.47003694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8611221238228" calcext:value-type="float">
            <text:p>0.87861122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462516353244647" calcext:value-type="float">
            <text:p>0.46251635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553441698416" calcext:value-type="float">
            <text:p>0.86455344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5116091592733" calcext:value-type="float">
            <text:p>0.45511609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0720586631242" calcext:value-type="float">
            <text:p>0.85072058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0.42840106867141" calcext:value-type="float">
            <text:p>0.42840106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37109057245142" calcext:value-type="float">
            <text:p>0.83710905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0.421546651572667" calcext:value-type="float">
            <text:p>0.42154665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2371531232922" calcext:value-type="float">
            <text:p>0.82371531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0.414801905147504" calcext:value-type="float">
            <text:p>0.41480190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10535867331952" calcext:value-type="float">
            <text:p>0.81053586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408165074665144" calcext:value-type="float">
            <text:p>0.40816507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98338337900357" calcext:value-type="float">
            <text:p>0.89833833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0.441620026655376" calcext:value-type="float">
            <text:p>0.44162002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5079922413639" calcext:value-type="float">
            <text:p>0.86507992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0.43455410622889" calcext:value-type="float">
            <text:p>0.43455410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8896728341918" calcext:value-type="float">
            <text:p>0.84889672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0.427601240529228" calcext:value-type="float">
            <text:p>0.42760124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35314380688448" calcext:value-type="float">
            <text:p>0.83531438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0.42075962068076" calcext:value-type="float">
            <text:p>0.42075962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1949350597433" calcext:value-type="float">
            <text:p>0.82194935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0.414027466749868" calcext:value-type="float">
            <text:p>0.41402746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08798160987874" calcext:value-type="float">
            <text:p>0.8087981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0.40740302728187" calcext:value-type="float">
            <text:p>0.40740302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5857390412068" calcext:value-type="float">
            <text:p>0.79585739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0.40088457884536" calcext:value-type="float">
            <text:p>0.40088457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55151464836972" calcext:value-type="float">
            <text:p>0.75515146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0.394470425583834" calcext:value-type="float">
            <text:p>0.39447042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4306904139958" calcext:value-type="float">
            <text:p>0.74306904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0.388158898774493" calcext:value-type="float">
            <text:p>0.38815889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31179936737187" calcext:value-type="float">
            <text:p>0.73117993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0.381948356394101" calcext:value-type="float">
            <text:p>0.38194835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9807984527992" calcext:value-type="float">
            <text:p>0.89807984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float" office:value="0.440953462561322" calcext:value-type="float">
            <text:p>0.44095346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83710567755441" calcext:value-type="float">
            <text:p>0.88371056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0.433898207160341" calcext:value-type="float">
            <text:p>0.43389820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69571198671354" calcext:value-type="float">
            <text:p>0.86957119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0.426955835845775" calcext:value-type="float">
            <text:p>0.42695583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55658059492612" calcext:value-type="float">
            <text:p>0.85565805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0.419499918813151" calcext:value-type="float">
            <text:p>0.41949991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4196753054073" calcext:value-type="float">
            <text:p>0.84196753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0.381724736916405" calcext:value-type="float">
            <text:p>0.38172473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25620354478044" calcext:value-type="float">
            <text:p>0.82562035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0.348478793121905" calcext:value-type="float">
            <text:p>0.34847879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12410428806395" calcext:value-type="float">
            <text:p>0.81241042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0.342903132431955" calcext:value-type="float">
            <text:p>0.34290313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99411861945493" calcext:value-type="float">
            <text:p>0.79941186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0.307100210631036" calcext:value-type="float">
            <text:p>0.30710021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86621272154365" calcext:value-type="float">
            <text:p>0.78662127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0.302186607260939" calcext:value-type="float">
            <text:p>0.30218660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74035331799895" calcext:value-type="float">
            <text:p>0.77403533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0.297351621544764" calcext:value-type="float">
            <text:p>0.29735162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16836808838214" calcext:value-type="float">
            <text:p>0.91683680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0.384745277433435" calcext:value-type="float">
            <text:p>0.38474527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02167419896803" calcext:value-type="float">
            <text:p>0.90216741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0.3785893529945" calcext:value-type="float">
            <text:p>0.3785893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63403690007606" calcext:value-type="float">
            <text:p>0.863403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0.372531923346588" calcext:value-type="float">
            <text:p>0.37253192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49589230967485" calcext:value-type="float">
            <text:p>0.849589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0.366571412573043" calcext:value-type="float">
            <text:p>0.36657141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35995803272005" calcext:value-type="float">
            <text:p>0.83599580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0.360706269971874" calcext:value-type="float">
            <text:p>0.360706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22619870419653" calcext:value-type="float">
            <text:p>0.82261987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0.354934969652324" calcext:value-type="float">
            <text:p>0.35493496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09457952492938" calcext:value-type="float">
            <text:p>0.80945795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0.32990957375849" calcext:value-type="float">
            <text:p>0.32990957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96506625253051" calcext:value-type="float">
            <text:p>0.79650662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0.324631020578354" calcext:value-type="float">
            <text:p>0.32463102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83762519249003" calcext:value-type="float">
            <text:p>0.78376251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0.3194369242491" calcext:value-type="float">
            <text:p>0.31943692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71222318941018" calcext:value-type="float">
            <text:p>0.77122231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0.314325933461115" calcext:value-type="float">
            <text:p>0.31432593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65414340299219" calcext:value-type="float">
            <text:p>0.96541434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0.419277310132445" calcext:value-type="float">
            <text:p>0.41927731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49967710854432" calcext:value-type="float">
            <text:p>0.94996771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float" office:value="0.412568873170326" calcext:value-type="float">
            <text:p>0.41256887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0225479474164" calcext:value-type="float">
            <text:p>0.90225479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0.405967771199601" calcext:value-type="float">
            <text:p>0.40596777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7818718025774" calcext:value-type="float">
            <text:p>0.8878187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0.399472286860407" calcext:value-type="float">
            <text:p>0.3994722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73613618537362" calcext:value-type="float">
            <text:p>0.87361361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0.393080730270641" calcext:value-type="float">
            <text:p>0.39308073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9635800640764" calcext:value-type="float">
            <text:p>0.85963580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0.367790807401747" calcext:value-type="float">
            <text:p>0.36779080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5881627830511" calcext:value-type="float">
            <text:p>0.84588162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0.322325368363151" calcext:value-type="float">
            <text:p>0.32232536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32347521785223" calcext:value-type="float">
            <text:p>0.83234752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" calcext:value-type="float">
            <text:p>68</text:p>
          </table:table-cell>
          <table:table-cell office:value-type="float" office:value="0.317168162469341" calcext:value-type="float">
            <text:p>0.31716816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1902996143666" calcext:value-type="float">
            <text:p>0.81902996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float" office:value="0.312093471869832" calcext:value-type="float">
            <text:p>0.31209347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91466260992506" calcext:value-type="float">
            <text:p>0.7914662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float" office:value="0.307099976319914" calcext:value-type="float">
            <text:p>0.30709997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0744683071826" calcext:value-type="float">
            <text:p>0.97074468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0.353871810845646" calcext:value-type="float">
            <text:p>0.3538718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5212768142677" calcext:value-type="float">
            <text:p>0.95521276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0.348209861872115" calcext:value-type="float">
            <text:p>0.34820986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03154962426685" calcext:value-type="float">
            <text:p>0.90315496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0.342638504082162" calcext:value-type="float">
            <text:p>0.34263850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88704483027858" calcext:value-type="float">
            <text:p>0.8887044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float" office:value="0.337156288016847" calcext:value-type="float">
            <text:p>0.3371562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74485211299413" calcext:value-type="float">
            <text:p>0.87448521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0.331761787408577" calcext:value-type="float">
            <text:p>0.33176178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60493447918622" calcext:value-type="float">
            <text:p>0.86049344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float" office:value="0.32645359881004" calcext:value-type="float">
            <text:p>0.32645359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46725552751924" calcext:value-type="float">
            <text:p>0.84672555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0.32123034122908" calcext:value-type="float">
            <text:p>0.32123034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33177943907893" calcext:value-type="float">
            <text:p>0.83317794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" calcext:value-type="float">
            <text:p>78</text:p>
          </table:table-cell>
          <table:table-cell office:value-type="float" office:value="0.316090655769414" calcext:value-type="float">
            <text:p>0.31609065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19847096805367" calcext:value-type="float">
            <text:p>0.81984709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0.311033205277104" calcext:value-type="float">
            <text:p>0.31103320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75304132227842" calcext:value-type="float">
            <text:p>0.77530413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0.30605667399267" calcext:value-type="float">
            <text:p>0.3060566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5181107790921" calcext:value-type="float">
            <text:p>0.85181107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0.334970345371614" calcext:value-type="float">
            <text:p>0.33497034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38182100662662" calcext:value-type="float">
            <text:p>0.83818210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float" office:value="0.329610819845669" calcext:value-type="float">
            <text:p>0.32961081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477118705206" calcext:value-type="float">
            <text:p>0.82477118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float" office:value="0.324337046728138" calcext:value-type="float">
            <text:p>0.32433704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11574848059227" calcext:value-type="float">
            <text:p>0.81157484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" calcext:value-type="float">
            <text:p>84</text:p>
          </table:table-cell>
          <table:table-cell office:value-type="float" office:value="0.319147653980488" calcext:value-type="float">
            <text:p>0.3191476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98589650490279" calcext:value-type="float">
            <text:p>0.79858965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0.3140412915168" calcext:value-type="float">
            <text:p>0.31404129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85812216082435" calcext:value-type="float">
            <text:p>0.78581221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  <table:table-cell office:value-type="float" office:value="0.309016630852531" calcext:value-type="float">
            <text:p>0.30901663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73239220625116" calcext:value-type="float">
            <text:p>0.77323922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0.304072364758891" calcext:value-type="float">
            <text:p>0.30407236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60867393095114" calcext:value-type="float">
            <text:p>0.76086739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  <table:table-cell office:value-type="float" office:value="0.299207206922748" calcext:value-type="float">
            <text:p>0.29920720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48693514805592" calcext:value-type="float">
            <text:p>0.74869351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0.294419891611984" calcext:value-type="float">
            <text:p>0.29441989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6714418568703" calcext:value-type="float">
            <text:p>0.73671441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0.289709173346193" calcext:value-type="float">
            <text:p>0.28970917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3468514301464" calcext:value-type="float">
            <text:p>0.9346851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  <table:table-cell office:value-type="float" office:value="0.304706125847249" calcext:value-type="float">
            <text:p>0.30470612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9730180726405" calcext:value-type="float">
            <text:p>0.91973018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  <table:table-cell office:value-type="float" office:value="0.299830827833693" calcext:value-type="float">
            <text:p>0.29983082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05014497834783" calcext:value-type="float">
            <text:p>0.90501449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0.295033534588354" calcext:value-type="float">
            <text:p>0.29503353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90534265869427" calcext:value-type="float">
            <text:p>0.89053426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  <table:table-cell office:value-type="float" office:value="0.29031299803494" calcext:value-type="float">
            <text:p>0.2903129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41441798668524" calcext:value-type="float">
            <text:p>0.84144179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0.285667990066381" calcext:value-type="float">
            <text:p>0.28566799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27978729889827" calcext:value-type="float">
            <text:p>0.82797872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0.281097302225319" calcext:value-type="float">
            <text:p>0.28109730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1473107021159" calcext:value-type="float">
            <text:p>0.81473107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0.276599745389714" calcext:value-type="float">
            <text:p>0.27659974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01695373088204" calcext:value-type="float">
            <text:p>0.80169537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" calcext:value-type="float">
            <text:p>98</text:p>
          </table:table-cell>
          <table:table-cell office:value-type="float" office:value="0.272174149463478" calcext:value-type="float">
            <text:p>0.27217414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71108227897525" calcext:value-type="float">
            <text:p>0.77110822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0.267819363072063" calcext:value-type="float">
            <text:p>0.26781936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8770496251165" calcext:value-type="float">
            <text:p>0.75877049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0.26353425326291" calcext:value-type="float">
            <text:p>0.2635342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16306761254387" calcext:value-type="float">
            <text:p>0.91630676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  <table:table-cell office:value-type="float" office:value="0.409777821881182" calcext:value-type="float">
            <text:p>0.40977782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01645853074317" calcext:value-type="float">
            <text:p>0.90164585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  <table:table-cell office:value-type="float" office:value="0.403221376731084" calcext:value-type="float">
            <text:p>0.4032213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87219519425128" calcext:value-type="float">
            <text:p>0.88721951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  <table:table-cell office:value-type="float" office:value="0.396769834703386" calcext:value-type="float">
            <text:p>0.39676983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73024007114326" calcext:value-type="float">
            <text:p>0.87302400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  <table:table-cell office:value-type="float" office:value="0.390421517348132" calcext:value-type="float">
            <text:p>0.39042151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59055623000497" calcext:value-type="float">
            <text:p>0.8590556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  <table:table-cell office:value-type="float" office:value="0.384174773070562" calcext:value-type="float">
            <text:p>0.38417477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15145835782354" calcext:value-type="float">
            <text:p>0.81514583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  <table:table-cell office:value-type="float" office:value="0.378027976701433" calcext:value-type="float">
            <text:p>0.3780279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02103502409837" calcext:value-type="float">
            <text:p>0.80210350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  <table:table-cell office:value-type="float" office:value="0.37197952907421" calcext:value-type="float">
            <text:p>0.37197952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89269846371279" calcext:value-type="float">
            <text:p>0.78926984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  <table:table-cell office:value-type="float" office:value="0.357651411259631" calcext:value-type="float">
            <text:p>0.35765141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76641528829339" calcext:value-type="float">
            <text:p>0.77664152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  <table:table-cell office:value-type="float" office:value="0.351928988679477" calcext:value-type="float">
            <text:p>0.35192898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6421526436807" calcext:value-type="float">
            <text:p>0.76421526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0" calcext:value-type="float">
            <text:p>110</text:p>
          </table:table-cell>
          <table:table-cell office:value-type="float" office:value="0.346298124860605" calcext:value-type="float">
            <text:p>0.34629812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69834374149019" calcext:value-type="float">
            <text:p>0.86983437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  <table:table-cell office:value-type="float" office:value="0.351205666976897" calcext:value-type="float">
            <text:p>0.3512056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55917024162634" calcext:value-type="float">
            <text:p>0.85591702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0.345586376305266" calcext:value-type="float">
            <text:p>0.34558637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842222351776032" calcext:value-type="float">
            <text:p>0.84222235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  <table:table-cell office:value-type="float" office:value="0.340056994284382" calcext:value-type="float">
            <text:p>0.34005699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76621003012327" calcext:value-type="float">
            <text:p>0.7766210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  <table:table-cell office:value-type="float" office:value="0.334616082375832" calcext:value-type="float">
            <text:p>0.33461608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6419506696413" calcext:value-type="float">
            <text:p>0.7641950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5" calcext:value-type="float">
            <text:p>115</text:p>
          </table:table-cell>
          <table:table-cell office:value-type="float" office:value="0.329262225057819" calcext:value-type="float">
            <text:p>0.32926222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51967945892703" calcext:value-type="float">
            <text:p>0.75196794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6" calcext:value-type="float">
            <text:p>116</text:p>
          </table:table-cell>
          <table:table-cell office:value-type="float" office:value="0.323994029456893" calcext:value-type="float">
            <text:p>0.32399402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3993645875842" calcext:value-type="float">
            <text:p>0.73993645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  <table:table-cell office:value-type="float" office:value="0.318810124985583" calcext:value-type="float">
            <text:p>0.3188101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28097475418285" calcext:value-type="float">
            <text:p>0.72809747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8" calcext:value-type="float">
            <text:p>118</text:p>
          </table:table-cell>
          <table:table-cell office:value-type="float" office:value="0.313709162985814" calcext:value-type="float">
            <text:p>0.3137091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09264866340859" calcext:value-type="float">
            <text:p>0.70926486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  <table:table-cell office:value-type="float" office:value="0.29565973241182" calcext:value-type="float">
            <text:p>0.29565973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92163146535846" calcext:value-type="float">
            <text:p>0.69216314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  <table:table-cell office:value-type="float" office:value="0.29092917669323" calcext:value-type="float">
            <text:p>0.2909291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846676513977261" calcext:value-type="float">
            <text:p>0.8466765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1" calcext:value-type="float">
            <text:p>121</text:p>
          </table:table-cell>
          <table:table-cell office:value-type="float" office:value="0.321217158708267" calcext:value-type="float">
            <text:p>0.32121715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794010884695795" calcext:value-type="float">
            <text:p>0.79401088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2" calcext:value-type="float">
            <text:p>122</text:p>
          </table:table-cell>
          <table:table-cell office:value-type="float" office:value="0.316077684168935" calcext:value-type="float">
            <text:p>0.31607768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81306710540662" calcext:value-type="float">
            <text:p>0.7813067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3" calcext:value-type="float">
            <text:p>123</text:p>
          </table:table-cell>
          <table:table-cell office:value-type="float" office:value="0.311020441222232" calcext:value-type="float">
            <text:p>0.31102044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68805803172012" calcext:value-type="float">
            <text:p>0.76880580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4" calcext:value-type="float">
            <text:p>124</text:p>
          </table:table-cell>
          <table:table-cell office:value-type="float" office:value="0.306044114162676" calcext:value-type="float">
            <text:p>0.30604411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56504910321259" calcext:value-type="float">
            <text:p>0.7565049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5" calcext:value-type="float">
            <text:p>125</text:p>
          </table:table-cell>
          <table:table-cell office:value-type="float" office:value="0.301147408336073" calcext:value-type="float">
            <text:p>0.30114740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44400831756119" calcext:value-type="float">
            <text:p>0.74440083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  <table:table-cell office:value-type="float" office:value="0.296329049802696" calcext:value-type="float">
            <text:p>0.29632904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2490418448021" calcext:value-type="float">
            <text:p>0.73249041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7" calcext:value-type="float">
            <text:p>127</text:p>
          </table:table-cell>
          <table:table-cell office:value-type="float" office:value="0.291587785005853" calcext:value-type="float">
            <text:p>0.2915877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90703404506164" calcext:value-type="float">
            <text:p>0.69070340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0.286922380445759" calcext:value-type="float">
            <text:p>0.28692238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58198439217578" calcext:value-type="float">
            <text:p>0.65819843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9" calcext:value-type="float">
            <text:p>129</text:p>
          </table:table-cell>
          <table:table-cell office:value-type="float" office:value="0.282331622358627" calcext:value-type="float">
            <text:p>0.28233162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47667264190096" calcext:value-type="float">
            <text:p>0.64766726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0" calcext:value-type="float">
            <text:p>130</text:p>
          </table:table-cell>
          <table:table-cell office:value-type="float" office:value="0.260566618237934" calcext:value-type="float">
            <text:p>0.26056661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84767246611042" calcext:value-type="float">
            <text:p>0.78476724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1" calcext:value-type="float">
            <text:p>131</text:p>
          </table:table-cell>
          <table:table-cell office:value-type="float" office:value="0.33258991542348" calcext:value-type="float">
            <text:p>0.33258991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72210970665266" calcext:value-type="float">
            <text:p>0.77221097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2" calcext:value-type="float">
            <text:p>132</text:p>
          </table:table-cell>
          <table:table-cell office:value-type="float" office:value="0.327268476776705" calcext:value-type="float">
            <text:p>0.32726847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59855595134621" calcext:value-type="float">
            <text:p>0.75985559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3" calcext:value-type="float">
            <text:p>133</text:p>
          </table:table-cell>
          <table:table-cell office:value-type="float" office:value="0.322032181148277" calcext:value-type="float">
            <text:p>0.32203218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747697905612468" calcext:value-type="float">
            <text:p>0.74769790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  <table:table-cell office:value-type="float" office:value="0.316879666249905" calcext:value-type="float">
            <text:p>0.31687966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35734739122668" calcext:value-type="float">
            <text:p>0.73573473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5" calcext:value-type="float">
            <text:p>135</text:p>
          </table:table-cell>
          <table:table-cell office:value-type="float" office:value="0.311809591589907" calcext:value-type="float">
            <text:p>0.31180959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23962983296705" calcext:value-type="float">
            <text:p>0.72396298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6" calcext:value-type="float">
            <text:p>136</text:p>
          </table:table-cell>
          <table:table-cell office:value-type="float" office:value="0.306820638124468" calcext:value-type="float">
            <text:p>0.30682063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12379575563958" calcext:value-type="float">
            <text:p>0.71237957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7" calcext:value-type="float">
            <text:p>137</text:p>
          </table:table-cell>
          <table:table-cell office:value-type="float" office:value="0.301911507914477" calcext:value-type="float">
            <text:p>0.30191150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700981502354935" calcext:value-type="float">
            <text:p>0.70098150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0.297080923787845" calcext:value-type="float">
            <text:p>0.29708092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89765798317256" calcext:value-type="float">
            <text:p>0.68976579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9" calcext:value-type="float">
            <text:p>139</text:p>
          </table:table-cell>
          <table:table-cell office:value-type="float" office:value="0.292327629007239" calcext:value-type="float">
            <text:p>0.2923276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7872954554418" calcext:value-type="float">
            <text:p>0.67872954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0" calcext:value-type="float">
            <text:p>140</text:p>
          </table:table-cell>
          <table:table-cell office:value-type="float" office:value="0.287650386943124" calcext:value-type="float">
            <text:p>0.2876503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88242877171165" calcext:value-type="float">
            <text:p>0.88242877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1" calcext:value-type="float">
            <text:p>141</text:p>
          </table:table-cell>
          <table:table-cell office:value-type="float" office:value="0.319423066103674" calcext:value-type="float">
            <text:p>0.31942306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868309911364264" calcext:value-type="float">
            <text:p>0.86830991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2" calcext:value-type="float">
            <text:p>142</text:p>
          </table:table-cell>
          <table:table-cell office:value-type="float" office:value="0.314312297046015" calcext:value-type="float">
            <text:p>0.3143122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54416952782435" calcext:value-type="float">
            <text:p>0.85441695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3" calcext:value-type="float">
            <text:p>143</text:p>
          </table:table-cell>
          <table:table-cell office:value-type="float" office:value="0.309283300293279" calcext:value-type="float">
            <text:p>0.30928330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827357875916284" calcext:value-type="float">
            <text:p>0.82735787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0.304334767488587" calcext:value-type="float">
            <text:p>0.30433476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814120149901623" calcext:value-type="float">
            <text:p>0.81412014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5" calcext:value-type="float">
            <text:p>145</text:p>
          </table:table-cell>
          <table:table-cell office:value-type="float" office:value="0.299465411208769" calcext:value-type="float">
            <text:p>0.29946541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801094227503197" calcext:value-type="float">
            <text:p>0.80109422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6" calcext:value-type="float">
            <text:p>146</text:p>
          </table:table-cell>
          <table:table-cell office:value-type="float" office:value="0.294673964629429" calcext:value-type="float">
            <text:p>0.29467396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88276719863146" calcext:value-type="float">
            <text:p>0.78827671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float" office:value="0.289959181195358" calcext:value-type="float">
            <text:p>0.28995918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75664292345336" calcext:value-type="float">
            <text:p>0.77566429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8" calcext:value-type="float">
            <text:p>148</text:p>
          </table:table-cell>
          <table:table-cell office:value-type="float" office:value="0.285319834296232" calcext:value-type="float">
            <text:p>0.28531983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6325366366781" calcext:value-type="float">
            <text:p>0.76325366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9" calcext:value-type="float">
            <text:p>149</text:p>
          </table:table-cell>
          <table:table-cell office:value-type="float" office:value="0.280754716947493" calcext:value-type="float">
            <text:p>0.28075471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51041605049125" calcext:value-type="float">
            <text:p>0.7510416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0.276262641476333" calcext:value-type="float">
            <text:p>0.27626264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46981880922212" calcext:value-type="float">
            <text:p>0.94698188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0.336654240130084" calcext:value-type="float">
            <text:p>0.3366542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31830170827456" calcext:value-type="float">
            <text:p>0.93183017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2" calcext:value-type="float">
            <text:p>152</text:p>
          </table:table-cell>
          <table:table-cell office:value-type="float" office:value="0.331267772288002" calcext:value-type="float">
            <text:p>0.33126777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16920888094217" calcext:value-type="float">
            <text:p>0.91692088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3" calcext:value-type="float">
            <text:p>153</text:p>
          </table:table-cell>
          <table:table-cell office:value-type="float" office:value="0.325967487931394" calcext:value-type="float">
            <text:p>0.32596748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02250153884709" calcext:value-type="float">
            <text:p>0.90225015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0.32000273480924" calcext:value-type="float">
            <text:p>0.32000273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87814151422554" calcext:value-type="float">
            <text:p>0.88781415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5" calcext:value-type="float">
            <text:p>155</text:p>
          </table:table-cell>
          <table:table-cell office:value-type="float" office:value="0.291930356089958" calcext:value-type="float">
            <text:p>0.29193035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873609124999793" calcext:value-type="float">
            <text:p>0.8736091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6" calcext:value-type="float">
            <text:p>156</text:p>
          </table:table-cell>
          <table:table-cell office:value-type="float" office:value="0.267295874560843" calcext:value-type="float">
            <text:p>0.26729587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859631378999796" calcext:value-type="float">
            <text:p>0.8596313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0.263019140567869" calcext:value-type="float">
            <text:p>0.26301914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8458772769358" calcext:value-type="float">
            <text:p>0.84587727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8" calcext:value-type="float">
            <text:p>158</text:p>
          </table:table-cell>
          <table:table-cell office:value-type="float" office:value="0.240036289187124" calcext:value-type="float">
            <text:p>0.24003628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832343240504827" calcext:value-type="float">
            <text:p>0.83234324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0.230708935897752" calcext:value-type="float">
            <text:p>0.23070893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81902574865675" calcext:value-type="float">
            <text:p>0.81902574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0.227017592923388" calcext:value-type="float">
            <text:p>0.22701759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864942630911084" calcext:value-type="float">
            <text:p>0.86494263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1" calcext:value-type="float">
            <text:p>161</text:p>
          </table:table-cell>
          <table:table-cell office:value-type="float" office:value="0.318807302071757" calcext:value-type="float">
            <text:p>0.3188073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851103548816507" calcext:value-type="float">
            <text:p>0.85110354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2" calcext:value-type="float">
            <text:p>162</text:p>
          </table:table-cell>
          <table:table-cell office:value-type="float" office:value="0.313706385238609" calcext:value-type="float">
            <text:p>0.31370638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837485892035443" calcext:value-type="float">
            <text:p>0.8374858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float" office:value="0.307118577388496" calcext:value-type="float">
            <text:p>0.30711857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24086117762876" calcext:value-type="float">
            <text:p>0.82408611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0.30220468015028" calcext:value-type="float">
            <text:p>0.30220468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81090073987867" calcext:value-type="float">
            <text:p>0.81090073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  <table:table-cell office:value-type="float" office:value="0.297369405267876" calcext:value-type="float">
            <text:p>0.29736940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797926328040611" calcext:value-type="float">
            <text:p>0.7979263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0.29261149478359" calcext:value-type="float">
            <text:p>0.29261149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757114492062238" calcext:value-type="float">
            <text:p>0.7571144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7" calcext:value-type="float">
            <text:p>167</text:p>
          </table:table-cell>
          <table:table-cell office:value-type="float" office:value="0.287929710867052" calcext:value-type="float">
            <text:p>0.28792971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45000660189243" calcext:value-type="float">
            <text:p>0.74500066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8" calcext:value-type="float">
            <text:p>168</text:p>
          </table:table-cell>
          <table:table-cell office:value-type="float" office:value="0.283322835493179" calcext:value-type="float">
            <text:p>0.28332283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33080649626215" calcext:value-type="float">
            <text:p>0.73308064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float" office:value="0.278789670125289" calcext:value-type="float">
            <text:p>0.27878967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21351359232195" calcext:value-type="float">
            <text:p>0.72135135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0" calcext:value-type="float">
            <text:p>170</text:p>
          </table:table-cell>
          <table:table-cell office:value-type="float" office:value="0.274329035403284" calcext:value-type="float">
            <text:p>0.27432903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89723434487972" calcext:value-type="float">
            <text:p>0.89723434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1" calcext:value-type="float">
            <text:p>171</text:p>
          </table:table-cell>
          <table:table-cell office:value-type="float" office:value="0.297422719054686" calcext:value-type="float">
            <text:p>0.29742271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882878595361645" calcext:value-type="float">
            <text:p>0.88287859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2" calcext:value-type="float">
            <text:p>172</text:p>
          </table:table-cell>
          <table:table-cell office:value-type="float" office:value="0.292663955549811" calcext:value-type="float">
            <text:p>0.29266395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868752537835858" calcext:value-type="float">
            <text:p>0.86875253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3" calcext:value-type="float">
            <text:p>173</text:p>
          </table:table-cell>
          <table:table-cell office:value-type="float" office:value="0.274014407916029" calcext:value-type="float">
            <text:p>0.27401440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854852497230485" calcext:value-type="float">
            <text:p>0.85485249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  <table:table-cell office:value-type="float" office:value="0.269630177389372" calcext:value-type="float">
            <text:p>0.26963017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41174857274797" calcext:value-type="float">
            <text:p>0.84117485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0.265316094551142" calcext:value-type="float">
            <text:p>0.26531609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277160595584" calcext:value-type="float">
            <text:p>0.82771605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0.261071037038324" calcext:value-type="float">
            <text:p>0.2610710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14472602605466" calcext:value-type="float">
            <text:p>0.81447260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7" calcext:value-type="float">
            <text:p>177</text:p>
          </table:table-cell>
          <table:table-cell office:value-type="float" office:value="0.256893900445711" calcext:value-type="float">
            <text:p>0.25689390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01441040963778" calcext:value-type="float">
            <text:p>0.8014410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8" calcext:value-type="float">
            <text:p>178</text:p>
          </table:table-cell>
          <table:table-cell office:value-type="float" office:value="0.252783598038579" calcext:value-type="float">
            <text:p>0.2527835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788617984308358" calcext:value-type="float">
            <text:p>0.78861798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float" office:value="0.248739060469962" calcext:value-type="float">
            <text:p>0.24873906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76000096559424" calcext:value-type="float">
            <text:p>0.77600009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0.244759235502443" calcext:value-type="float">
            <text:p>0.24475923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89656977493906" calcext:value-type="float">
            <text:p>0.89656977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1" calcext:value-type="float">
            <text:p>181</text:p>
          </table:table-cell>
          <table:table-cell office:value-type="float" office:value="0.297091179553194" calcext:value-type="float">
            <text:p>0.29709117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882224658540035" calcext:value-type="float">
            <text:p>0.88222465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2" calcext:value-type="float">
            <text:p>182</text:p>
          </table:table-cell>
          <table:table-cell office:value-type="float" office:value="0.292337720680343" calcext:value-type="float">
            <text:p>0.29233772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868109064003395" calcext:value-type="float">
            <text:p>0.8681090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3" calcext:value-type="float">
            <text:p>183</text:p>
          </table:table-cell>
          <table:table-cell office:value-type="float" office:value="0.287660317149457" calcext:value-type="float">
            <text:p>0.28766031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85421931897934" calcext:value-type="float">
            <text:p>0.8542193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4" calcext:value-type="float">
            <text:p>184</text:p>
          </table:table-cell>
          <table:table-cell office:value-type="float" office:value="0.283057752075066" calcext:value-type="float">
            <text:p>0.28305775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840551809875671" calcext:value-type="float">
            <text:p>0.84055180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float" office:value="0.278528828041865" calcext:value-type="float">
            <text:p>0.278528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82710298091766" calcext:value-type="float">
            <text:p>0.82710298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6" calcext:value-type="float">
            <text:p>186</text:p>
          </table:table-cell>
          <table:table-cell office:value-type="float" office:value="0.274072366793195" calcext:value-type="float">
            <text:p>0.27407236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813869333222978" calcext:value-type="float">
            <text:p>0.81386933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7" calcext:value-type="float">
            <text:p>187</text:p>
          </table:table-cell>
          <table:table-cell office:value-type="float" office:value="0.269687208924504" calcext:value-type="float">
            <text:p>0.26968720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80084742389141" calcext:value-type="float">
            <text:p>0.80084742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8" calcext:value-type="float">
            <text:p>188</text:p>
          </table:table-cell>
          <table:table-cell office:value-type="float" office:value="0.265372213581712" calcext:value-type="float">
            <text:p>0.26537221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788033865109147" calcext:value-type="float">
            <text:p>0.78803386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9" calcext:value-type="float">
            <text:p>189</text:p>
          </table:table-cell>
          <table:table-cell office:value-type="float" office:value="0.261126258164404" calcext:value-type="float">
            <text:p>0.26112625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75425323267401" calcext:value-type="float">
            <text:p>0.77542532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0" calcext:value-type="float">
            <text:p>190</text:p>
          </table:table-cell>
          <table:table-cell office:value-type="float" office:value="0.256948238033774" calcext:value-type="float">
            <text:p>0.2569482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18419732075943" calcext:value-type="float">
            <text:p>0.91841973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1" calcext:value-type="float">
            <text:p>191</text:p>
          </table:table-cell>
          <table:table-cell office:value-type="float" office:value="0.30759355679498" calcext:value-type="float">
            <text:p>0.30759355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03725016362728" calcext:value-type="float">
            <text:p>0.90372501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2" calcext:value-type="float">
            <text:p>192</text:p>
          </table:table-cell>
          <table:table-cell office:value-type="float" office:value="0.30267205988626" calcext:value-type="float">
            <text:p>0.30267205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889265416100925" calcext:value-type="float">
            <text:p>0.88926541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0.29782930692808" calcext:value-type="float">
            <text:p>0.29782930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87503716944331" calcext:value-type="float">
            <text:p>0.87503716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  <table:table-cell office:value-type="float" office:value="0.293064038017231" calcext:value-type="float">
            <text:p>0.2930640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861036574732217" calcext:value-type="float">
            <text:p>0.86103657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5" calcext:value-type="float">
            <text:p>195</text:p>
          </table:table-cell>
          <table:table-cell office:value-type="float" office:value="0.288375013408955" calcext:value-type="float">
            <text:p>0.2883750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847259989536501" calcext:value-type="float">
            <text:p>0.84725998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6" calcext:value-type="float">
            <text:p>196</text:p>
          </table:table-cell>
          <table:table-cell office:value-type="float" office:value="0.283761013194412" calcext:value-type="float">
            <text:p>0.28376101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833703829703917" calcext:value-type="float">
            <text:p>0.83370382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0.279220836983301" calcext:value-type="float">
            <text:p>0.2792208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820364568428655" calcext:value-type="float">
            <text:p>0.82036456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8" calcext:value-type="float">
            <text:p>198</text:p>
          </table:table-cell>
          <table:table-cell office:value-type="float" office:value="0.274753303591568" calcext:value-type="float">
            <text:p>0.27475330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807238735333796" calcext:value-type="float">
            <text:p>0.80723873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9" calcext:value-type="float">
            <text:p>199</text:p>
          </table:table-cell>
          <table:table-cell office:value-type="float" office:value="0.270357250734103" calcext:value-type="float">
            <text:p>0.27035725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94322915568456" calcext:value-type="float">
            <text:p>0.79432291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0.266031534722358" calcext:value-type="float">
            <text:p>0.26603153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85059723054749" calcext:value-type="float">
            <text:p>0.8850597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1" calcext:value-type="float">
            <text:p>201</text:p>
          </table:table-cell>
          <table:table-cell office:value-type="float" office:value="0.374348894709826" calcext:value-type="float">
            <text:p>0.37434889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70898767485873" calcext:value-type="float">
            <text:p>0.87089876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2" calcext:value-type="float">
            <text:p>202</text:p>
          </table:table-cell>
          <table:table-cell office:value-type="float" office:value="0.356304864879429" calcext:value-type="float">
            <text:p>0.35630486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6964387206099" calcext:value-type="float">
            <text:p>0.85696438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3" calcext:value-type="float">
            <text:p>203</text:p>
          </table:table-cell>
          <table:table-cell office:value-type="float" office:value="0.350603987041358" calcext:value-type="float">
            <text:p>0.3506039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43252957010801" calcext:value-type="float">
            <text:p>0.8432529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4" calcext:value-type="float">
            <text:p>204</text:p>
          </table:table-cell>
          <table:table-cell office:value-type="float" office:value="0.344994323248696" calcext:value-type="float">
            <text:p>0.34499432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829760909698628" calcext:value-type="float">
            <text:p>0.82976090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5" calcext:value-type="float">
            <text:p>205</text:p>
          </table:table-cell>
          <table:table-cell office:value-type="float" office:value="0.322777594051794" calcext:value-type="float">
            <text:p>0.32277759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81648473514345" calcext:value-type="float">
            <text:p>0.81648473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6" calcext:value-type="float">
            <text:p>206</text:p>
          </table:table-cell>
          <table:table-cell office:value-type="float" office:value="0.295636849073931" calcext:value-type="float">
            <text:p>0.29563684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803420979381155" calcext:value-type="float">
            <text:p>0.80342097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7" calcext:value-type="float">
            <text:p>207</text:p>
          </table:table-cell>
          <table:table-cell office:value-type="float" office:value="0.290906659488748" calcext:value-type="float">
            <text:p>0.29090665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790566243711057" calcext:value-type="float">
            <text:p>0.79056624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8" calcext:value-type="float">
            <text:p>208</text:p>
          </table:table-cell>
          <table:table-cell office:value-type="float" office:value="0.286252152936928" calcext:value-type="float">
            <text:p>0.28625215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77791718381168" calcext:value-type="float">
            <text:p>0.77791718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9" calcext:value-type="float">
            <text:p>209</text:p>
          </table:table-cell>
          <table:table-cell office:value-type="float" office:value="0.281672118489938" calcext:value-type="float">
            <text:p>0.28167211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65470508870693" calcext:value-type="float">
            <text:p>0.76547050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office:value-type="float" office:value="0.277165364594099" calcext:value-type="float">
            <text:p>0.27716536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851696664286652" calcext:value-type="float">
            <text:p>0.85169666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1" calcext:value-type="float">
            <text:p>211</text:p>
          </table:table-cell>
          <table:table-cell office:value-type="float" office:value="0.310934116384954" calcext:value-type="float">
            <text:p>0.31093411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838069517658066" calcext:value-type="float">
            <text:p>0.83806951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2" calcext:value-type="float">
            <text:p>212</text:p>
          </table:table-cell>
          <table:table-cell office:value-type="float" office:value="0.305959170522795" calcext:value-type="float">
            <text:p>0.30595917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824660405375537" calcext:value-type="float">
            <text:p>0.82466040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3" calcext:value-type="float">
            <text:p>213</text:p>
          </table:table-cell>
          <table:table-cell office:value-type="float" office:value="0.30106382379443" calcext:value-type="float">
            <text:p>0.30106382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802423619884685" calcext:value-type="float">
            <text:p>0.80242361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4" calcext:value-type="float">
            <text:p>214</text:p>
          </table:table-cell>
          <table:table-cell office:value-type="float" office:value="0.296246802613719" calcext:value-type="float">
            <text:p>0.29624680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8958484196653" calcext:value-type="float">
            <text:p>0.7895848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5" calcext:value-type="float">
            <text:p>215</text:p>
          </table:table-cell>
          <table:table-cell office:value-type="float" office:value="0.2915068537719" calcext:value-type="float">
            <text:p>0.29150685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76951484495066" calcext:value-type="float">
            <text:p>0.77695148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6" calcext:value-type="float">
            <text:p>216</text:p>
          </table:table-cell>
          <table:table-cell office:value-type="float" office:value="0.286842744111549" calcext:value-type="float">
            <text:p>0.28684274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764520260743145" calcext:value-type="float">
            <text:p>0.76452026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7" calcext:value-type="float">
            <text:p>217</text:p>
          </table:table-cell>
          <table:table-cell office:value-type="float" office:value="0.282253260205764" calcext:value-type="float">
            <text:p>0.28225326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752287936571254" calcext:value-type="float">
            <text:p>0.75228793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8" calcext:value-type="float">
            <text:p>218</text:p>
          </table:table-cell>
          <table:table-cell office:value-type="float" office:value="0.249096970848063" calcext:value-type="float">
            <text:p>0.24909697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740251329586114" calcext:value-type="float">
            <text:p>0.74025132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  <table:table-cell office:value-type="float" office:value="0.245111419314494" calcext:value-type="float">
            <text:p>0.24511141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28407308312737" calcext:value-type="float">
            <text:p>0.72840730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0.241189636605462" calcext:value-type="float">
            <text:p>0.24118963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15770153646816" calcext:value-type="float">
            <text:p>0.81577015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  <table:table-cell office:value-type="float" office:value="0.291833466295024" calcext:value-type="float">
            <text:p>0.29183346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802717831188467" calcext:value-type="float">
            <text:p>0.80271783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2" calcext:value-type="float">
            <text:p>222</text:p>
          </table:table-cell>
          <table:table-cell office:value-type="float" office:value="0.287164130834304" calcext:value-type="float">
            <text:p>0.28716413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789874345889451" calcext:value-type="float">
            <text:p>0.78987434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3" calcext:value-type="float">
            <text:p>223</text:p>
          </table:table-cell>
          <table:table-cell office:value-type="float" office:value="0.282569504740955" calcext:value-type="float">
            <text:p>0.28256950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7723635635522" calcext:value-type="float">
            <text:p>0.77723635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  <table:table-cell office:value-type="float" office:value="0.2780483926651" calcext:value-type="float">
            <text:p>0.27804839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764800574653537" calcext:value-type="float">
            <text:p>0.76480057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  <table:table-cell office:value-type="float" office:value="0.273599618382458" calcext:value-type="float">
            <text:p>0.27359961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75256376545908" calcext:value-type="float">
            <text:p>0.75256376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6" calcext:value-type="float">
            <text:p>226</text:p>
          </table:table-cell>
          <table:table-cell office:value-type="float" office:value="0.269222024488339" calcext:value-type="float">
            <text:p>0.26922202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740522745211735" calcext:value-type="float">
            <text:p>0.74052274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7" calcext:value-type="float">
            <text:p>227</text:p>
          </table:table-cell>
          <table:table-cell office:value-type="float" office:value="0.264914472096526" calcext:value-type="float">
            <text:p>0.26491447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728674381288347" calcext:value-type="float">
            <text:p>0.72867438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8" calcext:value-type="float">
            <text:p>228</text:p>
          </table:table-cell>
          <table:table-cell office:value-type="float" office:value="0.260675840542981" calcext:value-type="float">
            <text:p>0.26067584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17015591187733" calcext:value-type="float">
            <text:p>0.71701559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0.256505027094293" calcext:value-type="float">
            <text:p>0.25650502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0554334172873" calcext:value-type="float">
            <text:p>0.70554334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0" calcext:value-type="float">
            <text:p>230</text:p>
          </table:table-cell>
          <table:table-cell office:value-type="float" office:value="0.252400946660785" calcext:value-type="float">
            <text:p>0.25240094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95569374873284" calcext:value-type="float">
            <text:p>0.79556937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1" calcext:value-type="float">
            <text:p>231</text:p>
          </table:table-cell>
          <table:table-cell office:value-type="float" office:value="0.276648425167228" calcext:value-type="float">
            <text:p>0.27664842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782840264875312" calcext:value-type="float">
            <text:p>0.78284026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2" calcext:value-type="float">
            <text:p>232</text:p>
          </table:table-cell>
          <table:table-cell office:value-type="float" office:value="0.272222050364552" calcext:value-type="float">
            <text:p>0.2722220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770314820637307" calcext:value-type="float">
            <text:p>0.77031482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3" calcext:value-type="float">
            <text:p>233</text:p>
          </table:table-cell>
          <table:table-cell office:value-type="float" office:value="0.267866497558719" calcext:value-type="float">
            <text:p>0.26786649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75798978350711" calcext:value-type="float">
            <text:p>0.75798978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4" calcext:value-type="float">
            <text:p>234</text:p>
          </table:table-cell>
          <table:table-cell office:value-type="float" office:value="0.26358063359778" calcext:value-type="float">
            <text:p>0.26358063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45861946970996" calcext:value-type="float">
            <text:p>0.7458619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  <table:table-cell office:value-type="float" office:value="0.259363343460215" calcext:value-type="float">
            <text:p>0.25936334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715029229452509" calcext:value-type="float">
            <text:p>0.71502922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0.255213529964852" calcext:value-type="float">
            <text:p>0.255213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81308916882947" calcext:value-type="float">
            <text:p>0.68130891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0.251130113485414" calcext:value-type="float">
            <text:p>0.25113011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70407974212819" calcext:value-type="float">
            <text:p>0.67040797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8" calcext:value-type="float">
            <text:p>238</text:p>
          </table:table-cell>
          <table:table-cell office:value-type="float" office:value="0.247112031669648" calcext:value-type="float">
            <text:p>0.24711203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59681446625414" calcext:value-type="float">
            <text:p>0.65968144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9" calcext:value-type="float">
            <text:p>239</text:p>
          </table:table-cell>
          <table:table-cell office:value-type="float" office:value="0.243158239162933" calcext:value-type="float">
            <text:p>0.24315823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49126543479408" calcext:value-type="float">
            <text:p>0.64912654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float" office:value="0.239267707336326" calcext:value-type="float">
            <text:p>0.23926770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819223799537198" calcext:value-type="float">
            <text:p>0.81922379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1" calcext:value-type="float">
            <text:p>241</text:p>
          </table:table-cell>
          <table:table-cell office:value-type="float" office:value="0.337855053632174" calcext:value-type="float">
            <text:p>0.33785505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806116218744603" calcext:value-type="float">
            <text:p>0.80611621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2" calcext:value-type="float">
            <text:p>242</text:p>
          </table:table-cell>
          <table:table-cell office:value-type="float" office:value="0.332449372774059" calcext:value-type="float">
            <text:p>0.33244937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793218359244689" calcext:value-type="float">
            <text:p>0.79321835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  <table:table-cell office:value-type="float" office:value="0.327130182809674" calcext:value-type="float">
            <text:p>0.3271301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780526865496774" calcext:value-type="float">
            <text:p>0.78052686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4" calcext:value-type="float">
            <text:p>244</text:p>
          </table:table-cell>
          <table:table-cell office:value-type="float" office:value="0.321896099884719" calcext:value-type="float">
            <text:p>0.32189609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68038435648826" calcext:value-type="float">
            <text:p>0.76803843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0.316745762286563" calcext:value-type="float">
            <text:p>0.31674576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755749820678445" calcext:value-type="float">
            <text:p>0.7557498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6" calcext:value-type="float">
            <text:p>246</text:p>
          </table:table-cell>
          <table:table-cell office:value-type="float" office:value="0.311677830089979" calcext:value-type="float">
            <text:p>0.31167783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4365782354759" calcext:value-type="float">
            <text:p>0.74365782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7" calcext:value-type="float">
            <text:p>247</text:p>
          </table:table-cell>
          <table:table-cell office:value-type="float" office:value="0.295509062817974" calcext:value-type="float">
            <text:p>0.29550906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31759298370828" calcext:value-type="float">
            <text:p>0.73175929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office:value-type="float" office:value="0.282620113031679" calcext:value-type="float">
            <text:p>0.2826201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20051149596895" calcext:value-type="float">
            <text:p>0.72005114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0.278098191223172" calcext:value-type="float">
            <text:p>0.27809819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92345667269621" calcext:value-type="float">
            <text:p>0.69234566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0" calcext:value-type="float">
            <text:p>250</text:p>
          </table:table-cell>
          <table:table-cell office:value-type="float" office:value="0.273648620163601" calcext:value-type="float">
            <text:p>0.27364862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79648850566686" calcext:value-type="float">
            <text:p>0.77964885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1" calcext:value-type="float">
            <text:p>251</text:p>
          </table:table-cell>
          <table:table-cell office:value-type="float" office:value="0.269752861956441" calcext:value-type="float">
            <text:p>0.2697528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67174468957619" calcext:value-type="float">
            <text:p>0.7671744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2" calcext:value-type="float">
            <text:p>252</text:p>
          </table:table-cell>
          <table:table-cell office:value-type="float" office:value="0.265436816165138" calcext:value-type="float">
            <text:p>0.26543681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54899677454298" calcext:value-type="float">
            <text:p>0.75489967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3" calcext:value-type="float">
            <text:p>253</text:p>
          </table:table-cell>
          <table:table-cell office:value-type="float" office:value="0.261189827106496" calcext:value-type="float">
            <text:p>0.26118982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42821282615029" calcext:value-type="float">
            <text:p>0.74282128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4" calcext:value-type="float">
            <text:p>254</text:p>
          </table:table-cell>
          <table:table-cell office:value-type="float" office:value="0.257010789872792" calcext:value-type="float">
            <text:p>0.25701078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30936142093188" calcext:value-type="float">
            <text:p>0.73093614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  <table:table-cell office:value-type="float" office:value="0.252898617234827" calcext:value-type="float">
            <text:p>0.25289861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19241163819697" calcext:value-type="float">
            <text:p>0.71924116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float" office:value="0.24885223935907" calcext:value-type="float">
            <text:p>0.24885223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707733305198582" calcext:value-type="float">
            <text:p>0.70773330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7" calcext:value-type="float">
            <text:p>257</text:p>
          </table:table-cell>
          <table:table-cell office:value-type="float" office:value="0.244870603529325" calcext:value-type="float">
            <text:p>0.24487060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96409572315405" calcext:value-type="float">
            <text:p>0.69640957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8" calcext:value-type="float">
            <text:p>258</text:p>
          </table:table-cell>
          <table:table-cell office:value-type="float" office:value="0.240952673872856" calcext:value-type="float">
            <text:p>0.24095267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85267019158358" calcext:value-type="float">
            <text:p>0.68526701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9" calcext:value-type="float">
            <text:p>259</text:p>
          </table:table-cell>
          <table:table-cell office:value-type="float" office:value="0.23709743109089" calcext:value-type="float">
            <text:p>0.23709743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74302746851825" calcext:value-type="float">
            <text:p>0.67430274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0" calcext:value-type="float">
            <text:p>260</text:p>
          </table:table-cell>
          <table:table-cell office:value-type="float" office:value="0.211223474670775" calcext:value-type="float">
            <text:p>0.21122347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8531865168931" calcext:value-type="float">
            <text:p>0.78531865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1" calcext:value-type="float">
            <text:p>261</text:p>
          </table:table-cell>
          <table:table-cell office:value-type="float" office:value="0.231732436691978" calcext:value-type="float">
            <text:p>0.23173243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772753553262281" calcext:value-type="float">
            <text:p>0.77275355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2" calcext:value-type="float">
            <text:p>262</text:p>
          </table:table-cell>
          <table:table-cell office:value-type="float" office:value="0.231732436691978" calcext:value-type="float">
            <text:p>0.23173243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760389496410084" calcext:value-type="float">
            <text:p>0.76038949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3" calcext:value-type="float">
            <text:p>263</text:p>
          </table:table-cell>
          <table:table-cell office:value-type="float" office:value="0.231732436691978" calcext:value-type="float">
            <text:p>0.23173243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48223264467523" calcext:value-type="float">
            <text:p>0.74822326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4" calcext:value-type="float">
            <text:p>264</text:p>
          </table:table-cell>
          <table:table-cell office:value-type="float" office:value="0.231732436691978" calcext:value-type="float">
            <text:p>0.23173243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36251692236043" calcext:value-type="float">
            <text:p>0.73625169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5" calcext:value-type="float">
            <text:p>265</text:p>
          </table:table-cell>
          <table:table-cell office:value-type="float" office:value="0.231732436691978" calcext:value-type="float">
            <text:p>0.23173243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724471665160266" calcext:value-type="float">
            <text:p>0.72447166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6" calcext:value-type="float">
            <text:p>266</text:p>
          </table:table-cell>
          <table:table-cell office:value-type="float" office:value="0.231732436691978" calcext:value-type="float">
            <text:p>0.23173243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12880118517702" calcext:value-type="float">
            <text:p>0.71288011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0.231732436691978" calcext:value-type="float">
            <text:p>0.23173243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701474036621418" calcext:value-type="float">
            <text:p>0.70147403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8" calcext:value-type="float">
            <text:p>268</text:p>
          </table:table-cell>
          <table:table-cell office:value-type="float" office:value="0.210706558686622" calcext:value-type="float">
            <text:p>0.21070655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90250452035476" calcext:value-type="float">
            <text:p>0.6902504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9" calcext:value-type="float">
            <text:p>269</text:p>
          </table:table-cell>
          <table:table-cell office:value-type="float" office:value="0.210706558686622" calcext:value-type="float">
            <text:p>0.21070655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79206444802908" calcext:value-type="float">
            <text:p>0.67920644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0" calcext:value-type="float">
            <text:p>270</text:p>
          </table:table-cell>
          <table:table-cell office:value-type="float" office:value="0.210706558686622" calcext:value-type="float">
            <text:p>0.21070655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833359354916696" calcext:value-type="float">
            <text:p>0.83335935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1" calcext:value-type="float">
            <text:p>271</text:p>
          </table:table-cell>
          <table:table-cell office:value-type="float" office:value="0.29708150795864" calcext:value-type="float">
            <text:p>0.2970815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820025605238029" calcext:value-type="float">
            <text:p>0.82002560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2" calcext:value-type="float">
            <text:p>272</text:p>
          </table:table-cell>
          <table:table-cell office:value-type="float" office:value="0.294066660853256" calcext:value-type="float">
            <text:p>0.29406666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80690519555422" calcext:value-type="float">
            <text:p>0.80690519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3" calcext:value-type="float">
            <text:p>273</text:p>
          </table:table-cell>
          <table:table-cell office:value-type="float" office:value="0.289361594279604" calcext:value-type="float">
            <text:p>0.28936159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793994712425353" calcext:value-type="float">
            <text:p>0.79399471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4" calcext:value-type="float">
            <text:p>274</text:p>
          </table:table-cell>
          <table:table-cell office:value-type="float" office:value="0.28473180877113" calcext:value-type="float">
            <text:p>0.28473180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81290797026547" calcext:value-type="float">
            <text:p>0.7812907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5" calcext:value-type="float">
            <text:p>275</text:p>
          </table:table-cell>
          <table:table-cell office:value-type="float" office:value="0.280176099830792" calcext:value-type="float">
            <text:p>0.28017609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68790144274123" calcext:value-type="float">
            <text:p>0.76879014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6" calcext:value-type="float">
            <text:p>276</text:p>
          </table:table-cell>
          <table:table-cell office:value-type="float" office:value="0.275693282233499" calcext:value-type="float">
            <text:p>0.27569328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756489501965736" calcext:value-type="float">
            <text:p>0.7564895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7" calcext:value-type="float">
            <text:p>277</text:p>
          </table:table-cell>
          <table:table-cell office:value-type="float" office:value="0.266524392804137" calcext:value-type="float">
            <text:p>0.26652439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44385669934285" calcext:value-type="float">
            <text:p>0.74438566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8" calcext:value-type="float">
            <text:p>278</text:p>
          </table:table-cell>
          <table:table-cell office:value-type="float" office:value="0.262260002519271" calcext:value-type="float">
            <text:p>0.26226000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32475499215336" calcext:value-type="float">
            <text:p>0.73247549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9" calcext:value-type="float">
            <text:p>279</text:p>
          </table:table-cell>
          <table:table-cell office:value-type="float" office:value="0.258063842478963" calcext:value-type="float">
            <text:p>0.25806384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20755891227891" calcext:value-type="float">
            <text:p>0.72075589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0" calcext:value-type="float">
            <text:p>280</text:p>
          </table:table-cell>
          <table:table-cell office:value-type="float" office:value="0.252774041916469" calcext:value-type="float">
            <text:p>0.25277404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819863194069332" calcext:value-type="float">
            <text:p>0.81986319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1" calcext:value-type="float">
            <text:p>281</text:p>
          </table:table-cell>
          <table:table-cell office:value-type="float" office:value="0.336785697385535" calcext:value-type="float">
            <text:p>0.33678569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806745382964223" calcext:value-type="float">
            <text:p>0.8067453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2" calcext:value-type="float">
            <text:p>282</text:p>
          </table:table-cell>
          <table:table-cell office:value-type="float" office:value="0.331397126227367" calcext:value-type="float">
            <text:p>0.33139712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793837456836795" calcext:value-type="float">
            <text:p>0.79383745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3" calcext:value-type="float">
            <text:p>283</text:p>
          </table:table-cell>
          <table:table-cell office:value-type="float" office:value="0.326094772207729" calcext:value-type="float">
            <text:p>0.32609477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781136057527406" calcext:value-type="float">
            <text:p>0.78113605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4" calcext:value-type="float">
            <text:p>284</text:p>
          </table:table-cell>
          <table:table-cell office:value-type="float" office:value="0.320877255852405" calcext:value-type="float">
            <text:p>0.32087725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68637880606968" calcext:value-type="float">
            <text:p>0.76863788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  <table:table-cell office:value-type="float" office:value="0.315743219758767" calcext:value-type="float">
            <text:p>0.31574321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756339674517256" calcext:value-type="float">
            <text:p>0.75633967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6" calcext:value-type="float">
            <text:p>286</text:p>
          </table:table-cell>
          <table:table-cell office:value-type="float" office:value="0.310691328242627" calcext:value-type="float">
            <text:p>0.31069132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74423823972498" calcext:value-type="float">
            <text:p>0.74423823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7" calcext:value-type="float">
            <text:p>287</text:p>
          </table:table-cell>
          <table:table-cell office:value-type="float" office:value="0.305720266990745" calcext:value-type="float">
            <text:p>0.3057202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32330427889381" calcext:value-type="float">
            <text:p>0.73233042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 office:value-type="float" office:value="0.300828742718893" calcext:value-type="float">
            <text:p>0.30082874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20613141043151" calcext:value-type="float">
            <text:p>0.7206131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9" calcext:value-type="float">
            <text:p>289</text:p>
          </table:table-cell>
          <table:table-cell office:value-type="float" office:value="0.282327073744058" calcext:value-type="float">
            <text:p>0.28232707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70908333078646" calcext:value-type="float">
            <text:p>0.70908333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0" calcext:value-type="float">
            <text:p>290</text:p>
          </table:table-cell>
          <table:table-cell office:value-type="float" office:value="0.277809840564153" calcext:value-type="float">
            <text:p>0.27780984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818113270234159" calcext:value-type="float">
            <text:p>0.81811327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1" calcext:value-type="float">
            <text:p>291</text:p>
          </table:table-cell>
          <table:table-cell office:value-type="float" office:value="0.386518501331089" calcext:value-type="float">
            <text:p>0.38651850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805023457910413" calcext:value-type="float">
            <text:p>0.80502345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2" calcext:value-type="float">
            <text:p>292</text:p>
          </table:table-cell>
          <table:table-cell office:value-type="float" office:value="0.380334205309792" calcext:value-type="float">
            <text:p>0.38033420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92143082583846" calcext:value-type="float">
            <text:p>0.79214308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3" calcext:value-type="float">
            <text:p>293</text:p>
          </table:table-cell>
          <table:table-cell office:value-type="float" office:value="0.360312668298993" calcext:value-type="float">
            <text:p>0.36031266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779468793262505" calcext:value-type="float">
            <text:p>0.77946879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4" calcext:value-type="float">
            <text:p>294</text:p>
          </table:table-cell>
          <table:table-cell office:value-type="float" office:value="0.339184043466849" calcext:value-type="float">
            <text:p>0.33918404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766997292570305" calcext:value-type="float">
            <text:p>0.76699729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5" calcext:value-type="float">
            <text:p>295</text:p>
          </table:table-cell>
          <table:table-cell office:value-type="float" office:value="0.33375709877138" calcext:value-type="float">
            <text:p>0.33375709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75472533588918" calcext:value-type="float">
            <text:p>0.75472533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6" calcext:value-type="float">
            <text:p>296</text:p>
          </table:table-cell>
          <table:table-cell office:value-type="float" office:value="0.316078058041456" calcext:value-type="float">
            <text:p>0.3160780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742649730514953" calcext:value-type="float">
            <text:p>0.74264973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7" calcext:value-type="float">
            <text:p>297</text:p>
          </table:table-cell>
          <table:table-cell office:value-type="float" office:value="0.311020809112793" calcext:value-type="float">
            <text:p>0.31102080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730767334826714" calcext:value-type="float">
            <text:p>0.73076733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8" calcext:value-type="float">
            <text:p>298</text:p>
          </table:table-cell>
          <table:table-cell office:value-type="float" office:value="0.306044476166988" calcext:value-type="float">
            <text:p>0.30604447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719075057469486" calcext:value-type="float">
            <text:p>0.71907505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0.301147764548316" calcext:value-type="float">
            <text:p>0.30114776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07569856549975" calcext:value-type="float">
            <text:p>0.70756985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0.284893741543192" calcext:value-type="float">
            <text:p>0.28489374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845674770672185" calcext:value-type="float">
            <text:p>0.84567477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0.292524777435696" calcext:value-type="float">
            <text:p>0.29252477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832143974341431" calcext:value-type="float">
            <text:p>0.83214397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2" calcext:value-type="float">
            <text:p>302</text:p>
          </table:table-cell>
          <table:table-cell office:value-type="float" office:value="0.287844380996725" calcext:value-type="float">
            <text:p>0.2878443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818829670751968" calcext:value-type="float">
            <text:p>0.81882967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3" calcext:value-type="float">
            <text:p>303</text:p>
          </table:table-cell>
          <table:table-cell office:value-type="float" office:value="0.283238870900778" calcext:value-type="float">
            <text:p>0.28323887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805728396019936" calcext:value-type="float">
            <text:p>0.8057283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4" calcext:value-type="float">
            <text:p>304</text:p>
          </table:table-cell>
          <table:table-cell office:value-type="float" office:value="0.278707048966365" calcext:value-type="float">
            <text:p>0.2787070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792836741683617" calcext:value-type="float">
            <text:p>0.79283674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5" calcext:value-type="float">
            <text:p>305</text:p>
          </table:table-cell>
          <table:table-cell office:value-type="float" office:value="0.274247736182903" calcext:value-type="float">
            <text:p>0.27424773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780151353816679" calcext:value-type="float">
            <text:p>0.78015135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6" calcext:value-type="float">
            <text:p>306</text:p>
          </table:table-cell>
          <table:table-cell office:value-type="float" office:value="0.269859772403977" calcext:value-type="float">
            <text:p>0.26985977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767668932155613" calcext:value-type="float">
            <text:p>0.76766893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7" calcext:value-type="float">
            <text:p>307</text:p>
          </table:table-cell>
          <table:table-cell office:value-type="float" office:value="0.265542016045513" calcext:value-type="float">
            <text:p>0.2655420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755386229241123" calcext:value-type="float">
            <text:p>0.75538622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8" calcext:value-type="float">
            <text:p>308</text:p>
          </table:table-cell>
          <table:table-cell office:value-type="float" office:value="0.261293343788785" calcext:value-type="float">
            <text:p>0.26129334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43300049573265" calcext:value-type="float">
            <text:p>0.74330004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9" calcext:value-type="float">
            <text:p>309</text:p>
          </table:table-cell>
          <table:table-cell office:value-type="float" office:value="0.257112650288164" calcext:value-type="float">
            <text:p>0.25711265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31407248780093" calcext:value-type="float">
            <text:p>0.73140724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0" calcext:value-type="float">
            <text:p>310</text:p>
          </table:table-cell>
          <table:table-cell office:value-type="float" office:value="0.240716183978922" calcext:value-type="float">
            <text:p>0.2407161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28805321192666" calcext:value-type="float">
            <text:p>0.92880532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1" calcext:value-type="float">
            <text:p>311</text:p>
          </table:table-cell>
          <table:table-cell office:value-type="float" office:value="0.279637632350401" calcext:value-type="float">
            <text:p>0.27963763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13944436053583" calcext:value-type="float">
            <text:p>0.91394443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2" calcext:value-type="float">
            <text:p>312</text:p>
          </table:table-cell>
          <table:table-cell office:value-type="float" office:value="0.275163430232795" calcext:value-type="float">
            <text:p>0.27516343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899321325076726" calcext:value-type="float">
            <text:p>0.89932132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3" calcext:value-type="float">
            <text:p>313</text:p>
          </table:table-cell>
          <table:table-cell office:value-type="float" office:value="0.27076081534907" calcext:value-type="float">
            <text:p>0.27076081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884932183875498" calcext:value-type="float">
            <text:p>0.88493218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0.266428642303485" calcext:value-type="float">
            <text:p>0.26642864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87077326893349" calcext:value-type="float">
            <text:p>0.87077326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5" calcext:value-type="float">
            <text:p>315</text:p>
          </table:table-cell>
          <table:table-cell office:value-type="float" office:value="0.262165784026629" calcext:value-type="float">
            <text:p>0.2621657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856840896630554" calcext:value-type="float">
            <text:p>0.85684089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6" calcext:value-type="float">
            <text:p>316</text:p>
          </table:table-cell>
          <table:table-cell office:value-type="float" office:value="0.233215676672897" calcext:value-type="float">
            <text:p>0.2332156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843131442284466" calcext:value-type="float">
            <text:p>0.84313144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7" calcext:value-type="float">
            <text:p>317</text:p>
          </table:table-cell>
          <table:table-cell office:value-type="float" office:value="0.22948422584613" calcext:value-type="float">
            <text:p>0.22948422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80786204555795" calcext:value-type="float">
            <text:p>0.80786204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8" calcext:value-type="float">
            <text:p>318</text:p>
          </table:table-cell>
          <table:table-cell office:value-type="float" office:value="0.225812478232592" calcext:value-type="float">
            <text:p>0.22581247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794936252829022" calcext:value-type="float">
            <text:p>0.79493625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9" calcext:value-type="float">
            <text:p>319</text:p>
          </table:table-cell>
          <table:table-cell office:value-type="float" office:value="0.222199478580871" calcext:value-type="float">
            <text:p>0.22219947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782217272783758" calcext:value-type="float">
            <text:p>0.78221727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0" calcext:value-type="float">
            <text:p>320</text:p>
          </table:table-cell>
          <table:table-cell office:value-type="float" office:value="0.218644286923577" calcext:value-type="float">
            <text:p>0.2186442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855623036462966" calcext:value-type="float">
            <text:p>0.85562303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1" calcext:value-type="float">
            <text:p>321</text:p>
          </table:table-cell>
          <table:table-cell office:value-type="float" office:value="0.281473429333099" calcext:value-type="float">
            <text:p>0.28147342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841933067879558" calcext:value-type="float">
            <text:p>0.84193306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2" calcext:value-type="float">
            <text:p>322</text:p>
          </table:table-cell>
          <table:table-cell office:value-type="float" office:value="0.276969854463769" calcext:value-type="float">
            <text:p>0.27696985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28462138793485" calcext:value-type="float">
            <text:p>0.82846213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3" calcext:value-type="float">
            <text:p>323</text:p>
          </table:table-cell>
          <table:table-cell office:value-type="float" office:value="0.272538336792349" calcext:value-type="float">
            <text:p>0.27253833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81520674457279" calcext:value-type="float">
            <text:p>0.81520674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4" calcext:value-type="float">
            <text:p>324</text:p>
          </table:table-cell>
          <table:table-cell office:value-type="float" office:value="0.268177723403671" calcext:value-type="float">
            <text:p>0.26817772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802163436659625" calcext:value-type="float">
            <text:p>0.80216343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5" calcext:value-type="float">
            <text:p>325</text:p>
          </table:table-cell>
          <table:table-cell office:value-type="float" office:value="0.263886879829213" calcext:value-type="float">
            <text:p>0.26388687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789328821673071" calcext:value-type="float">
            <text:p>0.78932882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6" calcext:value-type="float">
            <text:p>326</text:p>
          </table:table-cell>
          <table:table-cell office:value-type="float" office:value="0.259664689751945" calcext:value-type="float">
            <text:p>0.25966468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776699560526302" calcext:value-type="float">
            <text:p>0.77669956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7" calcext:value-type="float">
            <text:p>327</text:p>
          </table:table-cell>
          <table:table-cell office:value-type="float" office:value="0.255510054715914" calcext:value-type="float">
            <text:p>0.25551005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764272367557881" calcext:value-type="float">
            <text:p>0.76427236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8" calcext:value-type="float">
            <text:p>328</text:p>
          </table:table-cell>
          <table:table-cell office:value-type="float" office:value="0.251421893840459" calcext:value-type="float">
            <text:p>0.25142189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752044009676955" calcext:value-type="float">
            <text:p>0.75204400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9" calcext:value-type="float">
            <text:p>329</text:p>
          </table:table-cell>
          <table:table-cell office:value-type="float" office:value="0.247399143539012" calcext:value-type="float">
            <text:p>0.24739914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40011305522124" calcext:value-type="float">
            <text:p>0.74001130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0" calcext:value-type="float">
            <text:p>330</text:p>
          </table:table-cell>
          <table:table-cell office:value-type="float" office:value="0.243440757242388" calcext:value-type="float">
            <text:p>0.24344075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794359443133525" calcext:value-type="float">
            <text:p>0.79435944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1" calcext:value-type="float">
            <text:p>331</text:p>
          </table:table-cell>
          <table:table-cell office:value-type="float" office:value="0.331908152143392" calcext:value-type="float">
            <text:p>0.33190815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781649692043388" calcext:value-type="float">
            <text:p>0.7816496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2" calcext:value-type="float">
            <text:p>332</text:p>
          </table:table-cell>
          <table:table-cell office:value-type="float" office:value="0.326597621709098" calcext:value-type="float">
            <text:p>0.32659762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69143296970694" calcext:value-type="float">
            <text:p>0.7691432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3" calcext:value-type="float">
            <text:p>333</text:p>
          </table:table-cell>
          <table:table-cell office:value-type="float" office:value="0.321372059761752" calcext:value-type="float">
            <text:p>0.32137205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756837004219163" calcext:value-type="float">
            <text:p>0.75683700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4" calcext:value-type="float">
            <text:p>334</text:p>
          </table:table-cell>
          <table:table-cell office:value-type="float" office:value="0.316230106805564" calcext:value-type="float">
            <text:p>0.31623010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744727612151656" calcext:value-type="float">
            <text:p>0.74472761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  <table:table-cell office:value-type="float" office:value="0.311170425096675" calcext:value-type="float">
            <text:p>0.31117042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73281197035723" calcext:value-type="float">
            <text:p>0.73281197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0.306191698295128" calcext:value-type="float">
            <text:p>0.30619169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721086978831514" calcext:value-type="float">
            <text:p>0.72108697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float" office:value="0.301292631122406" calcext:value-type="float">
            <text:p>0.30129263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70954958717021" calcext:value-type="float">
            <text:p>0.70954958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8" calcext:value-type="float">
            <text:p>338</text:p>
          </table:table-cell>
          <table:table-cell office:value-type="float" office:value="0.296471949024448" calcext:value-type="float">
            <text:p>0.2964719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72278926021539" calcext:value-type="float">
            <text:p>0.6722789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9" calcext:value-type="float">
            <text:p>339</text:p>
          </table:table-cell>
          <table:table-cell office:value-type="float" office:value="0.291728397840056" calcext:value-type="float">
            <text:p>0.29172839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61522463205194" calcext:value-type="float">
            <text:p>0.66152246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0" calcext:value-type="float">
            <text:p>340</text:p>
          </table:table-cell>
          <table:table-cell office:value-type="float" office:value="0.287060743474616" calcext:value-type="float">
            <text:p>0.28706074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881175092117807" calcext:value-type="float">
            <text:p>0.8811750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1" calcext:value-type="float">
            <text:p>341</text:p>
          </table:table-cell>
          <table:table-cell office:value-type="float" office:value="0.317292908520816" calcext:value-type="float">
            <text:p>0.31729290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84630975827832" calcext:value-type="float">
            <text:p>0.84630975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2" calcext:value-type="float">
            <text:p>342</text:p>
          </table:table-cell>
          <table:table-cell office:value-type="float" office:value="0.312216221984483" calcext:value-type="float">
            <text:p>0.3122162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32768802145867" calcext:value-type="float">
            <text:p>0.83276880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3" calcext:value-type="float">
            <text:p>343</text:p>
          </table:table-cell>
          <table:table-cell office:value-type="float" office:value="0.307220762432731" calcext:value-type="float">
            <text:p>0.30722076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819444501311533" calcext:value-type="float">
            <text:p>0.81944450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4" calcext:value-type="float">
            <text:p>344</text:p>
          </table:table-cell>
          <table:table-cell office:value-type="float" office:value="0.302305230233808" calcext:value-type="float">
            <text:p>0.30230523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806333389290549" calcext:value-type="float">
            <text:p>0.80633338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float" office:value="0.297468346550067" calcext:value-type="float">
            <text:p>0.29746834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7934320550619" calcext:value-type="float">
            <text:p>0.79343205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6" calcext:value-type="float">
            <text:p>346</text:p>
          </table:table-cell>
          <table:table-cell office:value-type="float" office:value="0.292708853005266" calcext:value-type="float">
            <text:p>0.2927088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78073714218091" calcext:value-type="float">
            <text:p>0.78073714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7" calcext:value-type="float">
            <text:p>347</text:p>
          </table:table-cell>
          <table:table-cell office:value-type="float" office:value="0.288025511357181" calcext:value-type="float">
            <text:p>0.28802551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768245347906015" calcext:value-type="float">
            <text:p>0.76824534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8" calcext:value-type="float">
            <text:p>348</text:p>
          </table:table-cell>
          <table:table-cell office:value-type="float" office:value="0.283417103175466" calcext:value-type="float">
            <text:p>0.28341710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755953422339519" calcext:value-type="float">
            <text:p>0.75595342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9" calcext:value-type="float">
            <text:p>349</text:p>
          </table:table-cell>
          <table:table-cell office:value-type="float" office:value="0.278882429524659" calcext:value-type="float">
            <text:p>0.27888242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743858167582086" calcext:value-type="float">
            <text:p>0.74385816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0" calcext:value-type="float">
            <text:p>350</text:p>
          </table:table-cell>
          <table:table-cell office:value-type="float" office:value="0.274420310652264" calcext:value-type="float">
            <text:p>0.27442031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70893403146929" calcext:value-type="float">
            <text:p>0.87089340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1" calcext:value-type="float">
            <text:p>351</text:p>
          </table:table-cell>
          <table:table-cell office:value-type="float" office:value="0.280075361375971" calcext:value-type="float">
            <text:p>0.28007536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56959108696578" calcext:value-type="float">
            <text:p>0.8569591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2" calcext:value-type="float">
            <text:p>352</text:p>
          </table:table-cell>
          <table:table-cell office:value-type="float" office:value="0.275594155593955" calcext:value-type="float">
            <text:p>0.27559415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43247762957433" calcext:value-type="float">
            <text:p>0.8432477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3" calcext:value-type="float">
            <text:p>353</text:p>
          </table:table-cell>
          <table:table-cell office:value-type="float" office:value="0.271184649104452" calcext:value-type="float">
            <text:p>0.27118464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829755798750114" calcext:value-type="float">
            <text:p>0.82975579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  <table:table-cell office:value-type="float" office:value="0.266845694718781" calcext:value-type="float">
            <text:p>0.26684569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816479705970112" calcext:value-type="float">
            <text:p>0.8164797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5" calcext:value-type="float">
            <text:p>355</text:p>
          </table:table-cell>
          <table:table-cell office:value-type="float" office:value="0.26257616360328" calcext:value-type="float">
            <text:p>0.26257616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803416030674591" calcext:value-type="float">
            <text:p>0.80341603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6" calcext:value-type="float">
            <text:p>356</text:p>
          </table:table-cell>
          <table:table-cell office:value-type="float" office:value="0.258374944985628" calcext:value-type="float">
            <text:p>0.2583749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790561374183797" calcext:value-type="float">
            <text:p>0.79056137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7" calcext:value-type="float">
            <text:p>357</text:p>
          </table:table-cell>
          <table:table-cell office:value-type="float" office:value="0.254240945865858" calcext:value-type="float">
            <text:p>0.25424094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777912392196857" calcext:value-type="float">
            <text:p>0.77791239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float" office:value="0.250173090732004" calcext:value-type="float">
            <text:p>0.25017309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765465793921707" calcext:value-type="float">
            <text:p>0.76546579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office:value-type="float" office:value="0.246170321280292" calcext:value-type="float">
            <text:p>0.24617032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5321834121896" calcext:value-type="float">
            <text:p>0.75321834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0" calcext:value-type="float">
            <text:p>360</text:p>
          </table:table-cell>
          <table:table-cell office:value-type="float" office:value="0.242231596139807" calcext:value-type="float">
            <text:p>0.24223159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884795176937442" calcext:value-type="float">
            <text:p>0.88479517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float" office:value="0.276062195640223" calcext:value-type="float">
            <text:p>0.27606219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870638454106442" calcext:value-type="float">
            <text:p>0.87063845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  <table:table-cell office:value-type="float" office:value="0.271645200509979" calcext:value-type="float">
            <text:p>0.27164520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856708238840739" calcext:value-type="float">
            <text:p>0.85670823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3" calcext:value-type="float">
            <text:p>363</text:p>
          </table:table-cell>
          <table:table-cell office:value-type="float" office:value="0.26729887730182" calcext:value-type="float">
            <text:p>0.26729887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843000907019288" calcext:value-type="float">
            <text:p>0.8430009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4" calcext:value-type="float">
            <text:p>364</text:p>
          </table:table-cell>
          <table:table-cell office:value-type="float" office:value="0.263022095264991" calcext:value-type="float">
            <text:p>0.26302209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829512892506979" calcext:value-type="float">
            <text:p>0.82951289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5" calcext:value-type="float">
            <text:p>365</text:p>
          </table:table-cell>
          <table:table-cell office:value-type="float" office:value="0.258813741740751" calcext:value-type="float">
            <text:p>0.25881374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816240686226867" calcext:value-type="float">
            <text:p>0.81624068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0.254672721872899" calcext:value-type="float">
            <text:p>0.25467272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803180835247237" calcext:value-type="float">
            <text:p>0.80318083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7" calcext:value-type="float">
            <text:p>367</text:p>
          </table:table-cell>
          <table:table-cell office:value-type="float" office:value="0.250597958322932" calcext:value-type="float">
            <text:p>0.25059795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90329941883281" calcext:value-type="float">
            <text:p>0.79032994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float" office:value="0.246588390989765" calcext:value-type="float">
            <text:p>0.2465883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759658512054704" calcext:value-type="float">
            <text:p>0.75965851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9" calcext:value-type="float">
            <text:p>369</text:p>
          </table:table-cell>
          <table:table-cell office:value-type="float" office:value="0.242642976733929" calcext:value-type="float">
            <text:p>0.2426429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47503975861829" calcext:value-type="float">
            <text:p>0.74750397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0.238760689106186" calcext:value-type="float">
            <text:p>0.23876068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05724794266039" calcext:value-type="float">
            <text:p>0.90572479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  <table:table-cell office:value-type="float" office:value="0.296390909516347" calcext:value-type="float">
            <text:p>0.29639090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891233197557783" calcext:value-type="float">
            <text:p>0.89123319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2" calcext:value-type="float">
            <text:p>372</text:p>
          </table:table-cell>
          <table:table-cell office:value-type="float" office:value="0.291648654964085" calcext:value-type="float">
            <text:p>0.2916486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876973466396858" calcext:value-type="float">
            <text:p>0.87697346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3" calcext:value-type="float">
            <text:p>373</text:p>
          </table:table-cell>
          <table:table-cell office:value-type="float" office:value="0.28698227648466" calcext:value-type="float">
            <text:p>0.28698227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862941890934509" calcext:value-type="float">
            <text:p>0.86294189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4" calcext:value-type="float">
            <text:p>374</text:p>
          </table:table-cell>
          <table:table-cell office:value-type="float" office:value="0.282390560060905" calcext:value-type="float">
            <text:p>0.28239056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849134820679556" calcext:value-type="float">
            <text:p>0.8491348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5" calcext:value-type="float">
            <text:p>375</text:p>
          </table:table-cell>
          <table:table-cell office:value-type="float" office:value="0.277872311099931" calcext:value-type="float">
            <text:p>0.27787231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835548663548684" calcext:value-type="float">
            <text:p>0.83554866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0.273426354122332" calcext:value-type="float">
            <text:p>0.27342635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822179884931905" calcext:value-type="float">
            <text:p>0.82217988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7" calcext:value-type="float">
            <text:p>377</text:p>
          </table:table-cell>
          <table:table-cell office:value-type="float" office:value="0.269051532456375" calcext:value-type="float">
            <text:p>0.26905153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81019998407412" calcext:value-type="float">
            <text:p>0.78101999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8" calcext:value-type="float">
            <text:p>378</text:p>
          </table:table-cell>
          <table:table-cell office:value-type="float" office:value="0.23674169957149" calcext:value-type="float">
            <text:p>0.23674169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759509774374233" calcext:value-type="float">
            <text:p>0.75950977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float" office:value="0.227581227967161" calcext:value-type="float">
            <text:p>0.2275812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747357617984246" calcext:value-type="float">
            <text:p>0.7473576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0.223939928319687" calcext:value-type="float">
            <text:p>0.22393992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897610067478311" calcext:value-type="float">
            <text:p>0.89761006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1" calcext:value-type="float">
            <text:p>381</text:p>
          </table:table-cell>
          <table:table-cell office:value-type="float" office:value="0.342464836905674" calcext:value-type="float">
            <text:p>0.34246483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883248306398658" calcext:value-type="float">
            <text:p>0.88324830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2" calcext:value-type="float">
            <text:p>382</text:p>
          </table:table-cell>
          <table:table-cell office:value-type="float" office:value="0.336985399515183" calcext:value-type="float">
            <text:p>0.33698539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86911633349628" calcext:value-type="float">
            <text:p>0.86911633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0.33159363312294" calcext:value-type="float">
            <text:p>0.33159363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855210472160339" calcext:value-type="float">
            <text:p>0.85521047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  <table:table-cell office:value-type="float" office:value="0.326288134992973" calcext:value-type="float">
            <text:p>0.3262881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841527104605773" calcext:value-type="float">
            <text:p>0.84152710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office:value-type="float" office:value="0.321067524833086" calcext:value-type="float">
            <text:p>0.32106752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828062670932081" calcext:value-type="float">
            <text:p>0.82806267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6" calcext:value-type="float">
            <text:p>386</text:p>
          </table:table-cell>
          <table:table-cell office:value-type="float" office:value="0.315930444435756" calcext:value-type="float">
            <text:p>0.31593044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814813668197168" calcext:value-type="float">
            <text:p>0.81481366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7" calcext:value-type="float">
            <text:p>387</text:p>
          </table:table-cell>
          <table:table-cell office:value-type="float" office:value="0.310875557324784" calcext:value-type="float">
            <text:p>0.31087555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01776649506013" calcext:value-type="float">
            <text:p>0.80177664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8" calcext:value-type="float">
            <text:p>388</text:p>
          </table:table-cell>
          <table:table-cell office:value-type="float" office:value="0.305901548407588" calcext:value-type="float">
            <text:p>0.30590154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788948223113917" calcext:value-type="float">
            <text:p>0.7889482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0.301007123633066" calcext:value-type="float">
            <text:p>0.30100712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76325051544094" calcext:value-type="float">
            <text:p>0.77632505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0.296191009654937" calcext:value-type="float">
            <text:p>0.29619100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847592591472447" calcext:value-type="float">
            <text:p>0.84759259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1" calcext:value-type="float">
            <text:p>391</text:p>
          </table:table-cell>
          <table:table-cell office:value-type="float" office:value="0.344645400963424" calcext:value-type="float">
            <text:p>0.344645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834031110008888" calcext:value-type="float">
            <text:p>0.834031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2" calcext:value-type="float">
            <text:p>392</text:p>
          </table:table-cell>
          <table:table-cell office:value-type="float" office:value="0.339131074548009" calcext:value-type="float">
            <text:p>0.33913107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820686612248745" calcext:value-type="float">
            <text:p>0.82068661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3" calcext:value-type="float">
            <text:p>393</text:p>
          </table:table-cell>
          <table:table-cell office:value-type="float" office:value="0.333704977355241" calcext:value-type="float">
            <text:p>0.33370497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807555626452765" calcext:value-type="float">
            <text:p>0.80755562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4" calcext:value-type="float">
            <text:p>394</text:p>
          </table:table-cell>
          <table:table-cell office:value-type="float" office:value="0.328365697717557" calcext:value-type="float">
            <text:p>0.32836569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794634736429521" calcext:value-type="float">
            <text:p>0.79463473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0.323111846554076" calcext:value-type="float">
            <text:p>0.32311184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781920580646649" calcext:value-type="float">
            <text:p>0.78192058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6" calcext:value-type="float">
            <text:p>396</text:p>
          </table:table-cell>
          <table:table-cell office:value-type="float" office:value="0.317942057009211" calcext:value-type="float">
            <text:p>0.3179420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769409851356302" calcext:value-type="float">
            <text:p>0.76940985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7" calcext:value-type="float">
            <text:p>397</text:p>
          </table:table-cell>
          <table:table-cell office:value-type="float" office:value="0.312854984097064" calcext:value-type="float">
            <text:p>0.31285498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57099293734602" calcext:value-type="float">
            <text:p>0.75709929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8" calcext:value-type="float">
            <text:p>398</text:p>
          </table:table-cell>
          <table:table-cell office:value-type="float" office:value="0.307849304351511" calcext:value-type="float">
            <text:p>0.30784930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744985705034848" calcext:value-type="float">
            <text:p>0.7449857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9" calcext:value-type="float">
            <text:p>399</text:p>
          </table:table-cell>
          <table:table-cell office:value-type="float" office:value="0.302923715481886" calcext:value-type="float">
            <text:p>0.30292371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3306593375429" calcext:value-type="float">
            <text:p>0.73306593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0.298076936034176" calcext:value-type="float">
            <text:p>0.2980769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838407193652772" calcext:value-type="float">
            <text:p>0.83840719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1" calcext:value-type="float">
            <text:p>401</text:p>
          </table:table-cell>
          <table:table-cell office:value-type="float" office:value="0.360119866158048" calcext:value-type="float">
            <text:p>0.36011986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824992678554328" calcext:value-type="float">
            <text:p>0.82499267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2" calcext:value-type="float">
            <text:p>402</text:p>
          </table:table-cell>
          <table:table-cell office:value-type="float" office:value="0.354357948299519" calcext:value-type="float">
            <text:p>0.35435794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811792795697458" calcext:value-type="float">
            <text:p>0.81179279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float" office:value="0.348688221126727" calcext:value-type="float">
            <text:p>0.34868822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798804110966299" calcext:value-type="float">
            <text:p>0.7988041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4" calcext:value-type="float">
            <text:p>404</text:p>
          </table:table-cell>
          <table:table-cell office:value-type="float" office:value="0.343109209588699" calcext:value-type="float">
            <text:p>0.34310920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786023245190838" calcext:value-type="float">
            <text:p>0.78602324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0.324258010394036" calcext:value-type="float">
            <text:p>0.3242580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773446873267785" calcext:value-type="float">
            <text:p>0.77344687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6" calcext:value-type="float">
            <text:p>406</text:p>
          </table:table-cell>
          <table:table-cell office:value-type="float" office:value="0.319069882227732" calcext:value-type="float">
            <text:p>0.31906988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7610717232955" calcext:value-type="float">
            <text:p>0.76107172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7" calcext:value-type="float">
            <text:p>407</text:p>
          </table:table-cell>
          <table:table-cell office:value-type="float" office:value="0.313964764112088" calcext:value-type="float">
            <text:p>0.31396476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48894575722772" calcext:value-type="float">
            <text:p>0.74889457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8" calcext:value-type="float">
            <text:p>408</text:p>
          </table:table-cell>
          <table:table-cell office:value-type="float" office:value="0.308941327886295" calcext:value-type="float">
            <text:p>0.30894132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736912262511208" calcext:value-type="float">
            <text:p>0.73691226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9" calcext:value-type="float">
            <text:p>409</text:p>
          </table:table-cell>
          <table:table-cell office:value-type="float" office:value="0.303998266640114" calcext:value-type="float">
            <text:p>0.30399826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725121666311029" calcext:value-type="float">
            <text:p>0.72512166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  <table:table-cell office:value-type="float" office:value="0.286995396451803" calcext:value-type="float">
            <text:p>0.28699539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899999047051146" calcext:value-type="float">
            <text:p>0.89999904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1" calcext:value-type="float">
            <text:p>411</text:p>
          </table:table-cell>
          <table:table-cell office:value-type="float" office:value="0.352878946117434" calcext:value-type="float">
            <text:p>0.35287894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885599062298327" calcext:value-type="float">
            <text:p>0.88559906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office:value-type="float" office:value="0.347232882979556" calcext:value-type="float">
            <text:p>0.347232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871429477301554" calcext:value-type="float">
            <text:p>0.87142947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  <table:table-cell office:value-type="float" office:value="0.341677156851883" calcext:value-type="float">
            <text:p>0.34167715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857486605664729" calcext:value-type="float">
            <text:p>0.85748660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4" calcext:value-type="float">
            <text:p>414</text:p>
          </table:table-cell>
          <table:table-cell office:value-type="float" office:value="0.320662306866231" calcext:value-type="float">
            <text:p>0.32066230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843766819974094" calcext:value-type="float">
            <text:p>0.843766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5" calcext:value-type="float">
            <text:p>415</text:p>
          </table:table-cell>
          <table:table-cell office:value-type="float" office:value="0.315531709956371" calcext:value-type="float">
            <text:p>0.315531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30266550854508" calcext:value-type="float">
            <text:p>0.83026655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6" calcext:value-type="float">
            <text:p>416</text:p>
          </table:table-cell>
          <table:table-cell office:value-type="float" office:value="0.310483202597069" calcext:value-type="float">
            <text:p>0.31048320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816982286040836" calcext:value-type="float">
            <text:p>0.8169822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7" calcext:value-type="float">
            <text:p>417</text:p>
          </table:table-cell>
          <table:table-cell office:value-type="float" office:value="0.305515471355516" calcext:value-type="float">
            <text:p>0.30551547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03910569464183" calcext:value-type="float">
            <text:p>0.80391056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  <table:table-cell office:value-type="float" office:value="0.300627223813828" calcext:value-type="float">
            <text:p>0.30062722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791048000352756" calcext:value-type="float">
            <text:p>0.79104800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9" calcext:value-type="float">
            <text:p>419</text:p>
          </table:table-cell>
          <table:table-cell office:value-type="float" office:value="0.295817188232807" calcext:value-type="float">
            <text:p>0.29581718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778391232347112" calcext:value-type="float">
            <text:p>0.77839123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float" office:value="0.291084113221082" calcext:value-type="float">
            <text:p>0.29108411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868089653439803" calcext:value-type="float">
            <text:p>0.86808965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1" calcext:value-type="float">
            <text:p>421</text:p>
          </table:table-cell>
          <table:table-cell office:value-type="float" office:value="0.341804227589734" calcext:value-type="float">
            <text:p>0.34180422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854200218984766" calcext:value-type="float">
            <text:p>0.8542002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float" office:value="0.324542194303057" calcext:value-type="float">
            <text:p>0.32454219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84053301548101" calcext:value-type="float">
            <text:p>0.84053301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3" calcext:value-type="float">
            <text:p>423</text:p>
          </table:table-cell>
          <table:table-cell office:value-type="float" office:value="0.319349519194208" calcext:value-type="float">
            <text:p>0.31934951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827084487233314" calcext:value-type="float">
            <text:p>0.82708448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float" office:value="0.314239926887101" calcext:value-type="float">
            <text:p>0.31423992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813851135437581" calcext:value-type="float">
            <text:p>0.81385113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5" calcext:value-type="float">
            <text:p>425</text:p>
          </table:table-cell>
          <table:table-cell office:value-type="float" office:value="0.309212088056907" calcext:value-type="float">
            <text:p>0.30921208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80082951727058" calcext:value-type="float">
            <text:p>0.80082951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6" calcext:value-type="float">
            <text:p>426</text:p>
          </table:table-cell>
          <table:table-cell office:value-type="float" office:value="0.304264694647997" calcext:value-type="float">
            <text:p>0.30426469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78801624499425" calcext:value-type="float">
            <text:p>0.7880162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7" calcext:value-type="float">
            <text:p>427</text:p>
          </table:table-cell>
          <table:table-cell office:value-type="float" office:value="0.299396459533629" calcext:value-type="float">
            <text:p>0.29939645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775407985074342" calcext:value-type="float">
            <text:p>0.77540798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8" calcext:value-type="float">
            <text:p>428</text:p>
          </table:table-cell>
          <table:table-cell office:value-type="float" office:value="0.294606116181091" calcext:value-type="float">
            <text:p>0.29460611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763001457313153" calcext:value-type="float">
            <text:p>0.76300145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9" calcext:value-type="float">
            <text:p>429</text:p>
          </table:table-cell>
          <table:table-cell office:value-type="float" office:value="0.289892418322193" calcext:value-type="float">
            <text:p>0.28989241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750793433996142" calcext:value-type="float">
            <text:p>0.7507934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0" calcext:value-type="float">
            <text:p>430</text:p>
          </table:table-cell>
          <table:table-cell office:value-type="float" office:value="0.285254139629038" calcext:value-type="float">
            <text:p>0.28525413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956228116978082" calcext:value-type="float">
            <text:p>0.9562281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0.425130119216964" calcext:value-type="float">
            <text:p>0.42513011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40928467106433" calcext:value-type="float">
            <text:p>0.94092846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2" calcext:value-type="float">
            <text:p>432</text:p>
          </table:table-cell>
          <table:table-cell office:value-type="float" office:value="0.418328037309492" calcext:value-type="float">
            <text:p>0.41832803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2587361163273" calcext:value-type="float">
            <text:p>0.9258736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float" office:value="0.411634788712541" calcext:value-type="float">
            <text:p>0.41163478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11059633846606" calcext:value-type="float">
            <text:p>0.91105963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4" calcext:value-type="float">
            <text:p>434</text:p>
          </table:table-cell>
          <table:table-cell office:value-type="float" office:value="0.40504863209314" calcext:value-type="float">
            <text:p>0.4050486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896482679705061" calcext:value-type="float">
            <text:p>0.89648267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5" calcext:value-type="float">
            <text:p>435</text:p>
          </table:table-cell>
          <table:table-cell office:value-type="float" office:value="0.39856785397965" calcext:value-type="float">
            <text:p>0.3985678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88213895682978" calcext:value-type="float">
            <text:p>0.88213895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6" calcext:value-type="float">
            <text:p>436</text:p>
          </table:table-cell>
          <table:table-cell office:value-type="float" office:value="0.392190768315975" calcext:value-type="float">
            <text:p>0.39219076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868024733520503" calcext:value-type="float">
            <text:p>0.86802473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7" calcext:value-type="float">
            <text:p>437</text:p>
          </table:table-cell>
          <table:table-cell office:value-type="float" office:value="0.38591571602292" calcext:value-type="float">
            <text:p>0.3859157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854136337784175" calcext:value-type="float">
            <text:p>0.85413633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8" calcext:value-type="float">
            <text:p>438</text:p>
          </table:table-cell>
          <table:table-cell office:value-type="float" office:value="0.379741064566553" calcext:value-type="float">
            <text:p>0.37974106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840470156379629" calcext:value-type="float">
            <text:p>0.84047015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float" office:value="0.373665207533488" calcext:value-type="float">
            <text:p>0.37366520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827022633877554" calcext:value-type="float">
            <text:p>0.82702263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0" calcext:value-type="float">
            <text:p>440</text:p>
          </table:table-cell>
          <table:table-cell office:value-type="float" office:value="0.367686564212952" calcext:value-type="float">
            <text:p>0.36768656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20846073277808" calcext:value-type="float">
            <text:p>0.92084607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1" calcext:value-type="float">
            <text:p>441</text:p>
          </table:table-cell>
          <table:table-cell office:value-type="float" office:value="0.39525594196847" calcext:value-type="float">
            <text:p>0.3952559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06112536105363" calcext:value-type="float">
            <text:p>0.90611253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2" calcext:value-type="float">
            <text:p>442</text:p>
          </table:table-cell>
          <table:table-cell office:value-type="float" office:value="0.388931846896974" calcext:value-type="float">
            <text:p>0.38893184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91614735527677" calcext:value-type="float">
            <text:p>0.89161473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  <table:table-cell office:value-type="float" office:value="0.382708937346623" calcext:value-type="float">
            <text:p>0.38270893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877348899759234" calcext:value-type="float">
            <text:p>0.87734889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4" calcext:value-type="float">
            <text:p>444</text:p>
          </table:table-cell>
          <table:table-cell office:value-type="float" office:value="0.376585594349077" calcext:value-type="float">
            <text:p>0.37658559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863311317363086" calcext:value-type="float">
            <text:p>0.86331131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5" calcext:value-type="float">
            <text:p>445</text:p>
          </table:table-cell>
          <table:table-cell office:value-type="float" office:value="0.370560224839492" calcext:value-type="float">
            <text:p>0.37056022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849498336285277" calcext:value-type="float">
            <text:p>0.84949833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6" calcext:value-type="float">
            <text:p>446</text:p>
          </table:table-cell>
          <table:table-cell office:value-type="float" office:value="0.36463126124206" calcext:value-type="float">
            <text:p>0.36463126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835906362904712" calcext:value-type="float">
            <text:p>0.83590636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7" calcext:value-type="float">
            <text:p>447</text:p>
          </table:table-cell>
          <table:table-cell office:value-type="float" office:value="0.358797161062187" calcext:value-type="float">
            <text:p>0.3587971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822531861098237" calcext:value-type="float">
            <text:p>0.82253186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  <table:table-cell office:value-type="float" office:value="0.353056406485192" calcext:value-type="float">
            <text:p>0.3530564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809371351320665" calcext:value-type="float">
            <text:p>0.80937135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9" calcext:value-type="float">
            <text:p>449</text:p>
          </table:table-cell>
          <table:table-cell office:value-type="float" office:value="0.347407503981429" calcext:value-type="float">
            <text:p>0.347407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96421409699535" calcext:value-type="float">
            <text:p>0.79642140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0" calcext:value-type="float">
            <text:p>450</text:p>
          </table:table-cell>
          <table:table-cell office:value-type="float" office:value="0.341848983917726" calcext:value-type="float">
            <text:p>0.34184898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905373631074439" calcext:value-type="float">
            <text:p>0.90537363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float" office:value="0.411172386366839" calcext:value-type="float">
            <text:p>0.41117238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890887652977248" calcext:value-type="float">
            <text:p>0.8908876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2" calcext:value-type="float">
            <text:p>452</text:p>
          </table:table-cell>
          <table:table-cell office:value-type="float" office:value="0.40459362818497" calcext:value-type="float">
            <text:p>0.40459362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76633450529612" calcext:value-type="float">
            <text:p>0.87663345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3" calcext:value-type="float">
            <text:p>453</text:p>
          </table:table-cell>
          <table:table-cell office:value-type="float" office:value="0.39812013013401" calcext:value-type="float">
            <text:p>0.39812013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862607315321138" calcext:value-type="float">
            <text:p>0.86260731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4" calcext:value-type="float">
            <text:p>454</text:p>
          </table:table-cell>
          <table:table-cell office:value-type="float" office:value="0.391750208051866" calcext:value-type="float">
            <text:p>0.39175020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848805598276" calcext:value-type="float">
            <text:p>0.84880559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5" calcext:value-type="float">
            <text:p>455</text:p>
          </table:table-cell>
          <table:table-cell office:value-type="float" office:value="0.385482204723036" calcext:value-type="float">
            <text:p>0.38548220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835224708703584" calcext:value-type="float">
            <text:p>0.8352247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6" calcext:value-type="float">
            <text:p>456</text:p>
          </table:table-cell>
          <table:table-cell office:value-type="float" office:value="0.379314489447467" calcext:value-type="float">
            <text:p>0.37931448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821861113364327" calcext:value-type="float">
            <text:p>0.8218611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7" calcext:value-type="float">
            <text:p>457</text:p>
          </table:table-cell>
          <table:table-cell office:value-type="float" office:value="0.373245457616308" calcext:value-type="float">
            <text:p>0.37324545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808711335550498" calcext:value-type="float">
            <text:p>0.80871133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8" calcext:value-type="float">
            <text:p>458</text:p>
          </table:table-cell>
          <table:table-cell office:value-type="float" office:value="0.367273530294447" calcext:value-type="float">
            <text:p>0.36727353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79577195418169" calcext:value-type="float">
            <text:p>0.79577195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9" calcext:value-type="float">
            <text:p>459</text:p>
          </table:table-cell>
          <table:table-cell office:value-type="float" office:value="0.361397153809736" calcext:value-type="float">
            <text:p>0.36139715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83039602914782" calcext:value-type="float">
            <text:p>0.78303960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0" calcext:value-type="float">
            <text:p>460</text:p>
          </table:table-cell>
          <table:table-cell office:value-type="float" office:value="0.35561479934878" calcext:value-type="float">
            <text:p>0.3556147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93390705671768" calcext:value-type="float">
            <text:p>0.93390705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1" calcext:value-type="float">
            <text:p>461</text:p>
          </table:table-cell>
          <table:table-cell office:value-type="float" office:value="0.364238946476348" calcext:value-type="float">
            <text:p>0.36423894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18964543810197" calcext:value-type="float">
            <text:p>0.91896454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2" calcext:value-type="float">
            <text:p>462</text:p>
          </table:table-cell>
          <table:table-cell office:value-type="float" office:value="0.358411123332726" calcext:value-type="float">
            <text:p>0.35841112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04261111109234" calcext:value-type="float">
            <text:p>0.90426111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0.352676545359403" calcext:value-type="float">
            <text:p>0.35267654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889792933331486" calcext:value-type="float">
            <text:p>0.88979293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4" calcext:value-type="float">
            <text:p>464</text:p>
          </table:table-cell>
          <table:table-cell office:value-type="float" office:value="0.347033720633652" calcext:value-type="float">
            <text:p>0.34703372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875556246398182" calcext:value-type="float">
            <text:p>0.87555624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5" calcext:value-type="float">
            <text:p>465</text:p>
          </table:table-cell>
          <table:table-cell office:value-type="float" office:value="0.341481181103514" calcext:value-type="float">
            <text:p>0.34148118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861547346455811" calcext:value-type="float">
            <text:p>0.86154734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6" calcext:value-type="float">
            <text:p>466</text:p>
          </table:table-cell>
          <table:table-cell office:value-type="float" office:value="0.336017482205857" calcext:value-type="float">
            <text:p>0.33601748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847762588912518" calcext:value-type="float">
            <text:p>0.84776258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7" calcext:value-type="float">
            <text:p>467</text:p>
          </table:table-cell>
          <table:table-cell office:value-type="float" office:value="0.330641202490564" calcext:value-type="float">
            <text:p>0.33064120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834198387489918" calcext:value-type="float">
            <text:p>0.83419838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8" calcext:value-type="float">
            <text:p>468</text:p>
          </table:table-cell>
          <table:table-cell office:value-type="float" office:value="0.325350943250715" calcext:value-type="float">
            <text:p>0.32535094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82085121329008" calcext:value-type="float">
            <text:p>0.82085121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9" calcext:value-type="float">
            <text:p>469</text:p>
          </table:table-cell>
          <table:table-cell office:value-type="float" office:value="0.320145328158703" calcext:value-type="float">
            <text:p>0.32014532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807717593877438" calcext:value-type="float">
            <text:p>0.80771759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0" calcext:value-type="float">
            <text:p>470</text:p>
          </table:table-cell>
          <table:table-cell office:value-type="float" office:value="0.315023002908164" calcext:value-type="float">
            <text:p>0.31502300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997352444741975" calcext:value-type="float">
            <text:p>0.99735244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  <table:table-cell office:value-type="float" office:value="0.428742530864452" calcext:value-type="float">
            <text:p>0.42874253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981394805626104" calcext:value-type="float">
            <text:p>0.98139480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2" calcext:value-type="float">
            <text:p>472</text:p>
          </table:table-cell>
          <table:table-cell office:value-type="float" office:value="0.42188265037062" calcext:value-type="float">
            <text:p>0.4218826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965692488736086" calcext:value-type="float">
            <text:p>0.96569248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3" calcext:value-type="float">
            <text:p>473</text:p>
          </table:table-cell>
          <table:table-cell office:value-type="float" office:value="0.415132527964691" calcext:value-type="float">
            <text:p>0.4151325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50241408916309" calcext:value-type="float">
            <text:p>0.95024140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4" calcext:value-type="float">
            <text:p>474</text:p>
          </table:table-cell>
          <table:table-cell office:value-type="float" office:value="0.408490407517255" calcext:value-type="float">
            <text:p>0.40849040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935037546373648" calcext:value-type="float">
            <text:p>0.93503754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float" office:value="0.401954560996979" calcext:value-type="float">
            <text:p>0.4019545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920076945631669" calcext:value-type="float">
            <text:p>0.92007694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6" calcext:value-type="float">
            <text:p>476</text:p>
          </table:table-cell>
          <table:table-cell office:value-type="float" office:value="0.395523288021028" calcext:value-type="float">
            <text:p>0.3955232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905355714501563" calcext:value-type="float">
            <text:p>0.90535571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7" calcext:value-type="float">
            <text:p>477</text:p>
          </table:table-cell>
          <table:table-cell office:value-type="float" office:value="0.389194915412691" calcext:value-type="float">
            <text:p>0.38919491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890870023069538" calcext:value-type="float">
            <text:p>0.8908700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8" calcext:value-type="float">
            <text:p>478</text:p>
          </table:table-cell>
          <table:table-cell office:value-type="float" office:value="0.382967796766088" calcext:value-type="float">
            <text:p>0.38296779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876616102700425" calcext:value-type="float">
            <text:p>0.87661610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9" calcext:value-type="float">
            <text:p>479</text:p>
          </table:table-cell>
          <table:table-cell office:value-type="float" office:value="0.376840312017831" calcext:value-type="float">
            <text:p>0.3768403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62590245057218" calcext:value-type="float">
            <text:p>0.86259024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0" calcext:value-type="float">
            <text:p>480</text:p>
          </table:table-cell>
          <table:table-cell office:value-type="float" office:value="0.332357915135559" calcext:value-type="float">
            <text:p>0.33235791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876363921052111" calcext:value-type="float">
            <text:p>0.87636392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1" calcext:value-type="float">
            <text:p>481</text:p>
          </table:table-cell>
          <table:table-cell office:value-type="float" office:value="0.383303552627016" calcext:value-type="float">
            <text:p>0.38330355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862342098315277" calcext:value-type="float">
            <text:p>0.86234209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2" calcext:value-type="float">
            <text:p>482</text:p>
          </table:table-cell>
          <table:table-cell office:value-type="float" office:value="0.377170695784984" calcext:value-type="float">
            <text:p>0.37717069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848544624742233" calcext:value-type="float">
            <text:p>0.84854462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3" calcext:value-type="float">
            <text:p>483</text:p>
          </table:table-cell>
          <table:table-cell office:value-type="float" office:value="0.371135964652424" calcext:value-type="float">
            <text:p>0.37113596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834967910746357" calcext:value-type="float">
            <text:p>0.83496791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4" calcext:value-type="float">
            <text:p>484</text:p>
          </table:table-cell>
          <table:table-cell office:value-type="float" office:value="0.365197789217985" calcext:value-type="float">
            <text:p>0.36519778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821608424174415" calcext:value-type="float">
            <text:p>0.82160842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5" calcext:value-type="float">
            <text:p>485</text:p>
          </table:table-cell>
          <table:table-cell office:value-type="float" office:value="0.359354624590497" calcext:value-type="float">
            <text:p>0.35935462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808462689387625" calcext:value-type="float">
            <text:p>0.80846268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6" calcext:value-type="float">
            <text:p>486</text:p>
          </table:table-cell>
          <table:table-cell office:value-type="float" office:value="0.353604950597049" calcext:value-type="float">
            <text:p>0.35360495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795527286357423" calcext:value-type="float">
            <text:p>0.79552728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7" calcext:value-type="float">
            <text:p>487</text:p>
          </table:table-cell>
          <table:table-cell office:value-type="float" office:value="0.347947271387497" calcext:value-type="float">
            <text:p>0.34794727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782798849775704" calcext:value-type="float">
            <text:p>0.78279884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8" calcext:value-type="float">
            <text:p>488</text:p>
          </table:table-cell>
          <table:table-cell office:value-type="float" office:value="0.342380115045297" calcext:value-type="float">
            <text:p>0.3423801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770274068179293" calcext:value-type="float">
            <text:p>0.77027406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9" calcext:value-type="float">
            <text:p>489</text:p>
          </table:table-cell>
          <table:table-cell office:value-type="float" office:value="0.336902033204572" calcext:value-type="float">
            <text:p>0.33690203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757949683088424" calcext:value-type="float">
            <text:p>0.75794968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0" calcext:value-type="float">
            <text:p>490</text:p>
          </table:table-cell>
          <table:table-cell office:value-type="float" office:value="0.331511600673299" calcext:value-type="float">
            <text:p>0.33151160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2706721392915" calcext:value-type="float">
            <text:p>0.92706721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1" calcext:value-type="float">
            <text:p>491</text:p>
          </table:table-cell>
          <table:table-cell office:value-type="float" office:value="0.353900438124844" calcext:value-type="float">
            <text:p>0.35390043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12234138506284" calcext:value-type="float">
            <text:p>0.91223413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2" calcext:value-type="float">
            <text:p>492</text:p>
          </table:table-cell>
          <table:table-cell office:value-type="float" office:value="0.348238031114846" calcext:value-type="float">
            <text:p>0.34823803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897638392290184" calcext:value-type="float">
            <text:p>0.89763839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3" calcext:value-type="float">
            <text:p>493</text:p>
          </table:table-cell>
          <table:table-cell office:value-type="float" office:value="0.342666222617009" calcext:value-type="float">
            <text:p>0.34266622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883276178013541" calcext:value-type="float">
            <text:p>0.8832761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  <table:table-cell office:value-type="float" office:value="0.337183563055137" calcext:value-type="float">
            <text:p>0.33718356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869143759165324" calcext:value-type="float">
            <text:p>0.86914375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5" calcext:value-type="float">
            <text:p>495</text:p>
          </table:table-cell>
          <table:table-cell office:value-type="float" office:value="0.331788626046255" calcext:value-type="float">
            <text:p>0.3317886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855237459018679" calcext:value-type="float">
            <text:p>0.8552374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office:value-type="float" office:value="0.326480008029514" calcext:value-type="float">
            <text:p>0.3264800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84155365967438" calcext:value-type="float">
            <text:p>0.84155365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7" calcext:value-type="float">
            <text:p>497</text:p>
          </table:table-cell>
          <table:table-cell office:value-type="float" office:value="0.321256327901042" calcext:value-type="float">
            <text:p>0.32125632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82808880111959" calcext:value-type="float">
            <text:p>0.82808880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8" calcext:value-type="float">
            <text:p>498</text:p>
          </table:table-cell>
          <table:table-cell office:value-type="float" office:value="0.316116226654626" calcext:value-type="float">
            <text:p>0.31611622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814839380301676" calcext:value-type="float">
            <text:p>0.81483938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9" calcext:value-type="float">
            <text:p>499</text:p>
          </table:table-cell>
          <table:table-cell office:value-type="float" office:value="0.311058367028152" calcext:value-type="float">
            <text:p>0.3110583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01801950216849" calcext:value-type="float">
            <text:p>0.80180195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0" calcext:value-type="float">
            <text:p>500</text:p>
          </table:table-cell>
          <table:table-cell office:value-type="float" office:value="0.306081433155701" calcext:value-type="float">
            <text:p>0.30608143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0331581371043" calcext:value-type="float">
            <text:p>1.03315813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1" calcext:value-type="float">
            <text:p>501</text:p>
          </table:table-cell>
          <table:table-cell office:value-type="float" office:value="0.380279560715563" calcext:value-type="float">
            <text:p>0.38027956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01662760691063" calcext:value-type="float">
            <text:p>1.01662760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2" calcext:value-type="float">
            <text:p>502</text:p>
          </table:table-cell>
          <table:table-cell office:value-type="float" office:value="0.374195087744113" calcext:value-type="float">
            <text:p>0.37419508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00036156520006" calcext:value-type="float">
            <text:p>1.00036156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3" calcext:value-type="float">
            <text:p>503</text:p>
          </table:table-cell>
          <table:table-cell office:value-type="float" office:value="0.368207966340208" calcext:value-type="float">
            <text:p>0.36820796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8435578015686" calcext:value-type="float">
            <text:p>0.98435578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4" calcext:value-type="float">
            <text:p>504</text:p>
          </table:table-cell>
          <table:table-cell office:value-type="float" office:value="0.362316638878764" calcext:value-type="float">
            <text:p>0.36231663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6860608767435" calcext:value-type="float">
            <text:p>0.96860608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  <table:table-cell office:value-type="float" office:value="0.356519572656704" calcext:value-type="float">
            <text:p>0.35651957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953108390271561" calcext:value-type="float">
            <text:p>0.95310839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6" calcext:value-type="float">
            <text:p>506</text:p>
          </table:table-cell>
          <table:table-cell office:value-type="float" office:value="0.350815259494197" calcext:value-type="float">
            <text:p>0.35081525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937858656027216" calcext:value-type="float">
            <text:p>0.9378586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7" calcext:value-type="float">
            <text:p>507</text:p>
          </table:table-cell>
          <table:table-cell office:value-type="float" office:value="0.34520221534229" calcext:value-type="float">
            <text:p>0.34520221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92285291753078" calcext:value-type="float">
            <text:p>0.92285291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8" calcext:value-type="float">
            <text:p>508</text:p>
          </table:table-cell>
          <table:table-cell office:value-type="float" office:value="0.339678979896813" calcext:value-type="float">
            <text:p>0.33967897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908087270850288" calcext:value-type="float">
            <text:p>0.90808727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9" calcext:value-type="float">
            <text:p>509</text:p>
          </table:table-cell>
          <table:table-cell office:value-type="float" office:value="0.334244116218464" calcext:value-type="float">
            <text:p>0.33424411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893557874516683" calcext:value-type="float">
            <text:p>0.89355787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0" calcext:value-type="float">
            <text:p>510</text:p>
          </table:table-cell>
          <table:table-cell office:value-type="float" office:value="0.328896210358969" calcext:value-type="float">
            <text:p>0.3288962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888620901539645" calcext:value-type="float">
            <text:p>0.88862090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1" calcext:value-type="float">
            <text:p>511</text:p>
          </table:table-cell>
          <table:table-cell office:value-type="float" office:value="0.360052567921118" calcext:value-type="float">
            <text:p>0.36005256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7440296711501" calcext:value-type="float">
            <text:p>0.87440296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2" calcext:value-type="float">
            <text:p>512</text:p>
          </table:table-cell>
          <table:table-cell office:value-type="float" office:value="0.35429172683438" calcext:value-type="float">
            <text:p>0.35429172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86041251964117" calcext:value-type="float">
            <text:p>0.86041251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3" calcext:value-type="float">
            <text:p>513</text:p>
          </table:table-cell>
          <table:table-cell office:value-type="float" office:value="0.34862305920503" calcext:value-type="float">
            <text:p>0.34862305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846645919326912" calcext:value-type="float">
            <text:p>0.84664591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4" calcext:value-type="float">
            <text:p>514</text:p>
          </table:table-cell>
          <table:table-cell office:value-type="float" office:value="0.34304509025775" calcext:value-type="float">
            <text:p>0.34304509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833099584617681" calcext:value-type="float">
            <text:p>0.83309958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  <table:table-cell office:value-type="float" office:value="0.337556368813626" calcext:value-type="float">
            <text:p>0.33755636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819769991263798" calcext:value-type="float">
            <text:p>0.81976999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6" calcext:value-type="float">
            <text:p>516</text:p>
          </table:table-cell>
          <table:table-cell office:value-type="float" office:value="0.332155466912608" calcext:value-type="float">
            <text:p>0.33215546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806653671403577" calcext:value-type="float">
            <text:p>0.80665367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0.326840979442006" calcext:value-type="float">
            <text:p>0.32684097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79374721266112" calcext:value-type="float">
            <text:p>0.79374721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8" calcext:value-type="float">
            <text:p>518</text:p>
          </table:table-cell>
          <table:table-cell office:value-type="float" office:value="0.321611523770934" calcext:value-type="float">
            <text:p>0.32161152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781047257258542" calcext:value-type="float">
            <text:p>0.78104725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0.316465739390599" calcext:value-type="float">
            <text:p>0.31646573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68550501142405" calcext:value-type="float">
            <text:p>0.76855050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0" calcext:value-type="float">
            <text:p>520</text:p>
          </table:table-cell>
          <table:table-cell office:value-type="float" office:value="0.31140228756035" calcext:value-type="float">
            <text:p>0.31140228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52729120416443" calcext:value-type="float">
            <text:p>0.95272912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1" calcext:value-type="float">
            <text:p>521</text:p>
          </table:table-cell>
          <table:table-cell office:value-type="float" office:value="0.374269610115867" calcext:value-type="float">
            <text:p>0.37426961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3748545448978" calcext:value-type="float">
            <text:p>0.93748545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2" calcext:value-type="float">
            <text:p>522</text:p>
          </table:table-cell>
          <table:table-cell office:value-type="float" office:value="0.368281296354013" calcext:value-type="float">
            <text:p>0.36828129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22485687217944" calcext:value-type="float">
            <text:p>0.92248568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3" calcext:value-type="float">
            <text:p>523</text:p>
          </table:table-cell>
          <table:table-cell office:value-type="float" office:value="0.362388795612349" calcext:value-type="float">
            <text:p>0.36238879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907725916222457" calcext:value-type="float">
            <text:p>0.90772591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4" calcext:value-type="float">
            <text:p>524</text:p>
          </table:table-cell>
          <table:table-cell office:value-type="float" office:value="0.356590574882552" calcext:value-type="float">
            <text:p>0.35659057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893202301562897" calcext:value-type="float">
            <text:p>0.89320230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float" office:value="0.350885125684431" calcext:value-type="float">
            <text:p>0.35088512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878911064737891" calcext:value-type="float">
            <text:p>0.87891106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6" calcext:value-type="float">
            <text:p>526</text:p>
          </table:table-cell>
          <table:table-cell office:value-type="float" office:value="0.34527096367348" calcext:value-type="float">
            <text:p>0.34527096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864848487702085" calcext:value-type="float">
            <text:p>0.86484848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7" calcext:value-type="float">
            <text:p>527</text:p>
          </table:table-cell>
          <table:table-cell office:value-type="float" office:value="0.339746628254704" calcext:value-type="float">
            <text:p>0.33974662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851010911898851" calcext:value-type="float">
            <text:p>0.85101091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8" calcext:value-type="float">
            <text:p>528</text:p>
          </table:table-cell>
          <table:table-cell office:value-type="float" office:value="0.334310682202629" calcext:value-type="float">
            <text:p>0.33431068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83739473730847" calcext:value-type="float">
            <text:p>0.83739473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  <table:table-cell office:value-type="float" office:value="0.328961711287387" calcext:value-type="float">
            <text:p>0.32896171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823996421511534" calcext:value-type="float">
            <text:p>0.82399642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0" calcext:value-type="float">
            <text:p>530</text:p>
          </table:table-cell>
          <table:table-cell office:value-type="float" office:value="0.323698323906789" calcext:value-type="float">
            <text:p>0.32369832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04654988115472" calcext:value-type="float">
            <text:p>1.04654988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1" calcext:value-type="float">
            <text:p>531</text:p>
          </table:table-cell>
          <table:table-cell office:value-type="float" office:value="0.388320912336959" calcext:value-type="float">
            <text:p>0.38832091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02980508305624" calcext:value-type="float">
            <text:p>1.02980508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2" calcext:value-type="float">
            <text:p>532</text:p>
          </table:table-cell>
          <table:table-cell office:value-type="float" office:value="0.382107777739567" calcext:value-type="float">
            <text:p>0.38210777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01332820172734" calcext:value-type="float">
            <text:p>1.01332820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3" calcext:value-type="float">
            <text:p>533</text:p>
          </table:table-cell>
          <table:table-cell office:value-type="float" office:value="0.375994053295734" calcext:value-type="float">
            <text:p>0.3759940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97114950499707" calcext:value-type="float">
            <text:p>0.99711495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4" calcext:value-type="float">
            <text:p>534</text:p>
          </table:table-cell>
          <table:table-cell office:value-type="float" office:value="0.369978148443002" calcext:value-type="float">
            <text:p>0.36997814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981161111291711" calcext:value-type="float">
            <text:p>0.98116111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0.364058498067914" calcext:value-type="float">
            <text:p>0.36405849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65462533511044" calcext:value-type="float">
            <text:p>0.96546253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6" calcext:value-type="float">
            <text:p>536</text:p>
          </table:table-cell>
          <table:table-cell office:value-type="float" office:value="0.358233562098828" calcext:value-type="float">
            <text:p>0.35823356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50015132974867" calcext:value-type="float">
            <text:p>0.9500151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7" calcext:value-type="float">
            <text:p>537</text:p>
          </table:table-cell>
          <table:table-cell office:value-type="float" office:value="0.352501825105246" calcext:value-type="float">
            <text:p>0.35250182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934814890847269" calcext:value-type="float">
            <text:p>0.93481489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8" calcext:value-type="float">
            <text:p>538</text:p>
          </table:table-cell>
          <table:table-cell office:value-type="float" office:value="0.346861795903563" calcext:value-type="float">
            <text:p>0.34686179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19857852593713" calcext:value-type="float">
            <text:p>0.91985785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9" calcext:value-type="float">
            <text:p>539</text:p>
          </table:table-cell>
          <table:table-cell office:value-type="float" office:value="0.341312007169106" calcext:value-type="float">
            <text:p>0.34131200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05140126952213" calcext:value-type="float">
            <text:p>0.9051401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0" calcext:value-type="float">
            <text:p>540</text:p>
          </table:table-cell>
          <table:table-cell office:value-type="float" office:value="0.3358510150544" calcext:value-type="float">
            <text:p>0.33585101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89107191496207" calcext:value-type="float">
            <text:p>0.8910719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1" calcext:value-type="float">
            <text:p>541</text:p>
          </table:table-cell>
          <table:table-cell office:value-type="float" office:value="0.429614842330849" calcext:value-type="float">
            <text:p>0.42961484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876814764322677" calcext:value-type="float">
            <text:p>0.87681476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2" calcext:value-type="float">
            <text:p>542</text:p>
          </table:table-cell>
          <table:table-cell office:value-type="float" office:value="0.422741004853555" calcext:value-type="float">
            <text:p>0.42274100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862785728093514" calcext:value-type="float">
            <text:p>0.86278572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3" calcext:value-type="float">
            <text:p>543</text:p>
          </table:table-cell>
          <table:table-cell office:value-type="float" office:value="0.415977148775899" calcext:value-type="float">
            <text:p>0.41597714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848981156444018" calcext:value-type="float">
            <text:p>0.84898115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4" calcext:value-type="float">
            <text:p>544</text:p>
          </table:table-cell>
          <table:table-cell office:value-type="float" office:value="0.409321514395484" calcext:value-type="float">
            <text:p>0.40932151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835397457940914" calcext:value-type="float">
            <text:p>0.83539745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5" calcext:value-type="float">
            <text:p>545</text:p>
          </table:table-cell>
          <table:table-cell office:value-type="float" office:value="0.402772370165156" calcext:value-type="float">
            <text:p>0.40277237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22031098613859" calcext:value-type="float">
            <text:p>0.82203109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6" calcext:value-type="float">
            <text:p>546</text:p>
          </table:table-cell>
          <table:table-cell office:value-type="float" office:value="0.396328012242514" calcext:value-type="float">
            <text:p>0.39632801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808878601036037" calcext:value-type="float">
            <text:p>0.808878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7" calcext:value-type="float">
            <text:p>547</text:p>
          </table:table-cell>
          <table:table-cell office:value-type="float" office:value="0.389986764046634" calcext:value-type="float">
            <text:p>0.3899867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795936543419461" calcext:value-type="float">
            <text:p>0.79593654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8" calcext:value-type="float">
            <text:p>548</text:p>
          </table:table-cell>
          <table:table-cell office:value-type="float" office:value="0.383746975821888" calcext:value-type="float">
            <text:p>0.38374697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783201558724749" calcext:value-type="float">
            <text:p>0.78320155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9" calcext:value-type="float">
            <text:p>549</text:p>
          </table:table-cell>
          <table:table-cell office:value-type="float" office:value="0.377607024208737" calcext:value-type="float">
            <text:p>0.37760702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770670333785153" calcext:value-type="float">
            <text:p>0.77067033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  <table:table-cell office:value-type="float" office:value="0.371565311821398" calcext:value-type="float">
            <text:p>0.37156531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878626196733903" calcext:value-type="float">
            <text:p>0.87862619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1" calcext:value-type="float">
            <text:p>551</text:p>
          </table:table-cell>
          <table:table-cell office:value-type="float" office:value="0.446751011320913" calcext:value-type="float">
            <text:p>0.44675101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64568177586161" calcext:value-type="float">
            <text:p>0.86456817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2" calcext:value-type="float">
            <text:p>552</text:p>
          </table:table-cell>
          <table:table-cell office:value-type="float" office:value="0.439602995139779" calcext:value-type="float">
            <text:p>0.43960299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850735086744782" calcext:value-type="float">
            <text:p>0.85073508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3" calcext:value-type="float">
            <text:p>553</text:p>
          </table:table-cell>
          <table:table-cell office:value-type="float" office:value="0.432569347217542" calcext:value-type="float">
            <text:p>0.43256934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837123325356866" calcext:value-type="float">
            <text:p>0.83712332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4" calcext:value-type="float">
            <text:p>554</text:p>
          </table:table-cell>
          <table:table-cell office:value-type="float" office:value="0.425648237662062" calcext:value-type="float">
            <text:p>0.42564823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823729352151156" calcext:value-type="float">
            <text:p>0.82372935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  <table:table-cell office:value-type="float" office:value="0.418837865859469" calcext:value-type="float">
            <text:p>0.41883786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810549682516737" calcext:value-type="float">
            <text:p>0.81054968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6" calcext:value-type="float">
            <text:p>556</text:p>
          </table:table-cell>
          <table:table-cell office:value-type="float" office:value="0.412136460005717" calcext:value-type="float">
            <text:p>0.412136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79758088759647" calcext:value-type="float">
            <text:p>0.79758088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0.405542276645626" calcext:value-type="float">
            <text:p>0.40554227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784819593394926" calcext:value-type="float">
            <text:p>0.78481959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8" calcext:value-type="float">
            <text:p>558</text:p>
          </table:table-cell>
          <table:table-cell office:value-type="float" office:value="0.399053600219296" calcext:value-type="float">
            <text:p>0.39905360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772262479900607" calcext:value-type="float">
            <text:p>0.77226247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0.392668742615787" calcext:value-type="float">
            <text:p>0.39266874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759906280222198" calcext:value-type="float">
            <text:p>0.75990628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0" calcext:value-type="float">
            <text:p>560</text:p>
          </table:table-cell>
          <table:table-cell office:value-type="float" office:value="0.386386042733934" calcext:value-type="float">
            <text:p>0.38638604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898094404018926" calcext:value-type="float">
            <text:p>0.8980944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1" calcext:value-type="float">
            <text:p>561</text:p>
          </table:table-cell>
          <table:table-cell office:value-type="float" office:value="0.38841775293349" calcext:value-type="float">
            <text:p>0.38841775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883724893554623" calcext:value-type="float">
            <text:p>0.88372489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2" calcext:value-type="float">
            <text:p>562</text:p>
          </table:table-cell>
          <table:table-cell office:value-type="float" office:value="0.382203068886554" calcext:value-type="float">
            <text:p>0.38220306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869585295257749" calcext:value-type="float">
            <text:p>0.86958529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3" calcext:value-type="float">
            <text:p>563</text:p>
          </table:table-cell>
          <table:table-cell office:value-type="float" office:value="0.376087819784369" calcext:value-type="float">
            <text:p>0.37608781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855671930533625" calcext:value-type="float">
            <text:p>0.85567193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4" calcext:value-type="float">
            <text:p>564</text:p>
          </table:table-cell>
          <table:table-cell office:value-type="float" office:value="0.370070414667819" calcext:value-type="float">
            <text:p>0.37007041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841981179645087" calcext:value-type="float">
            <text:p>0.84198117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5" calcext:value-type="float">
            <text:p>565</text:p>
          </table:table-cell>
          <table:table-cell office:value-type="float" office:value="0.364149288033134" calcext:value-type="float">
            <text:p>0.3641492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828509480770766" calcext:value-type="float">
            <text:p>0.82850948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6" calcext:value-type="float">
            <text:p>566</text:p>
          </table:table-cell>
          <table:table-cell office:value-type="float" office:value="0.358322899424604" calcext:value-type="float">
            <text:p>0.35832289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815253329078434" calcext:value-type="float">
            <text:p>0.81525332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0.35258973303381" calcext:value-type="float">
            <text:p>0.3525897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802209275813179" calcext:value-type="float">
            <text:p>0.80220927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8" calcext:value-type="float">
            <text:p>568</text:p>
          </table:table-cell>
          <table:table-cell office:value-type="float" office:value="0.346948297305269" calcext:value-type="float">
            <text:p>0.34694829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89373927400168" calcext:value-type="float">
            <text:p>0.78937392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9" calcext:value-type="float">
            <text:p>569</text:p>
          </table:table-cell>
          <table:table-cell office:value-type="float" office:value="0.341397124548385" calcext:value-type="float">
            <text:p>0.34139712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76743944561765" calcext:value-type="float">
            <text:p>0.77674394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float" office:value="0.335934770555611" calcext:value-type="float">
            <text:p>0.33593477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38934624619582" calcext:value-type="float">
            <text:p>0.83893462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1" calcext:value-type="float">
            <text:p>571</text:p>
          </table:table-cell>
          <table:table-cell office:value-type="float" office:value="0.384196103790474" calcext:value-type="float">
            <text:p>0.38419610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25511670625668" calcext:value-type="float">
            <text:p>0.82551167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2" calcext:value-type="float">
            <text:p>572</text:p>
          </table:table-cell>
          <table:table-cell office:value-type="float" office:value="0.378048966129826" calcext:value-type="float">
            <text:p>0.37804896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12303483895658" calcext:value-type="float">
            <text:p>0.81230348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0.372000182671749" calcext:value-type="float">
            <text:p>0.37200018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799306628153327" calcext:value-type="float">
            <text:p>0.79930662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4" calcext:value-type="float">
            <text:p>574</text:p>
          </table:table-cell>
          <table:table-cell office:value-type="float" office:value="0.366048179749001" calcext:value-type="float">
            <text:p>0.3660481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86517722102874" calcext:value-type="float">
            <text:p>0.78651772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5" calcext:value-type="float">
            <text:p>575</text:p>
          </table:table-cell>
          <table:table-cell office:value-type="float" office:value="0.360191408873017" calcext:value-type="float">
            <text:p>0.36019140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773933438549228" calcext:value-type="float">
            <text:p>0.77393343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6" calcext:value-type="float">
            <text:p>576</text:p>
          </table:table-cell>
          <table:table-cell office:value-type="float" office:value="0.354428346331049" calcext:value-type="float">
            <text:p>0.35442834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76155050353244" calcext:value-type="float">
            <text:p>0.76155050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7" calcext:value-type="float">
            <text:p>577</text:p>
          </table:table-cell>
          <table:table-cell office:value-type="float" office:value="0.348757492789752" calcext:value-type="float">
            <text:p>0.34875749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749365695475921" calcext:value-type="float">
            <text:p>0.74936569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8" calcext:value-type="float">
            <text:p>578</text:p>
          </table:table-cell>
          <table:table-cell office:value-type="float" office:value="0.343177372905116" calcext:value-type="float">
            <text:p>0.34317737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737375844348307" calcext:value-type="float">
            <text:p>0.73737584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9" calcext:value-type="float">
            <text:p>579</text:p>
          </table:table-cell>
          <table:table-cell office:value-type="float" office:value="0.337686534938634" calcext:value-type="float">
            <text:p>0.33768653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725577830838734" calcext:value-type="float">
            <text:p>0.72557783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0" calcext:value-type="float">
            <text:p>580</text:p>
          </table:table-cell>
          <table:table-cell office:value-type="float" office:value="0.332283550379616" calcext:value-type="float">
            <text:p>0.3322835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897164354532355" calcext:value-type="float">
            <text:p>0.89716435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1" calcext:value-type="float">
            <text:p>581</text:p>
          </table:table-cell>
          <table:table-cell office:value-type="float" office:value="0.409691735810015" calcext:value-type="float">
            <text:p>0.40969173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882809724859837" calcext:value-type="float">
            <text:p>0.88280972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2" calcext:value-type="float">
            <text:p>582</text:p>
          </table:table-cell>
          <table:table-cell office:value-type="float" office:value="0.403136668037055" calcext:value-type="float">
            <text:p>0.4031366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86868476926208" calcext:value-type="float">
            <text:p>0.86868476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3" calcext:value-type="float">
            <text:p>583</text:p>
          </table:table-cell>
          <table:table-cell office:value-type="float" office:value="0.396686481348462" calcext:value-type="float">
            <text:p>0.39668648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854785812953886" calcext:value-type="float">
            <text:p>0.8547858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4" calcext:value-type="float">
            <text:p>584</text:p>
          </table:table-cell>
          <table:table-cell office:value-type="float" office:value="0.390339497646886" calcext:value-type="float">
            <text:p>0.39033949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841109239946624" calcext:value-type="float">
            <text:p>0.84110923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5" calcext:value-type="float">
            <text:p>585</text:p>
          </table:table-cell>
          <table:table-cell office:value-type="float" office:value="0.384094065684536" calcext:value-type="float">
            <text:p>0.38409406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827651492107478" calcext:value-type="float">
            <text:p>0.8276514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6" calcext:value-type="float">
            <text:p>586</text:p>
          </table:table-cell>
          <table:table-cell office:value-type="float" office:value="0.377948560633583" calcext:value-type="float">
            <text:p>0.37794856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814409068233758" calcext:value-type="float">
            <text:p>0.81440906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7" calcext:value-type="float">
            <text:p>587</text:p>
          </table:table-cell>
          <table:table-cell office:value-type="float" office:value="0.344658169777023" calcext:value-type="float">
            <text:p>0.34465816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801378523142018" calcext:value-type="float">
            <text:p>0.8013785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8" calcext:value-type="float">
            <text:p>588</text:p>
          </table:table-cell>
          <table:table-cell office:value-type="float" office:value="0.33914363906059" calcext:value-type="float">
            <text:p>0.33914363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788556466771746" calcext:value-type="float">
            <text:p>0.78855646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9" calcext:value-type="float">
            <text:p>589</text:p>
          </table:table-cell>
          <table:table-cell office:value-type="float" office:value="0.333717340835621" calcext:value-type="float">
            <text:p>0.33371734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775939563303398" calcext:value-type="float">
            <text:p>0.77593956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0" calcext:value-type="float">
            <text:p>590</text:p>
          </table:table-cell>
          <table:table-cell office:value-type="float" office:value="0.328377863382251" calcext:value-type="float">
            <text:p>0.32837786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892904718945717" calcext:value-type="float">
            <text:p>0.89290471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1" calcext:value-type="float">
            <text:p>591</text:p>
          </table:table-cell>
          <table:table-cell office:value-type="float" office:value="0.372129042714692" calcext:value-type="float">
            <text:p>0.37212904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878618243442585" calcext:value-type="float">
            <text:p>0.87861824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2" calcext:value-type="float">
            <text:p>592</text:p>
          </table:table-cell>
          <table:table-cell office:value-type="float" office:value="0.366174978031257" calcext:value-type="float">
            <text:p>0.3661749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864560351547504" calcext:value-type="float">
            <text:p>0.86456035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3" calcext:value-type="float">
            <text:p>593</text:p>
          </table:table-cell>
          <table:table-cell office:value-type="float" office:value="0.360316178382757" calcext:value-type="float">
            <text:p>0.36031617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850727385922744" calcext:value-type="float">
            <text:p>0.85072738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4" calcext:value-type="float">
            <text:p>594</text:p>
          </table:table-cell>
          <table:table-cell office:value-type="float" office:value="0.354551119528633" calcext:value-type="float">
            <text:p>0.35455111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83711574774798" calcext:value-type="float">
            <text:p>0.83711574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5" calcext:value-type="float">
            <text:p>595</text:p>
          </table:table-cell>
          <table:table-cell office:value-type="float" office:value="0.348878301616175" calcext:value-type="float">
            <text:p>0.34887830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823721895784013" calcext:value-type="float">
            <text:p>0.82372189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6" calcext:value-type="float">
            <text:p>596</text:p>
          </table:table-cell>
          <table:table-cell office:value-type="float" office:value="0.343296248790316" calcext:value-type="float">
            <text:p>0.34329624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810542345451468" calcext:value-type="float">
            <text:p>0.81054234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7" calcext:value-type="float">
            <text:p>597</text:p>
          </table:table-cell>
          <table:table-cell office:value-type="float" office:value="0.337803508809671" calcext:value-type="float">
            <text:p>0.33780350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797573667924245" calcext:value-type="float">
            <text:p>0.79757366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8" calcext:value-type="float">
            <text:p>598</text:p>
          </table:table-cell>
          <table:table-cell office:value-type="float" office:value="0.332398652668716" calcext:value-type="float">
            <text:p>0.33239865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784812489237457" calcext:value-type="float">
            <text:p>0.78481248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9" calcext:value-type="float">
            <text:p>599</text:p>
          </table:table-cell>
          <table:table-cell office:value-type="float" office:value="0.327080274226017" calcext:value-type="float">
            <text:p>0.32708027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72255489409657" calcext:value-type="float">
            <text:p>0.77225548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office:value-type="float" office:value="0.321846989838401" calcext:value-type="float">
            <text:p>0.32184698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855229875963623" calcext:value-type="float">
            <text:p>0.8552298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1" calcext:value-type="float">
            <text:p>601</text:p>
          </table:table-cell>
          <table:table-cell office:value-type="float" office:value="0.454215106474002" calcext:value-type="float">
            <text:p>0.4542151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841546197948205" calcext:value-type="float">
            <text:p>0.84154619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2" calcext:value-type="float">
            <text:p>602</text:p>
          </table:table-cell>
          <table:table-cell office:value-type="float" office:value="0.446947664770418" calcext:value-type="float">
            <text:p>0.44694766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828081458781034" calcext:value-type="float">
            <text:p>0.82808145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3" calcext:value-type="float">
            <text:p>603</text:p>
          </table:table-cell>
          <table:table-cell office:value-type="float" office:value="0.439796502134091" calcext:value-type="float">
            <text:p>0.4397965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814832155440537" calcext:value-type="float">
            <text:p>0.81483215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4" calcext:value-type="float">
            <text:p>604</text:p>
          </table:table-cell>
          <table:table-cell office:value-type="float" office:value="0.432759758099946" calcext:value-type="float">
            <text:p>0.43275975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801794840953488" calcext:value-type="float">
            <text:p>0.8017948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5" calcext:value-type="float">
            <text:p>605</text:p>
          </table:table-cell>
          <table:table-cell office:value-type="float" office:value="0.425835601970347" calcext:value-type="float">
            <text:p>0.4258356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88966123498233" calcext:value-type="float">
            <text:p>0.78896612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6" calcext:value-type="float">
            <text:p>606</text:p>
          </table:table-cell>
          <table:table-cell office:value-type="float" office:value="0.419022232338821" calcext:value-type="float">
            <text:p>0.41902223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776342665522261" calcext:value-type="float">
            <text:p>0.77634266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7" calcext:value-type="float">
            <text:p>607</text:p>
          </table:table-cell>
          <table:table-cell office:value-type="float" office:value="0.4123178766214" calcext:value-type="float">
            <text:p>0.41231787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763921182873905" calcext:value-type="float">
            <text:p>0.76392118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8" calcext:value-type="float">
            <text:p>608</text:p>
          </table:table-cell>
          <table:table-cell office:value-type="float" office:value="0.405720790595458" calcext:value-type="float">
            <text:p>0.40572079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751698443947922" calcext:value-type="float">
            <text:p>0.75169844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9" calcext:value-type="float">
            <text:p>609</text:p>
          </table:table-cell>
          <table:table-cell office:value-type="float" office:value="0.378840656373286" calcext:value-type="float">
            <text:p>0.37884065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739671268844755" calcext:value-type="float">
            <text:p>0.73967126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0" calcext:value-type="float">
            <text:p>610</text:p>
          </table:table-cell>
          <table:table-cell office:value-type="float" office:value="0.372779205871314" calcext:value-type="float">
            <text:p>0.37277920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04074203053878" calcext:value-type="float">
            <text:p>0.90407420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1" calcext:value-type="float">
            <text:p>611</text:p>
          </table:table-cell>
          <table:table-cell office:value-type="float" office:value="0.485572706711962" calcext:value-type="float">
            <text:p>0.48557270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889609015805016" calcext:value-type="float">
            <text:p>0.88960901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2" calcext:value-type="float">
            <text:p>612</text:p>
          </table:table-cell>
          <table:table-cell office:value-type="float" office:value="0.44136185935997" calcext:value-type="float">
            <text:p>0.44136185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875375271552136" calcext:value-type="float">
            <text:p>0.87537527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3" calcext:value-type="float">
            <text:p>613</text:p>
          </table:table-cell>
          <table:table-cell office:value-type="float" office:value="0.434300069610211" calcext:value-type="float">
            <text:p>0.43430006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861369267207302" calcext:value-type="float">
            <text:p>0.86136926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4" calcext:value-type="float">
            <text:p>614</text:p>
          </table:table-cell>
          <table:table-cell office:value-type="float" office:value="0.427351268496448" calcext:value-type="float">
            <text:p>0.42735126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847587358931985" calcext:value-type="float">
            <text:p>0.84758735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5" calcext:value-type="float">
            <text:p>615</text:p>
          </table:table-cell>
          <table:table-cell office:value-type="float" office:value="0.420513648200504" calcext:value-type="float">
            <text:p>0.42051364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834025961189073" calcext:value-type="float">
            <text:p>0.83402596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6" calcext:value-type="float">
            <text:p>616</text:p>
          </table:table-cell>
          <table:table-cell office:value-type="float" office:value="0.413785429829296" calcext:value-type="float">
            <text:p>0.41378542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820681545810048" calcext:value-type="float">
            <text:p>0.82068154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7" calcext:value-type="float">
            <text:p>617</text:p>
          </table:table-cell>
          <table:table-cell office:value-type="float" office:value="0.407164862952028" calcext:value-type="float">
            <text:p>0.4071648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807550641077087" calcext:value-type="float">
            <text:p>0.80755064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8" calcext:value-type="float">
            <text:p>618</text:p>
          </table:table-cell>
          <table:table-cell office:value-type="float" office:value="0.400650225144795" calcext:value-type="float">
            <text:p>0.40065022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794629830819854" calcext:value-type="float">
            <text:p>0.79462983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9" calcext:value-type="float">
            <text:p>619</text:p>
          </table:table-cell>
          <table:table-cell office:value-type="float" office:value="0.394239821542478" calcext:value-type="float">
            <text:p>0.39423982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781915753526736" calcext:value-type="float">
            <text:p>0.78191575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0" calcext:value-type="float">
            <text:p>620</text:p>
          </table:table-cell>
          <table:table-cell office:value-type="float" office:value="0.387931984397799" calcext:value-type="float">
            <text:p>0.3879319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39021812405451" calcext:value-type="float">
            <text:p>0.83902181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1" calcext:value-type="float">
            <text:p>621</text:p>
          </table:table-cell>
          <table:table-cell office:value-type="float" office:value="0.481223673671101" calcext:value-type="float">
            <text:p>0.48122367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25597463406964" calcext:value-type="float">
            <text:p>0.82559746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2" calcext:value-type="float">
            <text:p>622</text:p>
          </table:table-cell>
          <table:table-cell office:value-type="float" office:value="0.473524094892363" calcext:value-type="float">
            <text:p>0.47352409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812387903992452" calcext:value-type="float">
            <text:p>0.8123879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3" calcext:value-type="float">
            <text:p>623</text:p>
          </table:table-cell>
          <table:table-cell office:value-type="float" office:value="0.444179974158481" calcext:value-type="float">
            <text:p>0.44417997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799389697528573" calcext:value-type="float">
            <text:p>0.79938969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4" calcext:value-type="float">
            <text:p>624</text:p>
          </table:table-cell>
          <table:table-cell office:value-type="float" office:value="0.437073094571946" calcext:value-type="float">
            <text:p>0.43707309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786599462368116" calcext:value-type="float">
            <text:p>0.78659946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5" calcext:value-type="float">
            <text:p>625</text:p>
          </table:table-cell>
          <table:table-cell office:value-type="float" office:value="0.409491190417506" calcext:value-type="float">
            <text:p>0.40949119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774013870970226" calcext:value-type="float">
            <text:p>0.7740138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6" calcext:value-type="float">
            <text:p>626</text:p>
          </table:table-cell>
          <table:table-cell office:value-type="float" office:value="0.402939331370826" calcext:value-type="float">
            <text:p>0.40293933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61629649034702" calcext:value-type="float">
            <text:p>0.7616296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7" calcext:value-type="float">
            <text:p>627</text:p>
          </table:table-cell>
          <table:table-cell office:value-type="float" office:value="0.396492302068892" calcext:value-type="float">
            <text:p>0.3964923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749443574650147" calcext:value-type="float">
            <text:p>0.74944357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8" calcext:value-type="float">
            <text:p>628</text:p>
          </table:table-cell>
          <table:table-cell office:value-type="float" office:value="0.39014842523579" calcext:value-type="float">
            <text:p>0.39014842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737452477455745" calcext:value-type="float">
            <text:p>0.73745247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9" calcext:value-type="float">
            <text:p>629</text:p>
          </table:table-cell>
          <table:table-cell office:value-type="float" office:value="0.383906050432017" calcext:value-type="float">
            <text:p>0.3839060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725653237816453" calcext:value-type="float">
            <text:p>0.72565323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0" calcext:value-type="float">
            <text:p>630</text:p>
          </table:table-cell>
          <table:table-cell office:value-type="float" office:value="0.377763553625105" calcext:value-type="float">
            <text:p>0.37776355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864328303190522" calcext:value-type="float">
            <text:p>0.86432830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1" calcext:value-type="float">
            <text:p>631</text:p>
          </table:table-cell>
          <table:table-cell office:value-type="float" office:value="0.413234310019322" calcext:value-type="float">
            <text:p>0.413234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836593723115858" calcext:value-type="float">
            <text:p>0.83659372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2" calcext:value-type="float">
            <text:p>632</text:p>
          </table:table-cell>
          <table:table-cell office:value-type="float" office:value="0.406622561059012" calcext:value-type="float">
            <text:p>0.4066225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823208223546005" calcext:value-type="float">
            <text:p>0.82320822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3" calcext:value-type="float">
            <text:p>633</text:p>
          </table:table-cell>
          <table:table-cell office:value-type="float" office:value="0.391751448323168" calcext:value-type="float">
            <text:p>0.39175144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810036891969269" calcext:value-type="float">
            <text:p>0.8100368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4" calcext:value-type="float">
            <text:p>634</text:p>
          </table:table-cell>
          <table:table-cell office:value-type="float" office:value="0.385483425149997" calcext:value-type="float">
            <text:p>0.38548342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79707630169776" calcext:value-type="float">
            <text:p>0.79707630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5" calcext:value-type="float">
            <text:p>635</text:p>
          </table:table-cell>
          <table:table-cell office:value-type="float" office:value="0.379315690347597" calcext:value-type="float">
            <text:p>0.37931569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784323080870596" calcext:value-type="float">
            <text:p>0.78432308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6" calcext:value-type="float">
            <text:p>636</text:p>
          </table:table-cell>
          <table:table-cell office:value-type="float" office:value="0.373246639302035" calcext:value-type="float">
            <text:p>0.37324663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771773911576667" calcext:value-type="float">
            <text:p>0.7717739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7" calcext:value-type="float">
            <text:p>637</text:p>
          </table:table-cell>
          <table:table-cell office:value-type="float" office:value="0.367274693073203" calcext:value-type="float">
            <text:p>0.36727469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75942552899144" calcext:value-type="float">
            <text:p>0.7594255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8" calcext:value-type="float">
            <text:p>638</text:p>
          </table:table-cell>
          <table:table-cell office:value-type="float" office:value="0.361398297984032" calcext:value-type="float">
            <text:p>0.3613982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747274720527577" calcext:value-type="float">
            <text:p>0.74727472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9" calcext:value-type="float">
            <text:p>639</text:p>
          </table:table-cell>
          <table:table-cell office:value-type="float" office:value="0.335142127423229" calcext:value-type="float">
            <text:p>0.33514212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735318324999136" calcext:value-type="float">
            <text:p>0.7353183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0" calcext:value-type="float">
            <text:p>640</text:p>
          </table:table-cell>
          <table:table-cell office:value-type="float" office:value="0.329779853384458" calcext:value-type="float">
            <text:p>0.32977985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867086279071834" calcext:value-type="float">
            <text:p>0.86708627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1" calcext:value-type="float">
            <text:p>641</text:p>
          </table:table-cell>
          <table:table-cell office:value-type="float" office:value="0.378552150401381" calcext:value-type="float">
            <text:p>0.3785521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853212898606685" calcext:value-type="float">
            <text:p>0.85321289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2" calcext:value-type="float">
            <text:p>642</text:p>
          </table:table-cell>
          <table:table-cell office:value-type="float" office:value="0.372495315994959" calcext:value-type="float">
            <text:p>0.3724953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839561492228978" calcext:value-type="float">
            <text:p>0.83956149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3" calcext:value-type="float">
            <text:p>643</text:p>
          </table:table-cell>
          <table:table-cell office:value-type="float" office:value="0.36653539093904" calcext:value-type="float">
            <text:p>0.36653539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826128508353314" calcext:value-type="float">
            <text:p>0.82612850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4" calcext:value-type="float">
            <text:p>644</text:p>
          </table:table-cell>
          <table:table-cell office:value-type="float" office:value="0.360670824684015" calcext:value-type="float">
            <text:p>0.36067082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812910452219661" calcext:value-type="float">
            <text:p>0.81291045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5" calcext:value-type="float">
            <text:p>645</text:p>
          </table:table-cell>
          <table:table-cell office:value-type="float" office:value="0.354900091489071" calcext:value-type="float">
            <text:p>0.35490009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799903884984147" calcext:value-type="float">
            <text:p>0.7999038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6" calcext:value-type="float">
            <text:p>646</text:p>
          </table:table-cell>
          <table:table-cell office:value-type="float" office:value="0.349221690025246" calcext:value-type="float">
            <text:p>0.349221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7871054228244" calcext:value-type="float">
            <text:p>0.78710542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7" calcext:value-type="float">
            <text:p>647</text:p>
          </table:table-cell>
          <table:table-cell office:value-type="float" office:value="0.343634142984842" calcext:value-type="float">
            <text:p>0.3436341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77451173605921" calcext:value-type="float">
            <text:p>0.77451173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8" calcext:value-type="float">
            <text:p>648</text:p>
          </table:table-cell>
          <table:table-cell office:value-type="float" office:value="0.338135996697084" calcext:value-type="float">
            <text:p>0.33813599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762119548282262" calcext:value-type="float">
            <text:p>0.76211954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9" calcext:value-type="float">
            <text:p>649</text:p>
          </table:table-cell>
          <table:table-cell office:value-type="float" office:value="0.332725820749931" calcext:value-type="float">
            <text:p>0.33272582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749925635509746" calcext:value-type="float">
            <text:p>0.74992563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0" calcext:value-type="float">
            <text:p>650</text:p>
          </table:table-cell>
          <table:table-cell office:value-type="float" office:value="0.327402207617932" calcext:value-type="float">
            <text:p>0.32740220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16063897033369" calcext:value-type="float">
            <text:p>0.9160638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1" calcext:value-type="float">
            <text:p>651</text:p>
          </table:table-cell>
          <table:table-cell office:value-type="float" office:value="0.441266829879497" calcext:value-type="float">
            <text:p>0.44126682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901406874680836" calcext:value-type="float">
            <text:p>0.90140687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2" calcext:value-type="float">
            <text:p>652</text:p>
          </table:table-cell>
          <table:table-cell office:value-type="float" office:value="0.434206560601425" calcext:value-type="float">
            <text:p>0.43420656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886984364685942" calcext:value-type="float">
            <text:p>0.88698436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3" calcext:value-type="float">
            <text:p>653</text:p>
          </table:table-cell>
          <table:table-cell office:value-type="float" office:value="0.427259255631802" calcext:value-type="float">
            <text:p>0.42725925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872792614850967" calcext:value-type="float">
            <text:p>0.87279261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4" calcext:value-type="float">
            <text:p>654</text:p>
          </table:table-cell>
          <table:table-cell office:value-type="float" office:value="0.420423107541694" calcext:value-type="float">
            <text:p>0.42042310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858827933013352" calcext:value-type="float">
            <text:p>0.8588279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5" calcext:value-type="float">
            <text:p>655</text:p>
          </table:table-cell>
          <table:table-cell office:value-type="float" office:value="0.413696337821026" calcext:value-type="float">
            <text:p>0.41369633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845086686085138" calcext:value-type="float">
            <text:p>0.84508668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6" calcext:value-type="float">
            <text:p>656</text:p>
          </table:table-cell>
          <table:table-cell office:value-type="float" office:value="0.40707719641589" calcext:value-type="float">
            <text:p>0.40707719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831565299107776" calcext:value-type="float">
            <text:p>0.83156529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0.400563961273236" calcext:value-type="float">
            <text:p>0.40056396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818260254322051" calcext:value-type="float">
            <text:p>0.81826025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8" calcext:value-type="float">
            <text:p>658</text:p>
          </table:table-cell>
          <table:table-cell office:value-type="float" office:value="0.394154937892864" calcext:value-type="float">
            <text:p>0.39415493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805168090252899" calcext:value-type="float">
            <text:p>0.80516809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9" calcext:value-type="float">
            <text:p>659</text:p>
          </table:table-cell>
          <table:table-cell office:value-type="float" office:value="0.387848458886578" calcext:value-type="float">
            <text:p>0.38784845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792285400808852" calcext:value-type="float">
            <text:p>0.79228540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0" calcext:value-type="float">
            <text:p>660</text:p>
          </table:table-cell>
          <table:table-cell office:value-type="float" office:value="0.381642883544393" calcext:value-type="float">
            <text:p>0.38164288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00248269823564" calcext:value-type="float">
            <text:p>1.00248269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1" calcext:value-type="float">
            <text:p>661</text:p>
          </table:table-cell>
          <table:table-cell office:value-type="float" office:value="0.455115211973369" calcext:value-type="float">
            <text:p>0.4551152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86442975063869" calcext:value-type="float">
            <text:p>0.9864429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2" calcext:value-type="float">
            <text:p>662</text:p>
          </table:table-cell>
          <table:table-cell office:value-type="float" office:value="0.447833368581795" calcext:value-type="float">
            <text:p>0.44783336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970659887462847" calcext:value-type="float">
            <text:p>0.97065988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3" calcext:value-type="float">
            <text:p>663</text:p>
          </table:table-cell>
          <table:table-cell office:value-type="float" office:value="0.440668034684486" calcext:value-type="float">
            <text:p>0.44066803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55129329263442" calcext:value-type="float">
            <text:p>0.95512932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4" calcext:value-type="float">
            <text:p>664</text:p>
          </table:table-cell>
          <table:table-cell office:value-type="float" office:value="0.433617346129534" calcext:value-type="float">
            <text:p>0.43361734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939847259995227" calcext:value-type="float">
            <text:p>0.93984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5" calcext:value-type="float">
            <text:p>665</text:p>
          </table:table-cell>
          <table:table-cell office:value-type="float" office:value="0.426679468591462" calcext:value-type="float">
            <text:p>0.42667946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24809703835303" calcext:value-type="float">
            <text:p>0.92480970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6" calcext:value-type="float">
            <text:p>666</text:p>
          </table:table-cell>
          <table:table-cell office:value-type="float" office:value="0.419852597093998" calcext:value-type="float">
            <text:p>0.41985259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10012748573938" calcext:value-type="float">
            <text:p>0.91001274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7" calcext:value-type="float">
            <text:p>667</text:p>
          </table:table-cell>
          <table:table-cell office:value-type="float" office:value="0.413134955540494" calcext:value-type="float">
            <text:p>0.41313495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895452544596755" calcext:value-type="float">
            <text:p>0.89545254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8" calcext:value-type="float">
            <text:p>668</text:p>
          </table:table-cell>
          <table:table-cell office:value-type="float" office:value="0.406524796251847" calcext:value-type="float">
            <text:p>0.40652479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881125303883207" calcext:value-type="float">
            <text:p>0.88112530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float" office:value="0.400020399511817" calcext:value-type="float">
            <text:p>0.40002039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867027299021076" calcext:value-type="float">
            <text:p>0.8670272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float" office:value="0.393620073119628" calcext:value-type="float">
            <text:p>0.39362007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03719873804195" calcext:value-type="float">
            <text:p>1.0371987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1" calcext:value-type="float">
            <text:p>671</text:p>
          </table:table-cell>
          <table:table-cell office:value-type="float" office:value="0.447410756112919" calcext:value-type="float">
            <text:p>0.44741075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02060355823328" calcext:value-type="float">
            <text:p>1.02060355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2" calcext:value-type="float">
            <text:p>672</text:p>
          </table:table-cell>
          <table:table-cell office:value-type="float" office:value="0.440252184015112" calcext:value-type="float">
            <text:p>0.4402521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00427390130154" calcext:value-type="float">
            <text:p>1.00427390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3" calcext:value-type="float">
            <text:p>673</text:p>
          </table:table-cell>
          <table:table-cell office:value-type="float" office:value="0.414927178458422" calcext:value-type="float">
            <text:p>0.41492717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88205518880718" calcext:value-type="float">
            <text:p>0.98820551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4" calcext:value-type="float">
            <text:p>674</text:p>
          </table:table-cell>
          <table:table-cell office:value-type="float" office:value="0.408288343603087" calcext:value-type="float">
            <text:p>0.40828834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72394230578627" calcext:value-type="float">
            <text:p>0.97239423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5" calcext:value-type="float">
            <text:p>675</text:p>
          </table:table-cell>
          <table:table-cell office:value-type="float" office:value="0.401755730105438" calcext:value-type="float">
            <text:p>0.40175573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56835922889369" calcext:value-type="float">
            <text:p>0.95683592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6" calcext:value-type="float">
            <text:p>676</text:p>
          </table:table-cell>
          <table:table-cell office:value-type="float" office:value="0.395327638423751" calcext:value-type="float">
            <text:p>0.39532763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41526548123139" calcext:value-type="float">
            <text:p>0.94152654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7" calcext:value-type="float">
            <text:p>677</text:p>
          </table:table-cell>
          <table:table-cell office:value-type="float" office:value="0.389002396208971" calcext:value-type="float">
            <text:p>0.38900239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26462123353168" calcext:value-type="float">
            <text:p>0.92646212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8" calcext:value-type="float">
            <text:p>678</text:p>
          </table:table-cell>
          <table:table-cell office:value-type="float" office:value="0.382778357869627" calcext:value-type="float">
            <text:p>0.38277835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11638729379518" calcext:value-type="float">
            <text:p>0.91163872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9" calcext:value-type="float">
            <text:p>679</text:p>
          </table:table-cell>
          <table:table-cell office:value-type="float" office:value="0.376653904143713" calcext:value-type="float">
            <text:p>0.37665390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897052509709446" calcext:value-type="float">
            <text:p>0.89705250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0" calcext:value-type="float">
            <text:p>680</text:p>
          </table:table-cell>
          <table:table-cell office:value-type="float" office:value="0.370627441677414" calcext:value-type="float">
            <text:p>0.37062744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01682441182433" calcext:value-type="float">
            <text:p>1.01682441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1" calcext:value-type="float">
            <text:p>681</text:p>
          </table:table-cell>
          <table:table-cell office:value-type="float" office:value="0.432142819225088" calcext:value-type="float">
            <text:p>0.43214281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00055522123514" calcext:value-type="float">
            <text:p>1.00055522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2" calcext:value-type="float">
            <text:p>682</text:p>
          </table:table-cell>
          <table:table-cell office:value-type="float" office:value="0.425228534117486" calcext:value-type="float">
            <text:p>0.42522853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98454633769538" calcext:value-type="float">
            <text:p>0.98454633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3" calcext:value-type="float">
            <text:p>683</text:p>
          </table:table-cell>
          <table:table-cell office:value-type="float" office:value="0.418424877571606" calcext:value-type="float">
            <text:p>0.41842487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68793596292254" calcext:value-type="float">
            <text:p>0.96879359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4" calcext:value-type="float">
            <text:p>684</text:p>
          </table:table-cell>
          <table:table-cell office:value-type="float" office:value="0.411730079530461" calcext:value-type="float">
            <text:p>0.41173007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53292898751578" calcext:value-type="float">
            <text:p>0.95329289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5" calcext:value-type="float">
            <text:p>685</text:p>
          </table:table-cell>
          <table:table-cell office:value-type="float" office:value="0.405142398257973" calcext:value-type="float">
            <text:p>0.40514239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938040212371553" calcext:value-type="float">
            <text:p>0.93804021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6" calcext:value-type="float">
            <text:p>686</text:p>
          </table:table-cell>
          <table:table-cell office:value-type="float" office:value="0.398660119885846" calcext:value-type="float">
            <text:p>0.39866011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23031568973608" calcext:value-type="float">
            <text:p>0.9230315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7" calcext:value-type="float">
            <text:p>687</text:p>
          </table:table-cell>
          <table:table-cell office:value-type="float" office:value="0.37720043924934" calcext:value-type="float">
            <text:p>0.37720043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0826306387003" calcext:value-type="float">
            <text:p>0.90826306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8" calcext:value-type="float">
            <text:p>688</text:p>
          </table:table-cell>
          <table:table-cell office:value-type="float" office:value="0.37116523222135" calcext:value-type="float">
            <text:p>0.37116523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89373085484811" calcext:value-type="float">
            <text:p>0.89373085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9" calcext:value-type="float">
            <text:p>689</text:p>
          </table:table-cell>
          <table:table-cell office:value-type="float" office:value="0.365226588505809" calcext:value-type="float">
            <text:p>0.36522658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87943116117054" calcext:value-type="float">
            <text:p>0.87943116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0" calcext:value-type="float">
            <text:p>690</text:p>
          </table:table-cell>
          <table:table-cell office:value-type="float" office:value="0.359382963089716" calcext:value-type="float">
            <text:p>0.35938296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09353419661421" calcext:value-type="float">
            <text:p>1.09353419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1" calcext:value-type="float">
            <text:p>691</text:p>
          </table:table-cell>
          <table:table-cell office:value-type="float" office:value="0.393302044795533" calcext:value-type="float">
            <text:p>0.39330204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07603764946838" calcext:value-type="float">
            <text:p>1.07603764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2" calcext:value-type="float">
            <text:p>692</text:p>
          </table:table-cell>
          <table:table-cell office:value-type="float" office:value="0.387009212078805" calcext:value-type="float">
            <text:p>0.38700921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05882104707689" calcext:value-type="float">
            <text:p>1.05882104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3" calcext:value-type="float">
            <text:p>693</text:p>
          </table:table-cell>
          <table:table-cell office:value-type="float" office:value="0.380817064685544" calcext:value-type="float">
            <text:p>0.38081706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04187991032366" calcext:value-type="float">
            <text:p>1.0418799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4" calcext:value-type="float">
            <text:p>694</text:p>
          </table:table-cell>
          <table:table-cell office:value-type="float" office:value="0.374723991650575" calcext:value-type="float">
            <text:p>0.37472399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02520983175848" calcext:value-type="float">
            <text:p>1.02520983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5" calcext:value-type="float">
            <text:p>695</text:p>
          </table:table-cell>
          <table:table-cell office:value-type="float" office:value="0.368728407784166" calcext:value-type="float">
            <text:p>0.36872840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00880647445034" calcext:value-type="float">
            <text:p>1.00880647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6" calcext:value-type="float">
            <text:p>696</text:p>
          </table:table-cell>
          <table:table-cell office:value-type="float" office:value="0.362828753259619" calcext:value-type="float">
            <text:p>0.3628287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992665570859136" calcext:value-type="float">
            <text:p>0.99266557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7" calcext:value-type="float">
            <text:p>697</text:p>
          </table:table-cell>
          <table:table-cell office:value-type="float" office:value="0.357023493207465" calcext:value-type="float">
            <text:p>0.35702349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97678292172539" calcext:value-type="float">
            <text:p>0.97678292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8" calcext:value-type="float">
            <text:p>698</text:p>
          </table:table-cell>
          <table:table-cell office:value-type="float" office:value="0.351311117316146" calcext:value-type="float">
            <text:p>0.35131111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961154394977783" calcext:value-type="float">
            <text:p>0.9611543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9" calcext:value-type="float">
            <text:p>699</text:p>
          </table:table-cell>
          <table:table-cell office:value-type="float" office:value="0.345690139439088" calcext:value-type="float">
            <text:p>0.34569013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45775924658138" calcext:value-type="float">
            <text:p>0.94577592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0.340159097208062" calcext:value-type="float">
            <text:p>0.34015909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11890170171999" calcext:value-type="float">
            <text:p>1.11890170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1" calcext:value-type="float">
            <text:p>701</text:p>
          </table:table-cell>
          <table:table-cell office:value-type="float" office:value="0.3532136478627" calcext:value-type="float">
            <text:p>0.35321364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10099927449247" calcext:value-type="float">
            <text:p>1.10099927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2" calcext:value-type="float">
            <text:p>702</text:p>
          </table:table-cell>
          <table:table-cell office:value-type="float" office:value="0.347562229496896" calcext:value-type="float">
            <text:p>0.34756222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08338328610059" calcext:value-type="float">
            <text:p>1.08338328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3" calcext:value-type="float">
            <text:p>703</text:p>
          </table:table-cell>
          <table:table-cell office:value-type="float" office:value="0.342001233824946" calcext:value-type="float">
            <text:p>0.34200123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06604915352298" calcext:value-type="float">
            <text:p>1.06604915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4" calcext:value-type="float">
            <text:p>704</text:p>
          </table:table-cell>
          <table:table-cell office:value-type="float" office:value="0.336529214083747" calcext:value-type="float">
            <text:p>0.33652921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04899236706661" calcext:value-type="float">
            <text:p>1.04899236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5" calcext:value-type="float">
            <text:p>705</text:p>
          </table:table-cell>
          <table:table-cell office:value-type="float" office:value="0.331144746658407" calcext:value-type="float">
            <text:p>0.33114474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03220848919354" calcext:value-type="float">
            <text:p>1.03220848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6" calcext:value-type="float">
            <text:p>706</text:p>
          </table:table-cell>
          <table:table-cell office:value-type="float" office:value="0.325846430711873" calcext:value-type="float">
            <text:p>0.32584643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01569315336645" calcext:value-type="float">
            <text:p>1.01569315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7" calcext:value-type="float">
            <text:p>707</text:p>
          </table:table-cell>
          <table:table-cell office:value-type="float" office:value="0.320632887820483" calcext:value-type="float">
            <text:p>0.32063288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999442062912583" calcext:value-type="float">
            <text:p>0.99944206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8" calcext:value-type="float">
            <text:p>708</text:p>
          </table:table-cell>
          <table:table-cell office:value-type="float" office:value="0.315502761615355" calcext:value-type="float">
            <text:p>0.31550276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983450989905982" calcext:value-type="float">
            <text:p>0.98345098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9" calcext:value-type="float">
            <text:p>709</text:p>
          </table:table-cell>
          <table:table-cell office:value-type="float" office:value="0.310454717429509" calcext:value-type="float">
            <text:p>0.31045471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67715774067487" calcext:value-type="float">
            <text:p>0.96771577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0" calcext:value-type="float">
            <text:p>710</text:p>
          </table:table-cell>
          <table:table-cell office:value-type="float" office:value="0.305487441950637" calcext:value-type="float">
            <text:p>0.3054874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00606306840422" calcext:value-type="float">
            <text:p>1.00606306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1" calcext:value-type="float">
            <text:p>711</text:p>
          </table:table-cell>
          <table:table-cell office:value-type="float" office:value="0.443283665375261" calcext:value-type="float">
            <text:p>0.44328366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989966059309753" calcext:value-type="float">
            <text:p>0.98996605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2" calcext:value-type="float">
            <text:p>712</text:p>
          </table:table-cell>
          <table:table-cell office:value-type="float" office:value="0.436191126729256" calcext:value-type="float">
            <text:p>0.43619112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974126602360798" calcext:value-type="float">
            <text:p>0.97412660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3" calcext:value-type="float">
            <text:p>713</text:p>
          </table:table-cell>
          <table:table-cell office:value-type="float" office:value="0.429212068701588" calcext:value-type="float">
            <text:p>0.42921206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958540576723025" calcext:value-type="float">
            <text:p>0.95854057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4" calcext:value-type="float">
            <text:p>714</text:p>
          </table:table-cell>
          <table:table-cell office:value-type="float" office:value="0.422344675602363" calcext:value-type="float">
            <text:p>0.4223446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943203927495456" calcext:value-type="float">
            <text:p>0.94320392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5" calcext:value-type="float">
            <text:p>715</text:p>
          </table:table-cell>
          <table:table-cell office:value-type="float" office:value="0.415587160792725" calcext:value-type="float">
            <text:p>0.41558716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928112664655529" calcext:value-type="float">
            <text:p>0.92811266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6" calcext:value-type="float">
            <text:p>716</text:p>
          </table:table-cell>
          <table:table-cell office:value-type="float" office:value="0.408937766220041" calcext:value-type="float">
            <text:p>0.40893776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91326286202104" calcext:value-type="float">
            <text:p>0.9132628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7" calcext:value-type="float">
            <text:p>717</text:p>
          </table:table-cell>
          <table:table-cell office:value-type="float" office:value="0.402394761960521" calcext:value-type="float">
            <text:p>0.4023947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898650656228704" calcext:value-type="float">
            <text:p>0.89865065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8" calcext:value-type="float">
            <text:p>718</text:p>
          </table:table-cell>
          <table:table-cell office:value-type="float" office:value="0.395956445769153" calcext:value-type="float">
            <text:p>0.39595644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884272245729045" calcext:value-type="float">
            <text:p>0.88427224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office:value-type="float" office:value="0.389621142636846" calcext:value-type="float">
            <text:p>0.38962114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87012388979738" calcext:value-type="float">
            <text:p>0.87012388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383387204354657" calcext:value-type="float">
            <text:p>0.38338720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03728155557924" calcext:value-type="float">
            <text:p>1.03728155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1" calcext:value-type="float">
            <text:p>721</text:p>
          </table:table-cell>
          <table:table-cell office:value-type="float" office:value="0.4593150464731" calcext:value-type="float">
            <text:p>0.45931504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02068505068997" calcext:value-type="float">
            <text:p>1.02068505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2" calcext:value-type="float">
            <text:p>722</text:p>
          </table:table-cell>
          <table:table-cell office:value-type="float" office:value="0.451966005729531" calcext:value-type="float">
            <text:p>0.45196600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00435408987893" calcext:value-type="float">
            <text:p>1.00435408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3" calcext:value-type="float">
            <text:p>723</text:p>
          </table:table-cell>
          <table:table-cell office:value-type="float" office:value="0.444734549637858" calcext:value-type="float">
            <text:p>0.44473454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98828442444087" calcext:value-type="float">
            <text:p>0.98828442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4" calcext:value-type="float">
            <text:p>724</text:p>
          </table:table-cell>
          <table:table-cell office:value-type="float" office:value="0.437618796843652" calcext:value-type="float">
            <text:p>0.43761879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972471873649816" calcext:value-type="float">
            <text:p>0.97247187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5" calcext:value-type="float">
            <text:p>725</text:p>
          </table:table-cell>
          <table:table-cell office:value-type="float" office:value="0.430616896094154" calcext:value-type="float">
            <text:p>0.43061689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956912323671419" calcext:value-type="float">
            <text:p>0.95691232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6" calcext:value-type="float">
            <text:p>726</text:p>
          </table:table-cell>
          <table:table-cell office:value-type="float" office:value="0.423727025756648" calcext:value-type="float">
            <text:p>0.42372702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941601726492677" calcext:value-type="float">
            <text:p>0.94160172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7" calcext:value-type="float">
            <text:p>727</text:p>
          </table:table-cell>
          <table:table-cell office:value-type="float" office:value="0.416947393344541" calcext:value-type="float">
            <text:p>0.41694739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926536098868794" calcext:value-type="float">
            <text:p>0.92653609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8" calcext:value-type="float">
            <text:p>728</text:p>
          </table:table-cell>
          <table:table-cell office:value-type="float" office:value="0.410276235051029" calcext:value-type="float">
            <text:p>0.41027623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911711521286893" calcext:value-type="float">
            <text:p>0.9117115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9" calcext:value-type="float">
            <text:p>729</text:p>
          </table:table-cell>
          <table:table-cell office:value-type="float" office:value="0.403711815290212" calcext:value-type="float">
            <text:p>0.40371181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897124136946303" calcext:value-type="float">
            <text:p>0.89712413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0" calcext:value-type="float">
            <text:p>730</text:p>
          </table:table-cell>
          <table:table-cell office:value-type="float" office:value="0.397252426245569" calcext:value-type="float">
            <text:p>0.39725242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50327309109588" calcext:value-type="float">
            <text:p>0.95032730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1" calcext:value-type="float">
            <text:p>731</text:p>
          </table:table-cell>
          <table:table-cell office:value-type="float" office:value="0.470107278703478" calcext:value-type="float">
            <text:p>0.47010727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35122072163834" calcext:value-type="float">
            <text:p>0.93512207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2" calcext:value-type="float">
            <text:p>732</text:p>
          </table:table-cell>
          <table:table-cell office:value-type="float" office:value="0.462585562244223" calcext:value-type="float">
            <text:p>0.46258556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920160119009213" calcext:value-type="float">
            <text:p>0.9201601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3" calcext:value-type="float">
            <text:p>733</text:p>
          </table:table-cell>
          <table:table-cell office:value-type="float" office:value="0.455184193248315" calcext:value-type="float">
            <text:p>0.45518419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05437557105066" calcext:value-type="float">
            <text:p>0.90543755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4" calcext:value-type="float">
            <text:p>734</text:p>
          </table:table-cell>
          <table:table-cell office:value-type="float" office:value="0.447901246156342" calcext:value-type="float">
            <text:p>0.44790124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890950556191385" calcext:value-type="float">
            <text:p>0.89095055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5" calcext:value-type="float">
            <text:p>735</text:p>
          </table:table-cell>
          <table:table-cell office:value-type="float" office:value="0.440734826217841" calcext:value-type="float">
            <text:p>0.44073482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876695347292322" calcext:value-type="float">
            <text:p>0.87669534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6" calcext:value-type="float">
            <text:p>736</text:p>
          </table:table-cell>
          <table:table-cell office:value-type="float" office:value="0.433683068998355" calcext:value-type="float">
            <text:p>0.4336830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862668221735645" calcext:value-type="float">
            <text:p>0.86266822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7" calcext:value-type="float">
            <text:p>737</text:p>
          </table:table-cell>
          <table:table-cell office:value-type="float" office:value="0.426744139894382" calcext:value-type="float">
            <text:p>0.42674413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848865530187875" calcext:value-type="float">
            <text:p>0.84886553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8" calcext:value-type="float">
            <text:p>738</text:p>
          </table:table-cell>
          <table:table-cell office:value-type="float" office:value="0.419916233656071" calcext:value-type="float">
            <text:p>0.41991623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835283681704869" calcext:value-type="float">
            <text:p>0.83528368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9" calcext:value-type="float">
            <text:p>739</text:p>
          </table:table-cell>
          <table:table-cell office:value-type="float" office:value="0.413197573917574" calcext:value-type="float">
            <text:p>0.41319757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821919142797591" calcext:value-type="float">
            <text:p>0.82191914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0" calcext:value-type="float">
            <text:p>740</text:p>
          </table:table-cell>
          <table:table-cell office:value-type="float" office:value="0.406586412734893" calcext:value-type="float">
            <text:p>0.40658641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04528382292201" calcext:value-type="float">
            <text:p>1.04528382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1" calcext:value-type="float">
            <text:p>741</text:p>
          </table:table-cell>
          <table:table-cell office:value-type="float" office:value="0.439075392775269" calcext:value-type="float">
            <text:p>0.43907539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02855928175526" calcext:value-type="float">
            <text:p>1.02855928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2" calcext:value-type="float">
            <text:p>742</text:p>
          </table:table-cell>
          <table:table-cell office:value-type="float" office:value="0.432050186490864" calcext:value-type="float">
            <text:p>0.43205018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01210233324717" calcext:value-type="float">
            <text:p>1.01210233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3" calcext:value-type="float">
            <text:p>743</text:p>
          </table:table-cell>
          <table:table-cell office:value-type="float" office:value="0.425137383507011" calcext:value-type="float">
            <text:p>0.42513738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95908695915216" calcext:value-type="float">
            <text:p>0.99590869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4" calcext:value-type="float">
            <text:p>744</text:p>
          </table:table-cell>
          <table:table-cell office:value-type="float" office:value="0.418335185370898" calcext:value-type="float">
            <text:p>0.41833518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79974156780572" calcext:value-type="float">
            <text:p>0.97997415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5" calcext:value-type="float">
            <text:p>745</text:p>
          </table:table-cell>
          <table:table-cell office:value-type="float" office:value="0.411641822404964" calcext:value-type="float">
            <text:p>0.41164182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64294570272083" calcext:value-type="float">
            <text:p>0.96429457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6" calcext:value-type="float">
            <text:p>746</text:p>
          </table:table-cell>
          <table:table-cell office:value-type="float" office:value="0.405055553246485" calcext:value-type="float">
            <text:p>0.40505555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4886585714773" calcext:value-type="float">
            <text:p>0.94886585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7" calcext:value-type="float">
            <text:p>747</text:p>
          </table:table-cell>
          <table:table-cell office:value-type="float" office:value="0.398574664394541" calcext:value-type="float">
            <text:p>0.39857466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33684003433366" calcext:value-type="float">
            <text:p>0.93368400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8" calcext:value-type="float">
            <text:p>748</text:p>
          </table:table-cell>
          <table:table-cell office:value-type="float" office:value="0.392197469764228" calcext:value-type="float">
            <text:p>0.39219746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918745059378432" calcext:value-type="float">
            <text:p>0.91874505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9" calcext:value-type="float">
            <text:p>749</text:p>
          </table:table-cell>
          <table:table-cell office:value-type="float" office:value="0.385922310248" calcext:value-type="float">
            <text:p>0.38592231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04045138428378" calcext:value-type="float">
            <text:p>0.90404513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0" calcext:value-type="float">
            <text:p>750</text:p>
          </table:table-cell>
          <table:table-cell office:value-type="float" office:value="0.379747553284032" calcext:value-type="float">
            <text:p>0.3797475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09964373316847" calcext:value-type="float">
            <text:p>1.09964373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1" calcext:value-type="float">
            <text:p>751</text:p>
          </table:table-cell>
          <table:table-cell office:value-type="float" office:value="0.394058145887186" calcext:value-type="float">
            <text:p>0.39405814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08204943343777" calcext:value-type="float">
            <text:p>1.08204943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2" calcext:value-type="float">
            <text:p>752</text:p>
          </table:table-cell>
          <table:table-cell office:value-type="float" office:value="0.387753215552991" calcext:value-type="float">
            <text:p>0.38775321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06473664250277" calcext:value-type="float">
            <text:p>1.06473664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float" office:value="0.381549164104143" calcext:value-type="float">
            <text:p>0.38154916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04770085622272" calcext:value-type="float">
            <text:p>1.04770085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4" calcext:value-type="float">
            <text:p>754</text:p>
          </table:table-cell>
          <table:table-cell office:value-type="float" office:value="0.375444377478477" calcext:value-type="float">
            <text:p>0.37544437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03093764252316" calcext:value-type="float">
            <text:p>1.03093764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5" calcext:value-type="float">
            <text:p>755</text:p>
          </table:table-cell>
          <table:table-cell office:value-type="float" office:value="0.369437267438821" calcext:value-type="float">
            <text:p>0.36943726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01444264024279" calcext:value-type="float">
            <text:p>1.01444264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6" calcext:value-type="float">
            <text:p>756</text:p>
          </table:table-cell>
          <table:table-cell office:value-type="float" office:value="0.3635262711598" calcext:value-type="float">
            <text:p>0.36352627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98211557998906" calcext:value-type="float">
            <text:p>0.9982115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7" calcext:value-type="float">
            <text:p>757</text:p>
          </table:table-cell>
          <table:table-cell office:value-type="float" office:value="0.357709850821244" calcext:value-type="float">
            <text:p>0.35770985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82240173070923" calcext:value-type="float">
            <text:p>0.98224017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8" calcext:value-type="float">
            <text:p>758</text:p>
          </table:table-cell>
          <table:table-cell office:value-type="float" office:value="0.351986493208104" calcext:value-type="float">
            <text:p>0.35198649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66524330301788" calcext:value-type="float">
            <text:p>0.96652433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9" calcext:value-type="float">
            <text:p>759</text:p>
          </table:table-cell>
          <table:table-cell office:value-type="float" office:value="0.346354709316774" calcext:value-type="float">
            <text:p>0.34635470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5105994101696" calcext:value-type="float">
            <text:p>0.9510599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0" calcext:value-type="float">
            <text:p>760</text:p>
          </table:table-cell>
          <table:table-cell office:value-type="float" office:value="0.340813033967705" calcext:value-type="float">
            <text:p>0.3408130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06778055846384" calcext:value-type="float">
            <text:p>1.06778055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1" calcext:value-type="float">
            <text:p>761</text:p>
          </table:table-cell>
          <table:table-cell office:value-type="float" office:value="0.439022240323014" calcext:value-type="float">
            <text:p>0.43902224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05069606952842" calcext:value-type="float">
            <text:p>1.05069606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2" calcext:value-type="float">
            <text:p>762</text:p>
          </table:table-cell>
          <table:table-cell office:value-type="float" office:value="0.431997884477846" calcext:value-type="float">
            <text:p>0.43199788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03388493241596" calcext:value-type="float">
            <text:p>1.03388493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3" calcext:value-type="float">
            <text:p>763</text:p>
          </table:table-cell>
          <table:table-cell office:value-type="float" office:value="0.4250859183262" calcext:value-type="float">
            <text:p>0.42508591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01734277349731" calcext:value-type="float">
            <text:p>1.01734277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4" calcext:value-type="float">
            <text:p>764</text:p>
          </table:table-cell>
          <table:table-cell office:value-type="float" office:value="0.418284543632981" calcext:value-type="float">
            <text:p>0.41828454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00106528912135" calcext:value-type="float">
            <text:p>1.00106528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5" calcext:value-type="float">
            <text:p>765</text:p>
          </table:table-cell>
          <table:table-cell office:value-type="float" office:value="0.411591990934853" calcext:value-type="float">
            <text:p>0.41159199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85048244495408" calcext:value-type="float">
            <text:p>0.98504824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6" calcext:value-type="float">
            <text:p>766</text:p>
          </table:table-cell>
          <table:table-cell office:value-type="float" office:value="0.405006519079896" calcext:value-type="float">
            <text:p>0.40500651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969287472583481" calcext:value-type="float">
            <text:p>0.9692874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7" calcext:value-type="float">
            <text:p>767</text:p>
          </table:table-cell>
          <table:table-cell office:value-type="float" office:value="0.398526414774617" calcext:value-type="float">
            <text:p>0.39852641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53778873022146" calcext:value-type="float">
            <text:p>0.9537788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8" calcext:value-type="float">
            <text:p>768</text:p>
          </table:table-cell>
          <table:table-cell office:value-type="float" office:value="0.392149992138223" calcext:value-type="float">
            <text:p>0.39214999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38518411053791" calcext:value-type="float">
            <text:p>0.93851841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9" calcext:value-type="float">
            <text:p>769</text:p>
          </table:table-cell>
          <table:table-cell office:value-type="float" office:value="0.385875592264012" calcext:value-type="float">
            <text:p>0.38587559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92350211647693" calcext:value-type="float">
            <text:p>0.92350211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0" calcext:value-type="float">
            <text:p>770</text:p>
          </table:table-cell>
          <table:table-cell office:value-type="float" office:value="0.379701582787788" calcext:value-type="float">
            <text:p>0.37970158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05045131865426" calcext:value-type="float">
            <text:p>1.05045131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1" calcext:value-type="float">
            <text:p>771</text:p>
          </table:table-cell>
          <table:table-cell office:value-type="float" office:value="0.448814881063351" calcext:value-type="float">
            <text:p>0.44881488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03364409755579" calcext:value-type="float">
            <text:p>1.03364409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2" calcext:value-type="float">
            <text:p>772</text:p>
          </table:table-cell>
          <table:table-cell office:value-type="float" office:value="0.441633842966337" calcext:value-type="float">
            <text:p>0.4416338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0171057919949" calcext:value-type="float">
            <text:p>1.0171057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3" calcext:value-type="float">
            <text:p>773</text:p>
          </table:table-cell>
          <table:table-cell office:value-type="float" office:value="0.434567701478876" calcext:value-type="float">
            <text:p>0.43456770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00083209932298" calcext:value-type="float">
            <text:p>1.00083209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4" calcext:value-type="float">
            <text:p>774</text:p>
          </table:table-cell>
          <table:table-cell office:value-type="float" office:value="0.427614618255214" calcext:value-type="float">
            <text:p>0.42761461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984818785733809" calcext:value-type="float">
            <text:p>0.98481878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5" calcext:value-type="float">
            <text:p>775</text:p>
          </table:table-cell>
          <table:table-cell office:value-type="float" office:value="0.42077278436313" calcext:value-type="float">
            <text:p>0.4207727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969061685162068" calcext:value-type="float">
            <text:p>0.96906168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6" calcext:value-type="float">
            <text:p>776</text:p>
          </table:table-cell>
          <table:table-cell office:value-type="float" office:value="0.41404041981332" calcext:value-type="float">
            <text:p>0.41404041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953556698199475" calcext:value-type="float">
            <text:p>0.95355669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7" calcext:value-type="float">
            <text:p>777</text:p>
          </table:table-cell>
          <table:table-cell office:value-type="float" office:value="0.407415773096307" calcext:value-type="float">
            <text:p>0.40741577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938299791028284" calcext:value-type="float">
            <text:p>0.9382997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8" calcext:value-type="float">
            <text:p>778</text:p>
          </table:table-cell>
          <table:table-cell office:value-type="float" office:value="0.400897120726766" calcext:value-type="float">
            <text:p>0.40089712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23286994371831" calcext:value-type="float">
            <text:p>0.92328699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9" calcext:value-type="float">
            <text:p>779</text:p>
          </table:table-cell>
          <table:table-cell office:value-type="float" office:value="0.37776498460386" calcext:value-type="float">
            <text:p>0.37776498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08514402461882" calcext:value-type="float">
            <text:p>0.90851440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0" calcext:value-type="float">
            <text:p>780</text:p>
          </table:table-cell>
          <table:table-cell office:value-type="float" office:value="0.371720744850198" calcext:value-type="float">
            <text:p>0.37172074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01524997648956" calcext:value-type="float">
            <text:p>1.01524997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1" calcext:value-type="float">
            <text:p>781</text:p>
          </table:table-cell>
          <table:table-cell office:value-type="float" office:value="0.475655171168248" calcext:value-type="float">
            <text:p>0.47565517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999005976865731" calcext:value-type="float">
            <text:p>0.99900597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2" calcext:value-type="float">
            <text:p>782</text:p>
          </table:table-cell>
          <table:table-cell office:value-type="float" office:value="0.468044688429556" calcext:value-type="float">
            <text:p>0.46804468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983021881235879" calcext:value-type="float">
            <text:p>0.98302188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3" calcext:value-type="float">
            <text:p>783</text:p>
          </table:table-cell>
          <table:table-cell office:value-type="float" office:value="0.460555973414683" calcext:value-type="float">
            <text:p>0.46055597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67293531136105" calcext:value-type="float">
            <text:p>0.96729353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4" calcext:value-type="float">
            <text:p>784</text:p>
          </table:table-cell>
          <table:table-cell office:value-type="float" office:value="0.453187077840048" calcext:value-type="float">
            <text:p>0.45318707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928451301943627" calcext:value-type="float">
            <text:p>0.92845130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5" calcext:value-type="float">
            <text:p>785</text:p>
          </table:table-cell>
          <table:table-cell office:value-type="float" office:value="0.445936084594607" calcext:value-type="float">
            <text:p>0.44593608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913596081112529" calcext:value-type="float">
            <text:p>0.91359608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6" calcext:value-type="float">
            <text:p>786</text:p>
          </table:table-cell>
          <table:table-cell office:value-type="float" office:value="0.438801107241093" calcext:value-type="float">
            <text:p>0.43880110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898978543814728" calcext:value-type="float">
            <text:p>0.89897854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7" calcext:value-type="float">
            <text:p>787</text:p>
          </table:table-cell>
          <table:table-cell office:value-type="float" office:value="0.431780289525236" calcext:value-type="float">
            <text:p>0.43178028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884594887113692" calcext:value-type="float">
            <text:p>0.88459488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8" calcext:value-type="float">
            <text:p>788</text:p>
          </table:table-cell>
          <table:table-cell office:value-type="float" office:value="0.424871804892832" calcext:value-type="float">
            <text:p>0.42487180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870441368919873" calcext:value-type="float">
            <text:p>0.87044136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9" calcext:value-type="float">
            <text:p>789</text:p>
          </table:table-cell>
          <table:table-cell office:value-type="float" office:value="0.418073856014547" calcext:value-type="float">
            <text:p>0.4180738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856514307017156" calcext:value-type="float">
            <text:p>0.8565143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0" calcext:value-type="float">
            <text:p>790</text:p>
          </table:table-cell>
          <table:table-cell office:value-type="float" office:value="0.411384674318314" calcext:value-type="float">
            <text:p>0.41138467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05714984708707" calcext:value-type="float">
            <text:p>1.05714984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1" calcext:value-type="float">
            <text:p>791</text:p>
          </table:table-cell>
          <table:table-cell office:value-type="float" office:value="0.40990460317548" calcext:value-type="float">
            <text:p>0.40990460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04023544953368" calcext:value-type="float">
            <text:p>1.04023544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2" calcext:value-type="float">
            <text:p>792</text:p>
          </table:table-cell>
          <table:table-cell office:value-type="float" office:value="0.403346129524672" calcext:value-type="float">
            <text:p>0.40334612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02359168234114" calcext:value-type="float">
            <text:p>1.02359168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3" calcext:value-type="float">
            <text:p>793</text:p>
          </table:table-cell>
          <table:table-cell office:value-type="float" office:value="0.396892591452277" calcext:value-type="float">
            <text:p>0.39689259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00721421542368" calcext:value-type="float">
            <text:p>1.00721421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4" calcext:value-type="float">
            <text:p>794</text:p>
          </table:table-cell>
          <table:table-cell office:value-type="float" office:value="0.390542309989041" calcext:value-type="float">
            <text:p>0.390542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991098787976902" calcext:value-type="float">
            <text:p>0.9910987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5" calcext:value-type="float">
            <text:p>795</text:p>
          </table:table-cell>
          <table:table-cell office:value-type="float" office:value="0.384293633029216" calcext:value-type="float">
            <text:p>0.3842936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975241207369271" calcext:value-type="float">
            <text:p>0.97524120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6" calcext:value-type="float">
            <text:p>796</text:p>
          </table:table-cell>
          <table:table-cell office:value-type="float" office:value="0.378144934900749" calcext:value-type="float">
            <text:p>0.37814493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959637348051363" calcext:value-type="float">
            <text:p>0.95963734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7" calcext:value-type="float">
            <text:p>797</text:p>
          </table:table-cell>
          <table:table-cell office:value-type="float" office:value="0.372094615942337" calcext:value-type="float">
            <text:p>0.37209461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944283150482541" calcext:value-type="float">
            <text:p>0.94428315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8" calcext:value-type="float">
            <text:p>798</text:p>
          </table:table-cell>
          <table:table-cell office:value-type="float" office:value="0.366141102087259" calcext:value-type="float">
            <text:p>0.3661411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92917462007482" calcext:value-type="float">
            <text:p>0.92917462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9" calcext:value-type="float">
            <text:p>799</text:p>
          </table:table-cell>
          <table:table-cell office:value-type="float" office:value="0.360282844453863" calcext:value-type="float">
            <text:p>0.36028284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14307826153623" calcext:value-type="float">
            <text:p>0.91430782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0.354518318942601" calcext:value-type="float">
            <text:p>0.35451831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03376891568762" calcext:value-type="float">
            <text:p>1.0337689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1" calcext:value-type="float">
            <text:p>801</text:p>
          </table:table-cell>
          <table:table-cell office:value-type="float" office:value="0.407982092913614" calcext:value-type="float">
            <text:p>0.40798209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01722861303662" calcext:value-type="float">
            <text:p>1.0172286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2" calcext:value-type="float">
            <text:p>802</text:p>
          </table:table-cell>
          <table:table-cell office:value-type="float" office:value="0.401454379426996" calcext:value-type="float">
            <text:p>0.40145437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00095295522803" calcext:value-type="float">
            <text:p>1.00095295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3" calcext:value-type="float">
            <text:p>803</text:p>
          </table:table-cell>
          <table:table-cell office:value-type="float" office:value="0.395031109356164" calcext:value-type="float">
            <text:p>0.39503110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84937707944384" calcext:value-type="float">
            <text:p>0.98493770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4" calcext:value-type="float">
            <text:p>804</text:p>
          </table:table-cell>
          <table:table-cell office:value-type="float" office:value="0.388710611606465" calcext:value-type="float">
            <text:p>0.38871061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933267322690447" calcext:value-type="float">
            <text:p>0.93326732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5" calcext:value-type="float">
            <text:p>805</text:p>
          </table:table-cell>
          <table:table-cell office:value-type="float" office:value="0.382491241820762" calcext:value-type="float">
            <text:p>0.38249124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9183350455274" calcext:value-type="float">
            <text:p>0.91833504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6" calcext:value-type="float">
            <text:p>806</text:p>
          </table:table-cell>
          <table:table-cell office:value-type="float" office:value="0.37637138195163" calcext:value-type="float">
            <text:p>0.3763713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03641684798962" calcext:value-type="float">
            <text:p>0.90364168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7" calcext:value-type="float">
            <text:p>807</text:p>
          </table:table-cell>
          <table:table-cell office:value-type="float" office:value="0.370349439840404" calcext:value-type="float">
            <text:p>0.37034943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889183417842178" calcext:value-type="float">
            <text:p>0.88918341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8" calcext:value-type="float">
            <text:p>808</text:p>
          </table:table-cell>
          <table:table-cell office:value-type="float" office:value="0.364423848802957" calcext:value-type="float">
            <text:p>0.36442384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874956483156703" calcext:value-type="float">
            <text:p>0.87495648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9" calcext:value-type="float">
            <text:p>809</text:p>
          </table:table-cell>
          <table:table-cell office:value-type="float" office:value="0.35859306722211" calcext:value-type="float">
            <text:p>0.35859306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860957179426196" calcext:value-type="float">
            <text:p>0.86095717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0" calcext:value-type="float">
            <text:p>810</text:p>
          </table:table-cell>
          <table:table-cell office:value-type="float" office:value="0.352855578146556" calcext:value-type="float">
            <text:p>0.35285557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55969644116848" calcext:value-type="float">
            <text:p>0.95596964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1" calcext:value-type="float">
            <text:p>811</text:p>
          </table:table-cell>
          <table:table-cell office:value-type="float" office:value="0.471972343198527" calcext:value-type="float">
            <text:p>0.47197234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940674129810978" calcext:value-type="float">
            <text:p>0.94067412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2" calcext:value-type="float">
            <text:p>812</text:p>
          </table:table-cell>
          <table:table-cell office:value-type="float" office:value="0.464420785707351" calcext:value-type="float">
            <text:p>0.46442078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925623343734002" calcext:value-type="float">
            <text:p>0.92562334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3" calcext:value-type="float">
            <text:p>813</text:p>
          </table:table-cell>
          <table:table-cell office:value-type="float" office:value="0.456990053136033" calcext:value-type="float">
            <text:p>0.45699005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910813370234258" calcext:value-type="float">
            <text:p>0.91081337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4" calcext:value-type="float">
            <text:p>814</text:p>
          </table:table-cell>
          <table:table-cell office:value-type="float" office:value="0.449678212285857" calcext:value-type="float">
            <text:p>0.44967821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89624035631051" calcext:value-type="float">
            <text:p>0.89624035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5" calcext:value-type="float">
            <text:p>815</text:p>
          </table:table-cell>
          <table:table-cell office:value-type="float" office:value="0.442483360889283" calcext:value-type="float">
            <text:p>0.44248336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881900510609542" calcext:value-type="float">
            <text:p>0.88190051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6" calcext:value-type="float">
            <text:p>816</text:p>
          </table:table-cell>
          <table:table-cell office:value-type="float" office:value="0.435403627115054" calcext:value-type="float">
            <text:p>0.43540362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867790102439789" calcext:value-type="float">
            <text:p>0.86779010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7" calcext:value-type="float">
            <text:p>817</text:p>
          </table:table-cell>
          <table:table-cell office:value-type="float" office:value="0.428437169081213" calcext:value-type="float">
            <text:p>0.42843716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853905460800753" calcext:value-type="float">
            <text:p>0.85390546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8" calcext:value-type="float">
            <text:p>818</text:p>
          </table:table-cell>
          <table:table-cell office:value-type="float" office:value="0.421582174375914" calcext:value-type="float">
            <text:p>0.42158217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840242973427941" calcext:value-type="float">
            <text:p>0.84024297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9" calcext:value-type="float">
            <text:p>819</text:p>
          </table:table-cell>
          <table:table-cell office:value-type="float" office:value="0.414836859585899" calcext:value-type="float">
            <text:p>0.41483685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826799085853094" calcext:value-type="float">
            <text:p>0.82679908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0" calcext:value-type="float">
            <text:p>820</text:p>
          </table:table-cell>
          <table:table-cell office:value-type="float" office:value="0.408199469832525" calcext:value-type="float">
            <text:p>0.40819946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0208281409752" calcext:value-type="float">
            <text:p>1.0208281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1" calcext:value-type="float">
            <text:p>821</text:p>
          </table:table-cell>
          <table:table-cell office:value-type="float" office:value="0.424610975625777" calcext:value-type="float">
            <text:p>0.4246109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0044948907196" calcext:value-type="float">
            <text:p>1.00449489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2" calcext:value-type="float">
            <text:p>822</text:p>
          </table:table-cell>
          <table:table-cell office:value-type="float" office:value="0.417817200015765" calcext:value-type="float">
            <text:p>0.41781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988422972468081" calcext:value-type="float">
            <text:p>0.98842297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3" calcext:value-type="float">
            <text:p>823</text:p>
          </table:table-cell>
          <table:table-cell office:value-type="float" office:value="0.411132124815512" calcext:value-type="float">
            <text:p>0.41113212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972608204908592" calcext:value-type="float">
            <text:p>0.97260820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4" calcext:value-type="float">
            <text:p>824</text:p>
          </table:table-cell>
          <table:table-cell office:value-type="float" office:value="0.404554010818464" calcext:value-type="float">
            <text:p>0.4045540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957046473630055" calcext:value-type="float">
            <text:p>0.95704647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5" calcext:value-type="float">
            <text:p>825</text:p>
          </table:table-cell>
          <table:table-cell office:value-type="float" office:value="0.398081146645369" calcext:value-type="float">
            <text:p>0.39808114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41733730051974" calcext:value-type="float">
            <text:p>0.94173373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6" calcext:value-type="float">
            <text:p>826</text:p>
          </table:table-cell>
          <table:table-cell office:value-type="float" office:value="0.391711848299043" calcext:value-type="float">
            <text:p>0.39171184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926665990371142" calcext:value-type="float">
            <text:p>0.92666599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7" calcext:value-type="float">
            <text:p>827</text:p>
          </table:table-cell>
          <table:table-cell office:value-type="float" office:value="0.385444458726258" calcext:value-type="float">
            <text:p>0.38544445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11839334525204" calcext:value-type="float">
            <text:p>0.91183933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8" calcext:value-type="float">
            <text:p>828</text:p>
          </table:table-cell>
          <table:table-cell office:value-type="float" office:value="0.379277347386638" calcext:value-type="float">
            <text:p>0.37927734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897249905172801" calcext:value-type="float">
            <text:p>0.89724990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9" calcext:value-type="float">
            <text:p>829</text:p>
          </table:table-cell>
          <table:table-cell office:value-type="float" office:value="0.373208909828452" calcext:value-type="float">
            <text:p>0.37320890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882893906690036" calcext:value-type="float">
            <text:p>0.88289390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0" calcext:value-type="float">
            <text:p>830</text:p>
          </table:table-cell>
          <table:table-cell office:value-type="float" office:value="0.367237567271197" calcext:value-type="float">
            <text:p>0.36723756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0648320587029" calcext:value-type="float">
            <text:p>1.06483205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1" calcext:value-type="float">
            <text:p>831</text:p>
          </table:table-cell>
          <table:table-cell office:value-type="float" office:value="0.435326020135288" calcext:value-type="float">
            <text:p>0.43532602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04779474576366" calcext:value-type="float">
            <text:p>1.04779474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2" calcext:value-type="float">
            <text:p>832</text:p>
          </table:table-cell>
          <table:table-cell office:value-type="float" office:value="0.428360803813123" calcext:value-type="float">
            <text:p>0.42836080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03103002983144" calcext:value-type="float">
            <text:p>1.03103002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3" calcext:value-type="float">
            <text:p>833</text:p>
          </table:table-cell>
          <table:table-cell office:value-type="float" office:value="0.421507030952113" calcext:value-type="float">
            <text:p>0.4215070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01453354935414" calcext:value-type="float">
            <text:p>1.01453354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4" calcext:value-type="float">
            <text:p>834</text:p>
          </table:table-cell>
          <table:table-cell office:value-type="float" office:value="0.414762918456879" calcext:value-type="float">
            <text:p>0.41476291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998301012564469" calcext:value-type="float">
            <text:p>0.99830101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5" calcext:value-type="float">
            <text:p>835</text:p>
          </table:table-cell>
          <table:table-cell office:value-type="float" office:value="0.408126711761569" calcext:value-type="float">
            <text:p>0.40812671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82328196363437" calcext:value-type="float">
            <text:p>0.98232819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6" calcext:value-type="float">
            <text:p>836</text:p>
          </table:table-cell>
          <table:table-cell office:value-type="float" office:value="0.401596684373384" calcext:value-type="float">
            <text:p>0.40159668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66610945221622" calcext:value-type="float">
            <text:p>0.96661094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7" calcext:value-type="float">
            <text:p>837</text:p>
          </table:table-cell>
          <table:table-cell office:value-type="float" office:value="0.39517113742341" calcext:value-type="float">
            <text:p>0.39517113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51145170098076" calcext:value-type="float">
            <text:p>0.95114517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8" calcext:value-type="float">
            <text:p>838</text:p>
          </table:table-cell>
          <table:table-cell office:value-type="float" office:value="0.388848399224635" calcext:value-type="float">
            <text:p>0.38884839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935926847376507" calcext:value-type="float">
            <text:p>0.93592684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9" calcext:value-type="float">
            <text:p>839</text:p>
          </table:table-cell>
          <table:table-cell office:value-type="float" office:value="0.382626824837041" calcext:value-type="float">
            <text:p>0.38262682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20952017818483" calcext:value-type="float">
            <text:p>0.92095201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0" calcext:value-type="float">
            <text:p>840</text:p>
          </table:table-cell>
          <table:table-cell office:value-type="float" office:value="0.376504795639649" calcext:value-type="float">
            <text:p>0.37650479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08903108436929" calcext:value-type="float">
            <text:p>1.08903108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1" calcext:value-type="float">
            <text:p>841</text:p>
          </table:table-cell>
          <table:table-cell office:value-type="float" office:value="0.445082168551725" calcext:value-type="float">
            <text:p>0.44508216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07160658701938" calcext:value-type="float">
            <text:p>1.0716065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2" calcext:value-type="float">
            <text:p>842</text:p>
          </table:table-cell>
          <table:table-cell office:value-type="float" office:value="0.437960853854897" calcext:value-type="float">
            <text:p>0.43796085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05446088162707" calcext:value-type="float">
            <text:p>1.05446088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3" calcext:value-type="float">
            <text:p>843</text:p>
          </table:table-cell>
          <table:table-cell office:value-type="float" office:value="0.430953480193219" calcext:value-type="float">
            <text:p>0.43095348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03758950752104" calcext:value-type="float">
            <text:p>1.03758950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4" calcext:value-type="float">
            <text:p>844</text:p>
          </table:table-cell>
          <table:table-cell office:value-type="float" office:value="0.424058224510127" calcext:value-type="float">
            <text:p>0.42405822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0209880754007" calcext:value-type="float">
            <text:p>1.02098807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5" calcext:value-type="float">
            <text:p>845</text:p>
          </table:table-cell>
          <table:table-cell office:value-type="float" office:value="0.417273292917965" calcext:value-type="float">
            <text:p>0.41727329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00465226619429" calcext:value-type="float">
            <text:p>1.00465226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6" calcext:value-type="float">
            <text:p>846</text:p>
          </table:table-cell>
          <table:table-cell office:value-type="float" office:value="0.410596920231278" calcext:value-type="float">
            <text:p>0.41059692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988577829935182" calcext:value-type="float">
            <text:p>0.98857782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7" calcext:value-type="float">
            <text:p>847</text:p>
          </table:table-cell>
          <table:table-cell office:value-type="float" office:value="0.404027369507577" calcext:value-type="float">
            <text:p>0.40402736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72760584656219" calcext:value-type="float">
            <text:p>0.97276058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8" calcext:value-type="float">
            <text:p>848</text:p>
          </table:table-cell>
          <table:table-cell office:value-type="float" office:value="0.397562931595456" calcext:value-type="float">
            <text:p>0.39756293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957196415301719" calcext:value-type="float">
            <text:p>0.95719641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9" calcext:value-type="float">
            <text:p>849</text:p>
          </table:table-cell>
          <table:table-cell office:value-type="float" office:value="0.391201924689929" calcext:value-type="float">
            <text:p>0.39120192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41881272656892" calcext:value-type="float">
            <text:p>0.94188127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0.38494269389489" calcext:value-type="float">
            <text:p>0.38494269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05090036667132" calcext:value-type="float">
            <text:p>1.05090036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1" calcext:value-type="float">
            <text:p>851</text:p>
          </table:table-cell>
          <table:table-cell office:value-type="float" office:value="0.420879577776753" calcext:value-type="float">
            <text:p>0.42087957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03408596080458" calcext:value-type="float">
            <text:p>1.03408596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2" calcext:value-type="float">
            <text:p>852</text:p>
          </table:table-cell>
          <table:table-cell office:value-type="float" office:value="0.414145504532325" calcext:value-type="float">
            <text:p>0.41414550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01754058543171" calcext:value-type="float">
            <text:p>1.01754058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3" calcext:value-type="float">
            <text:p>853</text:p>
          </table:table-cell>
          <table:table-cell office:value-type="float" office:value="0.407519176459808" calcext:value-type="float">
            <text:p>0.40751917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0012599360648" calcext:value-type="float">
            <text:p>1.00125993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4" calcext:value-type="float">
            <text:p>854</text:p>
          </table:table-cell>
          <table:table-cell office:value-type="float" office:value="0.400998869636451" calcext:value-type="float">
            <text:p>0.40099886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85239777087766" calcext:value-type="float">
            <text:p>0.98523977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5" calcext:value-type="float">
            <text:p>855</text:p>
          </table:table-cell>
          <table:table-cell office:value-type="float" office:value="0.394582887722268" calcext:value-type="float">
            <text:p>0.39458288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69475940654362" calcext:value-type="float">
            <text:p>0.96947594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6" calcext:value-type="float">
            <text:p>856</text:p>
          </table:table-cell>
          <table:table-cell office:value-type="float" office:value="0.388269561518712" calcext:value-type="float">
            <text:p>0.38826956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953964325603892" calcext:value-type="float">
            <text:p>0.95396432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7" calcext:value-type="float">
            <text:p>857</text:p>
          </table:table-cell>
          <table:table-cell office:value-type="float" office:value="0.382057248534412" calcext:value-type="float">
            <text:p>0.38205724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38700896394229" calcext:value-type="float">
            <text:p>0.93870089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8" calcext:value-type="float">
            <text:p>858</text:p>
          </table:table-cell>
          <table:table-cell office:value-type="float" office:value="0.375944332557862" calcext:value-type="float">
            <text:p>0.37594433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23681682051922" calcext:value-type="float">
            <text:p>0.9236816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9" calcext:value-type="float">
            <text:p>859</text:p>
          </table:table-cell>
          <table:table-cell office:value-type="float" office:value="0.369929223236936" calcext:value-type="float">
            <text:p>0.36992922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908902775139091" calcext:value-type="float">
            <text:p>0.9089027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0" calcext:value-type="float">
            <text:p>860</text:p>
          </table:table-cell>
          <table:table-cell office:value-type="float" office:value="0.364010355665145" calcext:value-type="float">
            <text:p>0.36401035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04954613112656" calcext:value-type="float">
            <text:p>1.04954613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1" calcext:value-type="float">
            <text:p>861</text:p>
          </table:table-cell>
          <table:table-cell office:value-type="float" office:value="0.389100242061265" calcext:value-type="float">
            <text:p>0.38910024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03275339302854" calcext:value-type="float">
            <text:p>1.0327533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2" calcext:value-type="float">
            <text:p>862</text:p>
          </table:table-cell>
          <table:table-cell office:value-type="float" office:value="0.382874638188285" calcext:value-type="float">
            <text:p>0.38287463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01622933874008" calcext:value-type="float">
            <text:p>1.01622933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3" calcext:value-type="float">
            <text:p>863</text:p>
          </table:table-cell>
          <table:table-cell office:value-type="float" office:value="0.376748643977272" calcext:value-type="float">
            <text:p>0.3767486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9996966932024" calcext:value-type="float">
            <text:p>0.99996966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4" calcext:value-type="float">
            <text:p>864</text:p>
          </table:table-cell>
          <table:table-cell office:value-type="float" office:value="0.370720665673636" calcext:value-type="float">
            <text:p>0.37072066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983970154611117" calcext:value-type="float">
            <text:p>0.98397015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5" calcext:value-type="float">
            <text:p>865</text:p>
          </table:table-cell>
          <table:table-cell office:value-type="float" office:value="0.364789135022858" calcext:value-type="float">
            <text:p>0.3647891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968226632137339" calcext:value-type="float">
            <text:p>0.96822663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6" calcext:value-type="float">
            <text:p>866</text:p>
          </table:table-cell>
          <table:table-cell office:value-type="float" office:value="0.358952508862492" calcext:value-type="float">
            <text:p>0.35895250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952735006023141" calcext:value-type="float">
            <text:p>0.9527350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7" calcext:value-type="float">
            <text:p>867</text:p>
          </table:table-cell>
          <table:table-cell office:value-type="float" office:value="0.353209268720692" calcext:value-type="float">
            <text:p>0.35320926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937491245926771" calcext:value-type="float">
            <text:p>0.93749124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8" calcext:value-type="float">
            <text:p>868</text:p>
          </table:table-cell>
          <table:table-cell office:value-type="float" office:value="0.347557920421161" calcext:value-type="float">
            <text:p>0.34755792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922491385991943" calcext:value-type="float">
            <text:p>0.9224913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9" calcext:value-type="float">
            <text:p>869</text:p>
          </table:table-cell>
          <table:table-cell office:value-type="float" office:value="0.341996993694423" calcext:value-type="float">
            <text:p>0.34199699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907731523816072" calcext:value-type="float">
            <text:p>0.90773152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0" calcext:value-type="float">
            <text:p>870</text:p>
          </table:table-cell>
          <table:table-cell office:value-type="float" office:value="0.336525041795312" calcext:value-type="float">
            <text:p>0.33652504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04969578765884" calcext:value-type="float">
            <text:p>1.04969578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1" calcext:value-type="float">
            <text:p>871</text:p>
          </table:table-cell>
          <table:table-cell office:value-type="float" office:value="0.463043672520344" calcext:value-type="float">
            <text:p>0.46304367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0329006550563" calcext:value-type="float">
            <text:p>1.03290065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2" calcext:value-type="float">
            <text:p>872</text:p>
          </table:table-cell>
          <table:table-cell office:value-type="float" office:value="0.455634973760018" calcext:value-type="float">
            <text:p>0.45563497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0163742445754" calcext:value-type="float">
            <text:p>1.01637424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3" calcext:value-type="float">
            <text:p>873</text:p>
          </table:table-cell>
          <table:table-cell office:value-type="float" office:value="0.448344814179858" calcext:value-type="float">
            <text:p>0.44834481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0001122566622" calcext:value-type="float">
            <text:p>1.00011225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4" calcext:value-type="float">
            <text:p>874</text:p>
          </table:table-cell>
          <table:table-cell office:value-type="float" office:value="0.44117129715298" calcext:value-type="float">
            <text:p>0.44117129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9841104605556" calcext:value-type="float">
            <text:p>0.98411046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5" calcext:value-type="float">
            <text:p>875</text:p>
          </table:table-cell>
          <table:table-cell office:value-type="float" office:value="0.434112556398533" calcext:value-type="float">
            <text:p>0.43411255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968364693186711" calcext:value-type="float">
            <text:p>0.96836469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6" calcext:value-type="float">
            <text:p>876</text:p>
          </table:table-cell>
          <table:table-cell office:value-type="float" office:value="0.427166755496156" calcext:value-type="float">
            <text:p>0.42716675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952870858095723" calcext:value-type="float">
            <text:p>0.95287085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7" calcext:value-type="float">
            <text:p>877</text:p>
          </table:table-cell>
          <table:table-cell office:value-type="float" office:value="0.420332087408218" calcext:value-type="float">
            <text:p>0.42033208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937624924366192" calcext:value-type="float">
            <text:p>0.93762492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8" calcext:value-type="float">
            <text:p>878</text:p>
          </table:table-cell>
          <table:table-cell office:value-type="float" office:value="0.413606774009686" calcext:value-type="float">
            <text:p>0.4136067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922622925576333" calcext:value-type="float">
            <text:p>0.92262292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9" calcext:value-type="float">
            <text:p>879</text:p>
          </table:table-cell>
          <table:table-cell office:value-type="float" office:value="0.406989065625531" calcext:value-type="float">
            <text:p>0.40698906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07860958767111" calcext:value-type="float">
            <text:p>0.90786095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0" calcext:value-type="float">
            <text:p>880</text:p>
          </table:table-cell>
          <table:table-cell office:value-type="float" office:value="0.400477240575523" calcext:value-type="float">
            <text:p>0.40047724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973424016445774" calcext:value-type="float">
            <text:p>0.97342401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1" calcext:value-type="float">
            <text:p>881</text:p>
          </table:table-cell>
          <table:table-cell office:value-type="float" office:value="0.447754863902445" calcext:value-type="float">
            <text:p>0.44775486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957849232182641" calcext:value-type="float">
            <text:p>0.95784923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2" calcext:value-type="float">
            <text:p>882</text:p>
          </table:table-cell>
          <table:table-cell office:value-type="float" office:value="0.440590786080006" calcext:value-type="float">
            <text:p>0.44059078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942523644467719" calcext:value-type="float">
            <text:p>0.94252364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3" calcext:value-type="float">
            <text:p>883</text:p>
          </table:table-cell>
          <table:table-cell office:value-type="float" office:value="0.433541333502726" calcext:value-type="float">
            <text:p>0.43354133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927443266156235" calcext:value-type="float">
            <text:p>0.92744326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4" calcext:value-type="float">
            <text:p>884</text:p>
          </table:table-cell>
          <table:table-cell office:value-type="float" office:value="0.426604672166682" calcext:value-type="float">
            <text:p>0.42660467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912604173897736" calcext:value-type="float">
            <text:p>0.91260417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5" calcext:value-type="float">
            <text:p>885</text:p>
          </table:table-cell>
          <table:table-cell office:value-type="float" office:value="0.419778997412015" calcext:value-type="float">
            <text:p>0.41977899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898002507115372" calcext:value-type="float">
            <text:p>0.89800250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6" calcext:value-type="float">
            <text:p>886</text:p>
          </table:table-cell>
          <table:table-cell office:value-type="float" office:value="0.413062533453423" calcext:value-type="float">
            <text:p>0.41306253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883634467001526" calcext:value-type="float">
            <text:p>0.8836344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7" calcext:value-type="float">
            <text:p>887</text:p>
          </table:table-cell>
          <table:table-cell office:value-type="float" office:value="0.406453532918168" calcext:value-type="float">
            <text:p>0.40645353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869496315529501" calcext:value-type="float">
            <text:p>0.86949631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8" calcext:value-type="float">
            <text:p>888</text:p>
          </table:table-cell>
          <table:table-cell office:value-type="float" office:value="0.399950276391478" calcext:value-type="float">
            <text:p>0.39995027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855584374481029" calcext:value-type="float">
            <text:p>0.85558437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9" calcext:value-type="float">
            <text:p>889</text:p>
          </table:table-cell>
          <table:table-cell office:value-type="float" office:value="0.393551071969214" calcext:value-type="float">
            <text:p>0.3935510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841895024489333" calcext:value-type="float">
            <text:p>0.84189502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0" calcext:value-type="float">
            <text:p>890</text:p>
          </table:table-cell>
          <table:table-cell office:value-type="float" office:value="0.387254254817706" calcext:value-type="float">
            <text:p>0.38725425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976843547604577" calcext:value-type="float">
            <text:p>0.97684354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1" calcext:value-type="float">
            <text:p>891</text:p>
          </table:table-cell>
          <table:table-cell office:value-type="float" office:value="0.431263516994964" calcext:value-type="float">
            <text:p>0.4312635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961214050842904" calcext:value-type="float">
            <text:p>0.96121405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2" calcext:value-type="float">
            <text:p>892</text:p>
          </table:table-cell>
          <table:table-cell office:value-type="float" office:value="0.424363300723045" calcext:value-type="float">
            <text:p>0.42436330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945834626029418" calcext:value-type="float">
            <text:p>0.9458346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3" calcext:value-type="float">
            <text:p>893</text:p>
          </table:table-cell>
          <table:table-cell office:value-type="float" office:value="0.417573487911476" calcext:value-type="float">
            <text:p>0.41757348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930701272012947" calcext:value-type="float">
            <text:p>0.9307012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4" calcext:value-type="float">
            <text:p>894</text:p>
          </table:table-cell>
          <table:table-cell office:value-type="float" office:value="0.410892312104892" calcext:value-type="float">
            <text:p>0.41089231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91581005166074" calcext:value-type="float">
            <text:p>0.91581005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5" calcext:value-type="float">
            <text:p>895</text:p>
          </table:table-cell>
          <table:table-cell office:value-type="float" office:value="0.404318035111214" calcext:value-type="float">
            <text:p>0.40431803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01157090834168" calcext:value-type="float">
            <text:p>0.90115709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6" calcext:value-type="float">
            <text:p>896</text:p>
          </table:table-cell>
          <table:table-cell office:value-type="float" office:value="0.397848946549434" calcext:value-type="float">
            <text:p>0.39784894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886738577380821" calcext:value-type="float">
            <text:p>0.88673857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7" calcext:value-type="float">
            <text:p>897</text:p>
          </table:table-cell>
          <table:table-cell office:value-type="float" office:value="0.391483363404643" calcext:value-type="float">
            <text:p>0.39148336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872550760142728" calcext:value-type="float">
            <text:p>0.8725507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8" calcext:value-type="float">
            <text:p>898</text:p>
          </table:table-cell>
          <table:table-cell office:value-type="float" office:value="0.385219629590169" calcext:value-type="float">
            <text:p>0.38521962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858589947980445" calcext:value-type="float">
            <text:p>0.8585899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9" calcext:value-type="float">
            <text:p>899</text:p>
          </table:table-cell>
          <table:table-cell office:value-type="float" office:value="0.379056115516726" calcext:value-type="float">
            <text:p>0.37905611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44852508812757" calcext:value-type="float">
            <text:p>0.84485250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0" calcext:value-type="float">
            <text:p>900</text:p>
          </table:table-cell>
          <table:table-cell office:value-type="float" office:value="0.372991217668459" calcext:value-type="float">
            <text:p>0.3729912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97413853127671" calcext:value-type="float">
            <text:p>0.99741385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1" calcext:value-type="float">
            <text:p>901</text:p>
          </table:table-cell>
          <table:table-cell office:value-type="float" office:value="0.420623699169054" calcext:value-type="float">
            <text:p>0.42062369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981455231477628" calcext:value-type="float">
            <text:p>0.98145523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2" calcext:value-type="float">
            <text:p>902</text:p>
          </table:table-cell>
          <table:table-cell office:value-type="float" office:value="0.413893719982349" calcext:value-type="float">
            <text:p>0.413893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965751947773986" calcext:value-type="float">
            <text:p>0.96575194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3" calcext:value-type="float">
            <text:p>903</text:p>
          </table:table-cell>
          <table:table-cell office:value-type="float" office:value="0.407271420462631" calcext:value-type="float">
            <text:p>0.40727142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50299916609602" calcext:value-type="float">
            <text:p>0.95029991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4" calcext:value-type="float">
            <text:p>904</text:p>
          </table:table-cell>
          <table:table-cell office:value-type="float" office:value="0.400755077735229" calcext:value-type="float">
            <text:p>0.40075507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935095117943848" calcext:value-type="float">
            <text:p>0.93509511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5" calcext:value-type="float">
            <text:p>905</text:p>
          </table:table-cell>
          <table:table-cell office:value-type="float" office:value="0.394342996491466" calcext:value-type="float">
            <text:p>0.39434299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920133596056747" calcext:value-type="float">
            <text:p>0.92013359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6" calcext:value-type="float">
            <text:p>906</text:p>
          </table:table-cell>
          <table:table-cell office:value-type="float" office:value="0.388033508547602" calcext:value-type="float">
            <text:p>0.38803350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905411458519839" calcext:value-type="float">
            <text:p>0.90541145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7" calcext:value-type="float">
            <text:p>907</text:p>
          </table:table-cell>
          <table:table-cell office:value-type="float" office:value="0.38182497241084" calcext:value-type="float">
            <text:p>0.38182497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890924875183521" calcext:value-type="float">
            <text:p>0.89092487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8" calcext:value-type="float">
            <text:p>908</text:p>
          </table:table-cell>
          <table:table-cell office:value-type="float" office:value="0.375715772852267" calcext:value-type="float">
            <text:p>0.37571577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876670077180585" calcext:value-type="float">
            <text:p>0.87667007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9" calcext:value-type="float">
            <text:p>909</text:p>
          </table:table-cell>
          <table:table-cell office:value-type="float" office:value="0.369704320486631" calcext:value-type="float">
            <text:p>0.36970432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862643355945696" calcext:value-type="float">
            <text:p>0.86264335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0" calcext:value-type="float">
            <text:p>910</text:p>
          </table:table-cell>
          <table:table-cell office:value-type="float" office:value="0.363789051358845" calcext:value-type="float">
            <text:p>0.36378905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00978646663118" calcext:value-type="float">
            <text:p>1.00978646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1" calcext:value-type="float">
            <text:p>911</text:p>
          </table:table-cell>
          <table:table-cell office:value-type="float" office:value="0.451051987524808" calcext:value-type="float">
            <text:p>0.45105198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93629883165079" calcext:value-type="float">
            <text:p>0.99362988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2" calcext:value-type="float">
            <text:p>912</text:p>
          </table:table-cell>
          <table:table-cell office:value-type="float" office:value="0.443835155724411" calcext:value-type="float">
            <text:p>0.44383515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977731805034438" calcext:value-type="float">
            <text:p>0.9777318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3" calcext:value-type="float">
            <text:p>913</text:p>
          </table:table-cell>
          <table:table-cell office:value-type="float" office:value="0.43673379323282" calcext:value-type="float">
            <text:p>0.43673379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962088096153887" calcext:value-type="float">
            <text:p>0.96208809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4" calcext:value-type="float">
            <text:p>914</text:p>
          </table:table-cell>
          <table:table-cell office:value-type="float" office:value="0.429746052541095" calcext:value-type="float">
            <text:p>0.42974605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946694686615425" calcext:value-type="float">
            <text:p>0.94669468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5" calcext:value-type="float">
            <text:p>915</text:p>
          </table:table-cell>
          <table:table-cell office:value-type="float" office:value="0.422870115700438" calcext:value-type="float">
            <text:p>0.42287011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931547571629578" calcext:value-type="float">
            <text:p>0.93154757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6" calcext:value-type="float">
            <text:p>916</text:p>
          </table:table-cell>
          <table:table-cell office:value-type="float" office:value="0.416104193849231" calcext:value-type="float">
            <text:p>0.41610419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916642810483505" calcext:value-type="float">
            <text:p>0.9166428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7" calcext:value-type="float">
            <text:p>917</text:p>
          </table:table-cell>
          <table:table-cell office:value-type="float" office:value="0.409446526747643" calcext:value-type="float">
            <text:p>0.40944652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901976525515769" calcext:value-type="float">
            <text:p>0.90197652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8" calcext:value-type="float">
            <text:p>918</text:p>
          </table:table-cell>
          <table:table-cell office:value-type="float" office:value="0.402895382319681" calcext:value-type="float">
            <text:p>0.40289538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887544901107516" calcext:value-type="float">
            <text:p>0.88754490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9" calcext:value-type="float">
            <text:p>919</text:p>
          </table:table-cell>
          <table:table-cell office:value-type="float" office:value="0.396449056202566" calcext:value-type="float">
            <text:p>0.39644905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873344182689796" calcext:value-type="float">
            <text:p>0.87334418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0" calcext:value-type="float">
            <text:p>920</text:p>
          </table:table-cell>
          <table:table-cell office:value-type="float" office:value="0.390105871303325" calcext:value-type="float">
            <text:p>0.39010587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917880974901129" calcext:value-type="float">
            <text:p>0.91788097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1" calcext:value-type="float">
            <text:p>921</text:p>
          </table:table-cell>
          <table:table-cell office:value-type="float" office:value="0.448628735372813" calcext:value-type="float">
            <text:p>0.44862873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903194879302711" calcext:value-type="float">
            <text:p>0.90319487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2" calcext:value-type="float">
            <text:p>922</text:p>
          </table:table-cell>
          <table:table-cell office:value-type="float" office:value="0.441450675606848" calcext:value-type="float">
            <text:p>0.4414506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888743761233867" calcext:value-type="float">
            <text:p>0.88874376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3" calcext:value-type="float">
            <text:p>923</text:p>
          </table:table-cell>
          <table:table-cell office:value-type="float" office:value="0.434387464797138" calcext:value-type="float">
            <text:p>0.43438746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874523861054125" calcext:value-type="float">
            <text:p>0.87452386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4" calcext:value-type="float">
            <text:p>924</text:p>
          </table:table-cell>
          <table:table-cell office:value-type="float" office:value="0.427437265360384" calcext:value-type="float">
            <text:p>0.42743726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860531479277259" calcext:value-type="float">
            <text:p>0.86053147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5" calcext:value-type="float">
            <text:p>925</text:p>
          </table:table-cell>
          <table:table-cell office:value-type="float" office:value="0.420598269114618" calcext:value-type="float">
            <text:p>0.42059826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846762975608823" calcext:value-type="float">
            <text:p>0.84676297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6" calcext:value-type="float">
            <text:p>926</text:p>
          </table:table-cell>
          <table:table-cell office:value-type="float" office:value="0.413868696808784" calcext:value-type="float">
            <text:p>0.41386869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833214767999082" calcext:value-type="float">
            <text:p>0.8332147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7" calcext:value-type="float">
            <text:p>927</text:p>
          </table:table-cell>
          <table:table-cell office:value-type="float" office:value="0.407246797659843" calcext:value-type="float">
            <text:p>0.40724679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819883331711097" calcext:value-type="float">
            <text:p>0.81988333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8" calcext:value-type="float">
            <text:p>928</text:p>
          </table:table-cell>
          <table:table-cell office:value-type="float" office:value="0.400730848897286" calcext:value-type="float">
            <text:p>0.40073084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806765198403719" calcext:value-type="float">
            <text:p>0.80676519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9" calcext:value-type="float">
            <text:p>929</text:p>
          </table:table-cell>
          <table:table-cell office:value-type="float" office:value="0.394319155314929" calcext:value-type="float">
            <text:p>0.39431915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79385695522926" calcext:value-type="float">
            <text:p>0.79385695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0" calcext:value-type="float">
            <text:p>930</text:p>
          </table:table-cell>
          <table:table-cell office:value-type="float" office:value="0.38801004882989" calcext:value-type="float">
            <text:p>0.38801004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93533804019458" calcext:value-type="float">
            <text:p>0.93533804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1" calcext:value-type="float">
            <text:p>931</text:p>
          </table:table-cell>
          <table:table-cell office:value-type="float" office:value="0.444623348257256" calcext:value-type="float">
            <text:p>0.44462334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920372631551467" calcext:value-type="float">
            <text:p>0.92037263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2" calcext:value-type="float">
            <text:p>932</text:p>
          </table:table-cell>
          <table:table-cell office:value-type="float" office:value="0.43750937468514" calcext:value-type="float">
            <text:p>0.43750937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05646669446644" calcext:value-type="float">
            <text:p>0.90564666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3" calcext:value-type="float">
            <text:p>933</text:p>
          </table:table-cell>
          <table:table-cell office:value-type="float" office:value="0.430509224690178" calcext:value-type="float">
            <text:p>0.43050922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891156322735497" calcext:value-type="float">
            <text:p>0.89115632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4" calcext:value-type="float">
            <text:p>934</text:p>
          </table:table-cell>
          <table:table-cell office:value-type="float" office:value="0.423621077095135" calcext:value-type="float">
            <text:p>0.42362107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876897821571729" calcext:value-type="float">
            <text:p>0.87689782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5" calcext:value-type="float">
            <text:p>935</text:p>
          </table:table-cell>
          <table:table-cell office:value-type="float" office:value="0.416843139861613" calcext:value-type="float">
            <text:p>0.41684313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862867456426582" calcext:value-type="float">
            <text:p>0.86286745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6" calcext:value-type="float">
            <text:p>936</text:p>
          </table:table-cell>
          <table:table-cell office:value-type="float" office:value="0.410173649623827" calcext:value-type="float">
            <text:p>0.41017364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849061577123756" calcext:value-type="float">
            <text:p>0.84906157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7" calcext:value-type="float">
            <text:p>937</text:p>
          </table:table-cell>
          <table:table-cell office:value-type="float" office:value="0.403610871229846" calcext:value-type="float">
            <text:p>0.40361087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835476591889776" calcext:value-type="float">
            <text:p>0.83547659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8" calcext:value-type="float">
            <text:p>938</text:p>
          </table:table-cell>
          <table:table-cell office:value-type="float" office:value="0.397153097290168" calcext:value-type="float">
            <text:p>0.39715309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82210896641954" calcext:value-type="float">
            <text:p>0.82210896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9" calcext:value-type="float">
            <text:p>939</text:p>
          </table:table-cell>
          <table:table-cell office:value-type="float" office:value="0.390798647733525" calcext:value-type="float">
            <text:p>0.39079864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808955222956827" calcext:value-type="float">
            <text:p>0.8089552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0" calcext:value-type="float">
            <text:p>940</text:p>
          </table:table-cell>
          <table:table-cell office:value-type="float" office:value="0.384545869369789" calcext:value-type="float">
            <text:p>0.38454586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41080907655002" calcext:value-type="float">
            <text:p>0.94108090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1" calcext:value-type="float">
            <text:p>941</text:p>
          </table:table-cell>
          <table:table-cell office:value-type="float" office:value="0.420757670947729" calcext:value-type="float">
            <text:p>0.42075767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26023613132521" calcext:value-type="float">
            <text:p>0.92602361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2" calcext:value-type="float">
            <text:p>942</text:p>
          </table:table-cell>
          <table:table-cell office:value-type="float" office:value="0.414025548212565" calcext:value-type="float">
            <text:p>0.41402554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11207235322401" calcext:value-type="float">
            <text:p>0.91120723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3" calcext:value-type="float">
            <text:p>943</text:p>
          </table:table-cell>
          <table:table-cell office:value-type="float" office:value="0.407401139441164" calcext:value-type="float">
            <text:p>0.40740113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896627919557243" calcext:value-type="float">
            <text:p>0.89662791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4" calcext:value-type="float">
            <text:p>944</text:p>
          </table:table-cell>
          <table:table-cell office:value-type="float" office:value="0.400882721210105" calcext:value-type="float">
            <text:p>0.40088272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882281872844327" calcext:value-type="float">
            <text:p>0.88228187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5" calcext:value-type="float">
            <text:p>945</text:p>
          </table:table-cell>
          <table:table-cell office:value-type="float" office:value="0.394468597670744" calcext:value-type="float">
            <text:p>0.39446859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868165362878817" calcext:value-type="float">
            <text:p>0.86816536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6" calcext:value-type="float">
            <text:p>946</text:p>
          </table:table-cell>
          <table:table-cell office:value-type="float" office:value="0.388157100108012" calcext:value-type="float">
            <text:p>0.38815710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854274717072756" calcext:value-type="float">
            <text:p>0.85427471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7" calcext:value-type="float">
            <text:p>947</text:p>
          </table:table-cell>
          <table:table-cell office:value-type="float" office:value="0.381946586506284" calcext:value-type="float">
            <text:p>0.38194658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840606321599592" calcext:value-type="float">
            <text:p>0.84060632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8" calcext:value-type="float">
            <text:p>948</text:p>
          </table:table-cell>
          <table:table-cell office:value-type="float" office:value="0.375835441122183" calcext:value-type="float">
            <text:p>0.37583544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827156620453999" calcext:value-type="float">
            <text:p>0.82715662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9" calcext:value-type="float">
            <text:p>949</text:p>
          </table:table-cell>
          <table:table-cell office:value-type="float" office:value="0.369822074064228" calcext:value-type="float">
            <text:p>0.36982207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813922114526735" calcext:value-type="float">
            <text:p>0.81392211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0" calcext:value-type="float">
            <text:p>950</text:p>
          </table:table-cell>
          <table:table-cell office:value-type="float" office:value="0.363904920879201" calcext:value-type="float">
            <text:p>0.36390492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47543349277736" calcext:value-type="float">
            <text:p>0.94754334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1" calcext:value-type="float">
            <text:p>951</text:p>
          </table:table-cell>
          <table:table-cell office:value-type="float" office:value="0.466092603615336" calcext:value-type="float">
            <text:p>0.46609260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32382655689292" calcext:value-type="float">
            <text:p>0.93238265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2" calcext:value-type="float">
            <text:p>952</text:p>
          </table:table-cell>
          <table:table-cell office:value-type="float" office:value="0.45863512195749" calcext:value-type="float">
            <text:p>0.4586351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17464533198264" calcext:value-type="float">
            <text:p>0.91746453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3" calcext:value-type="float">
            <text:p>953</text:p>
          </table:table-cell>
          <table:table-cell office:value-type="float" office:value="0.45129696000617" calcext:value-type="float">
            <text:p>0.451296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02785100667092" calcext:value-type="float">
            <text:p>0.90278510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4" calcext:value-type="float">
            <text:p>954</text:p>
          </table:table-cell>
          <table:table-cell office:value-type="float" office:value="0.444076208646072" calcext:value-type="float">
            <text:p>0.44407620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888340539056418" calcext:value-type="float">
            <text:p>0.88834053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5" calcext:value-type="float">
            <text:p>955</text:p>
          </table:table-cell>
          <table:table-cell office:value-type="float" office:value="0.436970989307734" calcext:value-type="float">
            <text:p>0.43697098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874127090431515" calcext:value-type="float">
            <text:p>0.87412709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6" calcext:value-type="float">
            <text:p>956</text:p>
          </table:table-cell>
          <table:table-cell office:value-type="float" office:value="0.429979453478811" calcext:value-type="float">
            <text:p>0.42997945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860141056984611" calcext:value-type="float">
            <text:p>0.8601410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7" calcext:value-type="float">
            <text:p>957</text:p>
          </table:table-cell>
          <table:table-cell office:value-type="float" office:value="0.42309978222315" calcext:value-type="float">
            <text:p>0.42309978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846378800072857" calcext:value-type="float">
            <text:p>0.84637880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8" calcext:value-type="float">
            <text:p>958</text:p>
          </table:table-cell>
          <table:table-cell office:value-type="float" office:value="0.416330185707579" calcext:value-type="float">
            <text:p>0.41633018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832836739271692" calcext:value-type="float">
            <text:p>0.83283673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9" calcext:value-type="float">
            <text:p>959</text:p>
          </table:table-cell>
          <table:table-cell office:value-type="float" office:value="0.409668902736258" calcext:value-type="float">
            <text:p>0.40966890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819511351443344" calcext:value-type="float">
            <text:p>0.81951135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0" calcext:value-type="float">
            <text:p>960</text:p>
          </table:table-cell>
          <table:table-cell office:value-type="float" office:value="0.403114200292478" calcext:value-type="float">
            <text:p>0.40311420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01419619528496" calcext:value-type="float">
            <text:p>1.01419619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1" calcext:value-type="float">
            <text:p>961</text:p>
          </table:table-cell>
          <table:table-cell office:value-type="float" office:value="0.431801479921092" calcext:value-type="float">
            <text:p>0.43180147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97969056160398" calcext:value-type="float">
            <text:p>0.99796905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2" calcext:value-type="float">
            <text:p>962</text:p>
          </table:table-cell>
          <table:table-cell office:value-type="float" office:value="0.424892656242354" calcext:value-type="float">
            <text:p>0.42489265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82001551261832" calcext:value-type="float">
            <text:p>0.98200155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3" calcext:value-type="float">
            <text:p>963</text:p>
          </table:table-cell>
          <table:table-cell office:value-type="float" office:value="0.418094373742477" calcext:value-type="float">
            <text:p>0.41809437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66289526441642" calcext:value-type="float">
            <text:p>0.96628952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4" calcext:value-type="float">
            <text:p>964</text:p>
          </table:table-cell>
          <table:table-cell office:value-type="float" office:value="0.411404863762597" calcext:value-type="float">
            <text:p>0.41140486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50828894018576" calcext:value-type="float">
            <text:p>0.9508288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5" calcext:value-type="float">
            <text:p>965</text:p>
          </table:table-cell>
          <table:table-cell office:value-type="float" office:value="0.404822385942395" calcext:value-type="float">
            <text:p>0.40482238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35615631714279" calcext:value-type="float">
            <text:p>0.93561563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6" calcext:value-type="float">
            <text:p>966</text:p>
          </table:table-cell>
          <table:table-cell office:value-type="float" office:value="0.398345227767317" calcext:value-type="float">
            <text:p>0.39834522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2064578160685" calcext:value-type="float">
            <text:p>0.92064578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7" calcext:value-type="float">
            <text:p>967</text:p>
          </table:table-cell>
          <table:table-cell office:value-type="float" office:value="0.39197170412304" calcext:value-type="float">
            <text:p>0.39197170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05915449101141" calcext:value-type="float">
            <text:p>0.90591544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8" calcext:value-type="float">
            <text:p>968</text:p>
          </table:table-cell>
          <table:table-cell office:value-type="float" office:value="0.385700156857071" calcext:value-type="float">
            <text:p>0.38570015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891420801915523" calcext:value-type="float">
            <text:p>0.89142080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9" calcext:value-type="float">
            <text:p>969</text:p>
          </table:table-cell>
          <table:table-cell office:value-type="float" office:value="0.379528954347358" calcext:value-type="float">
            <text:p>0.37952895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877158069084874" calcext:value-type="float">
            <text:p>0.87715806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0" calcext:value-type="float">
            <text:p>970</text:p>
          </table:table-cell>
          <table:table-cell office:value-type="float" office:value="0.373456491077801" calcext:value-type="float">
            <text:p>0.37345649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0217559477409" calcext:value-type="float">
            <text:p>1.02175594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1" calcext:value-type="float">
            <text:p>971</text:p>
          </table:table-cell>
          <table:table-cell office:value-type="float" office:value="0.367855341029821" calcext:value-type="float">
            <text:p>0.3678553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00540785257705" calcext:value-type="float">
            <text:p>1.00540785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2" calcext:value-type="float">
            <text:p>972</text:p>
          </table:table-cell>
          <table:table-cell office:value-type="float" office:value="0.361969655573344" calcext:value-type="float">
            <text:p>0.36196965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89321326935813" calcext:value-type="float">
            <text:p>0.98932132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3" calcext:value-type="float">
            <text:p>973</text:p>
          </table:table-cell>
          <table:table-cell office:value-type="float" office:value="0.35617814108417" calcext:value-type="float">
            <text:p>0.35617814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7349218570484" calcext:value-type="float">
            <text:p>0.97349218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4" calcext:value-type="float">
            <text:p>974</text:p>
          </table:table-cell>
          <table:table-cell office:value-type="float" office:value="0.350479290826824" calcext:value-type="float">
            <text:p>0.35047929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57916310733563" calcext:value-type="float">
            <text:p>0.95791631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5" calcext:value-type="float">
            <text:p>975</text:p>
          </table:table-cell>
          <table:table-cell office:value-type="float" office:value="0.344871622173594" calcext:value-type="float">
            <text:p>0.34487162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42589649761826" calcext:value-type="float">
            <text:p>0.94258964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6" calcext:value-type="float">
            <text:p>976</text:p>
          </table:table-cell>
          <table:table-cell office:value-type="float" office:value="0.339353676218817" calcext:value-type="float">
            <text:p>0.33935367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27508215365637" calcext:value-type="float">
            <text:p>0.92750821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7" calcext:value-type="float">
            <text:p>977</text:p>
          </table:table-cell>
          <table:table-cell office:value-type="float" office:value="0.333924017399316" calcext:value-type="float">
            <text:p>0.33392401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12668083919786" calcext:value-type="float">
            <text:p>0.91266808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8" calcext:value-type="float">
            <text:p>978</text:p>
          </table:table-cell>
          <table:table-cell office:value-type="float" office:value="0.328581233120927" calcext:value-type="float">
            <text:p>0.32858123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89806539457707" calcext:value-type="float">
            <text:p>0.89806539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9" calcext:value-type="float">
            <text:p>979</text:p>
          </table:table-cell>
          <table:table-cell office:value-type="float" office:value="0.323323933390992" calcext:value-type="float">
            <text:p>0.32332393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883696348263837" calcext:value-type="float">
            <text:p>0.88369634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0" calcext:value-type="float">
            <text:p>980</text:p>
          </table:table-cell>
          <table:table-cell office:value-type="float" office:value="0.318150750456736" calcext:value-type="float">
            <text:p>0.31815075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00418349165952" calcext:value-type="float">
            <text:p>1.00418349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1" calcext:value-type="float">
            <text:p>981</text:p>
          </table:table-cell>
          <table:table-cell office:value-type="float" office:value="0.438643556306658" calcext:value-type="float">
            <text:p>0.43864355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88116555792969" calcext:value-type="float">
            <text:p>0.98811655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2" calcext:value-type="float">
            <text:p>982</text:p>
          </table:table-cell>
          <table:table-cell office:value-type="float" office:value="0.431625259405751" calcext:value-type="float">
            <text:p>0.43162525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72306690900282" calcext:value-type="float">
            <text:p>0.97230669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3" calcext:value-type="float">
            <text:p>983</text:p>
          </table:table-cell>
          <table:table-cell office:value-type="float" office:value="0.424719255255259" calcext:value-type="float">
            <text:p>0.42471925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56749783845878" calcext:value-type="float">
            <text:p>0.95674978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4" calcext:value-type="float">
            <text:p>984</text:p>
          </table:table-cell>
          <table:table-cell office:value-type="float" office:value="0.417923747171175" calcext:value-type="float">
            <text:p>0.41792374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41441787304344" calcext:value-type="float">
            <text:p>0.94144178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5" calcext:value-type="float">
            <text:p>985</text:p>
          </table:table-cell>
          <table:table-cell office:value-type="float" office:value="0.411236967216436" calcext:value-type="float">
            <text:p>0.41123696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26378718707474" calcext:value-type="float">
            <text:p>0.92637871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6" calcext:value-type="float">
            <text:p>986</text:p>
          </table:table-cell>
          <table:table-cell office:value-type="float" office:value="0.404657175740973" calcext:value-type="float">
            <text:p>0.40465717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11556659208154" calcext:value-type="float">
            <text:p>0.91155665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7" calcext:value-type="float">
            <text:p>987</text:p>
          </table:table-cell>
          <table:table-cell office:value-type="float" office:value="0.398182660929118" calcext:value-type="float">
            <text:p>0.39818266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896971752660824" calcext:value-type="float">
            <text:p>0.89697175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8" calcext:value-type="float">
            <text:p>988</text:p>
          </table:table-cell>
          <table:table-cell office:value-type="float" office:value="0.391811738354252" calcext:value-type="float">
            <text:p>0.39181173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882620204618251" calcext:value-type="float">
            <text:p>0.88262020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9" calcext:value-type="float">
            <text:p>989</text:p>
          </table:table-cell>
          <table:table-cell office:value-type="float" office:value="0.385542750540584" calcext:value-type="float">
            <text:p>0.38554275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868498281344359" calcext:value-type="float">
            <text:p>0.86849828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0" calcext:value-type="float">
            <text:p>990</text:p>
          </table:table-cell>
          <table:table-cell office:value-type="float" office:value="0.379374066531934" calcext:value-type="float">
            <text:p>0.37937406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0240194986358" calcext:value-type="float">
            <text:p>1.02401949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1" calcext:value-type="float">
            <text:p>991</text:p>
          </table:table-cell>
          <table:table-cell office:value-type="float" office:value="0.397189621799098" calcext:value-type="float">
            <text:p>0.39718962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00763518665763" calcext:value-type="float">
            <text:p>1.00763518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2" calcext:value-type="float">
            <text:p>992</text:p>
          </table:table-cell>
          <table:table-cell office:value-type="float" office:value="0.390834587850312" calcext:value-type="float">
            <text:p>0.39083458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91513023671107" calcext:value-type="float">
            <text:p>0.99151302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3" calcext:value-type="float">
            <text:p>993</text:p>
          </table:table-cell>
          <table:table-cell office:value-type="float" office:value="0.384581234444707" calcext:value-type="float">
            <text:p>0.38458123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75648815292369" calcext:value-type="float">
            <text:p>0.97564881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4" calcext:value-type="float">
            <text:p>994</text:p>
          </table:table-cell>
          <table:table-cell office:value-type="float" office:value="0.378427934693592" calcext:value-type="float">
            <text:p>0.37842793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60038434247691" calcext:value-type="float">
            <text:p>0.96003843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5" calcext:value-type="float">
            <text:p>995</text:p>
          </table:table-cell>
          <table:table-cell office:value-type="float" office:value="0.372373087738494" calcext:value-type="float">
            <text:p>0.37237308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44677819299728" calcext:value-type="float">
            <text:p>0.94467781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6" calcext:value-type="float">
            <text:p>996</text:p>
          </table:table-cell>
          <table:table-cell office:value-type="float" office:value="0.366415118334678" calcext:value-type="float">
            <text:p>0.36641511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29562974190932" calcext:value-type="float">
            <text:p>0.92956297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7" calcext:value-type="float">
            <text:p>997</text:p>
          </table:table-cell>
          <table:table-cell office:value-type="float" office:value="0.360552476441323" calcext:value-type="float">
            <text:p>0.36055247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14689966603878" calcext:value-type="float">
            <text:p>0.91468996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8" calcext:value-type="float">
            <text:p>998</text:p>
          </table:table-cell>
          <table:table-cell office:value-type="float" office:value="0.354783636818262" calcext:value-type="float">
            <text:p>0.35478363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00054927138215" calcext:value-type="float">
            <text:p>0.90005492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9" calcext:value-type="float">
            <text:p>999</text:p>
          </table:table-cell>
          <table:table-cell office:value-type="float" office:value="0.34910709862917" calcext:value-type="float">
            <text:p>0.34910709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85654048304004" calcext:value-type="float">
            <text:p>0.88565404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0.343521385051103" calcext:value-type="float">
            <text:p>0.34352138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sviación Estandar del Peso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0653984294878" calcext:value-type="float">
            <text:p>0.0860653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85116295655327" calcext:value-type="float">
            <text:p>0.0885116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6535222211791" calcext:value-type="float">
            <text:p>0.0865352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68625636010517" calcext:value-type="float">
            <text:p>0.0868625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9624287550164" calcext:value-type="float">
            <text:p>0.0896242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81902989493614" calcext:value-type="float">
            <text:p>0.0881902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75553522068399" calcext:value-type="float">
            <text:p>0.0875553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85034196793822" calcext:value-type="float">
            <text:p>0.0885034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91732254238234" calcext:value-type="float">
            <text:p>0.0891732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19898291414978" calcext:value-type="float">
            <text:p>0.0919898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00290702824932" calcext:value-type="float">
            <text:p>0.0900290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068817629454" calcext:value-type="float">
            <text:p>0.1106881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9130141285003" calcext:value-type="float">
            <text:p>0.1091301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7419287257624" calcext:value-type="float">
            <text:p>0.1074192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7697667885314" calcext:value-type="float">
            <text:p>0.1076976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6140452437865" calcext:value-type="float">
            <text:p>0.1061404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4431316146078" calcext:value-type="float">
            <text:p>0.1044313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1491053664354" calcext:value-type="float">
            <text:p>0.1014910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0383215222153" calcext:value-type="float">
            <text:p>0.1003832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2265857069627" calcext:value-type="float">
            <text:p>0.102265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3192863237525" calcext:value-type="float">
            <text:p>0.1031928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09243840144727" calcext:value-type="float">
            <text:p>0.1092438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11424351168257" calcext:value-type="float">
            <text:p>0.1114243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8377541996098" calcext:value-type="float">
            <text:p>0.108377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5369956292036" calcext:value-type="float">
            <text:p>0.1053699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5634745151971" calcext:value-type="float">
            <text:p>0.1056347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983853675674" calcext:value-type="float">
            <text:p>0.1039838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4724709598514" calcext:value-type="float">
            <text:p>0.1047247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3970864428528" calcext:value-type="float">
            <text:p>0.1039708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3263203327125" calcext:value-type="float">
            <text:p>0.1032632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79239748938567" calcext:value-type="float">
            <text:p>0.0979239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11918980756644" calcext:value-type="float">
            <text:p>0.1119189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8918373016823" calcext:value-type="float">
            <text:p>0.108918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649427077711" calcext:value-type="float">
            <text:p>0.1064942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4262056281506" calcext:value-type="float">
            <text:p>0.1042620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1347247730716" calcext:value-type="float">
            <text:p>0.1013472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994877415814374" calcext:value-type="float">
            <text:p>0.0994877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59615435954568" calcext:value-type="float">
            <text:p>0.095961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33388515029774" calcext:value-type="float">
            <text:p>0.0933388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934756423884925" calcext:value-type="float">
            <text:p>0.0934756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2966607870684" calcext:value-type="float">
            <text:p>0.0929666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228770592044" calcext:value-type="float">
            <text:p>0.1222877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2158029149266" calcext:value-type="float">
            <text:p>0.1221580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1452041058436" calcext:value-type="float">
            <text:p>0.1214520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20524825706917" calcext:value-type="float">
            <text:p>0.1205248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0377020028868" calcext:value-type="float">
            <text:p>0.12037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0534395069742" calcext:value-type="float">
            <text:p>0.1205343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20088483993174" calcext:value-type="float">
            <text:p>0.120088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347146236126" calcext:value-type="float">
            <text:p>0.1234714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2506940810847" calcext:value-type="float">
            <text:p>0.1250694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3068297578735" calcext:value-type="float">
            <text:p>0.1230682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37686531532375" calcext:value-type="float">
            <text:p>0.1376865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35891318356504" calcext:value-type="float">
            <text:p>0.1358913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3467146142927" calcext:value-type="float">
            <text:p>0.1346714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32017110357432" calcext:value-type="float">
            <text:p>0.1320171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9375113569287" calcext:value-type="float">
            <text:p>0.129375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8233220725513" calcext:value-type="float">
            <text:p>0.128233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25581500118027" calcext:value-type="float">
            <text:p>0.125581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3437371824988" calcext:value-type="float">
            <text:p>0.1234373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21091767911352" calcext:value-type="float">
            <text:p>0.1210917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0179162014426" calcext:value-type="float">
            <text:p>0.120179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47308297452101" calcext:value-type="float">
            <text:p>0.1473082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45083343353166" calcext:value-type="float">
            <text:p>0.1450833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41341133015937" calcext:value-type="float">
            <text:p>0.141341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8670528349607" calcext:value-type="float">
            <text:p>0.1386705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3624926082746" calcext:value-type="float">
            <text:p>0.1362492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35861853224345" calcext:value-type="float">
            <text:p>0.1358618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35763057395641" calcext:value-type="float">
            <text:p>0.1357630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3418983205562" calcext:value-type="float">
            <text:p>0.1341898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31025610168055" calcext:value-type="float">
            <text:p>0.1310256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7938925830581" calcext:value-type="float">
            <text:p>0.1279389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5001442508887" calcext:value-type="float">
            <text:p>0.1500144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46711892453616" calcext:value-type="float">
            <text:p>0.1467118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43076137685063" calcext:value-type="float">
            <text:p>0.1430761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41025701994989" calcext:value-type="float">
            <text:p>0.141025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37296383772819" calcext:value-type="float">
            <text:p>0.1372963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36030496643326" calcext:value-type="float">
            <text:p>0.1360304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2602726824628" calcext:value-type="float">
            <text:p>0.1326027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28400309934928" calcext:value-type="float">
            <text:p>0.1284003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26821168876743" calcext:value-type="float">
            <text:p>0.126821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2476498426431" calcext:value-type="float">
            <text:p>0.1224764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4806487221603" calcext:value-type="float">
            <text:p>0.1480648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44325900865704" calcext:value-type="float">
            <text:p>0.1443259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1479974297198" calcext:value-type="float">
            <text:p>0.1414799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39073572268149" calcext:value-type="float">
            <text:p>0.1390735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35801092446042" calcext:value-type="float">
            <text:p>0.1358010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3143939848298" calcext:value-type="float">
            <text:p>0.1331439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31417688235212" calcext:value-type="float">
            <text:p>0.1314176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28747021118336" calcext:value-type="float">
            <text:p>0.1287470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26962132884489" calcext:value-type="float">
            <text:p>0.1269621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4870469634295" calcext:value-type="float">
            <text:p>0.1248704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5194184090525" calcext:value-type="float">
            <text:p>0.1451941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43157926624067" calcext:value-type="float">
            <text:p>0.1431579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40867399798082" calcext:value-type="float">
            <text:p>0.1408673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38305749406061" calcext:value-type="float">
            <text:p>0.1383057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199303106774" calcext:value-type="float">
            <text:p>0.1319930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29772765303933" calcext:value-type="float">
            <text:p>0.1297727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7086727056257" calcext:value-type="float">
            <text:p>0.1270867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25053339423357" calcext:value-type="float">
            <text:p>0.1250533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21291796763502" calcext:value-type="float">
            <text:p>0.1212917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8762249762873" calcext:value-type="float">
            <text:p>0.1187622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4381740423471" calcext:value-type="float">
            <text:p>0.1243817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20081120818053" calcext:value-type="float">
            <text:p>0.1200811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18573299319679" calcext:value-type="float">
            <text:p>0.1185732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16664124056522" calcext:value-type="float">
            <text:p>0.1166641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14714591710674" calcext:value-type="float">
            <text:p>0.1147145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11168167219365" calcext:value-type="float">
            <text:p>0.111168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08992701060511" calcext:value-type="float">
            <text:p>0.1089927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0800226293632" calcext:value-type="float">
            <text:p>0.1080022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07431095340983" calcext:value-type="float">
            <text:p>0.1074310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4761242375804" calcext:value-type="float">
            <text:p>0.1047612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13207868578504" calcext:value-type="float">
            <text:p>0.1132078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11017554418822" calcext:value-type="float">
            <text:p>0.1110175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04905456446422" calcext:value-type="float">
            <text:p>0.1049054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00570034752538" calcext:value-type="float">
            <text:p>0.1005700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986890573723887" calcext:value-type="float">
            <text:p>0.0986890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974425458510799" calcext:value-type="float">
            <text:p>0.0974425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981809694056065" calcext:value-type="float">
            <text:p>0.0981809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969879859242422" calcext:value-type="float">
            <text:p>0.0969879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958714291965087" calcext:value-type="float">
            <text:p>0.0958714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12906391228484" calcext:value-type="float">
            <text:p>0.0912906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10273566047623" calcext:value-type="float">
            <text:p>0.110273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05718747292187" calcext:value-type="float">
            <text:p>0.1057187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03730323065688" calcext:value-type="float">
            <text:p>0.1037303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01690920684053" calcext:value-type="float">
            <text:p>0.1016909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0021998322969" calcext:value-type="float">
            <text:p>0.1002199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984002164875611" calcext:value-type="float">
            <text:p>0.0984002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977668257047162" calcext:value-type="float">
            <text:p>0.0977668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962537628276394" calcext:value-type="float">
            <text:p>0.0962537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935234323802461" calcext:value-type="float">
            <text:p>0.0935234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924028076920924" calcext:value-type="float">
            <text:p>0.0924028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14414316745153" calcext:value-type="float">
            <text:p>0.1144143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10151825654117" calcext:value-type="float">
            <text:p>0.1101518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08199998356726" calcext:value-type="float">
            <text:p>0.1081999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07574179144761" calcext:value-type="float">
            <text:p>0.1075741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06226998119355" calcext:value-type="float">
            <text:p>0.1062269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03855288452835" calcext:value-type="float">
            <text:p>0.1038552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02175455460511" calcext:value-type="float">
            <text:p>0.1021754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00425555895637" calcext:value-type="float">
            <text:p>0.1004255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87294362685111" calcext:value-type="float">
            <text:p>0.0987294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980226821600508" calcext:value-type="float">
            <text:p>0.0980226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19612029017079" calcext:value-type="float">
            <text:p>0.119612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17827460378265" calcext:value-type="float">
            <text:p>0.1178274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15683379729046" calcext:value-type="float">
            <text:p>0.1156833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14757708948703" calcext:value-type="float">
            <text:p>0.1147577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14106669141012" calcext:value-type="float">
            <text:p>0.1141066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1307546059067" calcext:value-type="float">
            <text:p>0.1130754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12103954885613" calcext:value-type="float">
            <text:p>0.1121039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11205176019824" calcext:value-type="float">
            <text:p>0.111205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08730472196381" calcext:value-type="float">
            <text:p>0.1087304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06091169398705" calcext:value-type="float">
            <text:p>0.1060911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29431075855756" calcext:value-type="float">
            <text:p>0.1294310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27668919524094" calcext:value-type="float">
            <text:p>0.1276689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26454551995541" calcext:value-type="float">
            <text:p>0.126454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5626641212562" calcext:value-type="float">
            <text:p>0.1256266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5310928824761" calcext:value-type="float">
            <text:p>0.1253109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24952268600079" calcext:value-type="float">
            <text:p>0.1249522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22531908661251" calcext:value-type="float">
            <text:p>0.1225319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21812042925537" calcext:value-type="float">
            <text:p>0.1218120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20191501723667" calcext:value-type="float">
            <text:p>0.1201915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8665255122036" calcext:value-type="float">
            <text:p>0.1186652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31007158157336" calcext:value-type="float">
            <text:p>0.1310071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29529816243788" calcext:value-type="float">
            <text:p>0.1295298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29513385907065" calcext:value-type="float">
            <text:p>0.1295133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27180368513511" calcext:value-type="float">
            <text:p>0.1271803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25610121646613" calcext:value-type="float">
            <text:p>0.1256101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23465864784805" calcext:value-type="float">
            <text:p>0.1234658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18746601684961" calcext:value-type="float">
            <text:p>0.1187466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16744700246908" calcext:value-type="float">
            <text:p>0.1167447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13695298633396" calcext:value-type="float">
            <text:p>0.113695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11698975538299" calcext:value-type="float">
            <text:p>0.1116989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40112160304996" calcext:value-type="float">
            <text:p>0.140112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37742661683683" calcext:value-type="float">
            <text:p>0.1377426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36539336582077" calcext:value-type="float">
            <text:p>0.1365393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34392289498527" calcext:value-type="float">
            <text:p>0.1343922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32122049229565" calcext:value-type="float">
            <text:p>0.1321220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025607995143" calcext:value-type="float">
            <text:p>0.13025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28508660577299" calcext:value-type="float">
            <text:p>0.1285086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27288643259981" calcext:value-type="float">
            <text:p>0.1272886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25625910686301" calcext:value-type="float">
            <text:p>0.1256259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361589611532" calcext:value-type="float">
            <text:p>0.1236158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5295851261157" calcext:value-type="float">
            <text:p>0.1529585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49886807431441" calcext:value-type="float">
            <text:p>0.1498868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47789702775975" calcext:value-type="float">
            <text:p>0.1477897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4533397451758" calcext:value-type="float">
            <text:p>0.1453339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42832113878965" calcext:value-type="float">
            <text:p>0.1428321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40701185615883" calcext:value-type="float">
            <text:p>0.140701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38449966646028" calcext:value-type="float">
            <text:p>0.1384499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36556030638581" calcext:value-type="float">
            <text:p>0.1365560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4916852125487" calcext:value-type="float">
            <text:p>0.1349168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3355783114889" calcext:value-type="float">
            <text:p>0.1335578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43858427477404" calcext:value-type="float">
            <text:p>0.1438584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4148529234324" calcext:value-type="float">
            <text:p>0.1414852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39299175487165" calcext:value-type="float">
            <text:p>0.1392991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36276935802167" calcext:value-type="float">
            <text:p>0.1362769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34096504829333" calcext:value-type="float">
            <text:p>0.1340965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32222973666642" calcext:value-type="float">
            <text:p>0.1322229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30486852555346" calcext:value-type="float">
            <text:p>0.1304868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28090489764884" calcext:value-type="float">
            <text:p>0.1280904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27047484464986" calcext:value-type="float">
            <text:p>0.1270474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5595597411288" calcext:value-type="float">
            <text:p>0.1255955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34323149800096" calcext:value-type="float">
            <text:p>0.1343231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33086394239163" calcext:value-type="float">
            <text:p>0.1330863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29532789067129" calcext:value-type="float">
            <text:p>0.1295327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26209187311598" calcext:value-type="float">
            <text:p>0.1262091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26017457995296" calcext:value-type="float">
            <text:p>0.126017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25459489791161" calcext:value-type="float">
            <text:p>0.1254594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3452137954502" calcext:value-type="float">
            <text:p>0.123452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18915533376956" calcext:value-type="float">
            <text:p>0.1189155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15054980631984" calcext:value-type="float">
            <text:p>0.1150549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1334901850831" calcext:value-type="float">
            <text:p>0.1133490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2931779442225" calcext:value-type="float">
            <text:p>0.1229317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2022261931989" calcext:value-type="float">
            <text:p>0.1220222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20826580102305" calcext:value-type="float">
            <text:p>0.1208265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19394363392656" calcext:value-type="float">
            <text:p>0.1193943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1786210368103" calcext:value-type="float">
            <text:p>0.117862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16427535427837" calcext:value-type="float">
            <text:p>0.1164275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14866937857469" calcext:value-type="float">
            <text:p>0.1148669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14270718999657" calcext:value-type="float">
            <text:p>0.114270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1282123570588" calcext:value-type="float">
            <text:p>0.1128212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10117378141414" calcext:value-type="float">
            <text:p>0.1101173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16643039959085" calcext:value-type="float">
            <text:p>0.11664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13521660230655" calcext:value-type="float">
            <text:p>0.1135216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12090924213333" calcext:value-type="float">
            <text:p>0.1120909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0955786033638" calcext:value-type="float">
            <text:p>0.1095578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07503362142002" calcext:value-type="float">
            <text:p>0.1075033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05668956947002" calcext:value-type="float">
            <text:p>0.1056689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03817196490418" calcext:value-type="float">
            <text:p>0.1038171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0145980685656" calcext:value-type="float">
            <text:p>0.1014598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99564755482536" calcext:value-type="float">
            <text:p>0.0995647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81213296451687" calcext:value-type="float">
            <text:p>0.0981213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25600271221701" calcext:value-type="float">
            <text:p>0.1256002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23590666882154" calcext:value-type="float">
            <text:p>0.1235906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198742826543" calcext:value-type="float">
            <text:p>0.1198742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18014610101125" calcext:value-type="float">
            <text:p>0.1180146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15869666170985" calcext:value-type="float">
            <text:p>0.1158696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12872287214192" calcext:value-type="float">
            <text:p>0.1128722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09436234333392" calcext:value-type="float">
            <text:p>0.1094362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06799709105487" calcext:value-type="float">
            <text:p>0.1067997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05463225552664" calcext:value-type="float">
            <text:p>0.105463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2559257424485" calcext:value-type="float">
            <text:p>0.1025592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19788562707258" calcext:value-type="float">
            <text:p>0.1197885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17390169983588" calcext:value-type="float">
            <text:p>0.11739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16281463837542" calcext:value-type="float">
            <text:p>0.1162814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14303054373686" calcext:value-type="float">
            <text:p>0.1143030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12474205503707" calcext:value-type="float">
            <text:p>0.1124742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11040106866116" calcext:value-type="float">
            <text:p>0.111040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08951373904975" calcext:value-type="float">
            <text:p>0.1089513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08593989985369" calcext:value-type="float">
            <text:p>0.10859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06856486145603" calcext:value-type="float">
            <text:p>0.1068564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04626353691032" calcext:value-type="float">
            <text:p>0.1046263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15962505415416" calcext:value-type="float">
            <text:p>0.1159625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12728155336313" calcext:value-type="float">
            <text:p>0.1127281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10490166948651" calcext:value-type="float">
            <text:p>0.110490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09348318213495" calcext:value-type="float">
            <text:p>0.1093483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07342331257057" calcext:value-type="float">
            <text:p>0.1073423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5624853956944" calcext:value-type="float">
            <text:p>0.105624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03934856293633" calcext:value-type="float">
            <text:p>0.1039348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02271898592934" calcext:value-type="float">
            <text:p>0.1022718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00748873866562" calcext:value-type="float">
            <text:p>0.1007488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00255506811203" calcext:value-type="float">
            <text:p>0.1002555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28785796362933" calcext:value-type="float">
            <text:p>0.1287857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26500985780604" calcext:value-type="float">
            <text:p>0.1265009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24254716660049" calcext:value-type="float">
            <text:p>0.1242547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22046415447819" calcext:value-type="float">
            <text:p>0.1220464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19765786887309" calcext:value-type="float">
            <text:p>0.1197657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18423491117079" calcext:value-type="float">
            <text:p>0.1184234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16953377229962" calcext:value-type="float">
            <text:p>0.1169533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17063169749828" calcext:value-type="float">
            <text:p>0.1170631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14996089611704" calcext:value-type="float">
            <text:p>0.1149960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14250797423581" calcext:value-type="float">
            <text:p>0.1142507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40513350398068" calcext:value-type="float">
            <text:p>0.1405133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38046069679444" calcext:value-type="float">
            <text:p>0.1380460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35621507129505" calcext:value-type="float">
            <text:p>0.1356215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33756257045008" calcext:value-type="float">
            <text:p>0.133756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30035808036611" calcext:value-type="float">
            <text:p>0.130035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26361667139636" calcext:value-type="float">
            <text:p>0.1263616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5073670103714" calcext:value-type="float">
            <text:p>0.1250736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23072491382054" calcext:value-type="float">
            <text:p>0.1230724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21103331519941" calcext:value-type="float">
            <text:p>0.1211033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19714784003536" calcext:value-type="float">
            <text:p>0.119714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26735036177648" calcext:value-type="float">
            <text:p>0.1267350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22263877747451" calcext:value-type="float">
            <text:p>0.1222638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20307655703492" calcext:value-type="float">
            <text:p>0.1203076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18972543174064" calcext:value-type="float">
            <text:p>0.1189725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17447795101713" calcext:value-type="float">
            <text:p>0.1174477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15087855696308" calcext:value-type="float">
            <text:p>0.1150878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1880175667497" calcext:value-type="float">
            <text:p>0.111880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10090092856817" calcext:value-type="float">
            <text:p>0.1100900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08030009671318" calcext:value-type="float">
            <text:p>0.1080300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05994979855588" calcext:value-type="float">
            <text:p>0.1059949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27584953786329" calcext:value-type="float">
            <text:p>0.1275849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28283020994438" calcext:value-type="float">
            <text:p>0.128283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25535039677543" calcext:value-type="float">
            <text:p>0.1255350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24501398588969" calcext:value-type="float">
            <text:p>0.1245013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2509376211545" calcext:value-type="float">
            <text:p>0.1225093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0859506070407" calcext:value-type="float">
            <text:p>0.1208595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18925753973281" calcext:value-type="float">
            <text:p>0.118925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1532174786526" calcext:value-type="float">
            <text:p>0.1153217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12216655106494" calcext:value-type="float">
            <text:p>0.1122166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0032961403619" calcext:value-type="float">
            <text:p>0.1100329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18487102341252" calcext:value-type="float">
            <text:p>0.1184871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17559937997504" calcext:value-type="float">
            <text:p>0.117559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15678978989544" calcext:value-type="float">
            <text:p>0.11567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1381651137415" calcext:value-type="float">
            <text:p>0.1138165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11995447192163" calcext:value-type="float">
            <text:p>0.1119954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09712623033805" calcext:value-type="float">
            <text:p>0.109712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07988100139169" calcext:value-type="float">
            <text:p>0.107988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0660687893476" calcext:value-type="float">
            <text:p>0.1066068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04849119384932" calcext:value-type="float">
            <text:p>0.1048491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04425657773658" calcext:value-type="float">
            <text:p>0.1044256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31829739803652" calcext:value-type="float">
            <text:p>0.1318297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30043444118444" calcext:value-type="float">
            <text:p>0.1300434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27607915078449" calcext:value-type="float">
            <text:p>0.1276079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25357591537409" calcext:value-type="float">
            <text:p>0.1253575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22631296961803" calcext:value-type="float">
            <text:p>0.122631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21868977507703" calcext:value-type="float">
            <text:p>0.1218689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19803198316717" calcext:value-type="float">
            <text:p>0.1198031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16568130757124" calcext:value-type="float">
            <text:p>0.1165681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1470304066501" calcext:value-type="float">
            <text:p>0.1147030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1286779201437" calcext:value-type="float">
            <text:p>0.112867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27759795511133" calcext:value-type="float">
            <text:p>0.1277597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2517037668537" calcext:value-type="float">
            <text:p>0.1251703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23167650658404" calcext:value-type="float">
            <text:p>0.1231676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20183378484954" calcext:value-type="float">
            <text:p>0.1201833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18260444429195" calcext:value-type="float">
            <text:p>0.118260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16029194298224" calcext:value-type="float">
            <text:p>0.116029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13197761248757" calcext:value-type="float">
            <text:p>0.1131977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11386597068777" calcext:value-type="float">
            <text:p>0.1113865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09720578861179" calcext:value-type="float">
            <text:p>0.1097205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0814948182741" calcext:value-type="float">
            <text:p>0.1081494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16131858250932" calcext:value-type="float">
            <text:p>0.1161318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14273748518917" calcext:value-type="float">
            <text:p>0.1142737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12376034856825" calcext:value-type="float">
            <text:p>0.1123760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1153776051705" calcext:value-type="float">
            <text:p>0.1115377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10162997179541" calcext:value-type="float">
            <text:p>0.1101629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09158483629341" calcext:value-type="float">
            <text:p>0.1091584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07411947891271" calcext:value-type="float">
            <text:p>0.1074119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06604820829942" calcext:value-type="float">
            <text:p>0.1066048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03912546665779" calcext:value-type="float">
            <text:p>0.1039125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02725002299956" calcext:value-type="float">
            <text:p>0.1027250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29431327443942" calcext:value-type="float">
            <text:p>0.1294313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127506915820484" calcext:value-type="float">
            <text:p>0.1275069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26882061636739" calcext:value-type="float">
            <text:p>0.1268820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24130528911026" calcext:value-type="float">
            <text:p>0.1241305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21547501454376" calcext:value-type="float">
            <text:p>0.1215475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19602741431106" calcext:value-type="float">
            <text:p>0.1196027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18269148397238" calcext:value-type="float">
            <text:p>0.1182691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16376842022883" calcext:value-type="float">
            <text:p>0.116376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114514812550516" calcext:value-type="float">
            <text:p>0.1145148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12682575549708" calcext:value-type="float">
            <text:p>0.1126825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42262501050374" calcext:value-type="float">
            <text:p>0.1422625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39662508842789" calcext:value-type="float">
            <text:p>0.1396625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37156363140913" calcext:value-type="float">
            <text:p>0.1371563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34961861330658" calcext:value-type="float">
            <text:p>0.1349618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32802471549367" calcext:value-type="float">
            <text:p>0.1328024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31381253665511" calcext:value-type="float">
            <text:p>0.1313812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30262213822866" calcext:value-type="float">
            <text:p>0.1302622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28281032689252" calcext:value-type="float">
            <text:p>0.1282810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26228536166224" calcext:value-type="float">
            <text:p>0.1262285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23509256965594" calcext:value-type="float">
            <text:p>0.123509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47904353239174" calcext:value-type="float">
            <text:p>0.1479043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45537883587347" calcext:value-type="float">
            <text:p>0.1455378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44473248710637" calcext:value-type="float">
            <text:p>0.1444732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45144775889806" calcext:value-type="float">
            <text:p>0.1451447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42822459475569" calcext:value-type="float">
            <text:p>0.1428224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4053730012396" calcext:value-type="float">
            <text:p>0.1405373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38083005141965" calcext:value-type="float">
            <text:p>0.1380830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31962102278157" calcext:value-type="float">
            <text:p>0.1319621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29342218011485" calcext:value-type="float">
            <text:p>0.129342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27833990766482" calcext:value-type="float">
            <text:p>0.1278339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50780777838525" calcext:value-type="float">
            <text:p>0.1507807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48972490424785" calcext:value-type="float">
            <text:p>0.1489724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45985009624001" calcext:value-type="float">
            <text:p>0.1459850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43649249470017" calcext:value-type="float">
            <text:p>0.1436492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41318856885527" calcext:value-type="float">
            <text:p>0.1413188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38957202034051" calcext:value-type="float">
            <text:p>0.138957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36733886801506" calcext:value-type="float">
            <text:p>0.136733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34637054760588" calcext:value-type="float">
            <text:p>0.134637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3356315999151" calcext:value-type="float">
            <text:p>0.13356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31426149431646" calcext:value-type="float">
            <text:p>0.1314261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133607337783546" calcext:value-type="float">
            <text:p>0.1336073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131249701106395" calcext:value-type="float">
            <text:p>0.1312497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28176386668437" calcext:value-type="float">
            <text:p>0.1281763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26125564481742" calcext:value-type="float">
            <text:p>0.1261255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22096831143642" calcext:value-type="float">
            <text:p>0.1220968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120143281845343" calcext:value-type="float">
            <text:p>0.1201432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17961288363564" calcext:value-type="float">
            <text:p>0.1179612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16098289051347" calcext:value-type="float">
            <text:p>0.1160982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114109374255507" calcext:value-type="float">
            <text:p>0.1141093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1214865849308" calcext:value-type="float">
            <text:p>0.1121486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119149389375889" calcext:value-type="float">
            <text:p>0.1191493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17242999145874" calcext:value-type="float">
            <text:p>0.1172429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115367111159541" calcext:value-type="float">
            <text:p>0.1153671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13521237380988" calcext:value-type="float">
            <text:p>0.1135212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11704897582892" calcext:value-type="float">
            <text:p>0.1117048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09347341771721" calcext:value-type="float">
            <text:p>0.1093473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07597784303373" calcext:value-type="float">
            <text:p>0.1075977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05876219754519" calcext:value-type="float">
            <text:p>0.1058762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04182200238447" calcext:value-type="float">
            <text:p>0.104182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1722025087947" calcext:value-type="float">
            <text:p>0.1017220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20228192171503" calcext:value-type="float">
            <text:p>0.1202281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17976277999909" calcext:value-type="float">
            <text:p>0.117976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1608865755191" calcext:value-type="float">
            <text:p>0.1160886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14951578485113" calcext:value-type="float">
            <text:p>0.1149515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14348548793341" calcext:value-type="float">
            <text:p>0.1143485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12897426746844" calcext:value-type="float">
            <text:p>0.1128974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10580703754051" calcext:value-type="float">
            <text:p>0.1105807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08811412493986" calcext:value-type="float">
            <text:p>0.1088114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06963383136968" calcext:value-type="float">
            <text:p>0.1069633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06044964069412" calcext:value-type="float">
            <text:p>0.1060449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22552990764537" calcext:value-type="float">
            <text:p>0.1225529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20592142912304" calcext:value-type="float">
            <text:p>0.120592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18662668625707" calcext:value-type="float">
            <text:p>0.1186626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17422494050022" calcext:value-type="float">
            <text:p>0.1174224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15543734145222" calcext:value-type="float">
            <text:p>0.1155437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13695034398898" calcext:value-type="float">
            <text:p>0.1136950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11875913848516" calcext:value-type="float">
            <text:p>0.1118759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10085899226939" calcext:value-type="float">
            <text:p>0.1100858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08324524839308" calcext:value-type="float">
            <text:p>0.1083245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06591332441879" calcext:value-type="float">
            <text:p>0.106591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17502516605239" calcext:value-type="float">
            <text:p>0.1175025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17504281087431" calcext:value-type="float">
            <text:p>0.1175042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15624212590032" calcext:value-type="float">
            <text:p>0.1156242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14311653802525" calcext:value-type="float">
            <text:p>0.1143116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12482667341684" calcext:value-type="float">
            <text:p>0.1124826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10682944664217" calcext:value-type="float">
            <text:p>0.1106829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0891201754959" calcext:value-type="float">
            <text:p>0.1089120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07169425268796" calcext:value-type="float">
            <text:p>0.1071694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04664654532805" calcext:value-type="float">
            <text:p>0.1046646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03602246774885" calcext:value-type="float">
            <text:p>0.1036022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13328816936798" calcext:value-type="float">
            <text:p>0.1133288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11515555865809" calcext:value-type="float">
            <text:p>0.1115155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09114201694318" calcext:value-type="float">
            <text:p>0.109114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07357704746644" calcext:value-type="float">
            <text:p>0.1073577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05639981470698" calcext:value-type="float">
            <text:p>0.1056399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0410335512338" calcext:value-type="float">
            <text:p>0.1041033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02502085080278" calcext:value-type="float">
            <text:p>0.1025020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00862051718993" calcext:value-type="float">
            <text:p>0.1008620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992482588914895" calcext:value-type="float">
            <text:p>0.0992482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976602867492256" calcext:value-type="float">
            <text:p>0.0976602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17584844170982" calcext:value-type="float">
            <text:p>0.1175848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15703486664246" calcext:value-type="float">
            <text:p>0.1157034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13852230877618" calcext:value-type="float">
            <text:p>0.1138522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12030595183577" calcext:value-type="float">
            <text:p>0.1120305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11507662706432" calcext:value-type="float">
            <text:p>0.1115076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09723540103129" calcext:value-type="float">
            <text:p>0.1097235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07967963461479" calcext:value-type="float">
            <text:p>0.1079679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07360212597702" calcext:value-type="float">
            <text:p>0.1073602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05642449196139" calcext:value-type="float">
            <text:p>0.1056424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03246480861324" calcext:value-type="float">
            <text:p>0.1032464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18976168283306" calcext:value-type="float">
            <text:p>0.1189761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17072549590773" calcext:value-type="float">
            <text:p>0.1170725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15746456487282" calcext:value-type="float">
            <text:p>0.1157464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13894513183485" calcext:value-type="float">
            <text:p>0.1138945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11827625421006" calcext:value-type="float">
            <text:p>0.1118276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10317435452384" calcext:value-type="float">
            <text:p>0.1103174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08552356485146" calcext:value-type="float">
            <text:p>0.1085523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06815518781384" calcext:value-type="float">
            <text:p>0.1068155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0504582421103" calcext:value-type="float">
            <text:p>0.1050458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02039658908972" calcext:value-type="float">
            <text:p>0.1020396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20185784694076" calcext:value-type="float">
            <text:p>0.1201857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18102984664204" calcext:value-type="float">
            <text:p>0.1181029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15412065791191" calcext:value-type="float">
            <text:p>0.1154120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13565472738532" calcext:value-type="float">
            <text:p>0.1135654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11748425174716" calcext:value-type="float">
            <text:p>0.1117484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11046660062359" calcext:value-type="float">
            <text:p>0.1110466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09269913501361" calcext:value-type="float">
            <text:p>0.1092699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07521594885339" calcext:value-type="float">
            <text:p>0.1075215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05801249367174" calcext:value-type="float">
            <text:p>0.1058012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04108429377299" calcext:value-type="float">
            <text:p>0.1041084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15018311414398" calcext:value-type="float">
            <text:p>0.1150183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13178018431768" calcext:value-type="float">
            <text:p>0.1131780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1136717013686" calcext:value-type="float">
            <text:p>0.1113671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0958529541467" calcext:value-type="float">
            <text:p>0.1095852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07831930688035" calcext:value-type="float">
            <text:p>0.1078319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06106619797027" calcext:value-type="float">
            <text:p>0.1061066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04408913880274" calcext:value-type="float">
            <text:p>0.104408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0282069612991" calcext:value-type="float">
            <text:p>0.1028206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01175564991831" calcext:value-type="float">
            <text:p>0.101175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00451941478066" calcext:value-type="float">
            <text:p>0.1004519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09586103320683" calcext:value-type="float">
            <text:p>0.1095861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07832725667552" calcext:value-type="float">
            <text:p>0.1078327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06107402056871" calcext:value-type="float">
            <text:p>0.1061074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04803602218772" calcext:value-type="float">
            <text:p>0.1048036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03147268262356" calcext:value-type="float">
            <text:p>0.1031472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01464182918998" calcext:value-type="float">
            <text:p>0.1014641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998407559922942" calcext:value-type="float">
            <text:p>0.099840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982433038964175" calcext:value-type="float">
            <text:p>0.0982433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966666565778438" calcext:value-type="float">
            <text:p>0.0966666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964423116785822" calcext:value-type="float">
            <text:p>0.0964423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07152527446412" calcext:value-type="float">
            <text:p>0.1071525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04581225154977" calcext:value-type="float">
            <text:p>0.1045812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02907925552497" calcext:value-type="float">
            <text:p>0.1029079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01261398743657" calcext:value-type="float">
            <text:p>0.1012613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996412163637589" calcext:value-type="float">
            <text:p>0.0996412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980469569019388" calcext:value-type="float">
            <text:p>0.0980469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964782055915078" calcext:value-type="float">
            <text:p>0.0964782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949345543020436" calcext:value-type="float">
            <text:p>0.0949345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928810575595786" calcext:value-type="float">
            <text:p>0.0928810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10699918041368" calcext:value-type="float">
            <text:p>0.0910699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11738036311332" calcext:value-type="float">
            <text:p>0.1117380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11316483885297" calcext:value-type="float">
            <text:p>0.1113164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09535420143132" calcext:value-type="float">
            <text:p>0.1095354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07782853420842" calcext:value-type="float">
            <text:p>0.1077828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06058327766109" calcext:value-type="float">
            <text:p>0.1060583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04908910888064" calcext:value-type="float">
            <text:p>0.1049089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03738965690483" calcext:value-type="float">
            <text:p>0.1037389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02641055105167" calcext:value-type="float">
            <text:p>0.1026410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00998798223484" calcext:value-type="float">
            <text:p>0.1009987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993828174519087" calcext:value-type="float">
            <text:p>0.0993828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989365537383578" calcext:value-type="float">
            <text:p>0.0989365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973535688785441" calcext:value-type="float">
            <text:p>0.0973535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957959117764874" calcext:value-type="float">
            <text:p>0.0957959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942631771880636" calcext:value-type="float">
            <text:p>0.0942631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931439541332252" calcext:value-type="float">
            <text:p>0.0931439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919900665993466" calcext:value-type="float">
            <text:p>0.0919900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905182255337571" calcext:value-type="float">
            <text:p>0.0905182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89069933925217" calcext:value-type="float">
            <text:p>0.0890699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889675498803802" calcext:value-type="float">
            <text:p>0.0889675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875440690822941" calcext:value-type="float">
            <text:p>0.0875440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0445981624535" calcext:value-type="float">
            <text:p>0.1044598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04024205048448" calcext:value-type="float">
            <text:p>0.104024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02359817767673" calcext:value-type="float">
            <text:p>0.1023598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0173209427544" calcext:value-type="float">
            <text:p>0.1017320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00104380767033" calcext:value-type="float">
            <text:p>0.1001043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982060500775842" calcext:value-type="float">
            <text:p>0.0982060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96593679539488" calcext:value-type="float">
            <text:p>0.0965936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950481806668562" calcext:value-type="float">
            <text:p>0.095048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935274097761865" calcext:value-type="float">
            <text:p>0.0935274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920309712197676" calcext:value-type="float">
            <text:p>0.0920309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22886341903267" calcext:value-type="float">
            <text:p>0.1228863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120920160432815" calcext:value-type="float">
            <text:p>0.120920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118186236563078" calcext:value-type="float">
            <text:p>0.1181862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16295256778068" calcext:value-type="float">
            <text:p>0.1162952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114434532669619" calcext:value-type="float">
            <text:p>0.1144345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112603580146905" calcext:value-type="float">
            <text:p>0.1126035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110801922864555" calcext:value-type="float">
            <text:p>0.1108019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109029092098722" calcext:value-type="float">
            <text:p>0.1090290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107284626625143" calcext:value-type="float">
            <text:p>0.1072846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10556807259914" calcext:value-type="float">
            <text:p>0.1055680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118665686346707" calcext:value-type="float">
            <text:p>0.1186656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11676703536516" calcext:value-type="float">
            <text:p>0.1167670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114898762799317" calcext:value-type="float">
            <text:p>0.1148987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13060382594528" calcext:value-type="float">
            <text:p>0.1130603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112215898855083" calcext:value-type="float">
            <text:p>0.1122158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110679786041884" calcext:value-type="float">
            <text:p>0.110679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108908909465214" calcext:value-type="float">
            <text:p>0.1089089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105675439049063" calcext:value-type="float">
            <text:p>0.105675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103127454605549" calcext:value-type="float">
            <text:p>0.1031274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01279225777087" calcext:value-type="float">
            <text:p>0.1012792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101974850322848" calcext:value-type="float">
            <text:p>0.1019748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100343252717682" calcext:value-type="float">
            <text:p>0.1003432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971145672340181" calcext:value-type="float">
            <text:p>0.0971145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931711471988797" calcext:value-type="float">
            <text:p>0.0931711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916804088436976" calcext:value-type="float">
            <text:p>0.0916804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902135223021984" calcext:value-type="float">
            <text:p>0.0902135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887701059453632" calcext:value-type="float">
            <text:p>0.0887701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873497842502375" calcext:value-type="float">
            <text:p>0.0873497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859521877022337" calcext:value-type="float">
            <text:p>0.0859521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845769526989979" calcext:value-type="float">
            <text:p>0.0845769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965909359664851" calcext:value-type="float">
            <text:p>0.096590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950454809910213" calcext:value-type="float">
            <text:p>0.095045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93524753295165" calcext:value-type="float">
            <text:p>0.0935247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914738765884963" calcext:value-type="float">
            <text:p>0.0914738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900102945630804" calcext:value-type="float">
            <text:p>0.0900102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888604508307546" calcext:value-type="float">
            <text:p>0.0888604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874386836174625" calcext:value-type="float">
            <text:p>0.087438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866551898892402" calcext:value-type="float">
            <text:p>0.0866551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852687068510124" calcext:value-type="float">
            <text:p>0.0852687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839044075413961" calcext:value-type="float">
            <text:p>0.0839044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106742196653887" calcext:value-type="float">
            <text:p>0.106742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105034321507425" calcext:value-type="float">
            <text:p>0.1050343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10396807023606" calcext:value-type="float">
            <text:p>0.1039680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02902547569758" calcext:value-type="float">
            <text:p>0.1029025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10099082839482" calcext:value-type="float">
            <text:p>0.1009908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990038570257345" calcext:value-type="float">
            <text:p>0.099003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966950945916253" calcext:value-type="float">
            <text:p>0.0966950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951479730781593" calcext:value-type="float">
            <text:p>0.0951479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936256055089088" calcext:value-type="float">
            <text:p>0.0936256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921275958207663" calcext:value-type="float">
            <text:p>0.0921275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115816478097114" calcext:value-type="float">
            <text:p>0.1158164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11396341444756" calcext:value-type="float">
            <text:p>0.1139634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112139999816399" calcext:value-type="float">
            <text:p>0.1121399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110345759819337" calcext:value-type="float">
            <text:p>0.1103457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108580227662227" calcext:value-type="float">
            <text:p>0.1085802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106486153105825" calcext:value-type="float">
            <text:p>0.1064861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105874315301876" calcext:value-type="float">
            <text:p>0.1058743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104180326257046" calcext:value-type="float">
            <text:p>0.1041803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102513441036933" calcext:value-type="float">
            <text:p>0.102513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101367175785885" calcext:value-type="float">
            <text:p>0.101367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122079358822978" calcext:value-type="float">
            <text:p>0.1220793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119863981519648" calcext:value-type="float">
            <text:p>0.1198639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117754978490538" calcext:value-type="float">
            <text:p>0.1177549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115870898834689" calcext:value-type="float">
            <text:p>0.1158708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14247632543981" calcext:value-type="float">
            <text:p>0.1142476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12419670423277" calcext:value-type="float">
            <text:p>0.1124196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11079313847013" calcext:value-type="float">
            <text:p>0.1107931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109549991712517" calcext:value-type="float">
            <text:p>0.1095499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107354843620752" calcext:value-type="float">
            <text:p>0.1073548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05441424200905" calcext:value-type="float">
            <text:p>0.1054414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105218419571517" calcext:value-type="float">
            <text:p>0.1052184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103534924858373" calcext:value-type="float">
            <text:p>0.1035349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101878366060639" calcext:value-type="float">
            <text:p>0.1018783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00248312203669" calcext:value-type="float">
            <text:p>0.1002483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985424801243675" calcext:value-type="float">
            <text:p>0.0985424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969658004423776" calcext:value-type="float">
            <text:p>0.0969658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954143476352995" calcext:value-type="float">
            <text:p>0.0954143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938877180731347" calcext:value-type="float">
            <text:p>0.0938877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938076265121871" calcext:value-type="float">
            <text:p>0.0938076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922773607418315" calcext:value-type="float">
            <text:p>0.0922773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978061925612686" calcext:value-type="float">
            <text:p>0.0978061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977268085554421" calcext:value-type="float">
            <text:p>0.0977268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96163179618555" calcext:value-type="float">
            <text:p>0.0961631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960340285719053" calcext:value-type="float">
            <text:p>0.0960340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944974841147548" calcext:value-type="float">
            <text:p>0.0944974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929855243689188" calcext:value-type="float">
            <text:p>0.0929855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914977559790161" calcext:value-type="float">
            <text:p>0.091497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900337918833518" calcext:value-type="float">
            <text:p>0.0900337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885932512132182" calcext:value-type="float">
            <text:p>0.0885932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871757591938067" calcext:value-type="float">
            <text:p>0.0871757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911521130010492" calcext:value-type="float">
            <text:p>0.091152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896936791930323" calcext:value-type="float">
            <text:p>0.0896936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888044357650144" calcext:value-type="float">
            <text:p>0.0888044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873835647927742" calcext:value-type="float">
            <text:p>0.0873835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876976503855577" calcext:value-type="float">
            <text:p>0.0876976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862944879793888" calcext:value-type="float">
            <text:p>0.086294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84799661549064" calcext:value-type="float">
            <text:p>0.0847996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84198189771091" calcext:value-type="float">
            <text:p>0.0841981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828510187347536" calcext:value-type="float">
            <text:p>0.0828510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815254024349975" calcext:value-type="float">
            <text:p>0.0815254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110503773981964" calcext:value-type="float">
            <text:p>0.110503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108275944304233" calcext:value-type="float">
            <text:p>0.1082759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107536961334785" calcext:value-type="float">
            <text:p>0.1075369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104579103818532" calcext:value-type="float">
            <text:p>0.1045791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102905838157435" calcext:value-type="float">
            <text:p>0.1029058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101259344746916" calcext:value-type="float">
            <text:p>0.1012593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996105623385167" calcext:value-type="float">
            <text:p>0.0996105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980167933411004" calcext:value-type="float">
            <text:p>0.0980167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979050400622255" calcext:value-type="float">
            <text:p>0.0979050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963385594212299" calcext:value-type="float">
            <text:p>0.0963385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06790904661604" calcext:value-type="float">
            <text:p>0.1067909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05082250187018" calcext:value-type="float">
            <text:p>0.1050822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103400934184026" calcext:value-type="float">
            <text:p>0.1034009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01746519237082" calcext:value-type="float">
            <text:p>0.1017465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0082925922714" calcext:value-type="float">
            <text:p>0.1008292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992159910795059" calcext:value-type="float">
            <text:p>0.0992159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976285352222338" calcext:value-type="float">
            <text:p>0.0976285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960664786586781" calcext:value-type="float">
            <text:p>0.0960664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945294150001392" calcext:value-type="float">
            <text:p>0.094529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93016944360137" calcext:value-type="float">
            <text:p>0.0930169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103734050320422" calcext:value-type="float">
            <text:p>0.1037340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10138420576512" calcext:value-type="float">
            <text:p>0.101384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997620584728779" calcext:value-type="float">
            <text:p>0.099762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981658655373118" calcext:value-type="float">
            <text:p>0.0981658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976018716700074" calcext:value-type="float">
            <text:p>0.0976018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960402417232873" calcext:value-type="float">
            <text:p>0.0960402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945035978557147" calcext:value-type="float">
            <text:p>0.0945035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929915402900233" calcext:value-type="float">
            <text:p>0.0929915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915036756453829" calcext:value-type="float">
            <text:p>0.0915036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900396168350568" calcext:value-type="float">
            <text:p>0.0900396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08550732139005" calcext:value-type="float">
            <text:p>0.1085507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06813920424781" calcext:value-type="float">
            <text:p>0.1068139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06210358735945" calcext:value-type="float">
            <text:p>0.1062103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0451099299617" calcext:value-type="float">
            <text:p>0.104510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02838817108231" calcext:value-type="float">
            <text:p>0.1028388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01583211065261" calcext:value-type="float">
            <text:p>0.1015832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999578796882168" calcext:value-type="float">
            <text:p>0.0999578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983585536132053" calcext:value-type="float">
            <text:p>0.098358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96784816755394" calcext:value-type="float">
            <text:p>0.0967848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952362596873077" calcext:value-type="float">
            <text:p>0.0952362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118726226192756" calcext:value-type="float">
            <text:p>0.1187262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16826606573672" calcext:value-type="float">
            <text:p>0.1168266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115461662476166" calcext:value-type="float">
            <text:p>0.1154616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113614275876548" calcext:value-type="float">
            <text:p>0.1136142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111909225194832" calcext:value-type="float">
            <text:p>0.1119092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110027995706278" calcext:value-type="float">
            <text:p>0.1100279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107592046327853" calcext:value-type="float">
            <text:p>0.1075920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105870573586607" calcext:value-type="float">
            <text:p>0.1058705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104176644409222" calcext:value-type="float">
            <text:p>0.1041766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102509818098674" calcext:value-type="float">
            <text:p>0.1025098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129254831807508" calcext:value-type="float">
            <text:p>0.1292548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127186754498588" calcext:value-type="float">
            <text:p>0.1271867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125151766426611" calcext:value-type="float">
            <text:p>0.1251517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12395452065182" calcext:value-type="float">
            <text:p>0.1239545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121971248321391" calcext:value-type="float">
            <text:p>0.1219712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120019708348249" calcext:value-type="float">
            <text:p>0.1200197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118894873309747" calcext:value-type="float">
            <text:p>0.1188948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16992555336791" calcext:value-type="float">
            <text:p>0.1169925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115206475432785" calcext:value-type="float">
            <text:p>0.1152064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11394549452966" calcext:value-type="float">
            <text:p>0.1139454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137674735919276" calcext:value-type="float">
            <text:p>0.1376747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135471940144567" calcext:value-type="float">
            <text:p>0.1354719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133304389102254" calcext:value-type="float">
            <text:p>0.1333043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131171518876618" calcext:value-type="float">
            <text:p>0.1311715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129072774574592" calcext:value-type="float">
            <text:p>0.1290727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127007610181399" calcext:value-type="float">
            <text:p>0.1270076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124975488418496" calcext:value-type="float">
            <text:p>0.1249754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122417651053501" calcext:value-type="float">
            <text:p>0.1224176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120458968636645" calcext:value-type="float">
            <text:p>0.1204589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18531625138459" calcext:value-type="float">
            <text:p>0.1185316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145004082593138" calcext:value-type="float">
            <text:p>0.1450040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142684017271648" calcext:value-type="float">
            <text:p>0.1426840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140401072995302" calcext:value-type="float">
            <text:p>0.140401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38154655827377" calcext:value-type="float">
            <text:p>0.1381546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135944181334139" calcext:value-type="float">
            <text:p>0.1359441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133403576623753" calcext:value-type="float">
            <text:p>0.1334035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131269119397773" calcext:value-type="float">
            <text:p>0.1312691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129168813487409" calcext:value-type="float">
            <text:p>0.1291688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12710211247161" calcext:value-type="float">
            <text:p>0.1271021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125068478672065" calcext:value-type="float">
            <text:p>0.1250684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125273602107159" calcext:value-type="float">
            <text:p>0.1252736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123269224473445" calcext:value-type="float">
            <text:p>0.1232692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12129691688187" calcext:value-type="float">
            <text:p>0.1212969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11935616621176" calcext:value-type="float">
            <text:p>0.1193561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117446467552372" calcext:value-type="float">
            <text:p>0.1174464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115567324071534" calcext:value-type="float">
            <text:p>0.1155673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113718246886389" calcext:value-type="float">
            <text:p>0.1137182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112540670356567" calcext:value-type="float">
            <text:p>0.1125406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110740019630861" calcext:value-type="float">
            <text:p>0.1107400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108968179316768" calcext:value-type="float">
            <text:p>0.1089681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140205593558663" calcext:value-type="float">
            <text:p>0.1402055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137962304061724" calcext:value-type="float">
            <text:p>0.1379623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1357342695193" calcext:value-type="float">
            <text:p>0.1357342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132476322032307" calcext:value-type="float">
            <text:p>0.132476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13035670087979" calcext:value-type="float">
            <text:p>0.1303567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128270993665714" calcext:value-type="float">
            <text:p>0.1282709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126218657767062" calcext:value-type="float">
            <text:p>0.1262186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124199159242789" calcext:value-type="float">
            <text:p>0.1241991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122211972694905" calcext:value-type="float">
            <text:p>0.1222119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120256581131786" calcext:value-type="float">
            <text:p>0.1202565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128657619995272" calcext:value-type="float">
            <text:p>0.12865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126599098075347" calcext:value-type="float">
            <text:p>0.1265990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124573512506142" calcext:value-type="float">
            <text:p>0.1245735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122580336306044" calcext:value-type="float">
            <text:p>0.1225803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120619050925147" calcext:value-type="float">
            <text:p>0.1206190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118689146110344" calcext:value-type="float">
            <text:p>0.1186891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116790119772579" calcext:value-type="float">
            <text:p>0.1167901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114921477856218" calcext:value-type="float">
            <text:p>0.1149214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113082734210518" calcext:value-type="float">
            <text:p>0.1130827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11127341046315" calcext:value-type="float">
            <text:p>0.1112734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136224107396783" calcext:value-type="float">
            <text:p>0.1362241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134044521678434" calcext:value-type="float">
            <text:p>0.1340445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131899809331579" calcext:value-type="float">
            <text:p>0.1318998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129789412382274" calcext:value-type="float">
            <text:p>0.1297894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127712781784157" calcext:value-type="float">
            <text:p>0.1277127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125669377275611" calcext:value-type="float">
            <text:p>0.1256693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123658667239201" calcext:value-type="float">
            <text:p>0.1236586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121680128563374" calcext:value-type="float">
            <text:p>0.1216801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11973324650636" calcext:value-type="float">
            <text:p>0.1197332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18059513258398" calcext:value-type="float">
            <text:p>0.1180595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147501375730121" calcext:value-type="float">
            <text:p>0.1475013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145141353718439" calcext:value-type="float">
            <text:p>0.1451413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142819092058944" calcext:value-type="float">
            <text:p>0.1428190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140533986586001" calcext:value-type="float">
            <text:p>0.1405339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138285442800625" calcext:value-type="float">
            <text:p>0.1382854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136072875715815" calcext:value-type="float">
            <text:p>0.1360728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133895709704362" calcext:value-type="float">
            <text:p>0.1338957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131753378349092" calcext:value-type="float">
            <text:p>0.1317533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129645324295506" calcext:value-type="float">
            <text:p>0.1296453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127570999106778" calcext:value-type="float">
            <text:p>0.1275709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139122805327688" calcext:value-type="float">
            <text:p>0.1391228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136896840442445" calcext:value-type="float">
            <text:p>0.1368968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134706490995366" calcext:value-type="float">
            <text:p>0.134706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13255118713944" calcext:value-type="float">
            <text:p>0.1325511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130752517410263" calcext:value-type="float">
            <text:p>0.1307525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128660477131699" calcext:value-type="float">
            <text:p>0.1286604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126601909497592" calcext:value-type="float">
            <text:p>0.1266019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2457627894563" calcext:value-type="float">
            <text:p>0.1245762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122904015782798" calcext:value-type="float">
            <text:p>0.1229040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120937551530273" calcext:value-type="float">
            <text:p>0.1209375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138752670325635" calcext:value-type="float">
            <text:p>0.1387526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36532627600424" calcext:value-type="float">
            <text:p>0.1365326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34348105558818" calcext:value-type="float">
            <text:p>0.1343481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132198535869876" calcext:value-type="float">
            <text:p>0.1321985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130083359295959" calcext:value-type="float">
            <text:p>0.1300833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128002025547223" calcext:value-type="float">
            <text:p>0.1280020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125953993138468" calcext:value-type="float">
            <text:p>0.1259539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123938729248252" calcext:value-type="float">
            <text:p>0.1239387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122172073151358" calcext:value-type="float">
            <text:p>0.1221720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120217319980936" calcext:value-type="float">
            <text:p>0.12021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141755259926222" calcext:value-type="float">
            <text:p>0.1417552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13990525966206" calcext:value-type="float">
            <text:p>0.1399052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137666775507467" calcext:value-type="float">
            <text:p>0.1376667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135464107099348" calcext:value-type="float">
            <text:p>0.135464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132523767677163" calcext:value-type="float">
            <text:p>0.1325237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130403387394328" calcext:value-type="float">
            <text:p>0.1304033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128316933196019" calcext:value-type="float">
            <text:p>0.1283169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126263862264882" calcext:value-type="float">
            <text:p>0.1262638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124243640468644" calcext:value-type="float">
            <text:p>0.1242436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122255742221146" calcext:value-type="float">
            <text:p>0.1222557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148570333230258" calcext:value-type="float">
            <text:p>0.1485703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146193207898574" calcext:value-type="float">
            <text:p>0.1461932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143854116572197" calcext:value-type="float">
            <text:p>0.1438541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141552450707042" calcext:value-type="float">
            <text:p>0.1415524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139287611495729" calcext:value-type="float">
            <text:p>0.1392876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137059009711798" calcext:value-type="float">
            <text:p>0.1370590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134866065556409" calcext:value-type="float">
            <text:p>0.1348660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132708208507506" calcext:value-type="float">
            <text:p>0.1327082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131029896795197" calcext:value-type="float">
            <text:p>0.1310298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28933418446474" calcext:value-type="float">
            <text:p>0.1289334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149446681654666" calcext:value-type="float">
            <text:p>0.1494466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47055534748191" calcext:value-type="float">
            <text:p>0.1470555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14470264619222" calcext:value-type="float">
            <text:p>0.1447026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42387403853145" calcext:value-type="float">
            <text:p>0.1423874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38442133164861" calcext:value-type="float">
            <text:p>0.1384421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136227059034223" calcext:value-type="float">
            <text:p>0.136227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134047426089676" calcext:value-type="float">
            <text:p>0.1340474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131902667272241" calcext:value-type="float">
            <text:p>0.1319026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130382891062676" calcext:value-type="float">
            <text:p>0.130382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128620931028861" calcext:value-type="float">
            <text:p>0.128620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125153024177863" calcext:value-type="float">
            <text:p>0.1251530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123150575791018" calcext:value-type="float">
            <text:p>0.1231505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121180166578361" calcext:value-type="float">
            <text:p>0.121180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119042428469914" calcext:value-type="float">
            <text:p>0.1190424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117137749614395" calcext:value-type="float">
            <text:p>0.1171377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115263545620565" calcext:value-type="float">
            <text:p>0.1152635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113419328890636" calcext:value-type="float">
            <text:p>0.1134193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111604619628386" calcext:value-type="float">
            <text:p>0.1116046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109818945714332" calcext:value-type="float">
            <text:p>0.1098189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08061842582902" calcext:value-type="float">
            <text:p>0.1080618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125940012874156" calcext:value-type="float">
            <text:p>0.1259400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12392497266817" calcext:value-type="float">
            <text:p>0.1239249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121942173105479" calcext:value-type="float">
            <text:p>0.1219421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119991098335791" calcext:value-type="float">
            <text:p>0.1199910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118071240762419" calcext:value-type="float">
            <text:p>0.1180712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11618210091022" calcext:value-type="float">
            <text:p>0.1161821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114323187295657" calcext:value-type="float">
            <text:p>0.1143231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112881654639913" calcext:value-type="float">
            <text:p>0.1128816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111075548165674" calcext:value-type="float">
            <text:p>0.1110755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109298339395024" calcext:value-type="float">
            <text:p>0.1092983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133870808398657" calcext:value-type="float">
            <text:p>0.1338708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131728875464279" calcext:value-type="float">
            <text:p>0.1317288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12962121345685" calcext:value-type="float">
            <text:p>0.1296212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127336004767613" calcext:value-type="float">
            <text:p>0.1273360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125298628691331" calcext:value-type="float">
            <text:p>0.1252986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12329385063227" calcext:value-type="float">
            <text:p>0.1232938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121321149022153" calcext:value-type="float">
            <text:p>0.121321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119380010637799" calcext:value-type="float">
            <text:p>0.1193800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117469930467594" calcext:value-type="float">
            <text:p>0.1174699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115590411580113" calcext:value-type="float">
            <text:p>0.1155904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137075736806833" calcext:value-type="float">
            <text:p>0.1370757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134882525017923" calcext:value-type="float">
            <text:p>0.134882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132724404617637" calcext:value-type="float">
            <text:p>0.1327244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130600814143754" calcext:value-type="float">
            <text:p>0.1306008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128511201117454" calcext:value-type="float">
            <text:p>0.128511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126455021899575" calcext:value-type="float">
            <text:p>0.1264550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124431741549182" calcext:value-type="float">
            <text:p>0.1244317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122440833684395" calcext:value-type="float">
            <text:p>0.1224408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120481780345445" calcext:value-type="float">
            <text:p>0.1204817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18554071859918" calcext:value-type="float">
            <text:p>0.1185540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37325403924502" calcext:value-type="float">
            <text:p>0.1373254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13512819746171" calcext:value-type="float">
            <text:p>0.1351281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132966146302323" calcext:value-type="float">
            <text:p>0.1329661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130838687961485" calcext:value-type="float">
            <text:p>0.130838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128745268954102" calcext:value-type="float">
            <text:p>0.128745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126685344650836" calcext:value-type="float">
            <text:p>0.1266853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124658379136423" calcext:value-type="float">
            <text:p>0.1246583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12266384507024" calcext:value-type="float">
            <text:p>0.122663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120701223549116" calcext:value-type="float">
            <text:p>0.1207012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11877000397233" calcext:value-type="float">
            <text:p>0.118770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129848726369183" calcext:value-type="float">
            <text:p>0.1298487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127771146747276" calcext:value-type="float">
            <text:p>0.1277711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12572680839932" calcext:value-type="float">
            <text:p>0.1257268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123874164056333" calcext:value-type="float">
            <text:p>0.1238741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121892177431432" calcext:value-type="float">
            <text:p>0.1218921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119941902592529" calcext:value-type="float">
            <text:p>0.1199419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118022832151048" calcext:value-type="float">
            <text:p>0.1180228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116134466836632" calcext:value-type="float">
            <text:p>0.1161344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114276315367246" calcext:value-type="float">
            <text:p>0.1142763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11244789432137" calcext:value-type="float">
            <text:p>0.1124478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121791234290887" calcext:value-type="float">
            <text:p>0.1217912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119842574542233" calcext:value-type="float">
            <text:p>0.1198425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117925093349557" calcext:value-type="float">
            <text:p>0.1179250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116038291855964" calcext:value-type="float">
            <text:p>0.1160382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114181679186269" calcext:value-type="float">
            <text:p>0.1141816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112354772319289" calcext:value-type="float">
            <text:p>0.1123547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11055709596218" calcext:value-type="float">
            <text:p>0.110557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108788182426785" calcext:value-type="float">
            <text:p>0.108788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107047571507957" calcext:value-type="float">
            <text:p>0.1070475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105334810363829" calcext:value-type="float">
            <text:p>0.1053348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119510115949222" calcext:value-type="float">
            <text:p>0.1195101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117597954094035" calcext:value-type="float">
            <text:p>0.1175979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11571638682853" calcext:value-type="float">
            <text:p>0.1157163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113864924639274" calcext:value-type="float">
            <text:p>0.1138649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112043085845045" calcext:value-type="float">
            <text:p>0.1120430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110250396471524" calcext:value-type="float">
            <text:p>0.1102503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10848639012798" calcext:value-type="float">
            <text:p>0.1084863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106750607885932" calcext:value-type="float">
            <text:p>0.1067506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105042598159757" calcext:value-type="float">
            <text:p>0.1050425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103361916589201" calcext:value-type="float">
            <text:p>0.1033619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123510283054882" calcext:value-type="float">
            <text:p>0.1235102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121534118526004" calcext:value-type="float">
            <text:p>0.1215341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119589572629588" calcext:value-type="float">
            <text:p>0.1195895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117676139467514" calcext:value-type="float">
            <text:p>0.1176761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115793321236034" calcext:value-type="float">
            <text:p>0.115793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113940628096258" calcext:value-type="float">
            <text:p>0.1139406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112861266366443" calcext:value-type="float">
            <text:p>0.1128612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11184577306093" calcext:value-type="float">
            <text:p>0.1118457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110056240691955" calcext:value-type="float">
            <text:p>0.1100562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08295340840884" calcext:value-type="float">
            <text:p>0.1082953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1179781335699" calcext:value-type="float">
            <text:p>0.1179781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116090483432781" calcext:value-type="float">
            <text:p>0.1160904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114233035697857" calcext:value-type="float">
            <text:p>0.1142330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112405307126691" calcext:value-type="float">
            <text:p>0.1124053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110606822212664" calcext:value-type="float">
            <text:p>0.1106068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108837113057262" calcext:value-type="float">
            <text:p>0.1088371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107095719248345" calcext:value-type="float">
            <text:p>0.1070957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105382187740372" calcext:value-type="float">
            <text:p>0.1053821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104237238162363" calcext:value-type="float">
            <text:p>0.1042372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102569442351766" calcext:value-type="float">
            <text:p>0.1025694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130339702210522" calcext:value-type="float">
            <text:p>0.1303397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128254266975154" calcext:value-type="float">
            <text:p>0.128254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125838085869193" calcext:value-type="float">
            <text:p>0.1258380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123824676495286" calcext:value-type="float">
            <text:p>0.1238246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121843481671361" calcext:value-type="float">
            <text:p>0.12184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119893985964619" calcext:value-type="float">
            <text:p>0.119893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118422898746245" calcext:value-type="float">
            <text:p>0.1184228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117033829812381" calcext:value-type="float">
            <text:p>0.1170338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115161288535383" calcext:value-type="float">
            <text:p>0.1151612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113318707918817" calcext:value-type="float">
            <text:p>0.1133187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134203680269792" calcext:value-type="float">
            <text:p>0.1342036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132056421385476" calcext:value-type="float">
            <text:p>0.1320564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129943518643308" calcext:value-type="float">
            <text:p>0.1299435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127864422345015" calcext:value-type="float">
            <text:p>0.1278644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125818591587495" calcext:value-type="float">
            <text:p>0.1258185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123805494122095" calcext:value-type="float">
            <text:p>0.1238054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121824606216141" calcext:value-type="float">
            <text:p>0.1218246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119875412516683" calcext:value-type="float">
            <text:p>0.1198754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117957405916416" calcext:value-type="float">
            <text:p>0.1179574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116070087421754" calcext:value-type="float">
            <text:p>0.1160700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116669100952336" calcext:value-type="float">
            <text:p>0.116669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114802395337098" calcext:value-type="float">
            <text:p>0.1148023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112965557011705" calcext:value-type="float">
            <text:p>0.112965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111158108099518" calcext:value-type="float">
            <text:p>0.1111581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109379578369925" calcext:value-type="float">
            <text:p>0.1093795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107629505116006" calcext:value-type="float">
            <text:p>0.1076295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10590743303415" calcext:value-type="float">
            <text:p>0.105907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104212914105604" calcext:value-type="float">
            <text:p>0.1042129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102545507479914" calcext:value-type="float">
            <text:p>0.1025455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100904779360236" calcext:value-type="float">
            <text:p>0.1009047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127051355239029" calcext:value-type="float">
            <text:p>0.1270513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125018533555204" calcext:value-type="float">
            <text:p>0.1250185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123018237018321" calcext:value-type="float">
            <text:p>0.123018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121049945226028" calcext:value-type="float">
            <text:p>0.1210499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119113146102411" calcext:value-type="float">
            <text:p>0.1191131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117207335764773" calcext:value-type="float">
            <text:p>0.1172073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115332018392536" calcext:value-type="float">
            <text:p>0.1153320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113486706098256" calcext:value-type="float">
            <text:p>0.1134867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111670918800684" calcext:value-type="float">
            <text:p>0.1116709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109884184099873" calcext:value-type="float">
            <text:p>0.1098841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130466358735412" calcext:value-type="float">
            <text:p>0.1304663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128378896995645" calcext:value-type="float">
            <text:p>0.12837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126324834643715" calcext:value-type="float">
            <text:p>0.1263248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124303637289415" calcext:value-type="float">
            <text:p>0.1243036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122314779092785" calcext:value-type="float">
            <text:p>0.1223147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1203577426273" calcext:value-type="float">
            <text:p>0.1203577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118432018745263" calcext:value-type="float">
            <text:p>0.1184320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116537106445339" calcext:value-type="float">
            <text:p>0.116537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114672512742214" calcext:value-type="float">
            <text:p>0.1146725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112837752538338" calcext:value-type="float">
            <text:p>0.1128377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132249353897128" calcext:value-type="float">
            <text:p>0.1322493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130133364234774" calcext:value-type="float">
            <text:p>0.1301333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128051230407017" calcext:value-type="float">
            <text:p>0.1280512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126002410720505" calcext:value-type="float">
            <text:p>0.1260024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123959254874458" calcext:value-type="float">
            <text:p>0.1239592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121975906796467" calcext:value-type="float">
            <text:p>0.1219759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120024292287723" calcext:value-type="float">
            <text:p>0.1200242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11810390361112" calcext:value-type="float">
            <text:p>0.1181039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116214241153342" calcext:value-type="float">
            <text:p>0.1162142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115118708899732" calcext:value-type="float">
            <text:p>0.1151187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133279852644553" calcext:value-type="float">
            <text:p>0.1332798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13114737500224" calcext:value-type="float">
            <text:p>0.131147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129049017002204" calcext:value-type="float">
            <text:p>0.129049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126984232730169" calcext:value-type="float">
            <text:p>0.1269842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124952485006486" calcext:value-type="float">
            <text:p>0.124952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122953245246382" calcext:value-type="float">
            <text:p>0.1229532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12098599332244" calcext:value-type="float">
            <text:p>0.1209859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119050217429281" calcext:value-type="float">
            <text:p>0.1190502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117145413950413" calcext:value-type="float">
            <text:p>0.117145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115271087327206" calcext:value-type="float">
            <text:p>0.1152710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1344295398433" calcext:value-type="float">
            <text:p>0.1344295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132278667205808" calcext:value-type="float">
            <text:p>0.1322786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130162208530515" calcext:value-type="float">
            <text:p>0.1301622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128079613194027" calcext:value-type="float">
            <text:p>0.1280796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126030339382922" calcext:value-type="float">
            <text:p>0.1260303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124013853952795" calcext:value-type="float">
            <text:p>0.124013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122029632289551" calcext:value-type="float">
            <text:p>0.1220296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120077158172918" calcext:value-type="float">
            <text:p>0.1200771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116919276795358" calcext:value-type="float">
            <text:p>0.116919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114868891864889" calcext:value-type="float">
            <text:p>0.114868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139443911383562" calcext:value-type="float">
            <text:p>0.1394439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137212808801425" calcext:value-type="float">
            <text:p>0.1372128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135017403860602" calcext:value-type="float">
            <text:p>0.1350174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132857125398833" calcext:value-type="float">
            <text:p>0.1328571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130731411392451" calcext:value-type="float">
            <text:p>0.1307314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128639708810172" calcext:value-type="float">
            <text:p>0.1286397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126581473469209" calcext:value-type="float">
            <text:p>0.1265814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124556169893702" calcext:value-type="float">
            <text:p>0.124556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122563271175403" calcext:value-type="float">
            <text:p>0.1225632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20602258836596" calcext:value-type="float">
            <text:p>0.120602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1T10:13:26.599937236</dc:date>
    <meta:editing-duration>PT4M7S</meta:editing-duration>
    <meta:editing-cycles>1</meta:editing-cycles>
    <meta:document-statistic meta:table-count="1" meta:cell-count="16157" meta:object-count="1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eso2.png'.B2041:'peso2.png'.B3041" svg:x="0.32cm" svg:y="0.18cm" svg:width="12.508cm" svg:height="8.64cm">
          <chartooo:coordinate-region svg:x="1.232cm" svg:y="0.18cm" svg:width="11.59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eso2.png'.B2041:'peso2.png'.B3041" chart:class="chart:line"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60653984294878">
                <text:p>0.0860653984294878</text:p>
                <draw:g>
                  <svg:desc>'peso2.png'.B2041:'peso2.png'.B30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5116295655327">
                <text:p>0.0885116295655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535222211791">
                <text:p>0.086535222211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68625636010517">
                <text:p>0.0868625636010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624287550164">
                <text:p>0.08962428755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1902989493614">
                <text:p>0.0881902989493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5553522068399">
                <text:p>0.0875553522068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5034196793822">
                <text:p>0.0885034196793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1732254238234">
                <text:p>0.0891732254238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19898291414978">
                <text:p>0.0919898291414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0290702824932">
                <text:p>0.0900290702824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068817629454">
                <text:p>0.11068817629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9130141285003">
                <text:p>0.109130141285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7419287257624">
                <text:p>0.107419287257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697667885314">
                <text:p>0.107697667885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140452437865">
                <text:p>0.106140452437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4431316146078">
                <text:p>0.104431316146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491053664354">
                <text:p>0.101491053664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383215222153">
                <text:p>0.100383215222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265857069627">
                <text:p>0.102265857069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3192863237525">
                <text:p>0.103192863237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9243840144727">
                <text:p>0.109243840144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1424351168257">
                <text:p>0.111424351168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8377541996098">
                <text:p>0.108377541996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5369956292036">
                <text:p>0.105369956292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5634745151971">
                <text:p>0.105634745151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983853675674">
                <text:p>0.103983853675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4724709598514">
                <text:p>0.104724709598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3970864428528">
                <text:p>0.103970864428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263203327125">
                <text:p>0.103263203327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79239748938567">
                <text:p>0.0979239748938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1918980756644">
                <text:p>0.111918980756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8918373016823">
                <text:p>0.108918373016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649427077711">
                <text:p>0.10649427077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4262056281506">
                <text:p>0.104262056281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347247730716">
                <text:p>0.101347247730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4877415814374">
                <text:p>0.0994877415814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59615435954568">
                <text:p>0.09596154359545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33388515029774">
                <text:p>0.0933388515029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34756423884925">
                <text:p>0.0934756423884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2966607870684">
                <text:p>0.092966607870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228770592044">
                <text:p>0.12228770592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2158029149266">
                <text:p>0.122158029149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1452041058436">
                <text:p>0.121452041058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0524825706917">
                <text:p>0.120524825706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0377020028868">
                <text:p>0.1203770200288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0534395069742">
                <text:p>0.120534395069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0088483993174">
                <text:p>0.1200884839931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347146236126">
                <text:p>0.12347146236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506940810847">
                <text:p>0.12506940810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3068297578735">
                <text:p>0.123068297578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7686531532375">
                <text:p>0.137686531532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5891318356504">
                <text:p>0.135891318356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467146142927">
                <text:p>0.134671461429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2017110357432">
                <text:p>0.132017110357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9375113569287">
                <text:p>0.129375113569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8233220725513">
                <text:p>0.128233220725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5581500118027">
                <text:p>0.125581500118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3437371824988">
                <text:p>0.123437371824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1091767911352">
                <text:p>0.121091767911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179162014426">
                <text:p>0.120179162014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7308297452101">
                <text:p>0.147308297452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5083343353166">
                <text:p>0.145083343353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1341133015937">
                <text:p>0.141341133015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8670528349607">
                <text:p>0.138670528349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624926082746">
                <text:p>0.136249260827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5861853224345">
                <text:p>0.135861853224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5763057395641">
                <text:p>0.1357630573956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418983205562">
                <text:p>0.13418983205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025610168055">
                <text:p>0.131025610168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7938925830581">
                <text:p>0.127938925830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001442508887">
                <text:p>0.15001442508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6711892453616">
                <text:p>0.1467118924536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3076137685063">
                <text:p>0.1430761376850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1025701994989">
                <text:p>0.1410257019949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7296383772819">
                <text:p>0.137296383772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6030496643326">
                <text:p>0.1360304966433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2602726824628">
                <text:p>0.132602726824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8400309934928">
                <text:p>0.128400309934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6821168876743">
                <text:p>0.126821168876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2476498426431">
                <text:p>0.1224764984264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806487221603">
                <text:p>0.14806487221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4325900865704">
                <text:p>0.144325900865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1479974297198">
                <text:p>0.141479974297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9073572268149">
                <text:p>0.139073572268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5801092446042">
                <text:p>0.1358010924460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3143939848298">
                <text:p>0.1331439398482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1417688235212">
                <text:p>0.131417688235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8747021118336">
                <text:p>0.128747021118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6962132884489">
                <text:p>0.126962132884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4870469634295">
                <text:p>0.124870469634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5194184090525">
                <text:p>0.145194184090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3157926624067">
                <text:p>0.143157926624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0867399798082">
                <text:p>0.140867399798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8305749406061">
                <text:p>0.138305749406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199303106774">
                <text:p>0.131993031067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9772765303933">
                <text:p>0.1297727653039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7086727056257">
                <text:p>0.1270867270562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5053339423357">
                <text:p>0.125053339423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1291796763502">
                <text:p>0.1212917967635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8762249762873">
                <text:p>0.118762249762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4381740423471">
                <text:p>0.124381740423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0081120818053">
                <text:p>0.120081120818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8573299319679">
                <text:p>0.118573299319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16664124056522">
                <text:p>0.1166641240565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4714591710674">
                <text:p>0.114714591710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1168167219365">
                <text:p>0.1111681672193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8992701060511">
                <text:p>0.1089927010605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00226293632">
                <text:p>0.108002262936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7431095340983">
                <text:p>0.107431095340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4761242375804">
                <text:p>0.1047612423758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3207868578504">
                <text:p>0.113207868578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1017554418822">
                <text:p>0.1110175544188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4905456446422">
                <text:p>0.1049054564464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0570034752538">
                <text:p>0.1005700347525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86890573723887">
                <text:p>0.09868905737238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74425458510799">
                <text:p>0.0974425458510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81809694056065">
                <text:p>0.0981809694056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69879859242422">
                <text:p>0.0969879859242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58714291965087">
                <text:p>0.09587142919650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12906391228484">
                <text:p>0.0912906391228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0273566047623">
                <text:p>0.1102735660476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5718747292187">
                <text:p>0.105718747292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3730323065688">
                <text:p>0.103730323065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1690920684053">
                <text:p>0.1016909206840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21998322969">
                <text:p>0.100219983229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84002164875611">
                <text:p>0.09840021648756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77668257047162">
                <text:p>0.0977668257047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62537628276394">
                <text:p>0.0962537628276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5234323802461">
                <text:p>0.09352343238024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24028076920924">
                <text:p>0.09240280769209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4414316745153">
                <text:p>0.114414316745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0151825654117">
                <text:p>0.110151825654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8199998356726">
                <text:p>0.1081999983567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7574179144761">
                <text:p>0.1075741791447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6226998119355">
                <text:p>0.1062269981193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3855288452835">
                <text:p>0.103855288452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2175455460511">
                <text:p>0.1021754554605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0425555895637">
                <text:p>0.1004255558956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987294362685111">
                <text:p>0.0987294362685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80226821600508">
                <text:p>0.0980226821600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9612029017079">
                <text:p>0.1196120290170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7827460378265">
                <text:p>0.1178274603782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5683379729046">
                <text:p>0.115683379729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4757708948703">
                <text:p>0.1147577089487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4106669141012">
                <text:p>0.1141066691410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307546059067">
                <text:p>0.11307546059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12103954885613">
                <text:p>0.1121039548856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1205176019824">
                <text:p>0.1112051760198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8730472196381">
                <text:p>0.1087304721963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06091169398705">
                <text:p>0.106091169398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9431075855756">
                <text:p>0.1294310758557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27668919524094">
                <text:p>0.1276689195240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6454551995541">
                <text:p>0.1264545519955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5626641212562">
                <text:p>0.1256266412125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5310928824761">
                <text:p>0.1253109288247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4952268600079">
                <text:p>0.1249522686000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22531908661251">
                <text:p>0.1225319086612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21812042925537">
                <text:p>0.1218120429255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20191501723667">
                <text:p>0.120191501723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18665255122036">
                <text:p>0.1186652551220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1007158157336">
                <text:p>0.1310071581573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9529816243788">
                <text:p>0.1295298162437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29513385907065">
                <text:p>0.1295133859070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7180368513511">
                <text:p>0.127180368513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25610121646613">
                <text:p>0.1256101216466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3465864784805">
                <text:p>0.123465864784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8746601684961">
                <text:p>0.1187466016849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16744700246908">
                <text:p>0.1167447002469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3695298633396">
                <text:p>0.1136952986333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1698975538299">
                <text:p>0.111698975538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40112160304996">
                <text:p>0.1401121603049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7742661683683">
                <text:p>0.137742661683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6539336582077">
                <text:p>0.1365393365820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4392289498527">
                <text:p>0.134392289498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2122049229565">
                <text:p>0.1321220492295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025607995143">
                <text:p>0.130256079951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8508660577299">
                <text:p>0.1285086605772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27288643259981">
                <text:p>0.127288643259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5625910686301">
                <text:p>0.1256259106863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2361589611532">
                <text:p>0.123615896115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295851261157">
                <text:p>0.15295851261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49886807431441">
                <text:p>0.1498868074314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47789702775975">
                <text:p>0.1477897027759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533397451758">
                <text:p>0.145333974517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2832113878965">
                <text:p>0.1428321138789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40701185615883">
                <text:p>0.1407011856158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8449966646028">
                <text:p>0.1384499666460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6556030638581">
                <text:p>0.1365560306385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4916852125487">
                <text:p>0.1349168521254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355783114889">
                <text:p>0.133557831148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3858427477404">
                <text:p>0.1438584274774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148529234324">
                <text:p>0.141485292343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9299175487165">
                <text:p>0.1392991754871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6276935802167">
                <text:p>0.1362769358021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4096504829333">
                <text:p>0.134096504829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2222973666642">
                <text:p>0.132222973666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0486852555346">
                <text:p>0.1304868525553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8090489764884">
                <text:p>0.1280904897648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7047484464986">
                <text:p>0.1270474844649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25595597411288">
                <text:p>0.125595597411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4323149800096">
                <text:p>0.1343231498000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3086394239163">
                <text:p>0.1330863942391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29532789067129">
                <text:p>0.1295327890671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6209187311598">
                <text:p>0.1262091873115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26017457995296">
                <text:p>0.126017457995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25459489791161">
                <text:p>0.12545948979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23452137954502">
                <text:p>0.1234521379545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18915533376956">
                <text:p>0.1189155333769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5054980631984">
                <text:p>0.1150549806319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1334901850831">
                <text:p>0.113349018508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2931779442225">
                <text:p>0.122931779442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22022261931989">
                <text:p>0.1220222619319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20826580102305">
                <text:p>0.1208265801023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9394363392656">
                <text:p>0.119394363392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786210368103">
                <text:p>0.11786210368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16427535427837">
                <text:p>0.1164275354278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14866937857469">
                <text:p>0.1148669378574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14270718999657">
                <text:p>0.1142707189996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1282123570588">
                <text:p>0.112821235705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0117378141414">
                <text:p>0.1101173781414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16643039959085">
                <text:p>0.1166430399590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13521660230655">
                <text:p>0.1135216602306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12090924213333">
                <text:p>0.11209092421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0955786033638">
                <text:p>0.109557860336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07503362142002">
                <text:p>0.107503362142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5668956947002">
                <text:p>0.105668956947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03817196490418">
                <text:p>0.1038171964904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145980685656">
                <text:p>0.101459806856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9564755482536">
                <text:p>0.0995647554825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81213296451687">
                <text:p>0.09812132964516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25600271221701">
                <text:p>0.1256002712217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23590666882154">
                <text:p>0.1235906668821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198742826543">
                <text:p>0.11987428265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18014610101125">
                <text:p>0.118014610101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15869666170985">
                <text:p>0.1158696661709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12872287214192">
                <text:p>0.1128722872141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09436234333392">
                <text:p>0.1094362343333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6799709105487">
                <text:p>0.1067997091054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5463225552664">
                <text:p>0.105463225552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02559257424485">
                <text:p>0.1025592574244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19788562707258">
                <text:p>0.1197885627072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17390169983588">
                <text:p>0.1173901699835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16281463837542">
                <text:p>0.1162814638375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14303054373686">
                <text:p>0.114303054373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12474205503707">
                <text:p>0.1124742055037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1040106866116">
                <text:p>0.1110401068661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08951373904975">
                <text:p>0.1089513739049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08593989985369">
                <text:p>0.108593989985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6856486145603">
                <text:p>0.1068564861456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04626353691032">
                <text:p>0.1046263536910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15962505415416">
                <text:p>0.115962505415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12728155336313">
                <text:p>0.1127281553363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10490166948651">
                <text:p>0.1104901669486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9348318213495">
                <text:p>0.1093483182134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7342331257057">
                <text:p>0.1073423312570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5624853956944">
                <text:p>0.1056248539569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03934856293633">
                <text:p>0.1039348562936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2271898592934">
                <text:p>0.1022718985929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0748873866562">
                <text:p>0.1007488738665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0255506811203">
                <text:p>0.1002555068112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28785796362933">
                <text:p>0.1287857963629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26500985780604">
                <text:p>0.1265009857806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24254716660049">
                <text:p>0.1242547166600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22046415447819">
                <text:p>0.1220464154478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19765786887309">
                <text:p>0.1197657868873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18423491117079">
                <text:p>0.1184234911170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6953377229962">
                <text:p>0.1169533772299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17063169749828">
                <text:p>0.1170631697498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14996089611704">
                <text:p>0.1149960896117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14250797423581">
                <text:p>0.1142507974235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40513350398068">
                <text:p>0.1405133503980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38046069679444">
                <text:p>0.1380460696794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35621507129505">
                <text:p>0.1356215071295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33756257045008">
                <text:p>0.1337562570450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30035808036611">
                <text:p>0.1300358080366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26361667139636">
                <text:p>0.1263616671396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5073670103714">
                <text:p>0.1250736701037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3072491382054">
                <text:p>0.1230724913820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21103331519941">
                <text:p>0.1211033315199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9714784003536">
                <text:p>0.1197147840035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6735036177648">
                <text:p>0.1267350361776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22263877747451">
                <text:p>0.1222638777474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20307655703492">
                <text:p>0.1203076557034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18972543174064">
                <text:p>0.1189725431740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7447795101713">
                <text:p>0.1174477951017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5087855696308">
                <text:p>0.1150878556963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1880175667497">
                <text:p>0.1118801756674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0090092856817">
                <text:p>0.1100900928568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8030009671318">
                <text:p>0.1080300096713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05994979855588">
                <text:p>0.1059949798555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27584953786329">
                <text:p>0.1275849537863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28283020994438">
                <text:p>0.1282830209944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25535039677543">
                <text:p>0.1255350396775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24501398588969">
                <text:p>0.1245013985889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22509376211545">
                <text:p>0.1225093762115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0859506070407">
                <text:p>0.1208595060704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18925753973281">
                <text:p>0.1189257539732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532174786526">
                <text:p>0.115321747865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2216655106494">
                <text:p>0.1122166551064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10032961403619">
                <text:p>0.1100329614036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18487102341252">
                <text:p>0.1184871023412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17559937997504">
                <text:p>0.1175599379975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15678978989544">
                <text:p>0.1156789789895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1381651137415">
                <text:p>0.113816511374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11995447192163">
                <text:p>0.1119954471921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09712623033805">
                <text:p>0.1097126230338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7988100139169">
                <text:p>0.1079881001391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0660687893476">
                <text:p>0.106606878934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04849119384932">
                <text:p>0.1048491193849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04425657773658">
                <text:p>0.1044256577736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1829739803652">
                <text:p>0.1318297398036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0043444118444">
                <text:p>0.1300434441184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7607915078449">
                <text:p>0.1276079150784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5357591537409">
                <text:p>0.1253575915374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2631296961803">
                <text:p>0.1226312969618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21868977507703">
                <text:p>0.1218689775077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19803198316717">
                <text:p>0.1198031983167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16568130757124">
                <text:p>0.116568130757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470304066501">
                <text:p>0.114703040665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1286779201437">
                <text:p>0.112867792014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7759795511133">
                <text:p>0.1277597955111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517037668537">
                <text:p>0.125170376685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3167650658404">
                <text:p>0.1231676506584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0183378484954">
                <text:p>0.1201833784849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18260444429195">
                <text:p>0.1182604444291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16029194298224">
                <text:p>0.1160291942982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13197761248757">
                <text:p>0.1131977612487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11386597068777">
                <text:p>0.1113865970687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9720578861179">
                <text:p>0.1097205788611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0814948182741">
                <text:p>0.108149481827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16131858250932">
                <text:p>0.1161318582509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4273748518917">
                <text:p>0.1142737485189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12376034856825">
                <text:p>0.1123760348568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1153776051705">
                <text:p>0.111537760517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10162997179541">
                <text:p>0.1101629971795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09158483629341">
                <text:p>0.1091584836293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7411947891271">
                <text:p>0.1074119478912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6604820829942">
                <text:p>0.1066048208299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3912546665779">
                <text:p>0.1039125466657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2725002299956">
                <text:p>0.1027250022999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9431327443942">
                <text:p>0.1294313274439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27506915820484">
                <text:p>0.1275069158204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26882061636739">
                <text:p>0.1268820616367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24130528911026">
                <text:p>0.1241305289110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21547501454376">
                <text:p>0.1215475014543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9602741431106">
                <text:p>0.1196027414311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8269148397238">
                <text:p>0.1182691483972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6376842022883">
                <text:p>0.1163768420228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14514812550516">
                <text:p>0.1145148125505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12682575549708">
                <text:p>0.1126825755497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2262501050374">
                <text:p>0.1422625010503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39662508842789">
                <text:p>0.1396625088427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37156363140913">
                <text:p>0.1371563631409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34961861330658">
                <text:p>0.1349618613306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2802471549367">
                <text:p>0.1328024715493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31381253665511">
                <text:p>0.1313812536655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0262213822866">
                <text:p>0.1302622138228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28281032689252">
                <text:p>0.1282810326892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26228536166224">
                <text:p>0.1262285361662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23509256965594">
                <text:p>0.1235092569655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7904353239174">
                <text:p>0.1479043532391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5537883587347">
                <text:p>0.1455378835873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4473248710637">
                <text:p>0.1444732487106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5144775889806">
                <text:p>0.1451447758898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2822459475569">
                <text:p>0.1428224594755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053730012396">
                <text:p>0.140537300123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38083005141965">
                <text:p>0.1380830051419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31962102278157">
                <text:p>0.1319621022781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29342218011485">
                <text:p>0.1293422180114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27833990766482">
                <text:p>0.1278339907664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50780777838525">
                <text:p>0.1507807778385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8972490424785">
                <text:p>0.1489724904247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5985009624001">
                <text:p>0.145985009624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3649249470017">
                <text:p>0.1436492494700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41318856885527">
                <text:p>0.1413188568855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38957202034051">
                <text:p>0.1389572020340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36733886801506">
                <text:p>0.1367338868015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34637054760588">
                <text:p>0.1346370547605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3356315999151">
                <text:p>0.133563159991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31426149431646">
                <text:p>0.1314261494316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33607337783546">
                <text:p>0.1336073377835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31249701106395">
                <text:p>0.1312497011063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28176386668437">
                <text:p>0.1281763866684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26125564481742">
                <text:p>0.1261255644817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22096831143642">
                <text:p>0.1220968311436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20143281845343">
                <text:p>0.1201432818453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17961288363564">
                <text:p>0.1179612883635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16098289051347">
                <text:p>0.1160982890513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14109374255507">
                <text:p>0.1141093742555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1214865849308">
                <text:p>0.112148658493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19149389375889">
                <text:p>0.1191493893758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17242999145874">
                <text:p>0.1172429991458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15367111159541">
                <text:p>0.1153671111595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3521237380988">
                <text:p>0.1135212373809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11704897582892">
                <text:p>0.1117048975828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09347341771721">
                <text:p>0.1093473417717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07597784303373">
                <text:p>0.1075977843033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05876219754519">
                <text:p>0.1058762197545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04182200238447">
                <text:p>0.1041822002384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01722025087947">
                <text:p>0.1017220250879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20228192171503">
                <text:p>0.1202281921715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17976277999909">
                <text:p>0.1179762779999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1608865755191">
                <text:p>0.116088657551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14951578485113">
                <text:p>0.1149515784851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14348548793341">
                <text:p>0.1143485487933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12897426746844">
                <text:p>0.1128974267468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10580703754051">
                <text:p>0.1105807037540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08811412493986">
                <text:p>0.1088114124939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06963383136968">
                <text:p>0.1069633831369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06044964069412">
                <text:p>0.1060449640694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22552990764537">
                <text:p>0.1225529907645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20592142912304">
                <text:p>0.1205921429123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18662668625707">
                <text:p>0.1186626686257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17422494050022">
                <text:p>0.1174224940500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15543734145222">
                <text:p>0.1155437341452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13695034398898">
                <text:p>0.1136950343988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11875913848516">
                <text:p>0.1118759138485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10085899226939">
                <text:p>0.1100858992269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08324524839308">
                <text:p>0.1083245248393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06591332441879">
                <text:p>0.1065913324418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17502516605239">
                <text:p>0.1175025166052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17504281087431">
                <text:p>0.1175042810874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15624212590032">
                <text:p>0.1156242125900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14311653802525">
                <text:p>0.1143116538025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12482667341684">
                <text:p>0.1124826673416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10682944664217">
                <text:p>0.1106829446642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0891201754959">
                <text:p>0.108912017549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07169425268796">
                <text:p>0.1071694252687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04664654532805">
                <text:p>0.1046646545328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03602246774885">
                <text:p>0.1036022467748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13328816936798">
                <text:p>0.1133288169367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11515555865809">
                <text:p>0.1115155558658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09114201694318">
                <text:p>0.1091142016943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07357704746644">
                <text:p>0.1073577047466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05639981470698">
                <text:p>0.1056399814706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0410335512338">
                <text:p>0.104103355123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02502085080278">
                <text:p>0.1025020850802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00862051718993">
                <text:p>0.1008620517189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92482588914895">
                <text:p>0.09924825889148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76602867492256">
                <text:p>0.09766028674922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17584844170982">
                <text:p>0.1175848441709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15703486664246">
                <text:p>0.1157034866642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13852230877618">
                <text:p>0.1138522308776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12030595183577">
                <text:p>0.1120305951835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11507662706432">
                <text:p>0.1115076627064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09723540103129">
                <text:p>0.1097235401031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07967963461479">
                <text:p>0.1079679634614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07360212597702">
                <text:p>0.1073602125977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05642449196139">
                <text:p>0.1056424491961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03246480861324">
                <text:p>0.1032464808613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18976168283306">
                <text:p>0.1189761682833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17072549590773">
                <text:p>0.1170725495907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15746456487282">
                <text:p>0.1157464564872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13894513183485">
                <text:p>0.1138945131834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11827625421006">
                <text:p>0.1118276254210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10317435452384">
                <text:p>0.1103174354523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08552356485146">
                <text:p>0.1085523564851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06815518781384">
                <text:p>0.1068155187813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0504582421103">
                <text:p>0.105045824211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02039658908972">
                <text:p>0.1020396589089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20185784694076">
                <text:p>0.1201857846940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8102984664204">
                <text:p>0.1181029846642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5412065791191">
                <text:p>0.1154120657911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13565472738532">
                <text:p>0.1135654727385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11748425174716">
                <text:p>0.1117484251747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1046660062359">
                <text:p>0.1110466600623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09269913501361">
                <text:p>0.1092699135013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7521594885339">
                <text:p>0.1075215948853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05801249367174">
                <text:p>0.1058012493671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04108429377299">
                <text:p>0.1041084293772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15018311414398">
                <text:p>0.1150183114143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13178018431768">
                <text:p>0.1131780184317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1136717013686">
                <text:p>0.111367170136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0958529541467">
                <text:p>0.109585295414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7831930688035">
                <text:p>0.1078319306880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06106619797027">
                <text:p>0.1061066197970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04408913880274">
                <text:p>0.1044089138802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282069612991">
                <text:p>0.10282069612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1175564991831">
                <text:p>0.1011755649918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0451941478066">
                <text:p>0.1004519414780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9586103320683">
                <text:p>0.1095861033206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07832725667552">
                <text:p>0.1078327256675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06107402056871">
                <text:p>0.1061074020568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4803602218772">
                <text:p>0.1048036022187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03147268262356">
                <text:p>0.1031472682623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1464182918998">
                <text:p>0.1014641829189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98407559922942">
                <text:p>0.09984075599229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982433038964175">
                <text:p>0.09824330389641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966666565778438">
                <text:p>0.09666665657784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964423116785822">
                <text:p>0.09644231167858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7152527446412">
                <text:p>0.1071525274464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04581225154977">
                <text:p>0.1045812251549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2907925552497">
                <text:p>0.1029079255524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01261398743657">
                <text:p>0.1012613987436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996412163637589">
                <text:p>0.09964121636375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980469569019388">
                <text:p>0.09804695690193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964782055915078">
                <text:p>0.09647820559150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949345543020436">
                <text:p>0.09493455430204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928810575595786">
                <text:p>0.09288105755957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910699918041368">
                <text:p>0.09106999180413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11738036311332">
                <text:p>0.1117380363113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11316483885297">
                <text:p>0.1113164838852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09535420143132">
                <text:p>0.1095354201431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7782853420842">
                <text:p>0.1077828534208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06058327766109">
                <text:p>0.1060583277661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04908910888064">
                <text:p>0.1049089108880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03738965690483">
                <text:p>0.1037389656904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02641055105167">
                <text:p>0.1026410551051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00998798223484">
                <text:p>0.1009987982234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993828174519087">
                <text:p>0.09938281745190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989365537383578">
                <text:p>0.09893655373835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973535688785441">
                <text:p>0.09735356887854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957959117764874">
                <text:p>0.09579591177648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942631771880636">
                <text:p>0.09426317718806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931439541332252">
                <text:p>0.09314395413322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919900665993466">
                <text:p>0.09199006659934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05182255337571">
                <text:p>0.09051822553375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9069933925217">
                <text:p>0.0890699339252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889675498803802">
                <text:p>0.08896754988038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875440690822941">
                <text:p>0.08754406908229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0445981624535">
                <text:p>0.104459816245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04024205048448">
                <text:p>0.1040242050484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02359817767673">
                <text:p>0.1023598177676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0173209427544">
                <text:p>0.101732094275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00104380767033">
                <text:p>0.1001043807670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982060500775842">
                <text:p>0.09820605007758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96593679539488">
                <text:p>0.0965936795394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950481806668562">
                <text:p>0.09504818066685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935274097761865">
                <text:p>0.09352740977618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920309712197676">
                <text:p>0.09203097121976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22886341903267">
                <text:p>0.1228863419032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0920160432815">
                <text:p>0.1209201604328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18186236563078">
                <text:p>0.1181862365630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16295256778068">
                <text:p>0.1162952567780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14434532669619">
                <text:p>0.1144345326696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12603580146905">
                <text:p>0.1126035801469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10801922864555">
                <text:p>0.1108019228645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09029092098722">
                <text:p>0.1090290920987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07284626625143">
                <text:p>0.107284626625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0556807259914">
                <text:p>0.105568072599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18665686346707">
                <text:p>0.1186656863467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1676703536516">
                <text:p>0.116767035365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14898762799317">
                <text:p>0.1148987627993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13060382594528">
                <text:p>0.1130603825945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12215898855083">
                <text:p>0.1122158988550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10679786041884">
                <text:p>0.1106797860418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08908909465214">
                <text:p>0.1089089094652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05675439049063">
                <text:p>0.1056754390490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03127454605549">
                <text:p>0.1031274546055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01279225777087">
                <text:p>0.1012792257770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01974850322848">
                <text:p>0.1019748503228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00343252717682">
                <text:p>0.1003432527176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971145672340181">
                <text:p>0.09711456723401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31711471988797">
                <text:p>0.09317114719887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916804088436976">
                <text:p>0.09168040884369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902135223021984">
                <text:p>0.09021352230219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87701059453632">
                <text:p>0.08877010594536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73497842502375">
                <text:p>0.08734978425023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59521877022337">
                <text:p>0.08595218770223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45769526989979">
                <text:p>0.08457695269899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965909359664851">
                <text:p>0.09659093596648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950454809910213">
                <text:p>0.09504548099102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93524753295165">
                <text:p>0.0935247532951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914738765884963">
                <text:p>0.0914738765884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900102945630804">
                <text:p>0.09001029456308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888604508307546">
                <text:p>0.08886045083075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874386836174625">
                <text:p>0.08743868361746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66551898892402">
                <text:p>0.08665518988924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52687068510124">
                <text:p>0.08526870685101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839044075413961">
                <text:p>0.08390440754139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06742196653887">
                <text:p>0.1067421966538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05034321507425">
                <text:p>0.1050343215074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0396807023606">
                <text:p>0.103968070236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02902547569758">
                <text:p>0.1029025475697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0099082839482">
                <text:p>0.100990828394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90038570257345">
                <text:p>0.09900385702573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966950945916253">
                <text:p>0.09669509459162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951479730781593">
                <text:p>0.09514797307815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936256055089088">
                <text:p>0.09362560550890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921275958207663">
                <text:p>0.09212759582076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15816478097114">
                <text:p>0.1158164780971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1396341444756">
                <text:p>0.11396341444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12139999816399">
                <text:p>0.1121399998163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10345759819337">
                <text:p>0.1103457598193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08580227662227">
                <text:p>0.1085802276622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06486153105825">
                <text:p>0.1064861531058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05874315301876">
                <text:p>0.1058743153018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04180326257046">
                <text:p>0.1041803262570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02513441036933">
                <text:p>0.1025134410369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01367175785885">
                <text:p>0.1013671757858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22079358822978">
                <text:p>0.1220793588229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19863981519648">
                <text:p>0.1198639815196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17754978490538">
                <text:p>0.1177549784905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15870898834689">
                <text:p>0.1158708988346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14247632543981">
                <text:p>0.1142476325439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12419670423277">
                <text:p>0.1124196704232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1079313847013">
                <text:p>0.110793138470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09549991712517">
                <text:p>0.1095499917125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07354843620752">
                <text:p>0.1073548436207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05441424200905">
                <text:p>0.1054414242009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05218419571517">
                <text:p>0.1052184195715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03534924858373">
                <text:p>0.1035349248583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01878366060639">
                <text:p>0.1018783660606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00248312203669">
                <text:p>0.1002483122036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985424801243675">
                <text:p>0.09854248012436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969658004423776">
                <text:p>0.09696580044237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954143476352995">
                <text:p>0.09541434763529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938877180731347">
                <text:p>0.09388771807313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938076265121871">
                <text:p>0.09380762651218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922773607418315">
                <text:p>0.09227736074183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978061925612686">
                <text:p>0.09780619256126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977268085554421">
                <text:p>0.09772680855544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96163179618555">
                <text:p>0.0961631796185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960340285719053">
                <text:p>0.09603402857190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944974841147548">
                <text:p>0.09449748411475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929855243689188">
                <text:p>0.09298552436891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914977559790161">
                <text:p>0.09149775597901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900337918833518">
                <text:p>0.09003379188335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85932512132182">
                <text:p>0.08859325121321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71757591938067">
                <text:p>0.08717575919380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911521130010492">
                <text:p>0.09115211300104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896936791930323">
                <text:p>0.08969367919303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88044357650144">
                <text:p>0.08880443576501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873835647927742">
                <text:p>0.08738356479277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876976503855577">
                <text:p>0.08769765038555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862944879793888">
                <text:p>0.08629448797938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84799661549064">
                <text:p>0.0847996615490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84198189771091">
                <text:p>0.0841981897710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28510187347536">
                <text:p>0.08285101873475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815254024349975">
                <text:p>0.08152540243499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10503773981964">
                <text:p>0.1105037739819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08275944304233">
                <text:p>0.1082759443042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07536961334785">
                <text:p>0.1075369613347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04579103818532">
                <text:p>0.1045791038185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02905838157435">
                <text:p>0.1029058381574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01259344746916">
                <text:p>0.1012593447469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996105623385167">
                <text:p>0.09961056233851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980167933411004">
                <text:p>0.09801679334110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979050400622255">
                <text:p>0.09790504006222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963385594212299">
                <text:p>0.09633855942122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06790904661604">
                <text:p>0.1067909046616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05082250187018">
                <text:p>0.1050822501870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03400934184026">
                <text:p>0.1034009341840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01746519237082">
                <text:p>0.1017465192370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0082925922714">
                <text:p>0.100829259227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992159910795059">
                <text:p>0.09921599107950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976285352222338">
                <text:p>0.09762853522223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60664786586781">
                <text:p>0.09606647865867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945294150001392">
                <text:p>0.09452941500013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93016944360137">
                <text:p>0.0930169443601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03734050320422">
                <text:p>0.1037340503204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0138420576512">
                <text:p>0.101384205765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997620584728779">
                <text:p>0.09976205847287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981658655373118">
                <text:p>0.09816586553731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976018716700074">
                <text:p>0.09760187167000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960402417232873">
                <text:p>0.09604024172328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945035978557147">
                <text:p>0.09450359785571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29915402900233">
                <text:p>0.09299154029002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915036756453829">
                <text:p>0.09150367564538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900396168350568">
                <text:p>0.09003961683505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08550732139005">
                <text:p>0.1085507321390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06813920424781">
                <text:p>0.1068139204247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06210358735945">
                <text:p>0.1062103587359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0451099299617">
                <text:p>0.104510992996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02838817108231">
                <text:p>0.1028388171082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1583211065261">
                <text:p>0.1015832110652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999578796882168">
                <text:p>0.09995787968821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983585536132053">
                <text:p>0.09835855361320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96784816755394">
                <text:p>0.0967848167553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952362596873077">
                <text:p>0.09523625968730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18726226192756">
                <text:p>0.1187262261927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16826606573672">
                <text:p>0.1168266065736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15461662476166">
                <text:p>0.1154616624761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13614275876548">
                <text:p>0.1136142758765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11909225194832">
                <text:p>0.1119092251948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10027995706278">
                <text:p>0.1100279957062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07592046327853">
                <text:p>0.1075920463278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05870573586607">
                <text:p>0.1058705735866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04176644409222">
                <text:p>0.1041766444092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02509818098674">
                <text:p>0.1025098180986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29254831807508">
                <text:p>0.1292548318075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27186754498588">
                <text:p>0.12718675449858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25151766426611">
                <text:p>0.1251517664266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2395452065182">
                <text:p>0.123954520651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21971248321391">
                <text:p>0.1219712483213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20019708348249">
                <text:p>0.12001970834824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18894873309747">
                <text:p>0.1188948733097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16992555336791">
                <text:p>0.1169925553367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15206475432785">
                <text:p>0.1152064754327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1394549452966">
                <text:p>0.113945494529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37674735919276">
                <text:p>0.1376747359192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35471940144567">
                <text:p>0.1354719401445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33304389102254">
                <text:p>0.1333043891022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31171518876618">
                <text:p>0.1311715188766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29072774574592">
                <text:p>0.1290727745745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27007610181399">
                <text:p>0.1270076101813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24975488418496">
                <text:p>0.1249754884184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22417651053501">
                <text:p>0.1224176510535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20458968636645">
                <text:p>0.1204589686366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18531625138459">
                <text:p>0.1185316251384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45004082593138">
                <text:p>0.1450040825931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42684017271648">
                <text:p>0.1426840172716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40401072995302">
                <text:p>0.14040107299530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38154655827377">
                <text:p>0.1381546558273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35944181334139">
                <text:p>0.1359441813341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33403576623753">
                <text:p>0.1334035766237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31269119397773">
                <text:p>0.1312691193977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29168813487409">
                <text:p>0.1291688134874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2710211247161">
                <text:p>0.127102112471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25068478672065">
                <text:p>0.1250684786720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25273602107159">
                <text:p>0.1252736021071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23269224473445">
                <text:p>0.1232692244734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2129691688187">
                <text:p>0.121296916881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1935616621176">
                <text:p>0.119356166211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17446467552372">
                <text:p>0.1174464675523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15567324071534">
                <text:p>0.1155673240715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13718246886389">
                <text:p>0.1137182468863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12540670356567">
                <text:p>0.1125406703565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10740019630861">
                <text:p>0.11074001963086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08968179316768">
                <text:p>0.1089681793167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40205593558663">
                <text:p>0.1402055935586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37962304061724">
                <text:p>0.1379623040617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357342695193">
                <text:p>0.13573426951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32476322032307">
                <text:p>0.1324763220323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3035670087979">
                <text:p>0.130356700879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28270993665714">
                <text:p>0.1282709936657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26218657767062">
                <text:p>0.1262186577670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24199159242789">
                <text:p>0.1241991592427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22211972694905">
                <text:p>0.1222119726949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20256581131786">
                <text:p>0.1202565811317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28657619995272">
                <text:p>0.1286576199952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26599098075347">
                <text:p>0.1265990980753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24573512506142">
                <text:p>0.1245735125061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22580336306044">
                <text:p>0.1225803363060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20619050925147">
                <text:p>0.1206190509251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18689146110344">
                <text:p>0.1186891461103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16790119772579">
                <text:p>0.1167901197725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14921477856218">
                <text:p>0.1149214778562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13082734210518">
                <text:p>0.1130827342105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1127341046315">
                <text:p>0.111273410463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36224107396783">
                <text:p>0.13622410739678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34044521678434">
                <text:p>0.1340445216784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31899809331579">
                <text:p>0.1318998093315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29789412382274">
                <text:p>0.1297894123822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7712781784157">
                <text:p>0.1277127817841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25669377275611">
                <text:p>0.1256693772756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23658667239201">
                <text:p>0.1236586672392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21680128563374">
                <text:p>0.1216801285633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1973324650636">
                <text:p>0.119733246506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18059513258398">
                <text:p>0.1180595132583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47501375730121">
                <text:p>0.1475013757301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45141353718439">
                <text:p>0.1451413537184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42819092058944">
                <text:p>0.1428190920589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40533986586001">
                <text:p>0.1405339865860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38285442800625">
                <text:p>0.138285442800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36072875715815">
                <text:p>0.1360728757158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33895709704362">
                <text:p>0.1338957097043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31753378349092">
                <text:p>0.1317533783490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29645324295506">
                <text:p>0.1296453242955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27570999106778">
                <text:p>0.1275709991067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39122805327688">
                <text:p>0.1391228053276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36896840442445">
                <text:p>0.1368968404424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34706490995366">
                <text:p>0.1347064909953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3255118713944">
                <text:p>0.132551187139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30752517410263">
                <text:p>0.1307525174102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28660477131699">
                <text:p>0.1286604771316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26601909497592">
                <text:p>0.1266019094975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2457627894563">
                <text:p>0.124576278945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22904015782798">
                <text:p>0.1229040157827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20937551530273">
                <text:p>0.1209375515302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38752670325635">
                <text:p>0.1387526703256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36532627600424">
                <text:p>0.1365326276004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34348105558818">
                <text:p>0.13434810555881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32198535869876">
                <text:p>0.1321985358698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30083359295959">
                <text:p>0.13008335929595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28002025547223">
                <text:p>0.1280020255472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25953993138468">
                <text:p>0.1259539931384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23938729248252">
                <text:p>0.1239387292482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22172073151358">
                <text:p>0.1221720731513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20217319980936">
                <text:p>0.1202173199809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41755259926222">
                <text:p>0.1417552599262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3990525966206">
                <text:p>0.139905259662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37666775507467">
                <text:p>0.1376667755074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35464107099348">
                <text:p>0.13546410709934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32523767677163">
                <text:p>0.1325237676771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30403387394328">
                <text:p>0.1304033873943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28316933196019">
                <text:p>0.1283169331960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26263862264882">
                <text:p>0.1262638622648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24243640468644">
                <text:p>0.1242436404686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22255742221146">
                <text:p>0.1222557422211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48570333230258">
                <text:p>0.14857033323025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46193207898574">
                <text:p>0.1461932078985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43854116572197">
                <text:p>0.1438541165721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41552450707042">
                <text:p>0.1415524507070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39287611495729">
                <text:p>0.1392876114957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37059009711798">
                <text:p>0.1370590097117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34866065556409">
                <text:p>0.1348660655564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32708208507506">
                <text:p>0.1327082085075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31029896795197">
                <text:p>0.1310298967951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28933418446474">
                <text:p>0.1289334184464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49446681654666">
                <text:p>0.1494466816546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47055534748191">
                <text:p>0.1470555347481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4470264619222">
                <text:p>0.144702646192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42387403853145">
                <text:p>0.1423874038531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38442133164861">
                <text:p>0.13844213316486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36227059034223">
                <text:p>0.1362270590342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34047426089676">
                <text:p>0.1340474260896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31902667272241">
                <text:p>0.1319026672722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30382891062676">
                <text:p>0.1303828910626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28620931028861">
                <text:p>0.12862093102886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25153024177863">
                <text:p>0.12515302417786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23150575791018">
                <text:p>0.1231505757910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21180166578361">
                <text:p>0.12118016657836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19042428469914">
                <text:p>0.1190424284699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17137749614395">
                <text:p>0.1171377496143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15263545620565">
                <text:p>0.1152635456205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13419328890636">
                <text:p>0.1134193288906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11604619628386">
                <text:p>0.1116046196283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09818945714332">
                <text:p>0.1098189457143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08061842582902">
                <text:p>0.1080618425829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25940012874156">
                <text:p>0.1259400128741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2392497266817">
                <text:p>0.1239249726681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21942173105479">
                <text:p>0.1219421731054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19991098335791">
                <text:p>0.1199910983357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18071240762419">
                <text:p>0.1180712407624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1618210091022">
                <text:p>0.116182100910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14323187295657">
                <text:p>0.1143231872956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12881654639913">
                <text:p>0.1128816546399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11075548165674">
                <text:p>0.1110755481656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09298339395024">
                <text:p>0.1092983393950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33870808398657">
                <text:p>0.13387080839865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31728875464279">
                <text:p>0.13172887546427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2962121345685">
                <text:p>0.129621213456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27336004767613">
                <text:p>0.1273360047676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25298628691331">
                <text:p>0.1252986286913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2329385063227">
                <text:p>0.1232938506322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21321149022153">
                <text:p>0.1213211490221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19380010637799">
                <text:p>0.1193800106377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17469930467594">
                <text:p>0.1174699304675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15590411580113">
                <text:p>0.1155904115801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37075736806833">
                <text:p>0.1370757368068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34882525017923">
                <text:p>0.1348825250179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32724404617637">
                <text:p>0.1327244046176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30600814143754">
                <text:p>0.1306008141437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28511201117454">
                <text:p>0.1285112011174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26455021899575">
                <text:p>0.1264550218995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24431741549182">
                <text:p>0.12443174154918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22440833684395">
                <text:p>0.1224408336843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20481780345445">
                <text:p>0.12048178034544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18554071859918">
                <text:p>0.1185540718599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37325403924502">
                <text:p>0.1373254039245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3512819746171">
                <text:p>0.135128197461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32966146302323">
                <text:p>0.1329661463023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30838687961485">
                <text:p>0.1308386879614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28745268954102">
                <text:p>0.1287452689541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26685344650836">
                <text:p>0.1266853446508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24658379136423">
                <text:p>0.1246583791364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2266384507024">
                <text:p>0.122663845070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20701223549116">
                <text:p>0.1207012235491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1877000397233">
                <text:p>0.118770003972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29848726369183">
                <text:p>0.1298487263691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27771146747276">
                <text:p>0.1277711467472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2572680839932">
                <text:p>0.125726808399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23874164056333">
                <text:p>0.1238741640563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21892177431432">
                <text:p>0.1218921774314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19941902592529">
                <text:p>0.11994190259252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18022832151048">
                <text:p>0.1180228321510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16134466836632">
                <text:p>0.1161344668366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14276315367246">
                <text:p>0.1142763153672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1244789432137">
                <text:p>0.1124478943213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21791234290887">
                <text:p>0.1217912342908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19842574542233">
                <text:p>0.1198425745422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17925093349557">
                <text:p>0.1179250933495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16038291855964">
                <text:p>0.1160382918559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14181679186269">
                <text:p>0.1141816791862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12354772319289">
                <text:p>0.11235477231928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1055709596218">
                <text:p>0.110557095962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08788182426785">
                <text:p>0.1087881824267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07047571507957">
                <text:p>0.10704757150795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05334810363829">
                <text:p>0.1053348103638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19510115949222">
                <text:p>0.1195101159492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17597954094035">
                <text:p>0.1175979540940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1571638682853">
                <text:p>0.115716386828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13864924639274">
                <text:p>0.11386492463927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12043085845045">
                <text:p>0.1120430858450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10250396471524">
                <text:p>0.1102503964715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0848639012798">
                <text:p>0.108486390127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06750607885932">
                <text:p>0.1067506078859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05042598159757">
                <text:p>0.10504259815975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03361916589201">
                <text:p>0.1033619165892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23510283054882">
                <text:p>0.12351028305488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21534118526004">
                <text:p>0.1215341185260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19589572629588">
                <text:p>0.1195895726295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17676139467514">
                <text:p>0.1176761394675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15793321236034">
                <text:p>0.1157933212360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13940628096258">
                <text:p>0.1139406280962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12861266366443">
                <text:p>0.1128612663664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1184577306093">
                <text:p>0.111845773060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10056240691955">
                <text:p>0.1100562406919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08295340840884">
                <text:p>0.1082953408408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179781335699">
                <text:p>0.11797813356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16090483432781">
                <text:p>0.1160904834327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14233035697857">
                <text:p>0.11423303569785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12405307126691">
                <text:p>0.1124053071266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10606822212664">
                <text:p>0.1106068222126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08837113057262">
                <text:p>0.1088371130572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07095719248345">
                <text:p>0.1070957192483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05382187740372">
                <text:p>0.1053821877403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04237238162363">
                <text:p>0.1042372381623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02569442351766">
                <text:p>0.1025694423517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30339702210522">
                <text:p>0.1303397022105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28254266975154">
                <text:p>0.1282542669751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25838085869193">
                <text:p>0.1258380858691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23824676495286">
                <text:p>0.1238246764952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21843481671361">
                <text:p>0.1218434816713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19893985964619">
                <text:p>0.1198939859646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18422898746245">
                <text:p>0.1184228987462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17033829812381">
                <text:p>0.11703382981238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15161288535383">
                <text:p>0.11516128853538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13318707918817">
                <text:p>0.1133187079188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34203680269792">
                <text:p>0.1342036802697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32056421385476">
                <text:p>0.13205642138547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29943518643308">
                <text:p>0.1299435186433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27864422345015">
                <text:p>0.1278644223450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25818591587495">
                <text:p>0.1258185915874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23805494122095">
                <text:p>0.1238054941220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21824606216141">
                <text:p>0.1218246062161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19875412516683">
                <text:p>0.1198754125166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17957405916416">
                <text:p>0.1179574059164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16070087421754">
                <text:p>0.1160700874217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16669100952336">
                <text:p>0.1166691009523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14802395337098">
                <text:p>0.11480239533709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12965557011705">
                <text:p>0.1129655570117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11158108099518">
                <text:p>0.1111581080995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09379578369925">
                <text:p>0.1093795783699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07629505116006">
                <text:p>0.10762950511600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0590743303415">
                <text:p>0.105907433034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04212914105604">
                <text:p>0.10421291410560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02545507479914">
                <text:p>0.1025455074799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00904779360236">
                <text:p>0.1009047793602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27051355239029">
                <text:p>0.1270513552390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25018533555204">
                <text:p>0.1250185335552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23018237018321">
                <text:p>0.1230182370183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21049945226028">
                <text:p>0.1210499452260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19113146102411">
                <text:p>0.1191131461024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17207335764773">
                <text:p>0.11720733576477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15332018392536">
                <text:p>0.11533201839253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13486706098256">
                <text:p>0.1134867060982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11670918800684">
                <text:p>0.1116709188006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09884184099873">
                <text:p>0.1098841840998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30466358735412">
                <text:p>0.1304663587354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28378896995645">
                <text:p>0.12837889699564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26324834643715">
                <text:p>0.1263248346437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24303637289415">
                <text:p>0.1243036372894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22314779092785">
                <text:p>0.1223147790927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203577426273">
                <text:p>0.120357742627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18432018745263">
                <text:p>0.1184320187452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16537106445339">
                <text:p>0.1165371064453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14672512742214">
                <text:p>0.1146725127422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12837752538338">
                <text:p>0.11283775253833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32249353897128">
                <text:p>0.13224935389712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30133364234774">
                <text:p>0.1301333642347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28051230407017">
                <text:p>0.1280512304070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26002410720505">
                <text:p>0.1260024107205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23959254874458">
                <text:p>0.1239592548744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21975906796467">
                <text:p>0.1219759067964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20024292287723">
                <text:p>0.1200242922877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1810390361112">
                <text:p>0.118103903611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16214241153342">
                <text:p>0.1162142411533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15118708899732">
                <text:p>0.1151187088997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33279852644553">
                <text:p>0.13327985264455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3114737500224">
                <text:p>0.131147375002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29049017002204">
                <text:p>0.1290490170022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26984232730169">
                <text:p>0.1269842327301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24952485006486">
                <text:p>0.1249524850064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22953245246382">
                <text:p>0.1229532452463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2098599332244">
                <text:p>0.120985993322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19050217429281">
                <text:p>0.1190502174292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17145413950413">
                <text:p>0.1171454139504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15271087327206">
                <text:p>0.1152710873272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344295398433">
                <text:p>0.13442953984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32278667205808">
                <text:p>0.1322786672058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30162208530515">
                <text:p>0.1301622085305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28079613194027">
                <text:p>0.1280796131940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26030339382922">
                <text:p>0.1260303393829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24013853952795">
                <text:p>0.1240138539527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22029632289551">
                <text:p>0.1220296322895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20077158172918">
                <text:p>0.1200771581729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16919276795358">
                <text:p>0.11691927679535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14868891864889">
                <text:p>0.1148688918648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39443911383562">
                <text:p>0.13944391138356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37212808801425">
                <text:p>0.1372128088014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35017403860602">
                <text:p>0.1350174038606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32857125398833">
                <text:p>0.13285712539883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30731411392451">
                <text:p>0.1307314113924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28639708810172">
                <text:p>0.1286397088101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26581473469209">
                <text:p>0.1265814734692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24556169893702">
                <text:p>0.1245561698937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22563271175403">
                <text:p>0.12256327117540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120602258836596">
                <text:p>0.120602258836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